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923cm"/>
    </style:style>
    <style:style style:family="table-column" style:name="co2">
      <style:table-column-properties fo:break-before="auto" style:column-width="5.985cm"/>
    </style:style>
    <style:style style:family="table-column" style:name="co3">
      <style:table-column-properties fo:break-before="auto" style:column-width="0.866cm"/>
    </style:style>
    <style:style style:family="table-column" style:name="co4">
      <style:table-column-properties fo:break-before="auto" style:column-width="3.664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0.811cm"/>
    </style:style>
    <style:style style:family="table-column" style:name="co7">
      <style:table-column-properties fo:break-before="auto" style:column-width="4.531cm"/>
    </style:style>
    <style:style style:family="table-column" style:name="co8">
      <style:table-column-properties fo:break-before="auto" style:column-width="0.755cm"/>
    </style:style>
    <style:style style:family="table-column" style:name="co9">
      <style:table-column-properties fo:break-before="auto" style:column-width="3.692cm"/>
    </style:style>
    <style:style style:family="table-column" style:name="co10">
      <style:table-column-properties fo:break-before="auto" style:column-width="0.894cm"/>
    </style:style>
    <style:style style:family="table-column" style:name="co11">
      <style:table-column-properties fo:break-before="auto" style:column-width="4.475cm"/>
    </style:style>
    <style:style style:family="table-column" style:name="co12">
      <style:table-column-properties fo:break-before="auto" style:column-width="0.699cm"/>
    </style:style>
    <style:style style:family="table-column" style:name="co13">
      <style:table-column-properties fo:break-before="auto" style:column-width="3.80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2_20_-_20_gemeenten">
      <style:table-properties style:writing-mode="lr-tb" table:display="true"/>
    </style:style>
    <style:style style:family="table" style:name="ta2" style:master-page-name="PageStyle_5f_Tabel_20_2_20_-_20_agglomeraties">
      <style:table-properties style:writing-mode="lr-tb" table:display="true"/>
    </style:style>
    <style:style style:family="table" style:name="ta3" style:master-page-name="PageStyle_5f_Tabel_20_2_20_-_20_provincietotalen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Metadata" style:name="ce10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11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Tabel 2 - gemeenten.A880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00" style:family="table-cell" style:parent-style-name="TL RowHeader" style:name="ce15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data-style-name="N100" style:family="table-cell" style:parent-style-name="TL RowHeader" style:name="ce1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100" style:family="table-cell" style:parent-style-name="TL RowHeader" style:name="ce17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2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Data" style:name="ce31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2">
      <style:table-cell-properties fo:padding="0.071cm" style:diagonal-bl-tr="none" style:rotation-align="none" fo:border="none" style:diagonal-tl-br="none"/>
    </style:style>
    <style:style style:family="table-cell" style:parent-style-name="TL Data" style:name="ce3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Excel_5f_BuiltIn_5f_Hyperlink" style:name="ce34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Tabel 2 - gemeenten.A880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38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40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42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Tabel 2 - agglomeraties.A27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43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Tabel 2 - agglomeraties.A27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TL RowHeader" style:name="ce44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</style:style>
    <style:style style:data-style-name="N0" style:family="table-cell" style:parent-style-name="Excel_5f_BuiltIn_5f_Hyperlink" style:name="ce45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Tabel 2 - provincietotalen.A22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TL RowHeader" style:name="ce4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TL Data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data-style-name="N0" style:family="table-cell" style:parent-style-name="Excel_5f_BuiltIn_5f_Hyperlink" style:name="ce48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Tabel 2 - provincietotalen.A22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TL Data" style:name="ce4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ext" style:name="T1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parent-style-name="TL RowHeader" style:family="table-cell" style:name="ce50" style:display-name="ce5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RowHeader" style:family="table-cell" style:name="ce51" style:display-name="ce5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RowHeader" style:family="table-cell" style:name="ce52" style:display-name="ce5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parent-style-name="TL Data" style:family="table-cell" style:name="ce53" style:display-name="ce53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 - gemeenten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14"/>
        <table:table-column table:style-name="co5" table:default-cell-style-name="Default" table:number-columns-repeated="1007"/>
        <table:table-row table:style-name="ro1">
          <table:table-cell ns41:value-type="string" table:number-rows-spanned="1" table:style-name="ce1" table:number-columns-spanned="17" office:value-type="string">
            <text:p><text:span text:style-name="T1"><text:a xlink:type="simple" xlink:href="#Tabel 2 - gemeenten.A880">Tabel 2 - Nadere specificatie van de categorie andere kerkelijke gezindte (tabel 1, kolom 10)</text:a></text:span></text:p>
          </table:table-cell>
          <table:covered-table-cell table:style-name="ce11" table:number-columns-repeated="15"/>
          <table:covered-table-cell table:style-name="ce34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3" table:style-name="ce3" table:number-columns-spanned="2" office:value-type="string">
            <text:p>Gemeente</text:p>
          </table:table-cell>
          <table:covered-table-cell table:style-name="ce12"/>
          <table:table-cell table:style-name="ce19"/>
          <table:table-cell ns41:value-type="string" table:number-rows-spanned="3" table:style-name="ce20" table:number-columns-spanned="1" office:value-type="string">
            <text:p>Apostolisch Genootschap</text:p>
          </table:table-cell>
          <table:table-cell ns41:value-type="string" table:number-rows-spanned="3" table:style-name="ce27" table:number-columns-spanned="1" office:value-type="string">
            <text:p>Hersteld Apost. Gem. in de Eenheid der Apostelen</text:p>
          </table:table-cell>
          <table:table-cell ns41:value-type="string" table:number-rows-spanned="3" table:style-name="ce27" table:number-columns-spanned="1" office:value-type="string">
            <text:p>Hersteld Apost. Zendingskerk</text:p>
          </table:table-cell>
          <table:table-cell ns41:value-type="string" table:number-rows-spanned="3" table:style-name="ce27" table:number-columns-spanned="1" office:value-type="string">
            <text:p>Vrije Evangelische Gemeenten</text:p>
          </table:table-cell>
          <table:table-cell ns41:value-type="string" table:number-rows-spanned="3" table:style-name="ce27" table:number-columns-spanned="1" office:value-type="string">
            <text:p>Baptisten Gemeenten</text:p>
          </table:table-cell>
          <table:table-cell ns41:value-type="string" table:number-rows-spanned="3" table:style-name="ce27" table:number-columns-spanned="1" office:value-type="string">
            <text:p>Leger des Heils</text:p>
          </table:table-cell>
          <table:table-cell ns41:value-type="string" table:number-rows-spanned="3" table:style-name="ce27" table:number-columns-spanned="1" office:value-type="string">
            <text:p>Oud-katholieke kerk</text:p>
          </table:table-cell>
          <table:table-cell ns41:value-type="string" table:number-rows-spanned="3" table:style-name="ce27" table:number-columns-spanned="1" office:value-type="string">
            <text:p>Vergadering der Gelovigen</text:p>
          </table:table-cell>
          <table:table-cell ns41:value-type="string" table:number-rows-spanned="3" table:style-name="ce27" table:number-columns-spanned="1" office:value-type="string">
            <text:p>Adventisten</text:p>
          </table:table-cell>
          <table:table-cell ns41:value-type="string" table:number-rows-spanned="3" table:style-name="ce27" table:number-columns-spanned="1" office:value-type="string">
            <text:p>Jehova's Getuigen</text:p>
          </table:table-cell>
          <table:table-cell ns41:value-type="string" table:number-rows-spanned="3" table:style-name="ce27" table:number-columns-spanned="1" office:value-type="string">
            <text:p>Kerk van J. Chr. van de Heiligen der Laatste Dagen</text:p>
          </table:table-cell>
          <table:table-cell ns41:value-type="string" table:number-rows-spanned="3" table:style-name="ce27" table:number-columns-spanned="1" office:value-type="string">
            <text:p>Evangelische Broeder-gemeenten</text:p>
          </table:table-cell>
          <table:table-cell ns41:value-type="string" table:number-rows-spanned="3" table:style-name="ce27" table:number-columns-spanned="1" office:value-type="string">
            <text:p>Pinkster-groepen</text:p>
          </table:table-cell>
          <table:table-cell ns41:value-type="string" table:number-rows-spanned="3" table:style-name="ce35" table:number-columns-spanned="1" office:value-type="string">
            <text:p>Overige kleinere gezindten</text:p>
          </table:table-cell>
          <table:table-cell table:style-name="ce19" table:number-columns-repeated="1007"/>
        </table:table-row>
        <table:table-row table:style-name="ro3">
          <table:covered-table-cell table:style-name="ce4"/>
          <table:covered-table-cell table:style-name="ce13"/>
          <table:table-cell table:style-name="ce19"/>
          <table:covered-table-cell table:style-name="ce21"/>
          <table:covered-table-cell table:style-name="ce28" table:number-columns-repeated="12"/>
          <table:covered-table-cell table:style-name="ce36"/>
          <table:table-cell table:style-name="ce19" table:number-columns-repeated="1007"/>
        </table:table-row>
        <table:table-row table:style-name="ro2">
          <table:covered-table-cell table:style-name="ce5"/>
          <table:covered-table-cell table:style-name="ce14"/>
          <table:table-cell table:style-name="ce19"/>
          <table:covered-table-cell table:style-name="ce22"/>
          <table:covered-table-cell table:style-name="ce29" table:number-columns-repeated="12"/>
          <table:covered-table-cell table:style-name="ce37"/>
          <table:table-cell table:style-name="ce19" table:number-columns-repeated="1007"/>
        </table:table-row>
        <table:table-row table:style-name="ro2">
          <table:table-cell table:style-name="ce6"/>
          <table:table-cell table:style-name="Default"/>
          <table:table-cell table:style-name="ce6"/>
          <table:table-cell table:style-name="ce23"/>
          <table:table-cell table:style-name="ce30" table:number-columns-repeated="13"/>
          <table:table-cell table:number-columns-repeated="1007"/>
        </table:table-row>
        <table:table-row table:style-name="ro3">
          <table:table-cell ns41:value-type="float" table:style-name="ce7" office:value="1" office:value-type="float">
            <text:p>1</text:p>
          </table:table-cell>
          <table:table-cell ns41:value-type="string" table:style-name="ce15" office:value-type="string">
            <text:p>Adorp</text:p>
          </table:table-cell>
          <table:table-cell table:style-name="Default"/>
          <table:table-cell table:style-name="ce24"/>
          <table:table-cell ns41:value-type="float" table:style-name="ce31" office:value="5" office:value-type="float">
            <text:p>5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table:style-name="ce31" table:number-columns-repeated="8"/>
          <table:table-cell table:style-name="ce38"/>
          <table:table-cell table:number-columns-repeated="1007"/>
        </table:table-row>
        <table:table-row table:style-name="ro3">
          <table:table-cell ns41:value-type="float" table:style-name="ce8" office:value="2" office:value-type="float">
            <text:p>2</text:p>
          </table:table-cell>
          <table:table-cell ns41:value-type="string" table:style-name="ce16" office:value-type="string">
            <text:p>Aduard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3" office:value-type="float">
            <text:p>3</text:p>
          </table:table-cell>
          <table:table-cell ns41:value-type="string" table:style-name="ce16" office:value-type="string">
            <text:p>Appingedam</text:p>
          </table:table-cell>
          <table:table-cell table:style-name="Default"/>
          <table:table-cell table:style-name="ce25"/>
          <table:table-cell ns41:value-type="float" table:style-name="ce32" office:value="75" office:value-type="float">
            <text:p>7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45" office:value-type="float">
            <text:p>45</text:p>
          </table:table-cell>
          <table:table-cell ns41:value-type="float" table:style-name="ce39" office:value="140" office:value-type="float">
            <text:p>140</text:p>
          </table:table-cell>
          <table:table-cell table:number-columns-repeated="1007"/>
        </table:table-row>
        <table:table-row table:style-name="ro3">
          <table:table-cell ns41:value-type="float" table:style-name="ce8" office:value="4" office:value-type="float">
            <text:p>4</text:p>
          </table:table-cell>
          <table:table-cell ns41:value-type="string" table:style-name="ce16" office:value-type="string">
            <text:p>Baflo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" office:value-type="float">
            <text:p>5</text:p>
          </table:table-cell>
          <table:table-cell ns41:value-type="string" table:style-name="ce16" office:value-type="string">
            <text:p>Bedum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4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" office:value-type="float">
            <text:p>6</text:p>
          </table:table-cell>
          <table:table-cell ns41:value-type="string" table:style-name="ce16" office:value-type="string">
            <text:p>Beerta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7" office:value-type="float">
            <text:p>7</text:p>
          </table:table-cell>
          <table:table-cell ns41:value-type="string" table:style-name="ce16" office:value-type="string">
            <text:p>Bellingwedde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" office:value-type="float">
            <text:p>8</text:p>
          </table:table-cell>
          <table:table-cell ns41:value-type="string" table:style-name="ce16" office:value-type="string">
            <text:p>Bierum</text:p>
          </table:table-cell>
          <table:table-cell table:style-name="Default"/>
          <table:table-cell table:style-name="ce25"/>
          <table:table-cell table:style-name="ce32" table:number-columns-repeated="7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" office:value-type="float">
            <text:p>9</text:p>
          </table:table-cell>
          <table:table-cell ns41:value-type="string" table:style-name="ce16" office:value-type="string">
            <text:p>Ten Boer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4"/>
          <table:table-cell ns41:value-type="float" table:style-name="ce32" office:value="30" office:value-type="float">
            <text:p>30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10" office:value-type="float">
            <text:p>10</text:p>
          </table:table-cell>
          <table:table-cell ns41:value-type="string" table:style-name="ce16" office:value-type="string">
            <text:p>Delfzijl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ns41:value-type="float" table:style-name="ce32" office:value="40" office:value-type="float">
            <text:p>40</text:p>
          </table:table-cell>
          <table:table-cell table:style-name="ce32" table:number-columns-repeated="2"/>
          <table:table-cell ns41:value-type="float" table:style-name="ce32" office:value="70" office:value-type="float">
            <text:p>70</text:p>
          </table:table-cell>
          <table:table-cell ns41:value-type="float" table:style-name="ce39" office:value="220" office:value-type="float">
            <text:p>220</text:p>
          </table:table-cell>
          <table:table-cell table:number-columns-repeated="1007"/>
        </table:table-row>
        <table:table-row table:style-name="ro3">
          <table:table-cell ns41:value-type="float" table:style-name="ce8" office:value="11" office:value-type="float">
            <text:p>11</text:p>
          </table:table-cell>
          <table:table-cell ns41:value-type="string" table:style-name="ce16" office:value-type="string">
            <text:p>Eenrum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2" office:value-type="float">
            <text:p>12</text:p>
          </table:table-cell>
          <table:table-cell ns41:value-type="string" table:style-name="ce16" office:value-type="string">
            <text:p>Ezinge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3" office:value-type="float">
            <text:p>13</text:p>
          </table:table-cell>
          <table:table-cell ns41:value-type="string" table:style-name="ce16" office:value-type="string">
            <text:p>Finsterwolde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4" office:value-type="float">
            <text:p>14</text:p>
          </table:table-cell>
          <table:table-cell ns41:value-type="string" table:style-name="ce16" office:value-type="string">
            <text:p>Groningen</text:p>
          </table:table-cell>
          <table:table-cell table:style-name="Default"/>
          <table:table-cell ns41:value-type="float" table:style-name="ce25" office:value="455" office:value-type="float">
            <text:p>455</text:p>
          </table:table-cell>
          <table:table-cell ns41:value-type="float" table:style-name="ce32" office:value="565" office:value-type="float">
            <text:p>565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2" office:value="1225" office:value-type="float">
            <text:p>1225</text:p>
          </table:table-cell>
          <table:table-cell ns41:value-type="float" table:style-name="ce32" office:value="675" office:value-type="float">
            <text:p>67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340" office:value-type="float">
            <text:p>340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450" office:value-type="float">
            <text:p>450</text:p>
          </table:table-cell>
          <table:table-cell ns41:value-type="float" table:style-name="ce39" office:value="1180" office:value-type="float">
            <text:p>1180</text:p>
          </table:table-cell>
          <table:table-cell table:number-columns-repeated="1007"/>
        </table:table-row>
        <table:table-row table:style-name="ro3">
          <table:table-cell ns41:value-type="float" table:style-name="ce8" office:value="15" office:value-type="float">
            <text:p>15</text:p>
          </table:table-cell>
          <table:table-cell ns41:value-type="string" table:style-name="ce16" office:value-type="string">
            <text:p>Grootegast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25" office:value-type="float">
            <text:p>2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6" office:value-type="float">
            <text:p>16</text:p>
          </table:table-cell>
          <table:table-cell ns41:value-type="string" table:style-name="ce16" office:value-type="string">
            <text:p>Grijpskerk</text:p>
          </table:table-cell>
          <table:table-cell table:style-name="Default"/>
          <table:table-cell table:style-name="ce25"/>
          <table:table-cell table:style-name="ce32" table:number-columns-repeated="11"/>
          <table:table-cell ns41:value-type="float" table:style-name="ce32" office:value="25" office:value-type="float">
            <text:p>2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7" office:value-type="float">
            <text:p>17</text:p>
          </table:table-cell>
          <table:table-cell ns41:value-type="string" table:style-name="ce16" office:value-type="string">
            <text:p>Haren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ns41:value-type="float" table:style-name="ce32" office:value="55" office:value-type="float">
            <text:p>5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office:value="10" table:style-name="ce32" table:number-columns-repeated="3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9" office:value="100" office:value-type="float">
            <text:p>100</text:p>
          </table:table-cell>
          <table:table-cell table:number-columns-repeated="1007"/>
        </table:table-row>
        <table:table-row table:style-name="ro3">
          <table:table-cell ns41:value-type="float" table:style-name="ce8" office:value="18" office:value-type="float">
            <text:p>18</text:p>
          </table:table-cell>
          <table:table-cell ns41:value-type="string" table:style-name="ce16" office:value-type="string">
            <text:p>Hoogezand-Sappemeer</text:p>
          </table:table-cell>
          <table:table-cell table:style-name="Default"/>
          <table:table-cell ns41:value-type="float" table:style-name="ce25" office:value="75" office:value-type="float">
            <text:p>75</text:p>
          </table:table-cell>
          <table:table-cell ns41:value-type="float" table:style-name="ce32" office:value="280" office:value-type="float">
            <text:p>28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495" office:value-type="float">
            <text:p>495</text:p>
          </table:table-cell>
          <table:table-cell ns41:value-type="float" table:style-name="ce32" office:value="65" office:value-type="float">
            <text:p>65</text:p>
          </table:table-cell>
          <table:table-cell table:style-name="ce32"/>
          <table:table-cell ns41:value-type="float" table:style-name="ce32" office:value="70" office:value-type="float">
            <text:p>7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0" office:value-type="float">
            <text:p>40</text:p>
          </table:table-cell>
          <table:table-cell table:style-name="ce32" table:number-columns-repeated="2"/>
          <table:table-cell ns41:value-type="float" table:style-name="ce32" office:value="70" office:value-type="float">
            <text:p>70</text:p>
          </table:table-cell>
          <table:table-cell ns41:value-type="float" table:style-name="ce39" office:value="200" office:value-type="float">
            <text:p>200</text:p>
          </table:table-cell>
          <table:table-cell table:number-columns-repeated="1007"/>
        </table:table-row>
        <table:table-row table:style-name="ro3">
          <table:table-cell ns41:value-type="float" table:style-name="ce8" office:value="20" office:value-type="float">
            <text:p>20</text:p>
          </table:table-cell>
          <table:table-cell ns41:value-type="string" table:style-name="ce16" office:value-type="string">
            <text:p>Kantens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1" office:value-type="float">
            <text:p>21</text:p>
          </table:table-cell>
          <table:table-cell ns41:value-type="string" table:style-name="ce16" office:value-type="string">
            <text:p>Kloosterbur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2" office:value-type="float">
            <text:p>22</text:p>
          </table:table-cell>
          <table:table-cell ns41:value-type="string" table:style-name="ce16" office:value-type="string">
            <text:p>Leek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45" office:value-type="float">
            <text:p>4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75" office:value-type="float">
            <text:p>7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23" office:value-type="float">
            <text:p>23</text:p>
          </table:table-cell>
          <table:table-cell ns41:value-type="string" table:style-name="ce16" office:value-type="string">
            <text:p>Leens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3"/>
          <table:table-cell ns41:value-type="float" table:style-name="ce32" office:value="50" office:value-type="float">
            <text:p>5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4" office:value-type="float">
            <text:p>24</text:p>
          </table:table-cell>
          <table:table-cell ns41:value-type="string" table:style-name="ce16" office:value-type="string">
            <text:p>Loppersum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5" office:value-type="float">
            <text:p>25</text:p>
          </table:table-cell>
          <table:table-cell ns41:value-type="string" table:style-name="ce16" office:value-type="string">
            <text:p>Marum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9" office:value="220" office:value-type="float">
            <text:p>220</text:p>
          </table:table-cell>
          <table:table-cell table:number-columns-repeated="1007"/>
        </table:table-row>
        <table:table-row table:style-name="ro3">
          <table:table-cell ns41:value-type="float" table:style-name="ce8" office:value="26" office:value-type="float">
            <text:p>26</text:p>
          </table:table-cell>
          <table:table-cell ns41:value-type="string" table:style-name="ce16" office:value-type="string">
            <text:p>Meed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35" office:value-type="float">
            <text:p>3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7" office:value-type="float">
            <text:p>27</text:p>
          </table:table-cell>
          <table:table-cell ns41:value-type="string" table:style-name="ce16" office:value-type="string">
            <text:p>Middelstum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8" office:value-type="float">
            <text:p>28</text:p>
          </table:table-cell>
          <table:table-cell ns41:value-type="string" table:style-name="ce16" office:value-type="string">
            <text:p>Midwolda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29" office:value-type="float">
            <text:p>29</text:p>
          </table:table-cell>
          <table:table-cell ns41:value-type="string" table:style-name="ce16" office:value-type="string">
            <text:p>Muntendam</text:p>
          </table:table-cell>
          <table:table-cell table:style-name="Default"/>
          <table:table-cell table:style-name="ce25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230" office:value-type="float">
            <text:p>23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30" office:value-type="float">
            <text:p>30</text:p>
          </table:table-cell>
          <table:table-cell ns41:value-type="string" table:style-name="ce16" office:value-type="string">
            <text:p>Nieuwe Pekela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40" office:value-type="float">
            <text:p>4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31" office:value-type="float">
            <text:p>31</text:p>
          </table:table-cell>
          <table:table-cell ns41:value-type="string" table:style-name="ce16" office:value-type="string">
            <text:p>Nieuweschans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32" office:value-type="float">
            <text:p>32</text:p>
          </table:table-cell>
          <table:table-cell ns41:value-type="string" table:style-name="ce16" office:value-type="string">
            <text:p>Nieuwolda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33" office:value-type="float">
            <text:p>33</text:p>
          </table:table-cell>
          <table:table-cell ns41:value-type="string" table:style-name="ce16" office:value-type="string">
            <text:p>Oosterbroek</text:p>
          </table:table-cell>
          <table:table-cell table:style-name="Default"/>
          <table:table-cell table:style-name="ce25"/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35" office:value-type="float">
            <text:p>35</text:p>
          </table:table-cell>
          <table:table-cell ns41:value-type="string" table:style-name="ce16" office:value-type="string">
            <text:p>Oldehove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36" office:value-type="float">
            <text:p>36</text:p>
          </table:table-cell>
          <table:table-cell ns41:value-type="string" table:style-name="ce16" office:value-type="string">
            <text:p>Oldekerk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37" office:value-type="float">
            <text:p>37</text:p>
          </table:table-cell>
          <table:table-cell ns41:value-type="string" table:style-name="ce16" office:value-type="string">
            <text:p>Stadskanaal</text:p>
          </table:table-cell>
          <table:table-cell table:style-name="Default"/>
          <table:table-cell table:style-name="ce25"/>
          <table:table-cell ns41:value-type="float" table:style-name="ce32" office:value="90" office:value-type="float">
            <text:p>90</text:p>
          </table:table-cell>
          <table:table-cell table:style-name="ce32"/>
          <table:table-cell ns41:value-type="float" table:style-name="ce32" office:value="100" office:value-type="float">
            <text:p>100</text:p>
          </table:table-cell>
          <table:table-cell ns41:value-type="float" table:style-name="ce32" office:value="840" office:value-type="float">
            <text:p>840</text:p>
          </table:table-cell>
          <table:table-cell ns41:value-type="float" table:style-name="ce32" office:value="130" office:value-type="float">
            <text:p>130</text:p>
          </table:table-cell>
          <table:table-cell table:style-name="ce32"/>
          <table:table-cell ns41:value-type="float" table:style-name="ce32" office:value="95" office:value-type="float">
            <text:p>95</text:p>
          </table:table-cell>
          <table:table-cell table:style-name="ce32"/>
          <table:table-cell ns41:value-type="float" table:style-name="ce32" office:value="100" office:value-type="float">
            <text:p>10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330" office:value-type="float">
            <text:p>330</text:p>
          </table:table-cell>
          <table:table-cell ns41:value-type="float" table:style-name="ce39" office:value="170" office:value-type="float">
            <text:p>170</text:p>
          </table:table-cell>
          <table:table-cell table:number-columns-repeated="1007"/>
        </table:table-row>
        <table:table-row table:style-name="ro3">
          <table:table-cell ns41:value-type="float" table:style-name="ce8" office:value="38" office:value-type="float">
            <text:p>38</text:p>
          </table:table-cell>
          <table:table-cell ns41:value-type="string" table:style-name="ce16" office:value-type="string">
            <text:p>Oude Pekela</text:p>
          </table:table-cell>
          <table:table-cell table:style-name="Default"/>
          <table:table-cell table:style-name="ce25"/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65" office:value-type="float">
            <text:p>65</text:p>
          </table:table-cell>
          <table:table-cell table:style-name="ce32" table:number-columns-repeated="3"/>
          <table:table-cell ns41:value-type="float" table:style-name="ce32" office:value="20" office:value-type="float">
            <text:p>20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39" office:value-type="float">
            <text:p>39</text:p>
          </table:table-cell>
          <table:table-cell ns41:value-type="string" table:style-name="ce16" office:value-type="string">
            <text:p>Scheemda</text:p>
          </table:table-cell>
          <table:table-cell table:style-name="Default"/>
          <table:table-cell table:style-name="ce25"/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ce8" office:value="40" office:value-type="float">
            <text:p>40</text:p>
          </table:table-cell>
          <table:table-cell ns41:value-type="string" table:style-name="ce16" office:value-type="string">
            <text:p>Slochteren</text:p>
          </table:table-cell>
          <table:table-cell table:style-name="Default"/>
          <table:table-cell ns41:value-type="float" table:style-name="ce25" office:value="35" office:value-type="float">
            <text:p>35</text:p>
          </table:table-cell>
          <table:table-cell ns41:value-type="float" table:style-name="ce32" office:value="180" office:value-type="float">
            <text:p>180</text:p>
          </table:table-cell>
          <table:table-cell table:style-name="ce32" table:number-columns-repeated="2"/>
          <table:table-cell ns41:value-type="float" table:style-name="ce32" office:value="140" office:value-type="float">
            <text:p>14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35" office:value-type="float">
            <text:p>35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41" office:value-type="float">
            <text:p>41</text:p>
          </table:table-cell>
          <table:table-cell ns41:value-type="string" table:style-name="ce16" office:value-type="string">
            <text:p>Stedum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2" office:value-type="float">
            <text:p>42</text:p>
          </table:table-cell>
          <table:table-cell ns41:value-type="string" table:style-name="ce16" office:value-type="string">
            <text:p>Termunten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30" office:value-type="float">
            <text:p>30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3" office:value-type="float">
            <text:p>43</text:p>
          </table:table-cell>
          <table:table-cell ns41:value-type="string" table:style-name="ce16" office:value-type="string">
            <text:p>Uithuiz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30" office:value-type="float">
            <text:p>30</text:p>
          </table:table-cell>
          <table:table-cell table:style-name="ce32" table:number-columns-repeated="7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4" office:value-type="float">
            <text:p>44</text:p>
          </table:table-cell>
          <table:table-cell ns41:value-type="string" table:style-name="ce16" office:value-type="string">
            <text:p>Uithuizermeed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5" office:value-type="float">
            <text:p>45</text:p>
          </table:table-cell>
          <table:table-cell ns41:value-type="string" table:style-name="ce16" office:value-type="string">
            <text:p>Ulrum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6" office:value-type="float">
            <text:p>46</text:p>
          </table:table-cell>
          <table:table-cell ns41:value-type="string" table:style-name="ce16" office:value-type="string">
            <text:p>Usquert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11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7" office:value-type="float">
            <text:p>47</text:p>
          </table:table-cell>
          <table:table-cell ns41:value-type="string" table:style-name="ce16" office:value-type="string">
            <text:p>Veendam</text:p>
          </table:table-cell>
          <table:table-cell table:style-name="Default"/>
          <table:table-cell ns41:value-type="float" table:style-name="ce25" office:value="25" office:value-type="float">
            <text:p>25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50" office:value-type="float">
            <text:p>250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office:value="35" table:style-name="ce32" table:number-columns-repeated="2" office:value-type="float">
            <text:p>3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140" office:value-type="float">
            <text:p>140</text:p>
          </table:table-cell>
          <table:table-cell table:number-columns-repeated="1007"/>
        </table:table-row>
        <table:table-row table:style-name="ro3">
          <table:table-cell ns41:value-type="float" table:style-name="ce8" office:value="48" office:value-type="float">
            <text:p>48</text:p>
          </table:table-cell>
          <table:table-cell ns41:value-type="string" table:style-name="ce16" office:value-type="string">
            <text:p>Vlagtwedd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49" office:value-type="float">
            <text:p>49</text:p>
          </table:table-cell>
          <table:table-cell ns41:value-type="string" table:style-name="ce16" office:value-type="string">
            <text:p>Warffum</text:p>
          </table:table-cell>
          <table:table-cell table:style-name="Default"/>
          <table:table-cell table:style-name="ce25"/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2" office:value-type="float">
            <text:p>52</text:p>
          </table:table-cell>
          <table:table-cell ns41:value-type="string" table:style-name="ce16" office:value-type="string">
            <text:p>Winschoten</text:p>
          </table:table-cell>
          <table:table-cell table:style-name="Default"/>
          <table:table-cell table:style-name="ce25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265" office:value-type="float">
            <text:p>265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95" office:value-type="float">
            <text:p>9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70" office:value-type="float">
            <text:p>7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9" office:value="80" office:value-type="float">
            <text:p>80</text:p>
          </table:table-cell>
          <table:table-cell table:number-columns-repeated="1007"/>
        </table:table-row>
        <table:table-row table:style-name="ro3">
          <table:table-cell ns41:value-type="float" table:style-name="ce8" office:value="53" office:value-type="float">
            <text:p>53</text:p>
          </table:table-cell>
          <table:table-cell ns41:value-type="string" table:style-name="ce16" office:value-type="string">
            <text:p>Winsum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table:style-name="ce32" table:number-columns-repeated="4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54" office:value-type="float">
            <text:p>54</text:p>
          </table:table-cell>
          <table:table-cell ns41:value-type="string" table:style-name="ce16" office:value-type="string">
            <text:p>t Zandt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7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6" office:value-type="float">
            <text:p>56</text:p>
          </table:table-cell>
          <table:table-cell ns41:value-type="string" table:style-name="ce16" office:value-type="string">
            <text:p>Zuidhorn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6"/>
          <table:table-cell ns41:value-type="float" table:style-name="ce32" office:value="10" office:value-type="float">
            <text:p>1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59" office:value-type="float">
            <text:p>59</text:p>
          </table:table-cell>
          <table:table-cell ns41:value-type="string" table:style-name="ce16" office:value-type="string">
            <text:p>Achtkarspelen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0" office:value-type="float">
            <text:p>5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70" office:value-type="float">
            <text:p>70</text:p>
          </table:table-cell>
          <table:table-cell ns41:value-type="float" table:style-name="ce32" office:value="30" office:value-type="float">
            <text:p>30</text:p>
          </table:table-cell>
          <table:table-cell table:style-name="ce32"/>
          <table:table-cell ns41:value-type="float" table:style-name="ce32" office:value="50" office:value-type="float">
            <text:p>50</text:p>
          </table:table-cell>
          <table:table-cell ns41:value-type="float" table:style-name="ce39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ce8" office:value="60" office:value-type="float">
            <text:p>60</text:p>
          </table:table-cell>
          <table:table-cell ns41:value-type="string" table:style-name="ce16" office:value-type="string">
            <text:p>Ameland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1" office:value-type="float">
            <text:p>61</text:p>
          </table:table-cell>
          <table:table-cell ns41:value-type="string" table:style-name="ce16" office:value-type="string">
            <text:p>Baarderade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2" office:value-type="float">
            <text:p>62</text:p>
          </table:table-cell>
          <table:table-cell ns41:value-type="string" table:style-name="ce16" office:value-type="string">
            <text:p>Barrade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75" office:value-type="float">
            <text:p>7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63" office:value-type="float">
            <text:p>63</text:p>
          </table:table-cell>
          <table:table-cell ns41:value-type="string" table:style-name="ce16" office:value-type="string">
            <text:p>het Bildt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400" office:value-type="float">
            <text:p>400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8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64" office:value-type="float">
            <text:p>64</text:p>
          </table:table-cell>
          <table:table-cell ns41:value-type="string" table:style-name="ce16" office:value-type="string">
            <text:p>Bolsward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65" office:value-type="float">
            <text:p>65</text:p>
          </table:table-cell>
          <table:table-cell ns41:value-type="string" table:style-name="ce16" office:value-type="string">
            <text:p>Dantumade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ns41:value-type="float" table:style-name="ce32" office:value="80" office:value-type="float">
            <text:p>80</text:p>
          </table:table-cell>
          <table:table-cell table:style-name="ce32"/>
          <table:table-cell ns41:value-type="float" table:style-name="ce32" office:value="85" office:value-type="float">
            <text:p>85</text:p>
          </table:table-cell>
          <table:table-cell ns41:value-type="float" table:style-name="ce39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ce8" office:value="66" office:value-type="float">
            <text:p>66</text:p>
          </table:table-cell>
          <table:table-cell ns41:value-type="string" table:style-name="ce16" office:value-type="string">
            <text:p>Dokkum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65" office:value-type="float">
            <text:p>6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45" office:value-type="float">
            <text:p>45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67" office:value-type="float">
            <text:p>67</text:p>
          </table:table-cell>
          <table:table-cell ns41:value-type="string" table:style-name="ce16" office:value-type="string">
            <text:p>Doniawerstal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68" office:value-type="float">
            <text:p>68</text:p>
          </table:table-cell>
          <table:table-cell ns41:value-type="string" table:style-name="ce16" office:value-type="string">
            <text:p>Ferwerderade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80" office:value-type="float">
            <text:p>80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69" office:value-type="float">
            <text:p>69</text:p>
          </table:table-cell>
          <table:table-cell ns41:value-type="string" table:style-name="ce16" office:value-type="string">
            <text:p>Franeker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00" office:value-type="float">
            <text:p>20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5" office:value-type="float">
            <text:p>5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70" office:value-type="float">
            <text:p>70</text:p>
          </table:table-cell>
          <table:table-cell ns41:value-type="string" table:style-name="ce16" office:value-type="string">
            <text:p>Franekerade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71" office:value-type="float">
            <text:p>71</text:p>
          </table:table-cell>
          <table:table-cell ns41:value-type="string" table:style-name="ce16" office:value-type="string">
            <text:p>Gaasterland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20" office:value-type="float">
            <text:p>20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72" office:value-type="float">
            <text:p>72</text:p>
          </table:table-cell>
          <table:table-cell ns41:value-type="string" table:style-name="ce16" office:value-type="string">
            <text:p>Harlingen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145" office:value-type="float">
            <text:p>14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55" office:value-type="float">
            <text:p>55</text:p>
          </table:table-cell>
          <table:table-cell ns41:value-type="float" table:style-name="ce39" office:value="65" office:value-type="float">
            <text:p>65</text:p>
          </table:table-cell>
          <table:table-cell table:number-columns-repeated="1007"/>
        </table:table-row>
        <table:table-row table:style-name="ro3">
          <table:table-cell ns41:value-type="float" table:style-name="ce8" office:value="73" office:value-type="float">
            <text:p>73</text:p>
          </table:table-cell>
          <table:table-cell ns41:value-type="string" table:style-name="ce16" office:value-type="string">
            <text:p>Haskerland</text:p>
          </table:table-cell>
          <table:table-cell table:style-name="Default"/>
          <table:table-cell ns41:value-type="float" table:style-name="ce25" office:value="75" office:value-type="float">
            <text:p>7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74" office:value-type="float">
            <text:p>74</text:p>
          </table:table-cell>
          <table:table-cell ns41:value-type="string" table:style-name="ce16" office:value-type="string">
            <text:p>Heerenveen</text:p>
          </table:table-cell>
          <table:table-cell table:style-name="Default"/>
          <table:table-cell ns41:value-type="float" table:style-name="ce25" office:value="105" office:value-type="float">
            <text:p>105</text:p>
          </table:table-cell>
          <table:table-cell ns41:value-type="float" table:style-name="ce32" office:value="50" office:value-type="float">
            <text:p>5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35" office:value-type="float">
            <text:p>3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45" office:value-type="float">
            <text:p>145</text:p>
          </table:table-cell>
          <table:table-cell table:style-name="ce32" table:number-columns-repeated="2"/>
          <table:table-cell ns41:value-type="float" table:style-name="ce32" office:value="35" office:value-type="float">
            <text:p>35</text:p>
          </table:table-cell>
          <table:table-cell ns41:value-type="float" table:style-name="ce39" office:value="80" office:value-type="float">
            <text:p>80</text:p>
          </table:table-cell>
          <table:table-cell table:number-columns-repeated="1007"/>
        </table:table-row>
        <table:table-row table:style-name="ro3">
          <table:table-cell ns41:value-type="float" table:style-name="ce8" office:value="75" office:value-type="float">
            <text:p>75</text:p>
          </table:table-cell>
          <table:table-cell ns41:value-type="string" table:style-name="ce16" office:value-type="string">
            <text:p>Hemelumer Oldeferd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40" office:value-type="float">
            <text:p>40</text:p>
          </table:table-cell>
          <table:table-cell table:style-name="ce32" table:number-columns-repeated="8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76" office:value-type="float">
            <text:p>76</text:p>
          </table:table-cell>
          <table:table-cell ns41:value-type="string" table:style-name="ce16" office:value-type="string">
            <text:p>Hennaarderadeel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20" office:value-type="float">
            <text:p>20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77" office:value-type="float">
            <text:p>77</text:p>
          </table:table-cell>
          <table:table-cell ns41:value-type="string" table:style-name="ce16" office:value-type="string">
            <text:p>Hindeloopen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8" office:value-type="float">
            <text:p>78</text:p>
          </table:table-cell>
          <table:table-cell ns41:value-type="string" table:style-name="ce16" office:value-type="string">
            <text:p>Idaarderadeel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4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ce8" office:value="79" office:value-type="float">
            <text:p>79</text:p>
          </table:table-cell>
          <table:table-cell ns41:value-type="string" table:style-name="ce16" office:value-type="string">
            <text:p>Kollumerland en Nieuwkruisland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120" office:value-type="float">
            <text:p>12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115" office:value-type="float">
            <text:p>11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80" office:value-type="float">
            <text:p>80</text:p>
          </table:table-cell>
          <table:table-cell ns41:value-type="string" table:style-name="ce16" office:value-type="string">
            <text:p>Leeuwarden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385" office:value-type="float">
            <text:p>38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70" office:value-type="float">
            <text:p>670</text:p>
          </table:table-cell>
          <table:table-cell ns41:value-type="float" table:style-name="ce32" office:value="445" office:value-type="float">
            <text:p>445</text:p>
          </table:table-cell>
          <table:table-cell ns41:value-type="float" table:style-name="ce32" office:value="355" office:value-type="float">
            <text:p>35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9" office:value="330" office:value-type="float">
            <text:p>330</text:p>
          </table:table-cell>
          <table:table-cell table:number-columns-repeated="1007"/>
        </table:table-row>
        <table:table-row table:style-name="ro3">
          <table:table-cell ns41:value-type="float" table:style-name="ce8" office:value="81" office:value-type="float">
            <text:p>81</text:p>
          </table:table-cell>
          <table:table-cell ns41:value-type="string" table:style-name="ce16" office:value-type="string">
            <text:p>Leeuwarderade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ns41:value-type="float" table:style-name="ce32" office:value="20" office:value-type="float">
            <text:p>20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82" office:value-type="float">
            <text:p>82</text:p>
          </table:table-cell>
          <table:table-cell ns41:value-type="string" table:style-name="ce16" office:value-type="string">
            <text:p>Lemsterland</text:p>
          </table:table-cell>
          <table:table-cell table:style-name="Default"/>
          <table:table-cell ns41:value-type="float" table:style-name="ce25" office:value="140" office:value-type="float">
            <text:p>140</text:p>
          </table:table-cell>
          <table:table-cell ns41:value-type="float" table:style-name="ce32" office:value="70" office:value-type="float">
            <text:p>70</text:p>
          </table:table-cell>
          <table:table-cell table:style-name="ce32"/>
          <table:table-cell ns41:value-type="float" table:style-name="ce32" office:value="65" office:value-type="float">
            <text:p>65</text:p>
          </table:table-cell>
          <table:table-cell ns41:value-type="float" table:style-name="ce32" office:value="40" office:value-type="float">
            <text:p>4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40" office:value-type="float">
            <text:p>4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83" office:value-type="float">
            <text:p>83</text:p>
          </table:table-cell>
          <table:table-cell ns41:value-type="string" table:style-name="ce16" office:value-type="string">
            <text:p>Menaldumadeel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84" office:value-type="float">
            <text:p>84</text:p>
          </table:table-cell>
          <table:table-cell ns41:value-type="string" table:style-name="ce16" office:value-type="string">
            <text:p>Oostdongeradeel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5" office:value-type="float">
            <text:p>85</text:p>
          </table:table-cell>
          <table:table-cell ns41:value-type="string" table:style-name="ce16" office:value-type="string">
            <text:p>Ooststellingwerf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90" office:value-type="float">
            <text:p>9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table:style-name="ce32" table:number-columns-repeated="3"/>
          <table:table-cell ns41:value-type="float" table:style-name="ce39" office:value="315" office:value-type="float">
            <text:p>315</text:p>
          </table:table-cell>
          <table:table-cell table:number-columns-repeated="1007"/>
        </table:table-row>
        <table:table-row table:style-name="ro3">
          <table:table-cell ns41:value-type="float" table:style-name="ce8" office:value="86" office:value-type="float">
            <text:p>86</text:p>
          </table:table-cell>
          <table:table-cell ns41:value-type="string" table:style-name="ce16" office:value-type="string">
            <text:p>Opsterland</text:p>
          </table:table-cell>
          <table:table-cell table:style-name="Default"/>
          <table:table-cell table:style-name="ce25"/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office:value="10" table:style-name="ce32" table:number-columns-repeated="2" office:value-type="float">
            <text:p>10</text:p>
          </table:table-cell>
          <table:table-cell table:style-name="ce32" table:number-columns-repeated="4"/>
          <table:table-cell ns41:value-type="float" table:style-name="ce32" office:value="115" office:value-type="float">
            <text:p>11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87" office:value-type="float">
            <text:p>87</text:p>
          </table:table-cell>
          <table:table-cell ns41:value-type="string" table:style-name="ce16" office:value-type="string">
            <text:p>Rauwerderhem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8" office:value-type="float">
            <text:p>88</text:p>
          </table:table-cell>
          <table:table-cell ns41:value-type="string" table:style-name="ce16" office:value-type="string">
            <text:p>Schiermonnikoog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9" office:value-type="float">
            <text:p>89</text:p>
          </table:table-cell>
          <table:table-cell ns41:value-type="string" table:style-name="ce16" office:value-type="string">
            <text:p>Sloten (F.)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0" office:value-type="float">
            <text:p>90</text:p>
          </table:table-cell>
          <table:table-cell ns41:value-type="string" table:style-name="ce16" office:value-type="string">
            <text:p>Smallingerland</text:p>
          </table:table-cell>
          <table:table-cell table:style-name="Default"/>
          <table:table-cell ns41:value-type="float" table:style-name="ce25" office:value="80" office:value-type="float">
            <text:p>80</text:p>
          </table:table-cell>
          <table:table-cell ns41:value-type="float" table:style-name="ce32" office:value="30" office:value-type="float">
            <text:p>30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65" office:value-type="float">
            <text:p>6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65" office:value-type="float">
            <text:p>165</text:p>
          </table:table-cell>
          <table:table-cell ns41:value-type="float" table:style-name="ce39" office:value="140" office:value-type="float">
            <text:p>140</text:p>
          </table:table-cell>
          <table:table-cell table:number-columns-repeated="1007"/>
        </table:table-row>
        <table:table-row table:style-name="ro3">
          <table:table-cell ns41:value-type="float" table:style-name="ce8" office:value="91" office:value-type="float">
            <text:p>91</text:p>
          </table:table-cell>
          <table:table-cell ns41:value-type="string" table:style-name="ce16" office:value-type="string">
            <text:p>Sneek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ns41:value-type="float" table:style-name="ce32" office:value="250" office:value-type="float">
            <text:p>25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2" office:value="135" office:value-type="float">
            <text:p>135</text:p>
          </table:table-cell>
          <table:table-cell table:style-name="ce32"/>
          <table:table-cell ns41:value-type="float" table:style-name="ce32" office:value="50" office:value-type="float">
            <text:p>5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60" office:value-type="float">
            <text:p>60</text:p>
          </table:table-cell>
          <table:table-cell table:style-name="ce32" table:number-columns-repeated="2"/>
          <table:table-cell ns41:value-type="float" table:style-name="ce32" office:value="75" office:value-type="float">
            <text:p>75</text:p>
          </table:table-cell>
          <table:table-cell ns41:value-type="float" table:style-name="ce39" office:value="125" office:value-type="float">
            <text:p>125</text:p>
          </table:table-cell>
          <table:table-cell table:number-columns-repeated="1007"/>
        </table:table-row>
        <table:table-row table:style-name="ro3">
          <table:table-cell ns41:value-type="float" table:style-name="ce8" office:value="92" office:value-type="float">
            <text:p>92</text:p>
          </table:table-cell>
          <table:table-cell ns41:value-type="string" table:style-name="ce16" office:value-type="string">
            <text:p>Stavoren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95" office:value-type="float">
            <text:p>9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3" office:value-type="float">
            <text:p>93</text:p>
          </table:table-cell>
          <table:table-cell ns41:value-type="string" table:style-name="ce16" office:value-type="string">
            <text:p>Terschelling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4"/>
          <table:table-cell ns41:value-type="float" table:style-name="ce32" office:value="35" office:value-type="float">
            <text:p>3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94" office:value-type="float">
            <text:p>94</text:p>
          </table:table-cell>
          <table:table-cell ns41:value-type="string" table:style-name="ce16" office:value-type="string">
            <text:p>Tietjerksteradeel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15" office:value-type="float">
            <text:p>115</text:p>
          </table:table-cell>
          <table:table-cell ns41:value-type="float" table:style-name="ce32" office:value="310" office:value-type="float">
            <text:p>310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45" office:value-type="float">
            <text:p>45</text:p>
          </table:table-cell>
          <table:table-cell ns41:value-type="float" table:style-name="ce39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ce8" office:value="95" office:value-type="float">
            <text:p>95</text:p>
          </table:table-cell>
          <table:table-cell ns41:value-type="string" table:style-name="ce16" office:value-type="string">
            <text:p>Utingerade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6" office:value-type="float">
            <text:p>96</text:p>
          </table:table-cell>
          <table:table-cell ns41:value-type="string" table:style-name="ce16" office:value-type="string">
            <text:p>Vlieland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7" office:value-type="float">
            <text:p>97</text:p>
          </table:table-cell>
          <table:table-cell ns41:value-type="string" table:style-name="ce16" office:value-type="string">
            <text:p>Westdongerade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8" office:value-type="float">
            <text:p>98</text:p>
          </table:table-cell>
          <table:table-cell ns41:value-type="string" table:style-name="ce16" office:value-type="string">
            <text:p>Weststellingwerf</text:p>
          </table:table-cell>
          <table:table-cell table:style-name="Default"/>
          <table:table-cell ns41:value-type="float" table:style-name="ce25" office:value="115" office:value-type="float">
            <text:p>11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20" office:value-type="float">
            <text:p>120</text:p>
          </table:table-cell>
          <table:table-cell ns41:value-type="float" table:style-name="ce32" office:value="10" office:value-type="float">
            <text:p>1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60" office:value-type="float">
            <text:p>6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ce8" office:value="99" office:value-type="float">
            <text:p>99</text:p>
          </table:table-cell>
          <table:table-cell ns41:value-type="string" table:style-name="ce16" office:value-type="string">
            <text:p>Wonserade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65" office:value-type="float">
            <text:p>6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00" office:value-type="float">
            <text:p>100</text:p>
          </table:table-cell>
          <table:table-cell ns41:value-type="string" table:style-name="ce16" office:value-type="string">
            <text:p>Workum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60" office:value-type="float">
            <text:p>60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101" office:value-type="float">
            <text:p>101</text:p>
          </table:table-cell>
          <table:table-cell ns41:value-type="string" table:style-name="ce16" office:value-type="string">
            <text:p>Wymbritseradeel</text:p>
          </table:table-cell>
          <table:table-cell table:style-name="Default"/>
          <table:table-cell table:style-name="ce25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40" office:value-type="float">
            <text:p>40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102" office:value-type="float">
            <text:p>102</text:p>
          </table:table-cell>
          <table:table-cell ns41:value-type="string" table:style-name="ce16" office:value-type="string">
            <text:p>IJlst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05" office:value-type="float">
            <text:p>105</text:p>
          </table:table-cell>
          <table:table-cell ns41:value-type="string" table:style-name="ce16" office:value-type="string">
            <text:p>Anloo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4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06" office:value-type="float">
            <text:p>106</text:p>
          </table:table-cell>
          <table:table-cell ns41:value-type="string" table:style-name="ce16" office:value-type="string">
            <text:p>Assen</text:p>
          </table:table-cell>
          <table:table-cell table:style-name="Default"/>
          <table:table-cell ns41:value-type="float" table:style-name="ce25" office:value="255" office:value-type="float">
            <text:p>255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20" table:style-name="ce32" table:number-columns-repeated="2" office:value-type="float">
            <text:p>20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9" office:value="1255" office:value-type="float">
            <text:p>1255</text:p>
          </table:table-cell>
          <table:table-cell table:number-columns-repeated="1007"/>
        </table:table-row>
        <table:table-row table:style-name="ro3">
          <table:table-cell ns41:value-type="float" table:style-name="ce8" office:value="107" office:value-type="float">
            <text:p>107</text:p>
          </table:table-cell>
          <table:table-cell ns41:value-type="string" table:style-name="ce16" office:value-type="string">
            <text:p>Beil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10" table:style-name="ce32" table:number-columns-repeated="3" office:value-type="float">
            <text:p>10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25" office:value-type="float">
            <text:p>525</text:p>
          </table:table-cell>
          <table:table-cell table:number-columns-repeated="1007"/>
        </table:table-row>
        <table:table-row table:style-name="ro3">
          <table:table-cell ns41:value-type="float" table:style-name="ce8" office:value="108" office:value-type="float">
            <text:p>108</text:p>
          </table:table-cell>
          <table:table-cell ns41:value-type="string" table:style-name="ce16" office:value-type="string">
            <text:p>Borger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55" office:value-type="float">
            <text:p>155</text:p>
          </table:table-cell>
          <table:table-cell ns41:value-type="float" table:style-name="ce32" office:value="65" office:value-type="float">
            <text:p>65</text:p>
          </table:table-cell>
          <table:table-cell table:style-name="ce32"/>
          <table:table-cell ns41:value-type="float" table:style-name="ce32" office:value="50" office:value-type="float">
            <text:p>5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0" office:value-type="float">
            <text:p>4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9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ce8" office:value="109" office:value-type="float">
            <text:p>109</text:p>
          </table:table-cell>
          <table:table-cell ns41:value-type="string" table:style-name="ce16" office:value-type="string">
            <text:p>Coevord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90" office:value-type="float">
            <text:p>9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110" office:value-type="float">
            <text:p>110</text:p>
          </table:table-cell>
          <table:table-cell ns41:value-type="string" table:style-name="ce16" office:value-type="string">
            <text:p>Dalen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11" office:value-type="float">
            <text:p>111</text:p>
          </table:table-cell>
          <table:table-cell ns41:value-type="string" table:style-name="ce16" office:value-type="string">
            <text:p>Diever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12" office:value-type="float">
            <text:p>112</text:p>
          </table:table-cell>
          <table:table-cell ns41:value-type="string" table:style-name="ce16" office:value-type="string">
            <text:p>Dwingeloo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113" office:value-type="float">
            <text:p>113</text:p>
          </table:table-cell>
          <table:table-cell ns41:value-type="string" table:style-name="ce16" office:value-type="string">
            <text:p>Eelde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114" office:value-type="float">
            <text:p>114</text:p>
          </table:table-cell>
          <table:table-cell ns41:value-type="string" table:style-name="ce16" office:value-type="string">
            <text:p>Emmen</text:p>
          </table:table-cell>
          <table:table-cell table:style-name="Default"/>
          <table:table-cell ns41:value-type="float" table:style-name="ce25" office:value="345" office:value-type="float">
            <text:p>345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425" office:value-type="float">
            <text:p>1425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45" office:value-type="float">
            <text:p>245</text:p>
          </table:table-cell>
          <table:table-cell ns41:value-type="float" table:style-name="ce39" office:value="280" office:value-type="float">
            <text:p>280</text:p>
          </table:table-cell>
          <table:table-cell table:number-columns-repeated="1007"/>
        </table:table-row>
        <table:table-row table:style-name="ro3">
          <table:table-cell ns41:value-type="float" table:style-name="ce8" office:value="115" office:value-type="float">
            <text:p>115</text:p>
          </table:table-cell>
          <table:table-cell ns41:value-type="string" table:style-name="ce16" office:value-type="string">
            <text:p>Gasselte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5" office:value-type="float">
            <text:p>5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16" office:value-type="float">
            <text:p>116</text:p>
          </table:table-cell>
          <table:table-cell ns41:value-type="string" table:style-name="ce16" office:value-type="string">
            <text:p>Gieten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17" office:value-type="float">
            <text:p>117</text:p>
          </table:table-cell>
          <table:table-cell ns41:value-type="string" table:style-name="ce16" office:value-type="string">
            <text:p>Havelte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118" office:value-type="float">
            <text:p>118</text:p>
          </table:table-cell>
          <table:table-cell ns41:value-type="string" table:style-name="ce16" office:value-type="string">
            <text:p>Hoogeveen</text:p>
          </table:table-cell>
          <table:table-cell table:style-name="Default"/>
          <table:table-cell ns41:value-type="float" table:style-name="ce25" office:value="500" office:value-type="float">
            <text:p>500</text:p>
          </table:table-cell>
          <table:table-cell ns41:value-type="float" table:style-name="ce32" office:value="75" office:value-type="float">
            <text:p>75</text:p>
          </table:table-cell>
          <table:table-cell table:style-name="ce32"/>
          <table:table-cell ns41:value-type="float" table:style-name="ce32" office:value="40" office:value-type="float">
            <text:p>40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80" office:value-type="float">
            <text:p>80</text:p>
          </table:table-cell>
          <table:table-cell table:style-name="ce32" table:number-columns-repeated="2"/>
          <table:table-cell ns41:value-type="float" table:style-name="ce32" office:value="130" office:value-type="float">
            <text:p>130</text:p>
          </table:table-cell>
          <table:table-cell ns41:value-type="float" table:style-name="ce39" office:value="610" office:value-type="float">
            <text:p>610</text:p>
          </table:table-cell>
          <table:table-cell table:number-columns-repeated="1007"/>
        </table:table-row>
        <table:table-row table:style-name="ro3">
          <table:table-cell ns41:value-type="float" table:style-name="ce8" office:value="119" office:value-type="float">
            <text:p>119</text:p>
          </table:table-cell>
          <table:table-cell ns41:value-type="string" table:style-name="ce16" office:value-type="string">
            <text:p>Meppel</text:p>
          </table:table-cell>
          <table:table-cell table:style-name="Default"/>
          <table:table-cell ns41:value-type="float" table:style-name="ce25" office:value="160" office:value-type="float">
            <text:p>16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85" office:value-type="float">
            <text:p>8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45" office:value-type="float">
            <text:p>45</text:p>
          </table:table-cell>
          <table:table-cell table:style-name="ce32" table:number-columns-repeated="2"/>
          <table:table-cell ns41:value-type="float" table:style-name="ce32" office:value="150" office:value-type="float">
            <text:p>150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120" office:value-type="float">
            <text:p>120</text:p>
          </table:table-cell>
          <table:table-cell ns41:value-type="string" table:style-name="ce16" office:value-type="string">
            <text:p>Norg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121" office:value-type="float">
            <text:p>121</text:p>
          </table:table-cell>
          <table:table-cell ns41:value-type="string" table:style-name="ce16" office:value-type="string">
            <text:p>Nijeve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22" office:value-type="float">
            <text:p>122</text:p>
          </table:table-cell>
          <table:table-cell ns41:value-type="string" table:style-name="ce16" office:value-type="string">
            <text:p>Odoorn</text:p>
          </table:table-cell>
          <table:table-cell table:style-name="Default"/>
          <table:table-cell ns41:value-type="float" table:style-name="ce25" office:value="100" office:value-type="float">
            <text:p>100</text:p>
          </table:table-cell>
          <table:table-cell ns41:value-type="float" table:style-name="ce32" office:value="75" office:value-type="float">
            <text:p>7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ce8" office:value="123" office:value-type="float">
            <text:p>123</text:p>
          </table:table-cell>
          <table:table-cell ns41:value-type="string" table:style-name="ce16" office:value-type="string">
            <text:p>Oosterhesselen</text:p>
          </table:table-cell>
          <table:table-cell table:style-name="Default"/>
          <table:table-cell table:style-name="ce25"/>
          <table:table-cell table:style-name="ce32" table:number-columns-repeated="6"/>
          <table:table-cell ns41:value-type="float" table:style-name="ce32" office:value="30" office:value-type="float">
            <text:p>30</text:p>
          </table:table-cell>
          <table:table-cell table:style-name="ce32" table:number-columns-repeated="5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124" office:value-type="float">
            <text:p>124</text:p>
          </table:table-cell>
          <table:table-cell ns41:value-type="string" table:style-name="ce16" office:value-type="string">
            <text:p>Peize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25" office:value-type="float">
            <text:p>125</text:p>
          </table:table-cell>
          <table:table-cell ns41:value-type="string" table:style-name="ce16" office:value-type="string">
            <text:p>Roden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60" office:value-type="float">
            <text:p>60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126" office:value-type="float">
            <text:p>126</text:p>
          </table:table-cell>
          <table:table-cell ns41:value-type="string" table:style-name="ce16" office:value-type="string">
            <text:p>Rold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127" office:value-type="float">
            <text:p>127</text:p>
          </table:table-cell>
          <table:table-cell ns41:value-type="string" table:style-name="ce16" office:value-type="string">
            <text:p>Ruinen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28" office:value-type="float">
            <text:p>128</text:p>
          </table:table-cell>
          <table:table-cell ns41:value-type="string" table:style-name="ce16" office:value-type="string">
            <text:p>Ruinerwold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29" office:value-type="float">
            <text:p>129</text:p>
          </table:table-cell>
          <table:table-cell ns41:value-type="string" table:style-name="ce16" office:value-type="string">
            <text:p>Schoonebee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table:style-name="ce32" table:number-columns-repeated="4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30" office:value-type="float">
            <text:p>130</text:p>
          </table:table-cell>
          <table:table-cell ns41:value-type="string" table:style-name="ce16" office:value-type="string">
            <text:p>Sle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40" office:value-type="float">
            <text:p>40</text:p>
          </table:table-cell>
          <table:table-cell table:style-name="ce32" table:number-columns-repeated="2"/>
          <table:table-cell ns41:value-type="float" table:style-name="ce32" office:value="35" office:value-type="float">
            <text:p>35</text:p>
          </table:table-cell>
          <table:table-cell table:style-name="ce32" table:number-columns-repeated="4"/>
          <table:table-cell ns41:value-type="float" table:style-name="ce32" office:value="15" office:value-type="float">
            <text:p>1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131" office:value-type="float">
            <text:p>131</text:p>
          </table:table-cell>
          <table:table-cell ns41:value-type="string" table:style-name="ce16" office:value-type="string">
            <text:p>Smilde</text:p>
          </table:table-cell>
          <table:table-cell table:style-name="Default"/>
          <table:table-cell ns41:value-type="float" table:style-name="ce25" office:value="95" office:value-type="float">
            <text:p>9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ns41:value-type="float" table:style-name="ce39" office:value="670" office:value-type="float">
            <text:p>670</text:p>
          </table:table-cell>
          <table:table-cell table:number-columns-repeated="1007"/>
        </table:table-row>
        <table:table-row table:style-name="ro3">
          <table:table-cell ns41:value-type="float" table:style-name="ce8" office:value="132" office:value-type="float">
            <text:p>132</text:p>
          </table:table-cell>
          <table:table-cell ns41:value-type="string" table:style-name="ce16" office:value-type="string">
            <text:p>Vledder</text:p>
          </table:table-cell>
          <table:table-cell table:style-name="Default"/>
          <table:table-cell table:style-name="ce25"/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133" office:value-type="float">
            <text:p>133</text:p>
          </table:table-cell>
          <table:table-cell ns41:value-type="string" table:style-name="ce16" office:value-type="string">
            <text:p>Vries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134" office:value-type="float">
            <text:p>134</text:p>
          </table:table-cell>
          <table:table-cell ns41:value-type="string" table:style-name="ce16" office:value-type="string">
            <text:p>Westerbork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135" office:value-type="float">
            <text:p>135</text:p>
          </table:table-cell>
          <table:table-cell ns41:value-type="string" table:style-name="ce16" office:value-type="string">
            <text:p>De Wij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36" office:value-type="float">
            <text:p>136</text:p>
          </table:table-cell>
          <table:table-cell ns41:value-type="string" table:style-name="ce16" office:value-type="string">
            <text:p>Zuidlar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137" office:value-type="float">
            <text:p>137</text:p>
          </table:table-cell>
          <table:table-cell ns41:value-type="string" table:style-name="ce16" office:value-type="string">
            <text:p>Zuidwolde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table:style-name="ce32" table:number-columns-repeated="2"/>
          <table:table-cell ns41:value-type="float" office:value="5" table:style-name="ce32" table:number-columns-repeated="3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38" office:value-type="float">
            <text:p>138</text:p>
          </table:table-cell>
          <table:table-cell ns41:value-type="string" table:style-name="ce16" office:value-type="string">
            <text:p>Zweeloo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141" office:value-type="float">
            <text:p>141</text:p>
          </table:table-cell>
          <table:table-cell ns41:value-type="string" table:style-name="ce16" office:value-type="string">
            <text:p>Almelo</text:p>
          </table:table-cell>
          <table:table-cell table:style-name="Default"/>
          <table:table-cell ns41:value-type="float" table:style-name="ce25" office:value="310" office:value-type="float">
            <text:p>310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535" office:value-type="float">
            <text:p>53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255" office:value-type="float">
            <text:p>255</text:p>
          </table:table-cell>
          <table:table-cell ns41:value-type="float" table:style-name="ce39" office:value="1065" office:value-type="float">
            <text:p>1065</text:p>
          </table:table-cell>
          <table:table-cell table:number-columns-repeated="1007"/>
        </table:table-row>
        <table:table-row table:style-name="ro3">
          <table:table-cell ns41:value-type="float" table:style-name="ce8" office:value="142" office:value-type="float">
            <text:p>142</text:p>
          </table:table-cell>
          <table:table-cell ns41:value-type="string" table:style-name="ce16" office:value-type="string">
            <text:p>Ambt Delden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43" office:value-type="float">
            <text:p>143</text:p>
          </table:table-cell>
          <table:table-cell ns41:value-type="string" table:style-name="ce16" office:value-type="string">
            <text:p>Averees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144" office:value-type="float">
            <text:p>144</text:p>
          </table:table-cell>
          <table:table-cell ns41:value-type="string" table:style-name="ce16" office:value-type="string">
            <text:p>Bathm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11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145" office:value-type="float">
            <text:p>145</text:p>
          </table:table-cell>
          <table:table-cell ns41:value-type="string" table:style-name="ce16" office:value-type="string">
            <text:p>Blankenham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46" office:value-type="float">
            <text:p>146</text:p>
          </table:table-cell>
          <table:table-cell ns41:value-type="string" table:style-name="ce16" office:value-type="string">
            <text:p>Blokzij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47" office:value-type="float">
            <text:p>147</text:p>
          </table:table-cell>
          <table:table-cell ns41:value-type="string" table:style-name="ce16" office:value-type="string">
            <text:p>Borne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table:style-name="ce32" table:number-columns-repeated="3"/>
          <table:table-cell ns41:value-type="float" table:style-name="ce32" office:value="65" office:value-type="float">
            <text:p>6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215" office:value-type="float">
            <text:p>215</text:p>
          </table:table-cell>
          <table:table-cell table:number-columns-repeated="1007"/>
        </table:table-row>
        <table:table-row table:style-name="ro3">
          <table:table-cell ns41:value-type="float" table:style-name="ce8" office:value="148" office:value-type="float">
            <text:p>148</text:p>
          </table:table-cell>
          <table:table-cell ns41:value-type="string" table:style-name="ce16" office:value-type="string">
            <text:p>Dalfs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3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149" office:value-type="float">
            <text:p>149</text:p>
          </table:table-cell>
          <table:table-cell ns41:value-type="string" table:style-name="ce16" office:value-type="string">
            <text:p>Denekamp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50" office:value-type="float">
            <text:p>150</text:p>
          </table:table-cell>
          <table:table-cell ns41:value-type="string" table:style-name="ce16" office:value-type="string">
            <text:p>Deventer</text:p>
          </table:table-cell>
          <table:table-cell table:style-name="Default"/>
          <table:table-cell ns41:value-type="float" table:style-name="ce25" office:value="200" office:value-type="float">
            <text:p>20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9" office:value="1215" office:value-type="float">
            <text:p>1215</text:p>
          </table:table-cell>
          <table:table-cell table:number-columns-repeated="1007"/>
        </table:table-row>
        <table:table-row table:style-name="ro3">
          <table:table-cell ns41:value-type="float" table:style-name="ce8" office:value="151" office:value-type="float">
            <text:p>151</text:p>
          </table:table-cell>
          <table:table-cell ns41:value-type="string" table:style-name="ce16" office:value-type="string">
            <text:p>Diepenheim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52" office:value-type="float">
            <text:p>152</text:p>
          </table:table-cell>
          <table:table-cell ns41:value-type="string" table:style-name="ce16" office:value-type="string">
            <text:p>Diepenveen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35" office:value-type="float">
            <text:p>3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153" office:value-type="float">
            <text:p>153</text:p>
          </table:table-cell>
          <table:table-cell ns41:value-type="string" table:style-name="ce16" office:value-type="string">
            <text:p>Enschede</text:p>
          </table:table-cell>
          <table:table-cell table:style-name="Default"/>
          <table:table-cell ns41:value-type="float" table:style-name="ce25" office:value="1640" office:value-type="float">
            <text:p>164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455" office:value-type="float">
            <text:p>455</text:p>
          </table:table-cell>
          <table:table-cell ns41:value-type="float" table:style-name="ce32" office:value="355" office:value-type="float">
            <text:p>355</text:p>
          </table:table-cell>
          <table:table-cell table:style-name="ce32"/>
          <table:table-cell ns41:value-type="float" table:style-name="ce32" office:value="130" office:value-type="float">
            <text:p>13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425" office:value-type="float">
            <text:p>42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30" office:value-type="float">
            <text:p>230</text:p>
          </table:table-cell>
          <table:table-cell ns41:value-type="float" table:style-name="ce39" office:value="1725" office:value-type="float">
            <text:p>1725</text:p>
          </table:table-cell>
          <table:table-cell table:number-columns-repeated="1007"/>
        </table:table-row>
        <table:table-row table:style-name="ro3">
          <table:table-cell ns41:value-type="float" table:style-name="ce8" office:value="154" office:value-type="float">
            <text:p>154</text:p>
          </table:table-cell>
          <table:table-cell ns41:value-type="string" table:style-name="ce16" office:value-type="string">
            <text:p>Genemuid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55" office:value-type="float">
            <text:p>155</text:p>
          </table:table-cell>
          <table:table-cell ns41:value-type="string" table:style-name="ce16" office:value-type="string">
            <text:p>Giethoor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56" office:value-type="float">
            <text:p>156</text:p>
          </table:table-cell>
          <table:table-cell ns41:value-type="string" table:style-name="ce16" office:value-type="string">
            <text:p>Goor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ns41:value-type="float" table:style-name="ce32" office:value="60" office:value-type="float">
            <text:p>60</text:p>
          </table:table-cell>
          <table:table-cell table:style-name="ce32" table:number-columns-repeated="3"/>
          <table:table-cell ns41:value-type="float" table:style-name="ce39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ce8" office:value="157" office:value-type="float">
            <text:p>157</text:p>
          </table:table-cell>
          <table:table-cell ns41:value-type="string" table:style-name="ce16" office:value-type="string">
            <text:p>Gramsberg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58" office:value-type="float">
            <text:p>158</text:p>
          </table:table-cell>
          <table:table-cell ns41:value-type="string" table:style-name="ce16" office:value-type="string">
            <text:p>Haaksbergen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220" office:value-type="float">
            <text:p>220</text:p>
          </table:table-cell>
          <table:table-cell table:number-columns-repeated="1007"/>
        </table:table-row>
        <table:table-row table:style-name="ro3">
          <table:table-cell ns41:value-type="float" table:style-name="ce8" office:value="159" office:value-type="float">
            <text:p>159</text:p>
          </table:table-cell>
          <table:table-cell ns41:value-type="string" table:style-name="ce16" office:value-type="string">
            <text:p>Den Ham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205" office:value-type="float">
            <text:p>205</text:p>
          </table:table-cell>
          <table:table-cell table:style-name="ce32" table:number-columns-repeated="7"/>
          <table:table-cell ns41:value-type="float" table:style-name="ce32" office:value="65" office:value-type="float">
            <text:p>6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160" office:value-type="float">
            <text:p>160</text:p>
          </table:table-cell>
          <table:table-cell ns41:value-type="string" table:style-name="ce16" office:value-type="string">
            <text:p>Hardenberg</text:p>
          </table:table-cell>
          <table:table-cell table:style-name="Default"/>
          <table:table-cell ns41:value-type="float" table:style-name="ce25" office:value="40" office:value-type="float">
            <text:p>40</text:p>
          </table:table-cell>
          <table:table-cell table:style-name="ce32" table:number-columns-repeated="2"/>
          <table:table-cell ns41:value-type="float" office:value="10" table:style-name="ce32" table:number-columns-repeated="2" office:value-type="float">
            <text:p>1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161" office:value-type="float">
            <text:p>161</text:p>
          </table:table-cell>
          <table:table-cell ns41:value-type="string" table:style-name="ce16" office:value-type="string">
            <text:p>Hasselt</text:p>
          </table:table-cell>
          <table:table-cell table:style-name="Default"/>
          <table:table-cell table:style-name="ce25"/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162" office:value-type="float">
            <text:p>162</text:p>
          </table:table-cell>
          <table:table-cell ns41:value-type="string" table:style-name="ce16" office:value-type="string">
            <text:p>Heino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25" office:value-type="float">
            <text:p>2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63" office:value-type="float">
            <text:p>163</text:p>
          </table:table-cell>
          <table:table-cell ns41:value-type="string" table:style-name="ce16" office:value-type="string">
            <text:p>Hellendoor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280" office:value-type="float">
            <text:p>1280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55" office:value-type="float">
            <text:p>55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table:style-name="ce32" table:number-columns-repeated="2"/>
          <table:table-cell ns41:value-type="float" table:style-name="ce32" office:value="70" office:value-type="float">
            <text:p>70</text:p>
          </table:table-cell>
          <table:table-cell ns41:value-type="float" table:style-name="ce39" office:value="450" office:value-type="float">
            <text:p>450</text:p>
          </table:table-cell>
          <table:table-cell table:number-columns-repeated="1007"/>
        </table:table-row>
        <table:table-row table:style-name="ro3">
          <table:table-cell ns41:value-type="float" table:style-name="ce8" office:value="164" office:value-type="float">
            <text:p>164</text:p>
          </table:table-cell>
          <table:table-cell ns41:value-type="string" table:style-name="ce16" office:value-type="string">
            <text:p>Hengelo (O.)</text:p>
          </table:table-cell>
          <table:table-cell table:style-name="Default"/>
          <table:table-cell ns41:value-type="float" table:style-name="ce25" office:value="470" office:value-type="float">
            <text:p>47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920" office:value-type="float">
            <text:p>920</text:p>
          </table:table-cell>
          <table:table-cell ns41:value-type="float" table:style-name="ce32" office:value="120" office:value-type="float">
            <text:p>120</text:p>
          </table:table-cell>
          <table:table-cell table:style-name="ce32"/>
          <table:table-cell ns41:value-type="float" table:style-name="ce32" office:value="40" office:value-type="float">
            <text:p>4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9" office:value="1235" office:value-type="float">
            <text:p>1235</text:p>
          </table:table-cell>
          <table:table-cell table:number-columns-repeated="1007"/>
        </table:table-row>
        <table:table-row table:style-name="ro3">
          <table:table-cell ns41:value-type="float" table:style-name="ce8" office:value="165" office:value-type="float">
            <text:p>165</text:p>
          </table:table-cell>
          <table:table-cell ns41:value-type="string" table:style-name="ce16" office:value-type="string">
            <text:p>Holten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66" office:value-type="float">
            <text:p>166</text:p>
          </table:table-cell>
          <table:table-cell ns41:value-type="string" table:style-name="ce16" office:value-type="string">
            <text:p>Kampen</text:p>
          </table:table-cell>
          <table:table-cell table:style-name="Default"/>
          <table:table-cell ns41:value-type="float" table:style-name="ce25" office:value="50" office:value-type="float">
            <text:p>5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475" office:value-type="float">
            <text:p>47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85" office:value-type="float">
            <text:p>18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90" office:value-type="float">
            <text:p>90</text:p>
          </table:table-cell>
          <table:table-cell table:style-name="ce32" table:number-columns-repeated="2"/>
          <table:table-cell ns41:value-type="float" table:style-name="ce32" office:value="50" office:value-type="float">
            <text:p>50</text:p>
          </table:table-cell>
          <table:table-cell ns41:value-type="float" table:style-name="ce39" office:value="240" office:value-type="float">
            <text:p>240</text:p>
          </table:table-cell>
          <table:table-cell table:number-columns-repeated="1007"/>
        </table:table-row>
        <table:table-row table:style-name="ro3">
          <table:table-cell ns41:value-type="float" table:style-name="ce8" office:value="167" office:value-type="float">
            <text:p>167</text:p>
          </table:table-cell>
          <table:table-cell ns41:value-type="string" table:style-name="ce16" office:value-type="string">
            <text:p>Kuinre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 table:number-columns-repeated="9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68" office:value-type="float">
            <text:p>168</text:p>
          </table:table-cell>
          <table:table-cell ns41:value-type="string" table:style-name="ce16" office:value-type="string">
            <text:p>Losser</text:p>
          </table:table-cell>
          <table:table-cell table:style-name="Default"/>
          <table:table-cell ns41:value-type="float" table:style-name="ce25" office:value="65" office:value-type="float">
            <text:p>6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115" office:value-type="float">
            <text:p>115</text:p>
          </table:table-cell>
          <table:table-cell table:number-columns-repeated="1007"/>
        </table:table-row>
        <table:table-row table:style-name="ro3">
          <table:table-cell ns41:value-type="float" table:style-name="ce8" office:value="169" office:value-type="float">
            <text:p>169</text:p>
          </table:table-cell>
          <table:table-cell ns41:value-type="string" table:style-name="ce16" office:value-type="string">
            <text:p>Markelo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170" office:value-type="float">
            <text:p>170</text:p>
          </table:table-cell>
          <table:table-cell ns41:value-type="string" table:style-name="ce16" office:value-type="string">
            <text:p>Nieuwleusen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171" office:value-type="float">
            <text:p>171</text:p>
          </table:table-cell>
          <table:table-cell ns41:value-type="string" table:style-name="ce16" office:value-type="string">
            <text:p>Noordoostpolder</text:p>
          </table:table-cell>
          <table:table-cell table:style-name="Default"/>
          <table:table-cell ns41:value-type="float" table:style-name="ce25" office:value="40" office:value-type="float">
            <text:p>4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35" office:value-type="float">
            <text:p>35</text:p>
          </table:table-cell>
          <table:table-cell ns41:value-type="float" table:style-name="ce39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ce8" office:value="172" office:value-type="float">
            <text:p>172</text:p>
          </table:table-cell>
          <table:table-cell ns41:value-type="string" table:style-name="ce16" office:value-type="string">
            <text:p>Oldemarkt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95" office:value-type="float">
            <text:p>95</text:p>
          </table:table-cell>
          <table:table-cell table:style-name="ce32" table:number-columns-repeated="9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73" office:value-type="float">
            <text:p>173</text:p>
          </table:table-cell>
          <table:table-cell ns41:value-type="string" table:style-name="ce16" office:value-type="string">
            <text:p>Oldenzaal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ns41:value-type="float" table:style-name="ce39" office:value="265" office:value-type="float">
            <text:p>265</text:p>
          </table:table-cell>
          <table:table-cell table:number-columns-repeated="1007"/>
        </table:table-row>
        <table:table-row table:style-name="ro3">
          <table:table-cell ns41:value-type="float" table:style-name="ce8" office:value="174" office:value-type="float">
            <text:p>174</text:p>
          </table:table-cell>
          <table:table-cell ns41:value-type="string" table:style-name="ce16" office:value-type="string">
            <text:p>Ols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 table:number-columns-repeated="4"/>
          <table:table-cell ns41:value-type="float" table:style-name="ce32" office:value="40" office:value-type="float">
            <text:p>4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ce8" office:value="175" office:value-type="float">
            <text:p>175</text:p>
          </table:table-cell>
          <table:table-cell ns41:value-type="string" table:style-name="ce16" office:value-type="string">
            <text:p>Ommen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176" office:value-type="float">
            <text:p>176</text:p>
          </table:table-cell>
          <table:table-cell ns41:value-type="string" table:style-name="ce16" office:value-type="string">
            <text:p>Ootmarsum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177" office:value-type="float">
            <text:p>177</text:p>
          </table:table-cell>
          <table:table-cell ns41:value-type="string" table:style-name="ce16" office:value-type="string">
            <text:p>Raalte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78" office:value-type="float">
            <text:p>178</text:p>
          </table:table-cell>
          <table:table-cell ns41:value-type="string" table:style-name="ce16" office:value-type="string">
            <text:p>Rijss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office:value="10" table:style-name="ce32" table:number-columns-repeated="2" office:value-type="float">
            <text:p>10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ns41:value-type="float" table:style-name="ce39" office:value="250" office:value-type="float">
            <text:p>250</text:p>
          </table:table-cell>
          <table:table-cell table:number-columns-repeated="1007"/>
        </table:table-row>
        <table:table-row table:style-name="ro3">
          <table:table-cell ns41:value-type="float" table:style-name="ce8" office:value="179" office:value-type="float">
            <text:p>179</text:p>
          </table:table-cell>
          <table:table-cell ns41:value-type="string" table:style-name="ce16" office:value-type="string">
            <text:p>Stad Delden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180" office:value-type="float">
            <text:p>180</text:p>
          </table:table-cell>
          <table:table-cell ns41:value-type="string" table:style-name="ce16" office:value-type="string">
            <text:p>Staphors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181" office:value-type="float">
            <text:p>181</text:p>
          </table:table-cell>
          <table:table-cell ns41:value-type="string" table:style-name="ce16" office:value-type="string">
            <text:p>Steenwijk</text:p>
          </table:table-cell>
          <table:table-cell table:style-name="Default"/>
          <table:table-cell ns41:value-type="float" table:style-name="ce25" office:value="60" office:value-type="float">
            <text:p>60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215" office:value-type="float">
            <text:p>21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55" office:value-type="float">
            <text:p>55</text:p>
          </table:table-cell>
          <table:table-cell table:style-name="ce32" table:number-columns-repeated="3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182" office:value-type="float">
            <text:p>182</text:p>
          </table:table-cell>
          <table:table-cell ns41:value-type="string" table:style-name="ce16" office:value-type="string">
            <text:p>Steenwijkerwold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80" office:value-type="float">
            <text:p>8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183" office:value-type="float">
            <text:p>183</text:p>
          </table:table-cell>
          <table:table-cell ns41:value-type="string" table:style-name="ce16" office:value-type="string">
            <text:p>Tubberg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84" office:value-type="float">
            <text:p>184</text:p>
          </table:table-cell>
          <table:table-cell ns41:value-type="string" table:style-name="ce16" office:value-type="string">
            <text:p>Urk</text:p>
          </table:table-cell>
          <table:table-cell table:style-name="Default"/>
          <table:table-cell table:style-name="ce25"/>
          <table:table-cell table:style-name="ce32" table:number-columns-repeated="11"/>
          <table:table-cell ns41:value-type="float" table:style-name="ce32" office:value="35" office:value-type="float">
            <text:p>3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85" office:value-type="float">
            <text:p>185</text:p>
          </table:table-cell>
          <table:table-cell ns41:value-type="string" table:style-name="ce16" office:value-type="string">
            <text:p>Vollenhove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186" office:value-type="float">
            <text:p>186</text:p>
          </table:table-cell>
          <table:table-cell ns41:value-type="string" table:style-name="ce16" office:value-type="string">
            <text:p>Vriezenve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85" office:value-type="float">
            <text:p>85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187" office:value-type="float">
            <text:p>187</text:p>
          </table:table-cell>
          <table:table-cell ns41:value-type="string" table:style-name="ce16" office:value-type="string">
            <text:p>Wanneperve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88" office:value-type="float">
            <text:p>188</text:p>
          </table:table-cell>
          <table:table-cell ns41:value-type="string" table:style-name="ce16" office:value-type="string">
            <text:p>Weerselo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89" office:value-type="float">
            <text:p>189</text:p>
          </table:table-cell>
          <table:table-cell ns41:value-type="string" table:style-name="ce16" office:value-type="string">
            <text:p>Wierden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35" office:value-type="float">
            <text:p>3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655" office:value-type="float">
            <text:p>655</text:p>
          </table:table-cell>
          <table:table-cell table:number-columns-repeated="1007"/>
        </table:table-row>
        <table:table-row table:style-name="ro3">
          <table:table-cell ns41:value-type="float" table:style-name="ce8" office:value="190" office:value-type="float">
            <text:p>190</text:p>
          </table:table-cell>
          <table:table-cell ns41:value-type="string" table:style-name="ce16" office:value-type="string">
            <text:p>Wijhe</text:p>
          </table:table-cell>
          <table:table-cell table:style-name="Default"/>
          <table:table-cell table:style-name="ce25"/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20" office:value-type="float">
            <text:p>20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91" office:value-type="float">
            <text:p>191</text:p>
          </table:table-cell>
          <table:table-cell ns41:value-type="string" table:style-name="ce16" office:value-type="string">
            <text:p>IJsselmuid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65" office:value-type="float">
            <text:p>6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ce8" office:value="192" office:value-type="float">
            <text:p>192</text:p>
          </table:table-cell>
          <table:table-cell ns41:value-type="string" table:style-name="ce16" office:value-type="string">
            <text:p>Zwartsluis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193" office:value-type="float">
            <text:p>193</text:p>
          </table:table-cell>
          <table:table-cell ns41:value-type="string" table:style-name="ce16" office:value-type="string">
            <text:p>Zwolle</text:p>
          </table:table-cell>
          <table:table-cell table:style-name="Default"/>
          <table:table-cell ns41:value-type="float" table:style-name="ce25" office:value="385" office:value-type="float">
            <text:p>38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9" office:value="470" office:value-type="float">
            <text:p>470</text:p>
          </table:table-cell>
          <table:table-cell table:number-columns-repeated="1007"/>
        </table:table-row>
        <table:table-row table:style-name="ro3">
          <table:table-cell ns41:value-type="float" table:style-name="ce8" office:value="197" office:value-type="float">
            <text:p>197</text:p>
          </table:table-cell>
          <table:table-cell ns41:value-type="string" table:style-name="ce16" office:value-type="string">
            <text:p>Aalt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245" office:value-type="float">
            <text:p>24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ce8" office:value="198" office:value-type="float">
            <text:p>198</text:p>
          </table:table-cell>
          <table:table-cell ns41:value-type="string" table:style-name="ce16" office:value-type="string">
            <text:p>Ammerzod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199" office:value-type="float">
            <text:p>199</text:p>
          </table:table-cell>
          <table:table-cell ns41:value-type="string" table:style-name="ce16" office:value-type="string">
            <text:p>Angerlo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200" office:value-type="float">
            <text:p>200</text:p>
          </table:table-cell>
          <table:table-cell ns41:value-type="string" table:style-name="ce16" office:value-type="string">
            <text:p>Apeldoorn</text:p>
          </table:table-cell>
          <table:table-cell table:style-name="Default"/>
          <table:table-cell ns41:value-type="float" table:style-name="ce25" office:value="510" office:value-type="float">
            <text:p>510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345" office:value-type="float">
            <text:p>345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32" office:value="390" office:value-type="float">
            <text:p>39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9" office:value="1260" office:value-type="float">
            <text:p>1260</text:p>
          </table:table-cell>
          <table:table-cell table:number-columns-repeated="1007"/>
        </table:table-row>
        <table:table-row table:style-name="ro3">
          <table:table-cell ns41:value-type="float" table:style-name="ce8" office:value="201" office:value-type="float">
            <text:p>201</text:p>
          </table:table-cell>
          <table:table-cell ns41:value-type="string" table:style-name="ce16" office:value-type="string">
            <text:p>Appelter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202" office:value-type="float">
            <text:p>202</text:p>
          </table:table-cell>
          <table:table-cell ns41:value-type="string" table:style-name="ce16" office:value-type="string">
            <text:p>Arnhem</text:p>
          </table:table-cell>
          <table:table-cell table:style-name="Default"/>
          <table:table-cell ns41:value-type="float" table:style-name="ce25" office:value="530" office:value-type="float">
            <text:p>530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245" office:value-type="float">
            <text:p>24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9" office:value="1030" office:value-type="float">
            <text:p>1030</text:p>
          </table:table-cell>
          <table:table-cell table:number-columns-repeated="1007"/>
        </table:table-row>
        <table:table-row table:style-name="ro3">
          <table:table-cell ns41:value-type="float" table:style-name="ce8" office:value="203" office:value-type="float">
            <text:p>203</text:p>
          </table:table-cell>
          <table:table-cell ns41:value-type="string" table:style-name="ce16" office:value-type="string">
            <text:p>Barneveld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ns41:value-type="float" table:style-name="ce32" office:value="40" office:value-type="float">
            <text:p>4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30" office:value-type="float">
            <text:p>3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45" office:value-type="float">
            <text:p>4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9" office:value="785" office:value-type="float">
            <text:p>785</text:p>
          </table:table-cell>
          <table:table-cell table:number-columns-repeated="1007"/>
        </table:table-row>
        <table:table-row table:style-name="ro3">
          <table:table-cell ns41:value-type="float" table:style-name="ce8" office:value="204" office:value-type="float">
            <text:p>204</text:p>
          </table:table-cell>
          <table:table-cell ns41:value-type="string" table:style-name="ce16" office:value-type="string">
            <text:p>Batenburg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05" office:value-type="float">
            <text:p>205</text:p>
          </table:table-cell>
          <table:table-cell ns41:value-type="string" table:style-name="ce16" office:value-type="string">
            <text:p>Beesd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206" office:value-type="float">
            <text:p>206</text:p>
          </table:table-cell>
          <table:table-cell ns41:value-type="string" table:style-name="ce16" office:value-type="string">
            <text:p>Bemmel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ce8" office:value="207" office:value-type="float">
            <text:p>207</text:p>
          </table:table-cell>
          <table:table-cell ns41:value-type="string" table:style-name="ce16" office:value-type="string">
            <text:p>Bergh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208" office:value-type="float">
            <text:p>208</text:p>
          </table:table-cell>
          <table:table-cell ns41:value-type="string" table:style-name="ce16" office:value-type="string">
            <text:p>Bergharen</text:p>
          </table:table-cell>
          <table:table-cell table:style-name="Default"/>
          <table:table-cell table:style-name="ce25"/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09" office:value-type="float">
            <text:p>209</text:p>
          </table:table-cell>
          <table:table-cell ns41:value-type="string" table:style-name="ce16" office:value-type="string">
            <text:p>Beuningen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210" office:value-type="float">
            <text:p>210</text:p>
          </table:table-cell>
          <table:table-cell ns41:value-type="string" table:style-name="ce16" office:value-type="string">
            <text:p>Beusichem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10" office:value-type="float">
            <text:p>1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211" office:value-type="float">
            <text:p>211</text:p>
          </table:table-cell>
          <table:table-cell ns41:value-type="string" table:style-name="ce16" office:value-type="string">
            <text:p>Borculo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212" office:value-type="float">
            <text:p>212</text:p>
          </table:table-cell>
          <table:table-cell ns41:value-type="string" table:style-name="ce16" office:value-type="string">
            <text:p>Brakel</text:p>
          </table:table-cell>
          <table:table-cell table:style-name="Default"/>
          <table:table-cell table:style-name="ce25"/>
          <table:table-cell table:style-name="ce32" table:number-columns-repeated="11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213" office:value-type="float">
            <text:p>213</text:p>
          </table:table-cell>
          <table:table-cell ns41:value-type="string" table:style-name="ce16" office:value-type="string">
            <text:p>Brumm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355" office:value-type="float">
            <text:p>355</text:p>
          </table:table-cell>
          <table:table-cell table:number-columns-repeated="1007"/>
        </table:table-row>
        <table:table-row table:style-name="ro3">
          <table:table-cell ns41:value-type="float" table:style-name="ce8" office:value="214" office:value-type="float">
            <text:p>214</text:p>
          </table:table-cell>
          <table:table-cell ns41:value-type="string" table:style-name="ce16" office:value-type="string">
            <text:p>Buren</text:p>
          </table:table-cell>
          <table:table-cell table:style-name="Default"/>
          <table:table-cell table:style-name="ce25"/>
          <table:table-cell ns41:value-type="float" table:style-name="ce32" office:value="10" office:value-type="float">
            <text:p>10</text:p>
          </table:table-cell>
          <table:table-cell table:style-name="ce32" table:number-columns-repeated="10"/>
          <table:table-cell ns41:value-type="float" table:style-name="ce32" office:value="5" office:value-type="float">
            <text:p>5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215" office:value-type="float">
            <text:p>215</text:p>
          </table:table-cell>
          <table:table-cell ns41:value-type="string" table:style-name="ce16" office:value-type="string">
            <text:p>Buurmals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216" office:value-type="float">
            <text:p>216</text:p>
          </table:table-cell>
          <table:table-cell ns41:value-type="string" table:style-name="ce16" office:value-type="string">
            <text:p>Culemborg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15" office:value-type="float">
            <text:p>11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875" office:value-type="float">
            <text:p>875</text:p>
          </table:table-cell>
          <table:table-cell table:number-columns-repeated="1007"/>
        </table:table-row>
        <table:table-row table:style-name="ro3">
          <table:table-cell ns41:value-type="float" table:style-name="ce8" office:value="217" office:value-type="float">
            <text:p>217</text:p>
          </table:table-cell>
          <table:table-cell ns41:value-type="string" table:style-name="ce16" office:value-type="string">
            <text:p>Deil</text:p>
          </table:table-cell>
          <table:table-cell table:style-name="Default"/>
          <table:table-cell table:style-name="ce25"/>
          <table:table-cell table:style-name="ce32" table:number-columns-repeated="11"/>
          <table:table-cell ns41:value-type="float" table:style-name="ce32" office:value="10" office:value-type="float">
            <text:p>10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218" office:value-type="float">
            <text:p>218</text:p>
          </table:table-cell>
          <table:table-cell ns41:value-type="string" table:style-name="ce16" office:value-type="string">
            <text:p>Didam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219" office:value-type="float">
            <text:p>219</text:p>
          </table:table-cell>
          <table:table-cell ns41:value-type="string" table:style-name="ce16" office:value-type="string">
            <text:p>Dinxperlo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65" office:value-type="float">
            <text:p>16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 table:number-columns-repeated="3"/>
          <table:table-cell ns41:value-type="float" table:style-name="ce39" office:value="180" office:value-type="float">
            <text:p>180</text:p>
          </table:table-cell>
          <table:table-cell table:number-columns-repeated="1007"/>
        </table:table-row>
        <table:table-row table:style-name="ro3">
          <table:table-cell ns41:value-type="float" table:style-name="ce8" office:value="220" office:value-type="float">
            <text:p>220</text:p>
          </table:table-cell>
          <table:table-cell ns41:value-type="string" table:style-name="ce16" office:value-type="string">
            <text:p>Dodewaard</text:p>
          </table:table-cell>
          <table:table-cell table:style-name="Default"/>
          <table:table-cell table:style-name="ce25"/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221" office:value-type="float">
            <text:p>221</text:p>
          </table:table-cell>
          <table:table-cell ns41:value-type="string" table:style-name="ce16" office:value-type="string">
            <text:p>Doesburg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40" office:value-type="float">
            <text:p>4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60" office:value-type="float">
            <text:p>60</text:p>
          </table:table-cell>
          <table:table-cell table:style-name="ce32" table:number-columns-repeated="2"/>
          <table:table-cell ns41:value-type="float" office:value="10" table:style-name="ce32" table:number-columns-repeated="2" office:value-type="float">
            <text:p>10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285" office:value-type="float">
            <text:p>285</text:p>
          </table:table-cell>
          <table:table-cell table:number-columns-repeated="1007"/>
        </table:table-row>
        <table:table-row table:style-name="ro3">
          <table:table-cell ns41:value-type="float" table:style-name="ce8" office:value="222" office:value-type="float">
            <text:p>222</text:p>
          </table:table-cell>
          <table:table-cell ns41:value-type="string" table:style-name="ce16" office:value-type="string">
            <text:p>Doetinchem</text:p>
          </table:table-cell>
          <table:table-cell table:style-name="Default"/>
          <table:table-cell ns41:value-type="float" table:style-name="ce25" office:value="210" office:value-type="float">
            <text:p>210</text:p>
          </table:table-cell>
          <table:table-cell ns41:value-type="float" table:style-name="ce32" office:value="20" office:value-type="float">
            <text:p>2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5" office:value-type="float">
            <text:p>5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95" office:value-type="float">
            <text:p>9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9" office:value="205" office:value-type="float">
            <text:p>205</text:p>
          </table:table-cell>
          <table:table-cell table:number-columns-repeated="1007"/>
        </table:table-row>
        <table:table-row table:style-name="ro3">
          <table:table-cell ns41:value-type="float" table:style-name="ce8" office:value="223" office:value-type="float">
            <text:p>223</text:p>
          </table:table-cell>
          <table:table-cell ns41:value-type="string" table:style-name="ce16" office:value-type="string">
            <text:p>Doornspijk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210" office:value-type="float">
            <text:p>2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9" office:value="120" office:value-type="float">
            <text:p>120</text:p>
          </table:table-cell>
          <table:table-cell table:number-columns-repeated="1007"/>
        </table:table-row>
        <table:table-row table:style-name="ro3">
          <table:table-cell ns41:value-type="float" table:style-name="ce8" office:value="224" office:value-type="float">
            <text:p>224</text:p>
          </table:table-cell>
          <table:table-cell ns41:value-type="string" table:style-name="ce16" office:value-type="string">
            <text:p>Dreumel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225" office:value-type="float">
            <text:p>225</text:p>
          </table:table-cell>
          <table:table-cell ns41:value-type="string" table:style-name="ce16" office:value-type="string">
            <text:p>Drut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226" office:value-type="float">
            <text:p>226</text:p>
          </table:table-cell>
          <table:table-cell ns41:value-type="string" table:style-name="ce16" office:value-type="string">
            <text:p>Duiven</text:p>
          </table:table-cell>
          <table:table-cell table:style-name="Default"/>
          <table:table-cell table:style-name="ce25"/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227" office:value-type="float">
            <text:p>227</text:p>
          </table:table-cell>
          <table:table-cell ns41:value-type="string" table:style-name="ce16" office:value-type="string">
            <text:p>Echteld</text:p>
          </table:table-cell>
          <table:table-cell table:style-name="Default"/>
          <table:table-cell table:style-name="ce25"/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15" office:value-type="float">
            <text:p>15</text:p>
          </table:table-cell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228" office:value-type="float">
            <text:p>228</text:p>
          </table:table-cell>
          <table:table-cell ns41:value-type="string" table:style-name="ce16" office:value-type="string">
            <text:p>Ede</text:p>
          </table:table-cell>
          <table:table-cell table:style-name="Default"/>
          <table:table-cell ns41:value-type="float" table:style-name="ce25" office:value="220" office:value-type="float">
            <text:p>220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05" office:value-type="float">
            <text:p>105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9" office:value="945" office:value-type="float">
            <text:p>945</text:p>
          </table:table-cell>
          <table:table-cell table:number-columns-repeated="1007"/>
        </table:table-row>
        <table:table-row table:style-name="ro3">
          <table:table-cell ns41:value-type="float" table:style-name="ce8" office:value="229" office:value-type="float">
            <text:p>229</text:p>
          </table:table-cell>
          <table:table-cell ns41:value-type="string" table:style-name="ce16" office:value-type="string">
            <text:p>Eiberg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ce8" office:value="230" office:value-type="float">
            <text:p>230</text:p>
          </table:table-cell>
          <table:table-cell ns41:value-type="string" table:style-name="ce16" office:value-type="string">
            <text:p>Elburg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10" office:value-type="float">
            <text:p>1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50" office:value-type="float">
            <text:p>50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231" office:value-type="float">
            <text:p>231</text:p>
          </table:table-cell>
          <table:table-cell ns41:value-type="string" table:style-name="ce16" office:value-type="string">
            <text:p>Elst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255" office:value-type="float">
            <text:p>255</text:p>
          </table:table-cell>
          <table:table-cell table:number-columns-repeated="1007"/>
        </table:table-row>
        <table:table-row table:style-name="ro3">
          <table:table-cell ns41:value-type="float" table:style-name="ce8" office:value="232" office:value-type="float">
            <text:p>232</text:p>
          </table:table-cell>
          <table:table-cell ns41:value-type="string" table:style-name="ce16" office:value-type="string">
            <text:p>Epe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25" office:value-type="float">
            <text:p>125</text:p>
          </table:table-cell>
          <table:table-cell table:style-name="ce32" table:number-columns-repeated="2"/>
          <table:table-cell ns41:value-type="float" table:style-name="ce32" office:value="50" office:value-type="float">
            <text:p>50</text:p>
          </table:table-cell>
          <table:table-cell ns41:value-type="float" table:style-name="ce39" office:value="915" office:value-type="float">
            <text:p>915</text:p>
          </table:table-cell>
          <table:table-cell table:number-columns-repeated="1007"/>
        </table:table-row>
        <table:table-row table:style-name="ro3">
          <table:table-cell ns41:value-type="float" table:style-name="ce8" office:value="233" office:value-type="float">
            <text:p>233</text:p>
          </table:table-cell>
          <table:table-cell ns41:value-type="string" table:style-name="ce16" office:value-type="string">
            <text:p>Ermelo</text:p>
          </table:table-cell>
          <table:table-cell table:style-name="Default"/>
          <table:table-cell ns41:value-type="float" table:style-name="ce25" office:value="35" office:value-type="float">
            <text:p>3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85" office:value-type="float">
            <text:p>85</text:p>
          </table:table-cell>
          <table:table-cell table:style-name="ce32" table:number-columns-repeated="2"/>
          <table:table-cell ns41:value-type="float" table:style-name="ce32" office:value="35" office:value-type="float">
            <text:p>35</text:p>
          </table:table-cell>
          <table:table-cell ns41:value-type="float" table:style-name="ce39" office:value="285" office:value-type="float">
            <text:p>285</text:p>
          </table:table-cell>
          <table:table-cell table:number-columns-repeated="1007"/>
        </table:table-row>
        <table:table-row table:style-name="ro3">
          <table:table-cell ns41:value-type="float" table:style-name="ce8" office:value="234" office:value-type="float">
            <text:p>234</text:p>
          </table:table-cell>
          <table:table-cell ns41:value-type="string" table:style-name="ce16" office:value-type="string">
            <text:p>Est en Opijn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35" office:value-type="float">
            <text:p>235</text:p>
          </table:table-cell>
          <table:table-cell ns41:value-type="string" table:style-name="ce16" office:value-type="string">
            <text:p>Ewijk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36" office:value-type="float">
            <text:p>236</text:p>
          </table:table-cell>
          <table:table-cell ns41:value-type="string" table:style-name="ce16" office:value-type="string">
            <text:p>Geldermalsen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ns41:value-type="float" table:style-name="ce39" office:value="75" office:value-type="float">
            <text:p>75</text:p>
          </table:table-cell>
          <table:table-cell table:number-columns-repeated="1007"/>
        </table:table-row>
        <table:table-row table:style-name="ro3">
          <table:table-cell ns41:value-type="float" table:style-name="ce8" office:value="237" office:value-type="float">
            <text:p>237</text:p>
          </table:table-cell>
          <table:table-cell ns41:value-type="string" table:style-name="ce16" office:value-type="string">
            <text:p>Gendring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ce8" office:value="238" office:value-type="float">
            <text:p>238</text:p>
          </table:table-cell>
          <table:table-cell ns41:value-type="string" table:style-name="ce16" office:value-type="string">
            <text:p>Gendt</text:p>
          </table:table-cell>
          <table:table-cell table:style-name="Default"/>
          <table:table-cell table:style-name="ce25"/>
          <table:table-cell ns41:value-type="float" table:style-name="ce32" office:value="15" office:value-type="float">
            <text:p>1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239" office:value-type="float">
            <text:p>239</text:p>
          </table:table-cell>
          <table:table-cell ns41:value-type="string" table:style-name="ce16" office:value-type="string">
            <text:p>Gorssel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ce8" office:value="240" office:value-type="float">
            <text:p>240</text:p>
          </table:table-cell>
          <table:table-cell ns41:value-type="string" table:style-name="ce16" office:value-type="string">
            <text:p>Groenlo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241" office:value-type="float">
            <text:p>241</text:p>
          </table:table-cell>
          <table:table-cell ns41:value-type="string" table:style-name="ce16" office:value-type="string">
            <text:p>Groesbeek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ce8" office:value="242" office:value-type="float">
            <text:p>242</text:p>
          </table:table-cell>
          <table:table-cell ns41:value-type="string" table:style-name="ce16" office:value-type="string">
            <text:p>Haaft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243" office:value-type="float">
            <text:p>243</text:p>
          </table:table-cell>
          <table:table-cell ns41:value-type="string" table:style-name="ce16" office:value-type="string">
            <text:p>Harderwijk</text:p>
          </table:table-cell>
          <table:table-cell table:style-name="Default"/>
          <table:table-cell ns41:value-type="float" table:style-name="ce25" office:value="90" office:value-type="float">
            <text:p>90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2" office:value="65" office:value-type="float">
            <text:p>65</text:p>
          </table:table-cell>
          <table:table-cell table:style-name="ce32" table:number-columns-repeated="3"/>
          <table:table-cell ns41:value-type="float" table:style-name="ce32" office:value="30" office:value-type="float">
            <text:p>30</text:p>
          </table:table-cell>
          <table:table-cell ns41:value-type="float" table:style-name="ce32" office:value="50" office:value-type="float">
            <text:p>50</text:p>
          </table:table-cell>
          <table:table-cell table:style-name="ce32" table:number-columns-repeated="2"/>
          <table:table-cell ns41:value-type="float" table:style-name="ce32" office:value="85" office:value-type="float">
            <text:p>85</text:p>
          </table:table-cell>
          <table:table-cell ns41:value-type="float" table:style-name="ce39" office:value="250" office:value-type="float">
            <text:p>250</text:p>
          </table:table-cell>
          <table:table-cell table:number-columns-repeated="1007"/>
        </table:table-row>
        <table:table-row table:style-name="ro3">
          <table:table-cell ns41:value-type="float" table:style-name="ce8" office:value="244" office:value-type="float">
            <text:p>244</text:p>
          </table:table-cell>
          <table:table-cell ns41:value-type="string" table:style-name="ce16" office:value-type="string">
            <text:p>Hattem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100" office:value-type="float">
            <text:p>100</text:p>
          </table:table-cell>
          <table:table-cell table:number-columns-repeated="1007"/>
        </table:table-row>
        <table:table-row table:style-name="ro3">
          <table:table-cell ns41:value-type="float" table:style-name="ce8" office:value="245" office:value-type="float">
            <text:p>245</text:p>
          </table:table-cell>
          <table:table-cell ns41:value-type="string" table:style-name="ce16" office:value-type="string">
            <text:p>Hedel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246" office:value-type="float">
            <text:p>246</text:p>
          </table:table-cell>
          <table:table-cell ns41:value-type="string" table:style-name="ce16" office:value-type="string">
            <text:p>Heerde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80" office:value-type="float">
            <text:p>18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170" office:value-type="float">
            <text:p>170</text:p>
          </table:table-cell>
          <table:table-cell table:number-columns-repeated="1007"/>
        </table:table-row>
        <table:table-row table:style-name="ro3">
          <table:table-cell ns41:value-type="float" table:style-name="ce8" office:value="247" office:value-type="float">
            <text:p>247</text:p>
          </table:table-cell>
          <table:table-cell ns41:value-type="string" table:style-name="ce16" office:value-type="string">
            <text:p>Heerewaard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248" office:value-type="float">
            <text:p>248</text:p>
          </table:table-cell>
          <table:table-cell ns41:value-type="string" table:style-name="ce16" office:value-type="string">
            <text:p>Hengelo (Gld.)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8"/>
          <table:table-cell ns41:value-type="float" table:style-name="ce32" office:value="25" office:value-type="float">
            <text:p>25</text:p>
          </table:table-cell>
          <table:table-cell table:style-name="ce32" table:number-columns-repeated="3"/>
          <table:table-cell ns41:value-type="float" table:style-name="ce39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ce8" office:value="249" office:value-type="float">
            <text:p>249</text:p>
          </table:table-cell>
          <table:table-cell ns41:value-type="string" table:style-name="ce16" office:value-type="string">
            <text:p>Herwen en Aerdt</text:p>
          </table:table-cell>
          <table:table-cell table:style-name="Default"/>
          <table:table-cell table:style-name="ce25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250" office:value-type="float">
            <text:p>250</text:p>
          </table:table-cell>
          <table:table-cell ns41:value-type="string" table:style-name="ce16" office:value-type="string">
            <text:p>Herwijn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251" office:value-type="float">
            <text:p>251</text:p>
          </table:table-cell>
          <table:table-cell ns41:value-type="string" table:style-name="ce16" office:value-type="string">
            <text:p>Heter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252" office:value-type="float">
            <text:p>252</text:p>
          </table:table-cell>
          <table:table-cell ns41:value-type="string" table:style-name="ce16" office:value-type="string">
            <text:p>Heumen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253" office:value-type="float">
            <text:p>253</text:p>
          </table:table-cell>
          <table:table-cell ns41:value-type="string" table:style-name="ce16" office:value-type="string">
            <text:p>Hoevelaken</text:p>
          </table:table-cell>
          <table:table-cell table:style-name="Default"/>
          <table:table-cell ns41:value-type="float" table:style-name="ce25" office:value="40" office:value-type="float">
            <text:p>4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254" office:value-type="float">
            <text:p>254</text:p>
          </table:table-cell>
          <table:table-cell ns41:value-type="string" table:style-name="ce16" office:value-type="string">
            <text:p>Horss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55" office:value-type="float">
            <text:p>255</text:p>
          </table:table-cell>
          <table:table-cell ns41:value-type="string" table:style-name="ce16" office:value-type="string">
            <text:p>Huiss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256" office:value-type="float">
            <text:p>256</text:p>
          </table:table-cell>
          <table:table-cell ns41:value-type="string" table:style-name="ce16" office:value-type="string">
            <text:p>Hummelo en Keppel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10"/>
          <table:table-cell ns41:value-type="float" table:style-name="ce32" office:value="5" office:value-type="float">
            <text:p>5</text:p>
          </table:table-cell>
          <table:table-cell ns41:value-type="float" table:style-name="ce39" office:value="150" office:value-type="float">
            <text:p>150</text:p>
          </table:table-cell>
          <table:table-cell table:number-columns-repeated="1007"/>
        </table:table-row>
        <table:table-row table:style-name="ro3">
          <table:table-cell ns41:value-type="float" table:style-name="ce8" office:value="257" office:value-type="float">
            <text:p>257</text:p>
          </table:table-cell>
          <table:table-cell ns41:value-type="string" table:style-name="ce16" office:value-type="string">
            <text:p>Kerkwijk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258" office:value-type="float">
            <text:p>258</text:p>
          </table:table-cell>
          <table:table-cell ns41:value-type="string" table:style-name="ce16" office:value-type="string">
            <text:p>Kesteren</text:p>
          </table:table-cell>
          <table:table-cell table:style-name="Default"/>
          <table:table-cell table:style-name="ce25"/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155" office:value-type="float">
            <text:p>155</text:p>
          </table:table-cell>
          <table:table-cell table:number-columns-repeated="1007"/>
        </table:table-row>
        <table:table-row table:style-name="ro3">
          <table:table-cell ns41:value-type="float" table:style-name="ce8" office:value="259" office:value-type="float">
            <text:p>259</text:p>
          </table:table-cell>
          <table:table-cell ns41:value-type="string" table:style-name="ce16" office:value-type="string">
            <text:p>Laren (Gld.)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260" office:value-type="float">
            <text:p>260</text:p>
          </table:table-cell>
          <table:table-cell ns41:value-type="string" table:style-name="ce16" office:value-type="string">
            <text:p>Lichtenvoorde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261" office:value-type="float">
            <text:p>261</text:p>
          </table:table-cell>
          <table:table-cell ns41:value-type="string" table:style-name="ce16" office:value-type="string">
            <text:p>Liend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262" office:value-type="float">
            <text:p>262</text:p>
          </table:table-cell>
          <table:table-cell ns41:value-type="string" table:style-name="ce16" office:value-type="string">
            <text:p>Lochem</text:p>
          </table:table-cell>
          <table:table-cell table:style-name="Default"/>
          <table:table-cell ns41:value-type="float" table:style-name="ce25" office:value="60" office:value-type="float">
            <text:p>60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75" office:value-type="float">
            <text:p>175</text:p>
          </table:table-cell>
          <table:table-cell table:number-columns-repeated="1007"/>
        </table:table-row>
        <table:table-row table:style-name="ro3">
          <table:table-cell ns41:value-type="float" table:style-name="ce8" office:value="263" office:value-type="float">
            <text:p>263</text:p>
          </table:table-cell>
          <table:table-cell ns41:value-type="string" table:style-name="ce16" office:value-type="string">
            <text:p>Maasdriel</text:p>
          </table:table-cell>
          <table:table-cell table:style-name="Default"/>
          <table:table-cell table:style-name="ce25"/>
          <table:table-cell ns41:value-type="float" table:style-name="ce32" office:value="20" office:value-type="float">
            <text:p>20</text:p>
          </table:table-cell>
          <table:table-cell table:style-name="ce32" table:number-columns-repeated="11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64" office:value-type="float">
            <text:p>264</text:p>
          </table:table-cell>
          <table:table-cell ns41:value-type="string" table:style-name="ce16" office:value-type="string">
            <text:p>Mauri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265" office:value-type="float">
            <text:p>265</text:p>
          </table:table-cell>
          <table:table-cell ns41:value-type="string" table:style-name="ce16" office:value-type="string">
            <text:p>Millingen aan de Rij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266" office:value-type="float">
            <text:p>266</text:p>
          </table:table-cell>
          <table:table-cell ns41:value-type="string" table:style-name="ce16" office:value-type="string">
            <text:p>Need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267" office:value-type="float">
            <text:p>267</text:p>
          </table:table-cell>
          <table:table-cell ns41:value-type="string" table:style-name="ce16" office:value-type="string">
            <text:p>Nijkerk</text:p>
          </table:table-cell>
          <table:table-cell table:style-name="Default"/>
          <table:table-cell ns41:value-type="float" table:style-name="ce25" office:value="85" office:value-type="float">
            <text:p>8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9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ce8" office:value="268" office:value-type="float">
            <text:p>268</text:p>
          </table:table-cell>
          <table:table-cell ns41:value-type="string" table:style-name="ce16" office:value-type="string">
            <text:p>Nijmegen</text:p>
          </table:table-cell>
          <table:table-cell table:style-name="Default"/>
          <table:table-cell ns41:value-type="float" table:style-name="ce25" office:value="250" office:value-type="float">
            <text:p>250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30" table:style-name="ce32" table:number-columns-repeated="2" office:value-type="float">
            <text:p>3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45" office:value-type="float">
            <text:p>24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9" office:value="1170" office:value-type="float">
            <text:p>1170</text:p>
          </table:table-cell>
          <table:table-cell table:number-columns-repeated="1007"/>
        </table:table-row>
        <table:table-row table:style-name="ro3">
          <table:table-cell ns41:value-type="float" table:style-name="ce8" office:value="269" office:value-type="float">
            <text:p>269</text:p>
          </table:table-cell>
          <table:table-cell ns41:value-type="string" table:style-name="ce16" office:value-type="string">
            <text:p>Oldebroek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480" office:value-type="float">
            <text:p>480</text:p>
          </table:table-cell>
          <table:table-cell ns41:value-type="float" office:value="15" table:style-name="ce32" table:number-columns-repeated="2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75" office:value-type="float">
            <text:p>75</text:p>
          </table:table-cell>
          <table:table-cell ns41:value-type="float" table:style-name="ce39" office:value="230" office:value-type="float">
            <text:p>230</text:p>
          </table:table-cell>
          <table:table-cell table:number-columns-repeated="1007"/>
        </table:table-row>
        <table:table-row table:style-name="ro3">
          <table:table-cell ns41:value-type="float" table:style-name="ce8" office:value="270" office:value-type="float">
            <text:p>270</text:p>
          </table:table-cell>
          <table:table-cell ns41:value-type="string" table:style-name="ce16" office:value-type="string">
            <text:p>Ophemert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71" office:value-type="float">
            <text:p>271</text:p>
          </table:table-cell>
          <table:table-cell ns41:value-type="string" table:style-name="ce16" office:value-type="string">
            <text:p>Overasselt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272" office:value-type="float">
            <text:p>272</text:p>
          </table:table-cell>
          <table:table-cell ns41:value-type="string" table:style-name="ce16" office:value-type="string">
            <text:p>Pannerd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273" office:value-type="float">
            <text:p>273</text:p>
          </table:table-cell>
          <table:table-cell ns41:value-type="string" table:style-name="ce16" office:value-type="string">
            <text:p>Putten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4"/>
          <table:table-cell ns41:value-type="float" table:style-name="ce32" office:value="75" office:value-type="float">
            <text:p>7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175" office:value-type="float">
            <text:p>175</text:p>
          </table:table-cell>
          <table:table-cell table:number-columns-repeated="1007"/>
        </table:table-row>
        <table:table-row table:style-name="ro3">
          <table:table-cell ns41:value-type="float" table:style-name="ce8" office:value="274" office:value-type="float">
            <text:p>274</text:p>
          </table:table-cell>
          <table:table-cell ns41:value-type="string" table:style-name="ce16" office:value-type="string">
            <text:p>Renkum</text:p>
          </table:table-cell>
          <table:table-cell table:style-name="Default"/>
          <table:table-cell ns41:value-type="float" table:style-name="ce25" office:value="45" office:value-type="float">
            <text:p>4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0" office:value-type="float">
            <text:p>40</text:p>
          </table:table-cell>
          <table:table-cell ns41:value-type="float" office:value="15" table:style-name="ce32" table:number-columns-repeated="2" office:value-type="float">
            <text:p>1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9" office:value="280" office:value-type="float">
            <text:p>280</text:p>
          </table:table-cell>
          <table:table-cell table:number-columns-repeated="1007"/>
        </table:table-row>
        <table:table-row table:style-name="ro3">
          <table:table-cell ns41:value-type="float" table:style-name="ce8" office:value="275" office:value-type="float">
            <text:p>275</text:p>
          </table:table-cell>
          <table:table-cell ns41:value-type="string" table:style-name="ce16" office:value-type="string">
            <text:p>Rheden</text:p>
          </table:table-cell>
          <table:table-cell table:style-name="Default"/>
          <table:table-cell ns41:value-type="float" table:style-name="ce25" office:value="240" office:value-type="float">
            <text:p>240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90" office:value-type="float">
            <text:p>90</text:p>
          </table:table-cell>
          <table:table-cell table:style-name="ce32" table:number-columns-repeated="2"/>
          <table:table-cell ns41:value-type="float" table:style-name="ce32" office:value="175" office:value-type="float">
            <text:p>175</text:p>
          </table:table-cell>
          <table:table-cell ns41:value-type="float" table:style-name="ce39" office:value="935" office:value-type="float">
            <text:p>935</text:p>
          </table:table-cell>
          <table:table-cell table:number-columns-repeated="1007"/>
        </table:table-row>
        <table:table-row table:style-name="ro3">
          <table:table-cell ns41:value-type="float" table:style-name="ce8" office:value="276" office:value-type="float">
            <text:p>276</text:p>
          </table:table-cell>
          <table:table-cell ns41:value-type="string" table:style-name="ce16" office:value-type="string">
            <text:p>Rossum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277" office:value-type="float">
            <text:p>277</text:p>
          </table:table-cell>
          <table:table-cell ns41:value-type="string" table:style-name="ce16" office:value-type="string">
            <text:p>Rozendaal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6"/>
          <table:table-cell ns41:value-type="float" table:style-name="ce32" office:value="15" office:value-type="float">
            <text:p>15</text:p>
          </table:table-cell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278" office:value-type="float">
            <text:p>278</text:p>
          </table:table-cell>
          <table:table-cell ns41:value-type="string" table:style-name="ce16" office:value-type="string">
            <text:p>Ruurlo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279" office:value-type="float">
            <text:p>279</text:p>
          </table:table-cell>
          <table:table-cell ns41:value-type="string" table:style-name="ce16" office:value-type="string">
            <text:p>Scherpenzeel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280" office:value-type="float">
            <text:p>280</text:p>
          </table:table-cell>
          <table:table-cell ns41:value-type="string" table:style-name="ce16" office:value-type="string">
            <text:p>Steenderen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81" office:value-type="float">
            <text:p>281</text:p>
          </table:table-cell>
          <table:table-cell ns41:value-type="string" table:style-name="ce16" office:value-type="string">
            <text:p>Tiel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40" office:value-type="float">
            <text:p>4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45" office:value-type="float">
            <text:p>45</text:p>
          </table:table-cell>
          <table:table-cell ns41:value-type="float" table:style-name="ce39" office:value="880" office:value-type="float">
            <text:p>880</text:p>
          </table:table-cell>
          <table:table-cell table:number-columns-repeated="1007"/>
        </table:table-row>
        <table:table-row table:style-name="ro3">
          <table:table-cell ns41:value-type="float" table:style-name="ce8" office:value="282" office:value-type="float">
            <text:p>282</text:p>
          </table:table-cell>
          <table:table-cell ns41:value-type="string" table:style-name="ce16" office:value-type="string">
            <text:p>Ubberg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10"/>
          <table:table-cell ns41:value-type="float" table:style-name="ce32" office:value="5" office:value-type="float">
            <text:p>5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283" office:value-type="float">
            <text:p>283</text:p>
          </table:table-cell>
          <table:table-cell ns41:value-type="string" table:style-name="ce16" office:value-type="string">
            <text:p>Valburg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3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284" office:value-type="float">
            <text:p>284</text:p>
          </table:table-cell>
          <table:table-cell ns41:value-type="string" table:style-name="ce16" office:value-type="string">
            <text:p>Varik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85" office:value-type="float">
            <text:p>285</text:p>
          </table:table-cell>
          <table:table-cell ns41:value-type="string" table:style-name="ce16" office:value-type="string">
            <text:p>Voorst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430" office:value-type="float">
            <text:p>430</text:p>
          </table:table-cell>
          <table:table-cell table:number-columns-repeated="1007"/>
        </table:table-row>
        <table:table-row table:style-name="ro3">
          <table:table-cell ns41:value-type="float" table:style-name="ce8" office:value="286" office:value-type="float">
            <text:p>286</text:p>
          </table:table-cell>
          <table:table-cell ns41:value-type="string" table:style-name="ce16" office:value-type="string">
            <text:p>Vord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3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9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ce8" office:value="287" office:value-type="float">
            <text:p>287</text:p>
          </table:table-cell>
          <table:table-cell ns41:value-type="string" table:style-name="ce16" office:value-type="string">
            <text:p>Vuren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288" office:value-type="float">
            <text:p>288</text:p>
          </table:table-cell>
          <table:table-cell ns41:value-type="string" table:style-name="ce16" office:value-type="string">
            <text:p>Waardenburg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89" office:value-type="float">
            <text:p>289</text:p>
          </table:table-cell>
          <table:table-cell ns41:value-type="string" table:style-name="ce16" office:value-type="string">
            <text:p>Wageningen</text:p>
          </table:table-cell>
          <table:table-cell table:style-name="Default"/>
          <table:table-cell ns41:value-type="float" table:style-name="ce25" office:value="155" office:value-type="float">
            <text:p>15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0" office:value-type="float">
            <text:p>7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80" office:value-type="float">
            <text:p>80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9" office:value="350" office:value-type="float">
            <text:p>350</text:p>
          </table:table-cell>
          <table:table-cell table:number-columns-repeated="1007"/>
        </table:table-row>
        <table:table-row table:style-name="ro3">
          <table:table-cell ns41:value-type="float" table:style-name="ce8" office:value="290" office:value-type="float">
            <text:p>290</text:p>
          </table:table-cell>
          <table:table-cell ns41:value-type="string" table:style-name="ce16" office:value-type="string">
            <text:p>Wamel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291" office:value-type="float">
            <text:p>291</text:p>
          </table:table-cell>
          <table:table-cell ns41:value-type="string" table:style-name="ce16" office:value-type="string">
            <text:p>Warnsveld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292" office:value-type="float">
            <text:p>292</text:p>
          </table:table-cell>
          <table:table-cell ns41:value-type="string" table:style-name="ce16" office:value-type="string">
            <text:p>Wehl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293" office:value-type="float">
            <text:p>293</text:p>
          </table:table-cell>
          <table:table-cell ns41:value-type="string" table:style-name="ce16" office:value-type="string">
            <text:p>Westervoort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294" office:value-type="float">
            <text:p>294</text:p>
          </table:table-cell>
          <table:table-cell ns41:value-type="string" table:style-name="ce16" office:value-type="string">
            <text:p>Winterswijk</text:p>
          </table:table-cell>
          <table:table-cell table:style-name="Default"/>
          <table:table-cell ns41:value-type="float" table:style-name="ce25" office:value="25" office:value-type="float">
            <text:p>2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ns41:value-type="float" table:style-name="ce32" office:value="55" office:value-type="float">
            <text:p>55</text:p>
          </table:table-cell>
          <table:table-cell table:style-name="ce32"/>
          <table:table-cell ns41:value-type="float" table:style-name="ce32" office:value="50" office:value-type="float">
            <text:p>50</text:p>
          </table:table-cell>
          <table:table-cell table:style-name="ce32"/>
          <table:table-cell ns41:value-type="float" table:style-name="ce32" office:value="65" office:value-type="float">
            <text:p>6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ns41:value-type="float" table:style-name="ce39" office:value="210" office:value-type="float">
            <text:p>210</text:p>
          </table:table-cell>
          <table:table-cell table:number-columns-repeated="1007"/>
        </table:table-row>
        <table:table-row table:style-name="ro3">
          <table:table-cell ns41:value-type="float" table:style-name="ce8" office:value="295" office:value-type="float">
            <text:p>295</text:p>
          </table:table-cell>
          <table:table-cell ns41:value-type="string" table:style-name="ce16" office:value-type="string">
            <text:p>Wisch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135" office:value-type="float">
            <text:p>135</text:p>
          </table:table-cell>
          <table:table-cell table:style-name="ce32"/>
          <table:table-cell ns41:value-type="float" table:style-name="ce32" office:value="55" office:value-type="float">
            <text:p>5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795" office:value-type="float">
            <text:p>795</text:p>
          </table:table-cell>
          <table:table-cell table:number-columns-repeated="1007"/>
        </table:table-row>
        <table:table-row table:style-name="ro3">
          <table:table-cell ns41:value-type="float" table:style-name="ce8" office:value="296" office:value-type="float">
            <text:p>296</text:p>
          </table:table-cell>
          <table:table-cell ns41:value-type="string" table:style-name="ce16" office:value-type="string">
            <text:p>Wijch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297" office:value-type="float">
            <text:p>297</text:p>
          </table:table-cell>
          <table:table-cell ns41:value-type="string" table:style-name="ce16" office:value-type="string">
            <text:p>Zaltbommel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35" office:value-type="float">
            <text:p>3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65" office:value-type="float">
            <text:p>65</text:p>
          </table:table-cell>
          <table:table-cell table:number-columns-repeated="1007"/>
        </table:table-row>
        <table:table-row table:style-name="ro3">
          <table:table-cell ns41:value-type="float" table:style-name="ce8" office:value="298" office:value-type="float">
            <text:p>298</text:p>
          </table:table-cell>
          <table:table-cell ns41:value-type="string" table:style-name="ce16" office:value-type="string">
            <text:p>Zelhem</text:p>
          </table:table-cell>
          <table:table-cell table:style-name="Default"/>
          <table:table-cell ns41:value-type="float" table:style-name="ce25" office:value="40" office:value-type="float">
            <text:p>40</text:p>
          </table:table-cell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0" office:value-type="float">
            <text:p>50</text:p>
          </table:table-cell>
          <table:table-cell table:style-name="ce32"/>
          <table:table-cell ns41:value-type="float" table:style-name="ce32" office:value="75" office:value-type="float">
            <text:p>7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70" office:value-type="float">
            <text:p>70</text:p>
          </table:table-cell>
          <table:table-cell table:number-columns-repeated="1007"/>
        </table:table-row>
        <table:table-row table:style-name="ro3">
          <table:table-cell ns41:value-type="float" table:style-name="ce8" office:value="299" office:value-type="float">
            <text:p>299</text:p>
          </table:table-cell>
          <table:table-cell ns41:value-type="string" table:style-name="ce16" office:value-type="string">
            <text:p>Zevenaar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40" office:value-type="float">
            <text:p>4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9" office:value="130" office:value-type="float">
            <text:p>130</text:p>
          </table:table-cell>
          <table:table-cell table:number-columns-repeated="1007"/>
        </table:table-row>
        <table:table-row table:style-name="ro3">
          <table:table-cell ns41:value-type="float" table:style-name="ce8" office:value="300" office:value-type="float">
            <text:p>300</text:p>
          </table:table-cell>
          <table:table-cell ns41:value-type="string" table:style-name="ce16" office:value-type="string">
            <text:p>Zoel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301" office:value-type="float">
            <text:p>301</text:p>
          </table:table-cell>
          <table:table-cell ns41:value-type="string" table:style-name="ce16" office:value-type="string">
            <text:p>Zutphen</text:p>
          </table:table-cell>
          <table:table-cell table:style-name="Default"/>
          <table:table-cell ns41:value-type="float" table:style-name="ce25" office:value="105" office:value-type="float">
            <text:p>105</text:p>
          </table:table-cell>
          <table:table-cell ns41:value-type="float" table:style-name="ce32" office:value="35" office:value-type="float">
            <text:p>3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20" office:value-type="float">
            <text:p>120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5" office:value-type="float">
            <text:p>3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9" office:value="200" office:value-type="float">
            <text:p>200</text:p>
          </table:table-cell>
          <table:table-cell table:number-columns-repeated="1007"/>
        </table:table-row>
        <table:table-row table:style-name="ro3">
          <table:table-cell ns41:value-type="float" table:style-name="ce8" office:value="305" office:value-type="float">
            <text:p>305</text:p>
          </table:table-cell>
          <table:table-cell ns41:value-type="string" table:style-name="ce16" office:value-type="string">
            <text:p>Abcoude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306" office:value-type="float">
            <text:p>306</text:p>
          </table:table-cell>
          <table:table-cell ns41:value-type="string" table:style-name="ce16" office:value-type="string">
            <text:p>Amerongen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office:value="10" table:style-name="ce32" table:number-columns-repeated="2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ce8" office:value="307" office:value-type="float">
            <text:p>307</text:p>
          </table:table-cell>
          <table:table-cell ns41:value-type="string" table:style-name="ce16" office:value-type="string">
            <text:p>Amersfoort</text:p>
          </table:table-cell>
          <table:table-cell table:style-name="Default"/>
          <table:table-cell ns41:value-type="float" table:style-name="ce25" office:value="435" office:value-type="float">
            <text:p>43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220" office:value-type="float">
            <text:p>220</text:p>
          </table:table-cell>
          <table:table-cell ns41:value-type="float" table:style-name="ce39" office:value="1030" office:value-type="float">
            <text:p>1030</text:p>
          </table:table-cell>
          <table:table-cell table:number-columns-repeated="1007"/>
        </table:table-row>
        <table:table-row table:style-name="ro3">
          <table:table-cell ns41:value-type="float" table:style-name="ce8" office:value="308" office:value-type="float">
            <text:p>308</text:p>
          </table:table-cell>
          <table:table-cell ns41:value-type="string" table:style-name="ce16" office:value-type="string">
            <text:p>Baarn</text:p>
          </table:table-cell>
          <table:table-cell table:style-name="Default"/>
          <table:table-cell ns41:value-type="float" table:style-name="ce25" office:value="210" office:value-type="float">
            <text:p>21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5" office:value-type="float">
            <text:p>5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5" office:value-type="float">
            <text:p>65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9" office:value="355" office:value-type="float">
            <text:p>355</text:p>
          </table:table-cell>
          <table:table-cell table:number-columns-repeated="1007"/>
        </table:table-row>
        <table:table-row table:style-name="ro3">
          <table:table-cell ns41:value-type="float" table:style-name="ce8" office:value="309" office:value-type="float">
            <text:p>309</text:p>
          </table:table-cell>
          <table:table-cell ns41:value-type="string" table:style-name="ce16" office:value-type="string">
            <text:p>Benschop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310" office:value-type="float">
            <text:p>310</text:p>
          </table:table-cell>
          <table:table-cell ns41:value-type="string" table:style-name="ce16" office:value-type="string">
            <text:p>De Bilt</text:p>
          </table:table-cell>
          <table:table-cell table:style-name="Default"/>
          <table:table-cell ns41:value-type="float" table:style-name="ce25" office:value="105" office:value-type="float">
            <text:p>105</text:p>
          </table:table-cell>
          <table:table-cell ns41:value-type="float" table:style-name="ce32" office:value="50" office:value-type="float">
            <text:p>50</text:p>
          </table:table-cell>
          <table:table-cell table:style-name="ce32"/>
          <table:table-cell ns41:value-type="float" table:style-name="ce32" office:value="40" office:value-type="float">
            <text:p>4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40" office:value-type="float">
            <text:p>40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9" office:value="490" office:value-type="float">
            <text:p>490</text:p>
          </table:table-cell>
          <table:table-cell table:number-columns-repeated="1007"/>
        </table:table-row>
        <table:table-row table:style-name="ro3">
          <table:table-cell ns41:value-type="float" table:style-name="ce8" office:value="311" office:value-type="float">
            <text:p>311</text:p>
          </table:table-cell>
          <table:table-cell ns41:value-type="string" table:style-name="ce16" office:value-type="string">
            <text:p>Breukelen</text:p>
          </table:table-cell>
          <table:table-cell table:style-name="Default"/>
          <table:table-cell ns41:value-type="float" table:style-name="ce25" office:value="25" office:value-type="float">
            <text:p>25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250" office:value-type="float">
            <text:p>250</text:p>
          </table:table-cell>
          <table:table-cell table:number-columns-repeated="1007"/>
        </table:table-row>
        <table:table-row table:style-name="ro3">
          <table:table-cell ns41:value-type="float" table:style-name="ce8" office:value="312" office:value-type="float">
            <text:p>312</text:p>
          </table:table-cell>
          <table:table-cell ns41:value-type="string" table:style-name="ce16" office:value-type="string">
            <text:p>Bunnik</text:p>
          </table:table-cell>
          <table:table-cell table:style-name="Default"/>
          <table:table-cell table:style-name="ce25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30" office:value-type="float">
            <text:p>30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ns41:value-type="float" table:style-name="ce39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ce8" office:value="313" office:value-type="float">
            <text:p>313</text:p>
          </table:table-cell>
          <table:table-cell ns41:value-type="string" table:style-name="ce16" office:value-type="string">
            <text:p>Bunschoten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30" office:value-type="float">
            <text:p>30</text:p>
          </table:table-cell>
          <table:table-cell ns41:value-type="float" table:style-name="ce39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ce8" office:value="314" office:value-type="float">
            <text:p>314</text:p>
          </table:table-cell>
          <table:table-cell ns41:value-type="string" table:style-name="ce16" office:value-type="string">
            <text:p>Coth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315" office:value-type="float">
            <text:p>315</text:p>
          </table:table-cell>
          <table:table-cell ns41:value-type="string" table:style-name="ce16" office:value-type="string">
            <text:p>Doorn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70" office:value-type="float">
            <text:p>70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9" office:value="135" office:value-type="float">
            <text:p>135</text:p>
          </table:table-cell>
          <table:table-cell table:number-columns-repeated="1007"/>
        </table:table-row>
        <table:table-row table:style-name="ro3">
          <table:table-cell ns41:value-type="float" table:style-name="ce8" office:value="316" office:value-type="float">
            <text:p>316</text:p>
          </table:table-cell>
          <table:table-cell ns41:value-type="string" table:style-name="ce16" office:value-type="string">
            <text:p>Driebergen-Rijsenburg</text:p>
          </table:table-cell>
          <table:table-cell table:style-name="Default"/>
          <table:table-cell ns41:value-type="float" table:style-name="ce25" office:value="50" office:value-type="float">
            <text:p>5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office:value="5" table:style-name="ce32" table:number-columns-repeated="3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9" office:value="300" office:value-type="float">
            <text:p>300</text:p>
          </table:table-cell>
          <table:table-cell table:number-columns-repeated="1007"/>
        </table:table-row>
        <table:table-row table:style-name="ro3">
          <table:table-cell ns41:value-type="float" table:style-name="ce8" office:value="317" office:value-type="float">
            <text:p>317</text:p>
          </table:table-cell>
          <table:table-cell ns41:value-type="string" table:style-name="ce16" office:value-type="string">
            <text:p>Eemnes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318" office:value-type="float">
            <text:p>318</text:p>
          </table:table-cell>
          <table:table-cell ns41:value-type="string" table:style-name="ce16" office:value-type="string">
            <text:p>Harmelen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320" office:value-type="float">
            <text:p>320</text:p>
          </table:table-cell>
          <table:table-cell ns41:value-type="string" table:style-name="ce16" office:value-type="string">
            <text:p>Hoogland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321" office:value-type="float">
            <text:p>321</text:p>
          </table:table-cell>
          <table:table-cell ns41:value-type="string" table:style-name="ce16" office:value-type="string">
            <text:p>Houten</text:p>
          </table:table-cell>
          <table:table-cell table:style-name="Default"/>
          <table:table-cell table:style-name="ce25"/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322" office:value-type="float">
            <text:p>322</text:p>
          </table:table-cell>
          <table:table-cell ns41:value-type="string" table:style-name="ce16" office:value-type="string">
            <text:p>Jutphaas</text:p>
          </table:table-cell>
          <table:table-cell table:style-name="Default"/>
          <table:table-cell ns41:value-type="float" table:style-name="ce25" office:value="25" office:value-type="float">
            <text:p>25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ce8" office:value="323" office:value-type="float">
            <text:p>323</text:p>
          </table:table-cell>
          <table:table-cell ns41:value-type="string" table:style-name="ce16" office:value-type="string">
            <text:p>Kamerik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324" office:value-type="float">
            <text:p>324</text:p>
          </table:table-cell>
          <table:table-cell ns41:value-type="string" table:style-name="ce16" office:value-type="string">
            <text:p>Kockengen</text:p>
          </table:table-cell>
          <table:table-cell table:style-name="Default"/>
          <table:table-cell table:style-name="ce25"/>
          <table:table-cell table:style-name="ce32" table:number-columns-repeated="9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325" office:value-type="float">
            <text:p>325</text:p>
          </table:table-cell>
          <table:table-cell ns41:value-type="string" table:style-name="ce16" office:value-type="string">
            <text:p>Langbroe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326" office:value-type="float">
            <text:p>326</text:p>
          </table:table-cell>
          <table:table-cell ns41:value-type="string" table:style-name="ce16" office:value-type="string">
            <text:p>Leersum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office:value="10" table:style-name="ce32" table:number-columns-repeated="2" office:value-type="float">
            <text:p>10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75" office:value-type="float">
            <text:p>75</text:p>
          </table:table-cell>
          <table:table-cell table:number-columns-repeated="1007"/>
        </table:table-row>
        <table:table-row table:style-name="ro3">
          <table:table-cell ns41:value-type="float" table:style-name="ce8" office:value="327" office:value-type="float">
            <text:p>327</text:p>
          </table:table-cell>
          <table:table-cell ns41:value-type="string" table:style-name="ce16" office:value-type="string">
            <text:p>Leusden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ce8" office:value="328" office:value-type="float">
            <text:p>328</text:p>
          </table:table-cell>
          <table:table-cell ns41:value-type="string" table:style-name="ce16" office:value-type="string">
            <text:p>Linschot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329" office:value-type="float">
            <text:p>329</text:p>
          </table:table-cell>
          <table:table-cell ns41:value-type="string" table:style-name="ce16" office:value-type="string">
            <text:p>Loen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office:value="5" table:style-name="ce32" table:number-columns-repeated="3" office:value-type="float">
            <text:p>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330" office:value-type="float">
            <text:p>330</text:p>
          </table:table-cell>
          <table:table-cell ns41:value-type="string" table:style-name="ce16" office:value-type="string">
            <text:p>Loosdrecht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85" office:value-type="float">
            <text:p>85</text:p>
          </table:table-cell>
          <table:table-cell table:number-columns-repeated="1007"/>
        </table:table-row>
        <table:table-row table:style-name="ro3">
          <table:table-cell ns41:value-type="float" table:style-name="ce8" office:value="331" office:value-type="float">
            <text:p>331</text:p>
          </table:table-cell>
          <table:table-cell ns41:value-type="string" table:style-name="ce16" office:value-type="string">
            <text:p>Lopik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8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332" office:value-type="float">
            <text:p>332</text:p>
          </table:table-cell>
          <table:table-cell ns41:value-type="string" table:style-name="ce16" office:value-type="string">
            <text:p>Maarn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table:style-name="ce32" table:number-columns-repeated="3"/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333" office:value-type="float">
            <text:p>333</text:p>
          </table:table-cell>
          <table:table-cell ns41:value-type="string" table:style-name="ce16" office:value-type="string">
            <text:p>Maarssen</text:p>
          </table:table-cell>
          <table:table-cell table:style-name="Default"/>
          <table:table-cell ns41:value-type="float" table:style-name="ce25" office:value="40" office:value-type="float">
            <text:p>4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60" office:value-type="float">
            <text:p>60</text:p>
          </table:table-cell>
          <table:table-cell ns41:value-type="float" table:style-name="ce39" office:value="265" office:value-type="float">
            <text:p>265</text:p>
          </table:table-cell>
          <table:table-cell table:number-columns-repeated="1007"/>
        </table:table-row>
        <table:table-row table:style-name="ro3">
          <table:table-cell ns41:value-type="float" table:style-name="ce8" office:value="334" office:value-type="float">
            <text:p>334</text:p>
          </table:table-cell>
          <table:table-cell ns41:value-type="string" table:style-name="ce16" office:value-type="string">
            <text:p>Maartensdijk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55" office:value-type="float">
            <text:p>55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ns41:value-type="float" office:value="5" table:style-name="ce32" table:number-columns-repeated="3" office:value-type="float">
            <text:p>5</text:p>
          </table:table-cell>
          <table:table-cell ns41:value-type="float" table:style-name="ce39" office:value="65" office:value-type="float">
            <text:p>65</text:p>
          </table:table-cell>
          <table:table-cell table:number-columns-repeated="1007"/>
        </table:table-row>
        <table:table-row table:style-name="ro3">
          <table:table-cell ns41:value-type="float" table:style-name="ce8" office:value="335" office:value-type="float">
            <text:p>335</text:p>
          </table:table-cell>
          <table:table-cell ns41:value-type="string" table:style-name="ce16" office:value-type="string">
            <text:p>Montfoort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336" office:value-type="float">
            <text:p>336</text:p>
          </table:table-cell>
          <table:table-cell ns41:value-type="string" table:style-name="ce16" office:value-type="string">
            <text:p>Mijdrecht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3" office:value-type="float">
            <text:p>5</text:p>
          </table:table-cell>
          <table:table-cell table:style-name="ce32"/>
          <table:table-cell ns41:value-type="float" table:style-name="ce32" office:value="35" office:value-type="float">
            <text:p>35</text:p>
          </table:table-cell>
          <table:table-cell table:style-name="ce32" table:number-columns-repeated="3"/>
          <table:table-cell ns41:value-type="float" table:style-name="ce39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ce8" office:value="337" office:value-type="float">
            <text:p>337</text:p>
          </table:table-cell>
          <table:table-cell ns41:value-type="string" table:style-name="ce16" office:value-type="string">
            <text:p>Nigtevech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338" office:value-type="float">
            <text:p>338</text:p>
          </table:table-cell>
          <table:table-cell ns41:value-type="string" table:style-name="ce16" office:value-type="string">
            <text:p>Polsbroek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339" office:value-type="float">
            <text:p>339</text:p>
          </table:table-cell>
          <table:table-cell ns41:value-type="string" table:style-name="ce16" office:value-type="string">
            <text:p>Renswoude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340" office:value-type="float">
            <text:p>340</text:p>
          </table:table-cell>
          <table:table-cell ns41:value-type="string" table:style-name="ce16" office:value-type="string">
            <text:p>Rhenen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25" office:value-type="float">
            <text:p>125</text:p>
          </table:table-cell>
          <table:table-cell table:number-columns-repeated="1007"/>
        </table:table-row>
        <table:table-row table:style-name="ro3">
          <table:table-cell ns41:value-type="float" table:style-name="ce8" office:value="341" office:value-type="float">
            <text:p>341</text:p>
          </table:table-cell>
          <table:table-cell ns41:value-type="string" table:style-name="ce16" office:value-type="string">
            <text:p>Snelrewaard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342" office:value-type="float">
            <text:p>342</text:p>
          </table:table-cell>
          <table:table-cell ns41:value-type="string" table:style-name="ce16" office:value-type="string">
            <text:p>Soest</text:p>
          </table:table-cell>
          <table:table-cell table:style-name="Default"/>
          <table:table-cell ns41:value-type="float" table:style-name="ce25" office:value="230" office:value-type="float">
            <text:p>23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9" office:value="905" office:value-type="float">
            <text:p>905</text:p>
          </table:table-cell>
          <table:table-cell table:number-columns-repeated="1007"/>
        </table:table-row>
        <table:table-row table:style-name="ro3">
          <table:table-cell ns41:value-type="float" table:style-name="ce8" office:value="344" office:value-type="float">
            <text:p>344</text:p>
          </table:table-cell>
          <table:table-cell ns41:value-type="string" table:style-name="ce16" office:value-type="string">
            <text:p>Utrecht</text:p>
          </table:table-cell>
          <table:table-cell table:style-name="Default"/>
          <table:table-cell ns41:value-type="float" table:style-name="ce25" office:value="1540" office:value-type="float">
            <text:p>1540</text:p>
          </table:table-cell>
          <table:table-cell ns41:value-type="float" table:style-name="ce32" office:value="425" office:value-type="float">
            <text:p>42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435" office:value-type="float">
            <text:p>435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495" office:value-type="float">
            <text:p>495</text:p>
          </table:table-cell>
          <table:table-cell ns41:value-type="float" table:style-name="ce32" office:value="645" office:value-type="float">
            <text:p>645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215" office:value-type="float">
            <text:p>215</text:p>
          </table:table-cell>
          <table:table-cell ns41:value-type="float" table:style-name="ce32" office:value="635" office:value-type="float">
            <text:p>63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400" office:value-type="float">
            <text:p>400</text:p>
          </table:table-cell>
          <table:table-cell ns41:value-type="float" table:style-name="ce32" office:value="550" office:value-type="float">
            <text:p>550</text:p>
          </table:table-cell>
          <table:table-cell ns41:value-type="float" table:style-name="ce39" office:value="7150" office:value-type="float">
            <text:p>7150</text:p>
          </table:table-cell>
          <table:table-cell table:number-columns-repeated="1007"/>
        </table:table-row>
        <table:table-row table:style-name="ro3">
          <table:table-cell ns41:value-type="float" table:style-name="ce8" office:value="345" office:value-type="float">
            <text:p>345</text:p>
          </table:table-cell>
          <table:table-cell ns41:value-type="string" table:style-name="ce16" office:value-type="string">
            <text:p>Veenendaal</text:p>
          </table:table-cell>
          <table:table-cell table:style-name="Default"/>
          <table:table-cell ns41:value-type="float" table:style-name="ce25" office:value="205" office:value-type="float">
            <text:p>20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0" office:value-type="float">
            <text:p>50</text:p>
          </table:table-cell>
          <table:table-cell ns41:value-type="float" office:value="5" table:style-name="ce32" table:number-columns-repeated="3" office:value-type="float">
            <text:p>5</text:p>
          </table:table-cell>
          <table:table-cell ns41:value-type="float" table:style-name="ce32" office:value="85" office:value-type="float">
            <text:p>85</text:p>
          </table:table-cell>
          <table:table-cell table:style-name="ce32" table:number-columns-repeated="2"/>
          <table:table-cell ns41:value-type="float" table:style-name="ce32" office:value="45" office:value-type="float">
            <text:p>45</text:p>
          </table:table-cell>
          <table:table-cell ns41:value-type="float" table:style-name="ce39" office:value="200" office:value-type="float">
            <text:p>200</text:p>
          </table:table-cell>
          <table:table-cell table:number-columns-repeated="1007"/>
        </table:table-row>
        <table:table-row table:style-name="ro3">
          <table:table-cell ns41:value-type="float" table:style-name="ce8" office:value="346" office:value-type="float">
            <text:p>346</text:p>
          </table:table-cell>
          <table:table-cell ns41:value-type="string" table:style-name="ce16" office:value-type="string">
            <text:p>Vinkeveen en Waverveen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347" office:value-type="float">
            <text:p>347</text:p>
          </table:table-cell>
          <table:table-cell ns41:value-type="string" table:style-name="ce16" office:value-type="string">
            <text:p>Vleuten-De Meern</text:p>
          </table:table-cell>
          <table:table-cell table:style-name="Default"/>
          <table:table-cell ns41:value-type="float" table:style-name="ce25" office:value="35" office:value-type="float">
            <text:p>35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348" office:value-type="float">
            <text:p>348</text:p>
          </table:table-cell>
          <table:table-cell ns41:value-type="string" table:style-name="ce16" office:value-type="string">
            <text:p>Vreeswij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70" office:value-type="float">
            <text:p>70</text:p>
          </table:table-cell>
          <table:table-cell table:number-columns-repeated="1007"/>
        </table:table-row>
        <table:table-row table:style-name="ro3">
          <table:table-cell ns41:value-type="float" table:style-name="ce8" office:value="349" office:value-type="float">
            <text:p>349</text:p>
          </table:table-cell>
          <table:table-cell ns41:value-type="string" table:style-name="ce16" office:value-type="string">
            <text:p>Willeskop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350" office:value-type="float">
            <text:p>350</text:p>
          </table:table-cell>
          <table:table-cell ns41:value-type="string" table:style-name="ce16" office:value-type="string">
            <text:p>Wilnis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351" office:value-type="float">
            <text:p>351</text:p>
          </table:table-cell>
          <table:table-cell ns41:value-type="string" table:style-name="ce16" office:value-type="string">
            <text:p>Woudenberg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352" office:value-type="float">
            <text:p>352</text:p>
          </table:table-cell>
          <table:table-cell ns41:value-type="string" table:style-name="ce16" office:value-type="string">
            <text:p>Wijk bij Duurstede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353" office:value-type="float">
            <text:p>353</text:p>
          </table:table-cell>
          <table:table-cell ns41:value-type="string" table:style-name="ce16" office:value-type="string">
            <text:p>IJsselstein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ce8" office:value="354" office:value-type="float">
            <text:p>354</text:p>
          </table:table-cell>
          <table:table-cell ns41:value-type="string" table:style-name="ce16" office:value-type="string">
            <text:p>Zegveld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355" office:value-type="float">
            <text:p>355</text:p>
          </table:table-cell>
          <table:table-cell ns41:value-type="string" table:style-name="ce16" office:value-type="string">
            <text:p>Zeist</text:p>
          </table:table-cell>
          <table:table-cell table:style-name="Default"/>
          <table:table-cell ns41:value-type="float" table:style-name="ce25" office:value="365" office:value-type="float">
            <text:p>36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230" office:value-type="float">
            <text:p>230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9" office:value="1125" office:value-type="float">
            <text:p>1125</text:p>
          </table:table-cell>
          <table:table-cell table:number-columns-repeated="1007"/>
        </table:table-row>
        <table:table-row table:style-name="ro3">
          <table:table-cell ns41:value-type="float" table:style-name="ce8" office:value="358" office:value-type="float">
            <text:p>358</text:p>
          </table:table-cell>
          <table:table-cell ns41:value-type="string" table:style-name="ce16" office:value-type="string">
            <text:p>Aalsmeer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ce8" office:value="359" office:value-type="float">
            <text:p>359</text:p>
          </table:table-cell>
          <table:table-cell ns41:value-type="string" table:style-name="ce16" office:value-type="string">
            <text:p>Abbekerk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360" office:value-type="float">
            <text:p>360</text:p>
          </table:table-cell>
          <table:table-cell ns41:value-type="string" table:style-name="ce16" office:value-type="string">
            <text:p>Akersloot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361" office:value-type="float">
            <text:p>361</text:p>
          </table:table-cell>
          <table:table-cell ns41:value-type="string" table:style-name="ce16" office:value-type="string">
            <text:p>Alkmaar</text:p>
          </table:table-cell>
          <table:table-cell table:style-name="Default"/>
          <table:table-cell ns41:value-type="float" table:style-name="ce25" office:value="275" office:value-type="float">
            <text:p>27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ns41:value-type="float" office:value="85" table:style-name="ce32" table:number-columns-repeated="2" office:value-type="float">
            <text:p>85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9" office:value="585" office:value-type="float">
            <text:p>585</text:p>
          </table:table-cell>
          <table:table-cell table:number-columns-repeated="1007"/>
        </table:table-row>
        <table:table-row table:style-name="ro3">
          <table:table-cell ns41:value-type="float" table:style-name="ce8" office:value="362" office:value-type="float">
            <text:p>362</text:p>
          </table:table-cell>
          <table:table-cell ns41:value-type="string" table:style-name="ce16" office:value-type="string">
            <text:p>Amstelveen</text:p>
          </table:table-cell>
          <table:table-cell table:style-name="Default"/>
          <table:table-cell ns41:value-type="float" table:style-name="ce25" office:value="360" office:value-type="float">
            <text:p>360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9" office:value="920" office:value-type="float">
            <text:p>920</text:p>
          </table:table-cell>
          <table:table-cell table:number-columns-repeated="1007"/>
        </table:table-row>
        <table:table-row table:style-name="ro3">
          <table:table-cell ns41:value-type="float" table:style-name="ce8" office:value="363" office:value-type="float">
            <text:p>363</text:p>
          </table:table-cell>
          <table:table-cell ns41:value-type="string" table:style-name="ce16" office:value-type="string">
            <text:p>Amsterdam</text:p>
          </table:table-cell>
          <table:table-cell table:style-name="Default"/>
          <table:table-cell ns41:value-type="float" table:style-name="ce25" office:value="2675" office:value-type="float">
            <text:p>2675</text:p>
          </table:table-cell>
          <table:table-cell ns41:value-type="float" table:style-name="ce32" office:value="685" office:value-type="float">
            <text:p>685</text:p>
          </table:table-cell>
          <table:table-cell ns41:value-type="float" table:style-name="ce32" office:value="480" office:value-type="float">
            <text:p>480</text:p>
          </table:table-cell>
          <table:table-cell ns41:value-type="float" table:style-name="ce32" office:value="610" office:value-type="float">
            <text:p>610</text:p>
          </table:table-cell>
          <table:table-cell ns41:value-type="float" table:style-name="ce32" office:value="805" office:value-type="float">
            <text:p>805</text:p>
          </table:table-cell>
          <table:table-cell ns41:value-type="float" table:style-name="ce32" office:value="1075" office:value-type="float">
            <text:p>1075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385" office:value-type="float">
            <text:p>385</text:p>
          </table:table-cell>
          <table:table-cell ns41:value-type="float" table:style-name="ce32" office:value="2760" office:value-type="float">
            <text:p>2760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1825" office:value-type="float">
            <text:p>1825</text:p>
          </table:table-cell>
          <table:table-cell ns41:value-type="float" table:style-name="ce32" office:value="1015" office:value-type="float">
            <text:p>1015</text:p>
          </table:table-cell>
          <table:table-cell ns41:value-type="float" table:style-name="ce39" office:value="12925" office:value-type="float">
            <text:p>12925</text:p>
          </table:table-cell>
          <table:table-cell table:number-columns-repeated="1007"/>
        </table:table-row>
        <table:table-row table:style-name="ro3">
          <table:table-cell ns41:value-type="float" table:style-name="ce8" office:value="364" office:value-type="float">
            <text:p>364</text:p>
          </table:table-cell>
          <table:table-cell ns41:value-type="string" table:style-name="ce16" office:value-type="string">
            <text:p>Andij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365" office:value-type="float">
            <text:p>365</text:p>
          </table:table-cell>
          <table:table-cell ns41:value-type="string" table:style-name="ce16" office:value-type="string">
            <text:p>Graft-De Rijp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366" office:value-type="float">
            <text:p>366</text:p>
          </table:table-cell>
          <table:table-cell ns41:value-type="string" table:style-name="ce16" office:value-type="string">
            <text:p>Anna Paulowna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367" office:value-type="float">
            <text:p>367</text:p>
          </table:table-cell>
          <table:table-cell ns41:value-type="string" table:style-name="ce16" office:value-type="string">
            <text:p>Assendelf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368" office:value-type="float">
            <text:p>368</text:p>
          </table:table-cell>
          <table:table-cell ns41:value-type="string" table:style-name="ce16" office:value-type="string">
            <text:p>Avenhor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369" office:value-type="float">
            <text:p>369</text:p>
          </table:table-cell>
          <table:table-cell ns41:value-type="string" table:style-name="ce16" office:value-type="string">
            <text:p>Barsingerhor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370" office:value-type="float">
            <text:p>370</text:p>
          </table:table-cell>
          <table:table-cell ns41:value-type="string" table:style-name="ce16" office:value-type="string">
            <text:p>Beemster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40" office:value-type="float">
            <text:p>40</text:p>
          </table:table-cell>
          <table:table-cell table:style-name="ce32" table:number-columns-repeated="3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372" office:value-type="float">
            <text:p>372</text:p>
          </table:table-cell>
          <table:table-cell ns41:value-type="string" table:style-name="ce16" office:value-type="string">
            <text:p>Bennebroek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office:value="5" table:style-name="ce32" table:number-columns-repeated="3" office:value-type="float">
            <text:p>5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9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ce8" office:value="373" office:value-type="float">
            <text:p>373</text:p>
          </table:table-cell>
          <table:table-cell ns41:value-type="string" table:style-name="ce16" office:value-type="string">
            <text:p>Bergen (NH.)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170" office:value-type="float">
            <text:p>170</text:p>
          </table:table-cell>
          <table:table-cell table:number-columns-repeated="1007"/>
        </table:table-row>
        <table:table-row table:style-name="ro3">
          <table:table-cell ns41:value-type="float" table:style-name="ce8" office:value="374" office:value-type="float">
            <text:p>374</text:p>
          </table:table-cell>
          <table:table-cell ns41:value-type="string" table:style-name="ce16" office:value-type="string">
            <text:p>Berkhout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375" office:value-type="float">
            <text:p>375</text:p>
          </table:table-cell>
          <table:table-cell ns41:value-type="string" table:style-name="ce16" office:value-type="string">
            <text:p>Beverwijk</text:p>
          </table:table-cell>
          <table:table-cell table:style-name="Default"/>
          <table:table-cell ns41:value-type="float" table:style-name="ce25" office:value="235" office:value-type="float">
            <text:p>23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0" office:value-type="float">
            <text:p>30</text:p>
          </table:table-cell>
          <table:table-cell ns41:value-type="float" office:value="40" table:style-name="ce32" table:number-columns-repeated="2" office:value-type="float">
            <text:p>4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65" office:value-type="float">
            <text:p>65</text:p>
          </table:table-cell>
          <table:table-cell ns41:value-type="float" table:style-name="ce39" office:value="245" office:value-type="float">
            <text:p>245</text:p>
          </table:table-cell>
          <table:table-cell table:number-columns-repeated="1007"/>
        </table:table-row>
        <table:table-row table:style-name="ro3">
          <table:table-cell ns41:value-type="float" table:style-name="ce8" office:value="376" office:value-type="float">
            <text:p>376</text:p>
          </table:table-cell>
          <table:table-cell ns41:value-type="string" table:style-name="ce16" office:value-type="string">
            <text:p>Blaricum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25" office:value-type="float">
            <text:p>25</text:p>
          </table:table-cell>
          <table:table-cell table:style-name="ce32" table:number-columns-repeated="3"/>
          <table:table-cell ns41:value-type="float" table:style-name="ce39" office:value="135" office:value-type="float">
            <text:p>135</text:p>
          </table:table-cell>
          <table:table-cell table:number-columns-repeated="1007"/>
        </table:table-row>
        <table:table-row table:style-name="ro3">
          <table:table-cell ns41:value-type="float" table:style-name="ce8" office:value="377" office:value-type="float">
            <text:p>377</text:p>
          </table:table-cell>
          <table:table-cell ns41:value-type="string" table:style-name="ce16" office:value-type="string">
            <text:p>Bloemendaal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9" office:value="375" office:value-type="float">
            <text:p>375</text:p>
          </table:table-cell>
          <table:table-cell table:number-columns-repeated="1007"/>
        </table:table-row>
        <table:table-row table:style-name="ro3">
          <table:table-cell ns41:value-type="float" table:style-name="ce8" office:value="378" office:value-type="float">
            <text:p>378</text:p>
          </table:table-cell>
          <table:table-cell ns41:value-type="string" table:style-name="ce16" office:value-type="string">
            <text:p>Blokker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379" office:value-type="float">
            <text:p>379</text:p>
          </table:table-cell>
          <table:table-cell ns41:value-type="string" table:style-name="ce16" office:value-type="string">
            <text:p>Bovenkarspel</text:p>
          </table:table-cell>
          <table:table-cell table:style-name="Default"/>
          <table:table-cell table:style-name="ce25"/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9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380" office:value-type="float">
            <text:p>380</text:p>
          </table:table-cell>
          <table:table-cell ns41:value-type="string" table:style-name="ce16" office:value-type="string">
            <text:p>Broek in Waterland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381" office:value-type="float">
            <text:p>381</text:p>
          </table:table-cell>
          <table:table-cell ns41:value-type="string" table:style-name="ce16" office:value-type="string">
            <text:p>Bussum</text:p>
          </table:table-cell>
          <table:table-cell table:style-name="Default"/>
          <table:table-cell ns41:value-type="float" table:style-name="ce25" office:value="500" office:value-type="float">
            <text:p>500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50" office:value-type="float">
            <text:p>25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85" office:value-type="float">
            <text:p>8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9" office:value="625" office:value-type="float">
            <text:p>625</text:p>
          </table:table-cell>
          <table:table-cell table:number-columns-repeated="1007"/>
        </table:table-row>
        <table:table-row table:style-name="ro3">
          <table:table-cell ns41:value-type="float" table:style-name="ce8" office:value="382" office:value-type="float">
            <text:p>382</text:p>
          </table:table-cell>
          <table:table-cell ns41:value-type="string" table:style-name="ce16" office:value-type="string">
            <text:p>Callantsoog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383" office:value-type="float">
            <text:p>383</text:p>
          </table:table-cell>
          <table:table-cell ns41:value-type="string" table:style-name="ce16" office:value-type="string">
            <text:p>Castricum</text:p>
          </table:table-cell>
          <table:table-cell table:style-name="Default"/>
          <table:table-cell ns41:value-type="float" table:style-name="ce25" office:value="25" office:value-type="float">
            <text:p>25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85" office:value-type="float">
            <text:p>85</text:p>
          </table:table-cell>
          <table:table-cell table:number-columns-repeated="1007"/>
        </table:table-row>
        <table:table-row table:style-name="ro3">
          <table:table-cell ns41:value-type="float" table:style-name="ce8" office:value="384" office:value-type="float">
            <text:p>384</text:p>
          </table:table-cell>
          <table:table-cell ns41:value-type="string" table:style-name="ce16" office:value-type="string">
            <text:p>Diemen</text:p>
          </table:table-cell>
          <table:table-cell table:style-name="Default"/>
          <table:table-cell ns41:value-type="float" table:style-name="ce25" office:value="60" office:value-type="float">
            <text:p>60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30" office:value-type="float">
            <text:p>3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9" office:value="140" office:value-type="float">
            <text:p>140</text:p>
          </table:table-cell>
          <table:table-cell table:number-columns-repeated="1007"/>
        </table:table-row>
        <table:table-row table:style-name="ro3">
          <table:table-cell ns41:value-type="float" table:style-name="ce8" office:value="385" office:value-type="float">
            <text:p>385</text:p>
          </table:table-cell>
          <table:table-cell ns41:value-type="string" table:style-name="ce16" office:value-type="string">
            <text:p>Edam-Volendam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20" office:value-type="float">
            <text:p>20</text:p>
          </table:table-cell>
          <table:table-cell table:style-name="ce32" table:number-columns-repeated="3"/>
          <table:table-cell ns41:value-type="float" table:style-name="ce39" office:value="70" office:value-type="float">
            <text:p>70</text:p>
          </table:table-cell>
          <table:table-cell table:number-columns-repeated="1007"/>
        </table:table-row>
        <table:table-row table:style-name="ro3">
          <table:table-cell ns41:value-type="float" table:style-name="ce8" office:value="386" office:value-type="float">
            <text:p>386</text:p>
          </table:table-cell>
          <table:table-cell ns41:value-type="string" table:style-name="ce16" office:value-type="string">
            <text:p>Egmond aan Ze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565" office:value-type="float">
            <text:p>156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90" office:value-type="float">
            <text:p>90</text:p>
          </table:table-cell>
          <table:table-cell table:number-columns-repeated="1007"/>
        </table:table-row>
        <table:table-row table:style-name="ro3">
          <table:table-cell ns41:value-type="float" table:style-name="ce8" office:value="387" office:value-type="float">
            <text:p>387</text:p>
          </table:table-cell>
          <table:table-cell ns41:value-type="string" table:style-name="ce16" office:value-type="string">
            <text:p>Egmond-Binnen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table:style-name="ce32" office:value="25" office:value-type="float">
            <text:p>25</text:p>
          </table:table-cell>
          <table:table-cell table:style-name="ce32" table:number-columns-repeated="6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388" office:value-type="float">
            <text:p>388</text:p>
          </table:table-cell>
          <table:table-cell ns41:value-type="string" table:style-name="ce16" office:value-type="string">
            <text:p>Enkhuizen</text:p>
          </table:table-cell>
          <table:table-cell table:style-name="Default"/>
          <table:table-cell ns41:value-type="float" table:style-name="ce25" office:value="180" office:value-type="float">
            <text:p>18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30" office:value-type="float">
            <text:p>3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25" office:value-type="float">
            <text:p>25</text:p>
          </table:table-cell>
          <table:table-cell ns41:value-type="float" table:style-name="ce39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ce8" office:value="390" office:value-type="float">
            <text:p>390</text:p>
          </table:table-cell>
          <table:table-cell ns41:value-type="string" table:style-name="ce16" office:value-type="string">
            <text:p>s-Graveland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65" office:value-type="float">
            <text:p>65</text:p>
          </table:table-cell>
          <table:table-cell table:number-columns-repeated="1007"/>
        </table:table-row>
        <table:table-row table:style-name="ro3">
          <table:table-cell ns41:value-type="float" table:style-name="ce8" office:value="391" office:value-type="float">
            <text:p>391</text:p>
          </table:table-cell>
          <table:table-cell ns41:value-type="string" table:style-name="ce16" office:value-type="string">
            <text:p>Grootebroe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392" office:value-type="float">
            <text:p>392</text:p>
          </table:table-cell>
          <table:table-cell ns41:value-type="string" table:style-name="ce16" office:value-type="string">
            <text:p>Haarlem</text:p>
          </table:table-cell>
          <table:table-cell table:style-name="Default"/>
          <table:table-cell ns41:value-type="float" table:style-name="ce25" office:value="575" office:value-type="float">
            <text:p>575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235" office:value-type="float">
            <text:p>235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465" office:value-type="float">
            <text:p>465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9" office:value="2180" office:value-type="float">
            <text:p>2180</text:p>
          </table:table-cell>
          <table:table-cell table:number-columns-repeated="1007"/>
        </table:table-row>
        <table:table-row table:style-name="ro3">
          <table:table-cell ns41:value-type="float" table:style-name="ce8" office:value="393" office:value-type="float">
            <text:p>393</text:p>
          </table:table-cell>
          <table:table-cell ns41:value-type="string" table:style-name="ce16" office:value-type="string">
            <text:p>Haarlemmerliede en Spaarnwoude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394" office:value-type="float">
            <text:p>394</text:p>
          </table:table-cell>
          <table:table-cell ns41:value-type="string" table:style-name="ce16" office:value-type="string">
            <text:p>Haarlemmermeer</text:p>
          </table:table-cell>
          <table:table-cell table:style-name="Default"/>
          <table:table-cell ns41:value-type="float" table:style-name="ce25" office:value="195" office:value-type="float">
            <text:p>19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35" office:value-type="float">
            <text:p>3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25" office:value-type="float">
            <text:p>12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9" office:value="335" office:value-type="float">
            <text:p>335</text:p>
          </table:table-cell>
          <table:table-cell table:number-columns-repeated="1007"/>
        </table:table-row>
        <table:table-row table:style-name="ro3">
          <table:table-cell ns41:value-type="float" table:style-name="ce8" office:value="395" office:value-type="float">
            <text:p>395</text:p>
          </table:table-cell>
          <table:table-cell ns41:value-type="string" table:style-name="ce16" office:value-type="string">
            <text:p>Harenkarspel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396" office:value-type="float">
            <text:p>396</text:p>
          </table:table-cell>
          <table:table-cell ns41:value-type="string" table:style-name="ce16" office:value-type="string">
            <text:p>Heemskerk</text:p>
          </table:table-cell>
          <table:table-cell table:style-name="Default"/>
          <table:table-cell ns41:value-type="float" table:style-name="ce25" office:value="145" office:value-type="float">
            <text:p>14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40" office:value-type="float">
            <text:p>40</text:p>
          </table:table-cell>
          <table:table-cell table:style-name="ce32" table:number-columns-repeated="2"/>
          <table:table-cell ns41:value-type="float" table:style-name="ce32" office:value="75" office:value-type="float">
            <text:p>7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9" office:value="125" office:value-type="float">
            <text:p>125</text:p>
          </table:table-cell>
          <table:table-cell table:number-columns-repeated="1007"/>
        </table:table-row>
        <table:table-row table:style-name="ro3">
          <table:table-cell ns41:value-type="float" table:style-name="ce8" office:value="397" office:value-type="float">
            <text:p>397</text:p>
          </table:table-cell>
          <table:table-cell ns41:value-type="string" table:style-name="ce16" office:value-type="string">
            <text:p>Heemstede</text:p>
          </table:table-cell>
          <table:table-cell table:style-name="Default"/>
          <table:table-cell ns41:value-type="float" table:style-name="ce25" office:value="25" office:value-type="float">
            <text:p>2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25" table:style-name="ce32" table:number-columns-repeated="2" office:value-type="float">
            <text:p>2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9" office:value="310" office:value-type="float">
            <text:p>310</text:p>
          </table:table-cell>
          <table:table-cell table:number-columns-repeated="1007"/>
        </table:table-row>
        <table:table-row table:style-name="ro3">
          <table:table-cell ns41:value-type="float" table:style-name="ce8" office:value="398" office:value-type="float">
            <text:p>398</text:p>
          </table:table-cell>
          <table:table-cell ns41:value-type="string" table:style-name="ce16" office:value-type="string">
            <text:p>Heerhugowaard</text:p>
          </table:table-cell>
          <table:table-cell table:style-name="Default"/>
          <table:table-cell ns41:value-type="float" table:style-name="ce25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0" office:value-type="float">
            <text:p>30</text:p>
          </table:table-cell>
          <table:table-cell ns41:value-type="float" office:value="5" table:style-name="ce32" table:number-columns-repeated="3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9" office:value="130" office:value-type="float">
            <text:p>130</text:p>
          </table:table-cell>
          <table:table-cell table:number-columns-repeated="1007"/>
        </table:table-row>
        <table:table-row table:style-name="ro3">
          <table:table-cell ns41:value-type="float" table:style-name="ce8" office:value="399" office:value-type="float">
            <text:p>399</text:p>
          </table:table-cell>
          <table:table-cell ns41:value-type="string" table:style-name="ce16" office:value-type="string">
            <text:p>Heiloo</text:p>
          </table:table-cell>
          <table:table-cell table:style-name="Default"/>
          <table:table-cell ns41:value-type="float" table:style-name="ce25" office:value="55" office:value-type="float">
            <text:p>5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10" table:style-name="ce32" table:number-columns-repeated="2" office:value-type="float">
            <text:p>10</text:p>
          </table:table-cell>
          <table:table-cell table:style-name="ce32"/>
          <table:table-cell ns41:value-type="float" table:style-name="ce32" office:value="45" office:value-type="float">
            <text:p>45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4"/>
          <table:table-cell ns41:value-type="float" table:style-name="ce32" office:value="20" office:value-type="float">
            <text:p>20</text:p>
          </table:table-cell>
          <table:table-cell ns41:value-type="float" table:style-name="ce39" office:value="80" office:value-type="float">
            <text:p>80</text:p>
          </table:table-cell>
          <table:table-cell table:number-columns-repeated="1007"/>
        </table:table-row>
        <table:table-row table:style-name="ro3">
          <table:table-cell ns41:value-type="float" table:style-name="ce8" office:value="400" office:value-type="float">
            <text:p>400</text:p>
          </table:table-cell>
          <table:table-cell ns41:value-type="string" table:style-name="ce16" office:value-type="string">
            <text:p>Den Helder</text:p>
          </table:table-cell>
          <table:table-cell table:style-name="Default"/>
          <table:table-cell ns41:value-type="float" table:style-name="ce25" office:value="520" office:value-type="float">
            <text:p>52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160" office:value-type="float">
            <text:p>160</text:p>
          </table:table-cell>
          <table:table-cell ns41:value-type="float" office:value="25" table:style-name="ce32" table:number-columns-repeated="2" office:value-type="float">
            <text:p>25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9" office:value="270" office:value-type="float">
            <text:p>270</text:p>
          </table:table-cell>
          <table:table-cell table:number-columns-repeated="1007"/>
        </table:table-row>
        <table:table-row table:style-name="ro3">
          <table:table-cell ns41:value-type="float" table:style-name="ce8" office:value="401" office:value-type="float">
            <text:p>401</text:p>
          </table:table-cell>
          <table:table-cell ns41:value-type="string" table:style-name="ce16" office:value-type="string">
            <text:p>Hensbroek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02" office:value-type="float">
            <text:p>402</text:p>
          </table:table-cell>
          <table:table-cell ns41:value-type="string" table:style-name="ce16" office:value-type="string">
            <text:p>Hilversum</text:p>
          </table:table-cell>
          <table:table-cell table:style-name="Default"/>
          <table:table-cell ns41:value-type="float" table:style-name="ce25" office:value="995" office:value-type="float">
            <text:p>995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35" office:value-type="float">
            <text:p>53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290" office:value-type="float">
            <text:p>290</text:p>
          </table:table-cell>
          <table:table-cell ns41:value-type="float" office:value="55" table:style-name="ce32" table:number-columns-repeated="2" office:value-type="float">
            <text:p>55</text:p>
          </table:table-cell>
          <table:table-cell ns41:value-type="float" table:style-name="ce32" office:value="295" office:value-type="float">
            <text:p>29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9" office:value="1560" office:value-type="float">
            <text:p>1560</text:p>
          </table:table-cell>
          <table:table-cell table:number-columns-repeated="1007"/>
        </table:table-row>
        <table:table-row table:style-name="ro3">
          <table:table-cell ns41:value-type="float" table:style-name="ce8" office:value="403" office:value-type="float">
            <text:p>403</text:p>
          </table:table-cell>
          <table:table-cell ns41:value-type="string" table:style-name="ce16" office:value-type="string">
            <text:p>Hoogkarspel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04" office:value-type="float">
            <text:p>404</text:p>
          </table:table-cell>
          <table:table-cell ns41:value-type="string" table:style-name="ce16" office:value-type="string">
            <text:p>Hoogwoud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05" office:value-type="float">
            <text:p>405</text:p>
          </table:table-cell>
          <table:table-cell ns41:value-type="string" table:style-name="ce16" office:value-type="string">
            <text:p>Hoorn</text:p>
          </table:table-cell>
          <table:table-cell table:style-name="Default"/>
          <table:table-cell ns41:value-type="float" table:style-name="ce25" office:value="65" office:value-type="float">
            <text:p>65</text:p>
          </table:table-cell>
          <table:table-cell ns41:value-type="float" table:style-name="ce32" office:value="15" office:value-type="float">
            <text:p>15</text:p>
          </table:table-cell>
          <table:table-cell ns41:value-type="float" office:value="5" table:style-name="ce32" table:number-columns-repeated="4" office:value-type="float">
            <text:p>5</text:p>
          </table:table-cell>
          <table:table-cell table:style-name="ce32" table:number-columns-repeated="3"/>
          <table:table-cell ns41:value-type="float" table:style-name="ce32" office:value="65" office:value-type="float">
            <text:p>65</text:p>
          </table:table-cell>
          <table:table-cell table:style-name="ce32" table:number-columns-repeated="2"/>
          <table:table-cell ns41:value-type="float" table:style-name="ce32" office:value="30" office:value-type="float">
            <text:p>30</text:p>
          </table:table-cell>
          <table:table-cell ns41:value-type="float" table:style-name="ce39" office:value="175" office:value-type="float">
            <text:p>175</text:p>
          </table:table-cell>
          <table:table-cell table:number-columns-repeated="1007"/>
        </table:table-row>
        <table:table-row table:style-name="ro3">
          <table:table-cell ns41:value-type="float" table:style-name="ce8" office:value="406" office:value-type="float">
            <text:p>406</text:p>
          </table:table-cell>
          <table:table-cell ns41:value-type="string" table:style-name="ce16" office:value-type="string">
            <text:p>Huizen</text:p>
          </table:table-cell>
          <table:table-cell table:style-name="Default"/>
          <table:table-cell ns41:value-type="float" table:style-name="ce25" office:value="75" office:value-type="float">
            <text:p>75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80" office:value-type="float">
            <text:p>8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05" office:value-type="float">
            <text:p>105</text:p>
          </table:table-cell>
          <table:table-cell table:style-name="ce32"/>
          <table:table-cell ns41:value-type="float" table:style-name="ce32" office:value="65" office:value-type="float">
            <text:p>65</text:p>
          </table:table-cell>
          <table:table-cell ns41:value-type="float" table:style-name="ce39" office:value="540" office:value-type="float">
            <text:p>540</text:p>
          </table:table-cell>
          <table:table-cell table:number-columns-repeated="1007"/>
        </table:table-row>
        <table:table-row table:style-name="ro3">
          <table:table-cell ns41:value-type="float" table:style-name="ce8" office:value="407" office:value-type="float">
            <text:p>407</text:p>
          </table:table-cell>
          <table:table-cell ns41:value-type="string" table:style-name="ce16" office:value-type="string">
            <text:p>Ilpendam</text:p>
          </table:table-cell>
          <table:table-cell table:style-name="Default"/>
          <table:table-cell table:style-name="ce25"/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408" office:value-type="float">
            <text:p>408</text:p>
          </table:table-cell>
          <table:table-cell ns41:value-type="string" table:style-name="ce16" office:value-type="string">
            <text:p>Jisp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09" office:value-type="float">
            <text:p>409</text:p>
          </table:table-cell>
          <table:table-cell ns41:value-type="string" table:style-name="ce16" office:value-type="string">
            <text:p>Katwoude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10" office:value-type="float">
            <text:p>410</text:p>
          </table:table-cell>
          <table:table-cell ns41:value-type="string" table:style-name="ce16" office:value-type="string">
            <text:p>Koedij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11" office:value-type="float">
            <text:p>411</text:p>
          </table:table-cell>
          <table:table-cell ns41:value-type="string" table:style-name="ce16" office:value-type="string">
            <text:p>Koog aan de Zaan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412" office:value-type="float">
            <text:p>412</text:p>
          </table:table-cell>
          <table:table-cell ns41:value-type="string" table:style-name="ce16" office:value-type="string">
            <text:p>Niedorp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13" office:value-type="float">
            <text:p>413</text:p>
          </table:table-cell>
          <table:table-cell ns41:value-type="string" table:style-name="ce16" office:value-type="string">
            <text:p>Krommenie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9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ce8" office:value="415" office:value-type="float">
            <text:p>415</text:p>
          </table:table-cell>
          <table:table-cell ns41:value-type="string" table:style-name="ce16" office:value-type="string">
            <text:p>Landsmeer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416" office:value-type="float">
            <text:p>416</text:p>
          </table:table-cell>
          <table:table-cell ns41:value-type="string" table:style-name="ce16" office:value-type="string">
            <text:p>Langedijk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85" office:value-type="float">
            <text:p>85</text:p>
          </table:table-cell>
          <table:table-cell table:number-columns-repeated="1007"/>
        </table:table-row>
        <table:table-row table:style-name="ro3">
          <table:table-cell ns41:value-type="float" table:style-name="ce8" office:value="417" office:value-type="float">
            <text:p>417</text:p>
          </table:table-cell>
          <table:table-cell ns41:value-type="string" table:style-name="ce16" office:value-type="string">
            <text:p>Laren (NH.)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225" office:value-type="float">
            <text:p>225</text:p>
          </table:table-cell>
          <table:table-cell table:number-columns-repeated="1007"/>
        </table:table-row>
        <table:table-row table:style-name="ro3">
          <table:table-cell ns41:value-type="float" table:style-name="ce8" office:value="418" office:value-type="float">
            <text:p>418</text:p>
          </table:table-cell>
          <table:table-cell ns41:value-type="string" table:style-name="ce16" office:value-type="string">
            <text:p>Limm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419" office:value-type="float">
            <text:p>419</text:p>
          </table:table-cell>
          <table:table-cell ns41:value-type="string" table:style-name="ce16" office:value-type="string">
            <text:p>Mark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20" office:value-type="float">
            <text:p>420</text:p>
          </table:table-cell>
          <table:table-cell ns41:value-type="string" table:style-name="ce16" office:value-type="string">
            <text:p>Medemblik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422" office:value-type="float">
            <text:p>422</text:p>
          </table:table-cell>
          <table:table-cell ns41:value-type="string" table:style-name="ce16" office:value-type="string">
            <text:p>Midwoud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23" office:value-type="float">
            <text:p>423</text:p>
          </table:table-cell>
          <table:table-cell ns41:value-type="string" table:style-name="ce16" office:value-type="string">
            <text:p>Monnickendam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424" office:value-type="float">
            <text:p>424</text:p>
          </table:table-cell>
          <table:table-cell ns41:value-type="string" table:style-name="ce16" office:value-type="string">
            <text:p>Muiden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425" office:value-type="float">
            <text:p>425</text:p>
          </table:table-cell>
          <table:table-cell ns41:value-type="string" table:style-name="ce16" office:value-type="string">
            <text:p>Naarden</text:p>
          </table:table-cell>
          <table:table-cell table:style-name="Default"/>
          <table:table-cell ns41:value-type="float" table:style-name="ce25" office:value="110" office:value-type="float">
            <text:p>110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85" office:value-type="float">
            <text:p>8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ns41:value-type="float" office:value="10" table:style-name="ce32" table:number-columns-repeated="3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335" office:value-type="float">
            <text:p>335</text:p>
          </table:table-cell>
          <table:table-cell table:number-columns-repeated="1007"/>
        </table:table-row>
        <table:table-row table:style-name="ro3">
          <table:table-cell ns41:value-type="float" table:style-name="ce8" office:value="426" office:value-type="float">
            <text:p>426</text:p>
          </table:table-cell>
          <table:table-cell ns41:value-type="string" table:style-name="ce16" office:value-type="string">
            <text:p>Nederhorst den Berg</text:p>
          </table:table-cell>
          <table:table-cell table:style-name="Default"/>
          <table:table-cell table:style-name="ce25"/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427" office:value-type="float">
            <text:p>427</text:p>
          </table:table-cell>
          <table:table-cell ns41:value-type="string" table:style-name="ce16" office:value-type="string">
            <text:p>Nibbixwoud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29" office:value-type="float">
            <text:p>429</text:p>
          </table:table-cell>
          <table:table-cell ns41:value-type="string" table:style-name="ce16" office:value-type="string">
            <text:p>Obdam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31" office:value-type="float">
            <text:p>431</text:p>
          </table:table-cell>
          <table:table-cell ns41:value-type="string" table:style-name="ce16" office:value-type="string">
            <text:p>Oostzaan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432" office:value-type="float">
            <text:p>432</text:p>
          </table:table-cell>
          <table:table-cell ns41:value-type="string" table:style-name="ce16" office:value-type="string">
            <text:p>Opmeer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33" office:value-type="float">
            <text:p>433</text:p>
          </table:table-cell>
          <table:table-cell ns41:value-type="string" table:style-name="ce16" office:value-type="string">
            <text:p>Opperdoes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35" office:value-type="float">
            <text:p>435</text:p>
          </table:table-cell>
          <table:table-cell ns41:value-type="string" table:style-name="ce16" office:value-type="string">
            <text:p>Oudendijk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37" office:value-type="float">
            <text:p>437</text:p>
          </table:table-cell>
          <table:table-cell ns41:value-type="string" table:style-name="ce16" office:value-type="string">
            <text:p>Ouder-Amstel</text:p>
          </table:table-cell>
          <table:table-cell table:style-name="Default"/>
          <table:table-cell ns41:value-type="float" table:style-name="ce25" office:value="25" office:value-type="float">
            <text:p>25</text:p>
          </table:table-cell>
          <table:table-cell table:style-name="ce32" table:number-columns-repeated="3"/>
          <table:table-cell ns41:value-type="float" office:value="5" table:style-name="ce32" table:number-columns-repeated="3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10" table:style-name="ce32" table:number-columns-repeated="2" office:value-type="float">
            <text:p>10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438" office:value-type="float">
            <text:p>438</text:p>
          </table:table-cell>
          <table:table-cell ns41:value-type="string" table:style-name="ce16" office:value-type="string">
            <text:p>Oudorp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439" office:value-type="float">
            <text:p>439</text:p>
          </table:table-cell>
          <table:table-cell ns41:value-type="string" table:style-name="ce16" office:value-type="string">
            <text:p>Purmerend</text:p>
          </table:table-cell>
          <table:table-cell table:style-name="Default"/>
          <table:table-cell ns41:value-type="float" table:style-name="ce25" office:value="145" office:value-type="float">
            <text:p>14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5" office:value-type="float">
            <text:p>5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9" office:value="165" office:value-type="float">
            <text:p>165</text:p>
          </table:table-cell>
          <table:table-cell table:number-columns-repeated="1007"/>
        </table:table-row>
        <table:table-row table:style-name="ro3">
          <table:table-cell ns41:value-type="float" table:style-name="ce8" office:value="441" office:value-type="float">
            <text:p>441</text:p>
          </table:table-cell>
          <table:table-cell ns41:value-type="string" table:style-name="ce16" office:value-type="string">
            <text:p>Schagen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444" office:value-type="float">
            <text:p>444</text:p>
          </table:table-cell>
          <table:table-cell ns41:value-type="string" table:style-name="ce16" office:value-type="string">
            <text:p>Schoorl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445" office:value-type="float">
            <text:p>445</text:p>
          </table:table-cell>
          <table:table-cell ns41:value-type="string" table:style-name="ce16" office:value-type="string">
            <text:p>Sint Maart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46" office:value-type="float">
            <text:p>446</text:p>
          </table:table-cell>
          <table:table-cell ns41:value-type="string" table:style-name="ce16" office:value-type="string">
            <text:p>Sint Pancras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11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47" office:value-type="float">
            <text:p>447</text:p>
          </table:table-cell>
          <table:table-cell ns41:value-type="string" table:style-name="ce16" office:value-type="string">
            <text:p>Sijbekarspel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48" office:value-type="float">
            <text:p>448</text:p>
          </table:table-cell>
          <table:table-cell ns41:value-type="string" table:style-name="ce16" office:value-type="string">
            <text:p>Tex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ce8" office:value="449" office:value-type="float">
            <text:p>449</text:p>
          </table:table-cell>
          <table:table-cell ns41:value-type="string" table:style-name="ce16" office:value-type="string">
            <text:p>Twisk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50" office:value-type="float">
            <text:p>450</text:p>
          </table:table-cell>
          <table:table-cell ns41:value-type="string" table:style-name="ce16" office:value-type="string">
            <text:p>Uitgeest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451" office:value-type="float">
            <text:p>451</text:p>
          </table:table-cell>
          <table:table-cell ns41:value-type="string" table:style-name="ce16" office:value-type="string">
            <text:p>Uithoorn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3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9" office:value="110" office:value-type="float">
            <text:p>110</text:p>
          </table:table-cell>
          <table:table-cell table:number-columns-repeated="1007"/>
        </table:table-row>
        <table:table-row table:style-name="ro3">
          <table:table-cell ns41:value-type="float" table:style-name="ce8" office:value="452" office:value-type="float">
            <text:p>452</text:p>
          </table:table-cell>
          <table:table-cell ns41:value-type="string" table:style-name="ce16" office:value-type="string">
            <text:p>Ursem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53" office:value-type="float">
            <text:p>453</text:p>
          </table:table-cell>
          <table:table-cell ns41:value-type="string" table:style-name="ce16" office:value-type="string">
            <text:p>Velsen</text:p>
          </table:table-cell>
          <table:table-cell table:style-name="Default"/>
          <table:table-cell ns41:value-type="float" table:style-name="ce25" office:value="510" office:value-type="float">
            <text:p>510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1445" office:value-type="float">
            <text:p>144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9" office:value="450" office:value-type="float">
            <text:p>450</text:p>
          </table:table-cell>
          <table:table-cell table:number-columns-repeated="1007"/>
        </table:table-row>
        <table:table-row table:style-name="ro3">
          <table:table-cell ns41:value-type="float" table:style-name="ce8" office:value="454" office:value-type="float">
            <text:p>454</text:p>
          </table:table-cell>
          <table:table-cell ns41:value-type="string" table:style-name="ce16" office:value-type="string">
            <text:p>Venhuizen</text:p>
          </table:table-cell>
          <table:table-cell table:style-name="Default"/>
          <table:table-cell table:style-name="ce25"/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456" office:value-type="float">
            <text:p>456</text:p>
          </table:table-cell>
          <table:table-cell ns41:value-type="string" table:style-name="ce16" office:value-type="string">
            <text:p>Warmenhuiz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57" office:value-type="float">
            <text:p>457</text:p>
          </table:table-cell>
          <table:table-cell ns41:value-type="string" table:style-name="ce16" office:value-type="string">
            <text:p>Weesp</text:p>
          </table:table-cell>
          <table:table-cell table:style-name="Default"/>
          <table:table-cell ns41:value-type="float" table:style-name="ce25" office:value="250" office:value-type="float">
            <text:p>25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office:value="20" table:style-name="ce32" table:number-columns-repeated="2" office:value-type="float">
            <text:p>20</text:p>
          </table:table-cell>
          <table:table-cell table:style-name="ce32" table:number-columns-repeated="3"/>
          <table:table-cell ns41:value-type="float" table:style-name="ce32" office:value="55" office:value-type="float">
            <text:p>55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9" office:value="315" office:value-type="float">
            <text:p>315</text:p>
          </table:table-cell>
          <table:table-cell table:number-columns-repeated="1007"/>
        </table:table-row>
        <table:table-row table:style-name="ro3">
          <table:table-cell ns41:value-type="float" table:style-name="ce8" office:value="458" office:value-type="float">
            <text:p>458</text:p>
          </table:table-cell>
          <table:table-cell ns41:value-type="string" table:style-name="ce16" office:value-type="string">
            <text:p>Schermer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459" office:value-type="float">
            <text:p>459</text:p>
          </table:table-cell>
          <table:table-cell ns41:value-type="string" table:style-name="ce16" office:value-type="string">
            <text:p>Wervershoof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460" office:value-type="float">
            <text:p>460</text:p>
          </table:table-cell>
          <table:table-cell ns41:value-type="string" table:style-name="ce16" office:value-type="string">
            <text:p>Westwoud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61" office:value-type="float">
            <text:p>461</text:p>
          </table:table-cell>
          <table:table-cell ns41:value-type="string" table:style-name="ce16" office:value-type="string">
            <text:p>Westzaan</text:p>
          </table:table-cell>
          <table:table-cell table:style-name="Default"/>
          <table:table-cell ns41:value-type="float" table:style-name="ce25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462" office:value-type="float">
            <text:p>462</text:p>
          </table:table-cell>
          <table:table-cell ns41:value-type="string" table:style-name="ce16" office:value-type="string">
            <text:p>Wieringen</text:p>
          </table:table-cell>
          <table:table-cell table:style-name="Default"/>
          <table:table-cell table:style-name="ce25"/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63" office:value-type="float">
            <text:p>463</text:p>
          </table:table-cell>
          <table:table-cell ns41:value-type="string" table:style-name="ce16" office:value-type="string">
            <text:p>Wieringermeer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6"/>
          <table:table-cell ns41:value-type="float" table:style-name="ce32" office:value="10" office:value-type="float">
            <text:p>1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466" office:value-type="float">
            <text:p>466</text:p>
          </table:table-cell>
          <table:table-cell ns41:value-type="string" table:style-name="ce16" office:value-type="string">
            <text:p>Wognum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1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67" office:value-type="float">
            <text:p>467</text:p>
          </table:table-cell>
          <table:table-cell ns41:value-type="string" table:style-name="ce16" office:value-type="string">
            <text:p>Wormer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45" office:value-type="float">
            <text:p>4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ce8" office:value="468" office:value-type="float">
            <text:p>468</text:p>
          </table:table-cell>
          <table:table-cell ns41:value-type="string" table:style-name="ce16" office:value-type="string">
            <text:p>Wormerveer</text:p>
          </table:table-cell>
          <table:table-cell table:style-name="Default"/>
          <table:table-cell ns41:value-type="float" table:style-name="ce25" office:value="65" office:value-type="float">
            <text:p>6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20" office:value-type="float">
            <text:p>12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325" office:value-type="float">
            <text:p>325</text:p>
          </table:table-cell>
          <table:table-cell table:number-columns-repeated="1007"/>
        </table:table-row>
        <table:table-row table:style-name="ro3">
          <table:table-cell ns41:value-type="float" table:style-name="ce8" office:value="470" office:value-type="float">
            <text:p>470</text:p>
          </table:table-cell>
          <table:table-cell ns41:value-type="string" table:style-name="ce16" office:value-type="string">
            <text:p>Wijdewormer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71" office:value-type="float">
            <text:p>471</text:p>
          </table:table-cell>
          <table:table-cell ns41:value-type="string" table:style-name="ce16" office:value-type="string">
            <text:p>Zaandam</text:p>
          </table:table-cell>
          <table:table-cell table:style-name="Default"/>
          <table:table-cell ns41:value-type="float" table:style-name="ce25" office:value="360" office:value-type="float">
            <text:p>360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15" office:value-type="float">
            <text:p>21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9" office:value="1505" office:value-type="float">
            <text:p>1505</text:p>
          </table:table-cell>
          <table:table-cell table:number-columns-repeated="1007"/>
        </table:table-row>
        <table:table-row table:style-name="ro3">
          <table:table-cell ns41:value-type="float" table:style-name="ce8" office:value="472" office:value-type="float">
            <text:p>472</text:p>
          </table:table-cell>
          <table:table-cell ns41:value-type="string" table:style-name="ce16" office:value-type="string">
            <text:p>Zaandijk</text:p>
          </table:table-cell>
          <table:table-cell table:style-name="Default"/>
          <table:table-cell ns41:value-type="float" table:style-name="ce25" office:value="70" office:value-type="float">
            <text:p>70</text:p>
          </table:table-cell>
          <table:table-cell table:style-name="ce32" table:number-columns-repeated="2"/>
          <table:table-cell ns41:value-type="float" table:style-name="ce32" office:value="40" office:value-type="float">
            <text:p>40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473" office:value-type="float">
            <text:p>473</text:p>
          </table:table-cell>
          <table:table-cell ns41:value-type="string" table:style-name="ce16" office:value-type="string">
            <text:p>Zandvoort</text:p>
          </table:table-cell>
          <table:table-cell table:style-name="Default"/>
          <table:table-cell ns41:value-type="float" table:style-name="ce25" office:value="40" office:value-type="float">
            <text:p>40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office:value="10" table:style-name="ce32" table:number-columns-repeated="2" office:value-type="float">
            <text:p>10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230" office:value-type="float">
            <text:p>230</text:p>
          </table:table-cell>
          <table:table-cell table:number-columns-repeated="1007"/>
        </table:table-row>
        <table:table-row table:style-name="ro3">
          <table:table-cell ns41:value-type="float" table:style-name="ce8" office:value="475" office:value-type="float">
            <text:p>475</text:p>
          </table:table-cell>
          <table:table-cell ns41:value-type="string" table:style-name="ce16" office:value-type="string">
            <text:p>Zwaag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76" office:value-type="float">
            <text:p>476</text:p>
          </table:table-cell>
          <table:table-cell ns41:value-type="string" table:style-name="ce16" office:value-type="string">
            <text:p>Zijp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78" office:value-type="float">
            <text:p>478</text:p>
          </table:table-cell>
          <table:table-cell ns41:value-type="string" table:style-name="ce16" office:value-type="string">
            <text:p>Zeevang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480" office:value-type="float">
            <text:p>480</text:p>
          </table:table-cell>
          <table:table-cell ns41:value-type="string" table:style-name="ce16" office:value-type="string">
            <text:p>Ter Aar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81" office:value-type="float">
            <text:p>481</text:p>
          </table:table-cell>
          <table:table-cell ns41:value-type="string" table:style-name="ce16" office:value-type="string">
            <text:p>Abbenbroek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482" office:value-type="float">
            <text:p>482</text:p>
          </table:table-cell>
          <table:table-cell ns41:value-type="string" table:style-name="ce16" office:value-type="string">
            <text:p>Alblasserdam</text:p>
          </table:table-cell>
          <table:table-cell table:style-name="Default"/>
          <table:table-cell ns41:value-type="float" table:style-name="ce25" office:value="25" office:value-type="float">
            <text:p>2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60" office:value-type="float">
            <text:p>6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9" office:value="235" office:value-type="float">
            <text:p>235</text:p>
          </table:table-cell>
          <table:table-cell table:number-columns-repeated="1007"/>
        </table:table-row>
        <table:table-row table:style-name="ro3">
          <table:table-cell ns41:value-type="float" table:style-name="ce8" office:value="483" office:value-type="float">
            <text:p>483</text:p>
          </table:table-cell>
          <table:table-cell ns41:value-type="string" table:style-name="ce16" office:value-type="string">
            <text:p>Alkemade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484" office:value-type="float">
            <text:p>484</text:p>
          </table:table-cell>
          <table:table-cell ns41:value-type="string" table:style-name="ce16" office:value-type="string">
            <text:p>Alphen aan den Rijn</text:p>
          </table:table-cell>
          <table:table-cell table:style-name="Default"/>
          <table:table-cell ns41:value-type="float" table:style-name="ce25" office:value="55" office:value-type="float">
            <text:p>5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5" office:value-type="float">
            <text:p>5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9" office:value="525" office:value-type="float">
            <text:p>525</text:p>
          </table:table-cell>
          <table:table-cell table:number-columns-repeated="1007"/>
        </table:table-row>
        <table:table-row table:style-name="ro3">
          <table:table-cell ns41:value-type="float" table:style-name="ce8" office:value="485" office:value-type="float">
            <text:p>485</text:p>
          </table:table-cell>
          <table:table-cell ns41:value-type="string" table:style-name="ce16" office:value-type="string">
            <text:p>Ameide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ce8" office:value="486" office:value-type="float">
            <text:p>486</text:p>
          </table:table-cell>
          <table:table-cell ns41:value-type="string" table:style-name="ce16" office:value-type="string">
            <text:p>Ammerstol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87" office:value-type="float">
            <text:p>487</text:p>
          </table:table-cell>
          <table:table-cell ns41:value-type="string" table:style-name="ce16" office:value-type="string">
            <text:p>Arkel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488" office:value-type="float">
            <text:p>488</text:p>
          </table:table-cell>
          <table:table-cell ns41:value-type="string" table:style-name="ce16" office:value-type="string">
            <text:p>Asperen</text:p>
          </table:table-cell>
          <table:table-cell table:style-name="Default"/>
          <table:table-cell table:style-name="ce25"/>
          <table:table-cell ns41:value-type="float" table:style-name="ce32" office:value="10" office:value-type="float">
            <text:p>10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489" office:value-type="float">
            <text:p>489</text:p>
          </table:table-cell>
          <table:table-cell ns41:value-type="string" table:style-name="ce16" office:value-type="string">
            <text:p>Barendrech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office:value="10" table:style-name="ce32" table:number-columns-repeated="2" office:value-type="float">
            <text:p>10</text:p>
          </table:table-cell>
          <table:table-cell ns41:value-type="float" office:value="5" table:style-name="ce32" table:number-columns-repeated="3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9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ce8" office:value="490" office:value-type="float">
            <text:p>490</text:p>
          </table:table-cell>
          <table:table-cell ns41:value-type="string" table:style-name="ce16" office:value-type="string">
            <text:p>Benthuiz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91" office:value-type="float">
            <text:p>491</text:p>
          </table:table-cell>
          <table:table-cell ns41:value-type="string" table:style-name="ce16" office:value-type="string">
            <text:p>Bergambach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492" office:value-type="float">
            <text:p>492</text:p>
          </table:table-cell>
          <table:table-cell ns41:value-type="string" table:style-name="ce16" office:value-type="string">
            <text:p>Bergschenhoek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493" office:value-type="float">
            <text:p>493</text:p>
          </table:table-cell>
          <table:table-cell ns41:value-type="string" table:style-name="ce16" office:value-type="string">
            <text:p>Berkel en Rodenrijs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3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ce8" office:value="494" office:value-type="float">
            <text:p>494</text:p>
          </table:table-cell>
          <table:table-cell ns41:value-type="string" table:style-name="ce16" office:value-type="string">
            <text:p>Berkenwoud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495" office:value-type="float">
            <text:p>495</text:p>
          </table:table-cell>
          <table:table-cell ns41:value-type="string" table:style-name="ce16" office:value-type="string">
            <text:p>Bleiswij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496" office:value-type="float">
            <text:p>496</text:p>
          </table:table-cell>
          <table:table-cell ns41:value-type="string" table:style-name="ce16" office:value-type="string">
            <text:p>Bleskensgraaf en Hofwege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497" office:value-type="float">
            <text:p>497</text:p>
          </table:table-cell>
          <table:table-cell ns41:value-type="string" table:style-name="ce16" office:value-type="string">
            <text:p>Bodegrav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60" office:value-type="float">
            <text:p>60</text:p>
          </table:table-cell>
          <table:table-cell ns41:value-type="float" office:value="10" table:style-name="ce32" table:number-columns-repeated="3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9" office:value="135" office:value-type="float">
            <text:p>135</text:p>
          </table:table-cell>
          <table:table-cell table:number-columns-repeated="1007"/>
        </table:table-row>
        <table:table-row table:style-name="ro3">
          <table:table-cell ns41:value-type="float" table:style-name="ce8" office:value="499" office:value-type="float">
            <text:p>499</text:p>
          </table:table-cell>
          <table:table-cell ns41:value-type="string" table:style-name="ce16" office:value-type="string">
            <text:p>Boskoop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ns41:value-type="float" table:style-name="ce39" office:value="105" office:value-type="float">
            <text:p>105</text:p>
          </table:table-cell>
          <table:table-cell table:number-columns-repeated="1007"/>
        </table:table-row>
        <table:table-row table:style-name="ro3">
          <table:table-cell ns41:value-type="float" table:style-name="ce8" office:value="500" office:value-type="float">
            <text:p>500</text:p>
          </table:table-cell>
          <table:table-cell ns41:value-type="string" table:style-name="ce16" office:value-type="string">
            <text:p>Brandwijk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01" office:value-type="float">
            <text:p>501</text:p>
          </table:table-cell>
          <table:table-cell ns41:value-type="string" table:style-name="ce16" office:value-type="string">
            <text:p>Brielle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240" office:value-type="float">
            <text:p>240</text:p>
          </table:table-cell>
          <table:table-cell table:number-columns-repeated="1007"/>
        </table:table-row>
        <table:table-row table:style-name="ro3">
          <table:table-cell ns41:value-type="float" table:style-name="ce8" office:value="502" office:value-type="float">
            <text:p>502</text:p>
          </table:table-cell>
          <table:table-cell ns41:value-type="string" table:style-name="ce16" office:value-type="string">
            <text:p>Capelle aan den IJssel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0" office:value-type="float">
            <text:p>30</text:p>
          </table:table-cell>
          <table:table-cell ns41:value-type="float" office:value="15" table:style-name="ce32" table:number-columns-repeated="2" office:value-type="float">
            <text:p>1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9" office:value="930" office:value-type="float">
            <text:p>930</text:p>
          </table:table-cell>
          <table:table-cell table:number-columns-repeated="1007"/>
        </table:table-row>
        <table:table-row table:style-name="ro3">
          <table:table-cell ns41:value-type="float" table:style-name="ce8" office:value="503" office:value-type="float">
            <text:p>503</text:p>
          </table:table-cell>
          <table:table-cell ns41:value-type="string" table:style-name="ce16" office:value-type="string">
            <text:p>Delft</text:p>
          </table:table-cell>
          <table:table-cell table:style-name="Default"/>
          <table:table-cell ns41:value-type="float" table:style-name="ce25" office:value="320" office:value-type="float">
            <text:p>32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9" office:value="730" office:value-type="float">
            <text:p>730</text:p>
          </table:table-cell>
          <table:table-cell table:number-columns-repeated="1007"/>
        </table:table-row>
        <table:table-row table:style-name="ro3">
          <table:table-cell ns41:value-type="float" table:style-name="ce8" office:value="504" office:value-type="float">
            <text:p>504</text:p>
          </table:table-cell>
          <table:table-cell ns41:value-type="string" table:style-name="ce16" office:value-type="string">
            <text:p>Dirksland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05" office:value-type="float">
            <text:p>505</text:p>
          </table:table-cell>
          <table:table-cell ns41:value-type="string" table:style-name="ce16" office:value-type="string">
            <text:p>Dordrecht</text:p>
          </table:table-cell>
          <table:table-cell table:style-name="Default"/>
          <table:table-cell ns41:value-type="float" table:style-name="ce25" office:value="285" office:value-type="float">
            <text:p>28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10" office:value-type="float">
            <text:p>510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310" office:value-type="float">
            <text:p>310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35" office:value-type="float">
            <text:p>235</text:p>
          </table:table-cell>
          <table:table-cell ns41:value-type="float" table:style-name="ce39" office:value="1130" office:value-type="float">
            <text:p>1130</text:p>
          </table:table-cell>
          <table:table-cell table:number-columns-repeated="1007"/>
        </table:table-row>
        <table:table-row table:style-name="ro3">
          <table:table-cell ns41:value-type="float" table:style-name="ce8" office:value="506" office:value-type="float">
            <text:p>506</text:p>
          </table:table-cell>
          <table:table-cell ns41:value-type="string" table:style-name="ce16" office:value-type="string">
            <text:p>Driebrugg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08" office:value-type="float">
            <text:p>508</text:p>
          </table:table-cell>
          <table:table-cell ns41:value-type="string" table:style-name="ce16" office:value-type="string">
            <text:p>Everdingen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09" office:value-type="float">
            <text:p>509</text:p>
          </table:table-cell>
          <table:table-cell ns41:value-type="string" table:style-name="ce16" office:value-type="string">
            <text:p>Geervlie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510" office:value-type="float">
            <text:p>510</text:p>
          </table:table-cell>
          <table:table-cell ns41:value-type="string" table:style-name="ce16" office:value-type="string">
            <text:p>Giessenburg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11" office:value-type="float">
            <text:p>511</text:p>
          </table:table-cell>
          <table:table-cell ns41:value-type="string" table:style-name="ce16" office:value-type="string">
            <text:p>Goedereede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12" office:value-type="float">
            <text:p>512</text:p>
          </table:table-cell>
          <table:table-cell ns41:value-type="string" table:style-name="ce16" office:value-type="string">
            <text:p>Gorinchem</text:p>
          </table:table-cell>
          <table:table-cell table:style-name="Default"/>
          <table:table-cell ns41:value-type="float" table:style-name="ce25" office:value="70" office:value-type="float">
            <text:p>7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65" office:value-type="float">
            <text:p>65</text:p>
          </table:table-cell>
          <table:table-cell ns41:value-type="float" table:style-name="ce39" office:value="600" office:value-type="float">
            <text:p>600</text:p>
          </table:table-cell>
          <table:table-cell table:number-columns-repeated="1007"/>
        </table:table-row>
        <table:table-row table:style-name="ro3">
          <table:table-cell ns41:value-type="float" table:style-name="ce8" office:value="513" office:value-type="float">
            <text:p>513</text:p>
          </table:table-cell>
          <table:table-cell ns41:value-type="string" table:style-name="ce16" office:value-type="string">
            <text:p>Gouda</text:p>
          </table:table-cell>
          <table:table-cell table:style-name="Default"/>
          <table:table-cell ns41:value-type="float" table:style-name="ce25" office:value="175" office:value-type="float">
            <text:p>17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9" office:value="1185" office:value-type="float">
            <text:p>1185</text:p>
          </table:table-cell>
          <table:table-cell table:number-columns-repeated="1007"/>
        </table:table-row>
        <table:table-row table:style-name="ro3">
          <table:table-cell ns41:value-type="float" table:style-name="ce8" office:value="514" office:value-type="float">
            <text:p>514</text:p>
          </table:table-cell>
          <table:table-cell ns41:value-type="string" table:style-name="ce16" office:value-type="string">
            <text:p>Gouderak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515" office:value-type="float">
            <text:p>515</text:p>
          </table:table-cell>
          <table:table-cell ns41:value-type="string" table:style-name="ce16" office:value-type="string">
            <text:p>Goudriaa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16" office:value-type="float">
            <text:p>516</text:p>
          </table:table-cell>
          <table:table-cell ns41:value-type="string" table:style-name="ce16" office:value-type="string">
            <text:p>Goudswaard</text:p>
          </table:table-cell>
          <table:table-cell table:style-name="Default"/>
          <table:table-cell table:style-name="ce25"/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517" office:value-type="float">
            <text:p>517</text:p>
          </table:table-cell>
          <table:table-cell ns41:value-type="string" table:style-name="ce16" office:value-type="string">
            <text:p>s-Gravende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 table:number-columns-repeated="6"/>
          <table:table-cell ns41:value-type="float" table:style-name="ce32" office:value="10" office:value-type="float">
            <text:p>10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518" office:value-type="float">
            <text:p>518</text:p>
          </table:table-cell>
          <table:table-cell ns41:value-type="string" table:style-name="ce16" office:value-type="string">
            <text:p>s-Gravenhage</text:p>
          </table:table-cell>
          <table:table-cell table:style-name="Default"/>
          <table:table-cell ns41:value-type="float" table:style-name="ce25" office:value="1420" office:value-type="float">
            <text:p>1420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2" office:value="465" office:value-type="float">
            <text:p>465</text:p>
          </table:table-cell>
          <table:table-cell ns41:value-type="float" table:style-name="ce32" office:value="695" office:value-type="float">
            <text:p>69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455" office:value-type="float">
            <text:p>455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1280" office:value-type="float">
            <text:p>1280</text:p>
          </table:table-cell>
          <table:table-cell ns41:value-type="float" table:style-name="ce32" office:value="250" office:value-type="float">
            <text:p>250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1370" office:value-type="float">
            <text:p>1370</text:p>
          </table:table-cell>
          <table:table-cell ns41:value-type="float" table:style-name="ce39" office:value="9835" office:value-type="float">
            <text:p>9835</text:p>
          </table:table-cell>
          <table:table-cell table:number-columns-repeated="1007"/>
        </table:table-row>
        <table:table-row table:style-name="ro3">
          <table:table-cell ns41:value-type="float" table:style-name="ce8" office:value="519" office:value-type="float">
            <text:p>519</text:p>
          </table:table-cell>
          <table:table-cell ns41:value-type="string" table:style-name="ce16" office:value-type="string">
            <text:p>s-Gravenzande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75" office:value-type="float">
            <text:p>7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100" office:value-type="float">
            <text:p>100</text:p>
          </table:table-cell>
          <table:table-cell table:number-columns-repeated="1007"/>
        </table:table-row>
        <table:table-row table:style-name="ro3">
          <table:table-cell ns41:value-type="float" table:style-name="ce8" office:value="520" office:value-type="float">
            <text:p>520</text:p>
          </table:table-cell>
          <table:table-cell ns41:value-type="string" table:style-name="ce16" office:value-type="string">
            <text:p>Groot-Ammers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21" office:value-type="float">
            <text:p>521</text:p>
          </table:table-cell>
          <table:table-cell ns41:value-type="string" table:style-name="ce16" office:value-type="string">
            <text:p>Haastrecht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522" office:value-type="float">
            <text:p>522</text:p>
          </table:table-cell>
          <table:table-cell ns41:value-type="string" table:style-name="ce16" office:value-type="string">
            <text:p>Hagestei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23" office:value-type="float">
            <text:p>523</text:p>
          </table:table-cell>
          <table:table-cell ns41:value-type="string" table:style-name="ce16" office:value-type="string">
            <text:p>Hardinxveld-Giessendam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0" office:value-type="float">
            <text:p>20</text:p>
          </table:table-cell>
          <table:table-cell table:style-name="ce32" table:number-columns-repeated="3"/>
          <table:table-cell ns41:value-type="float" table:style-name="ce32" office:value="50" office:value-type="float">
            <text:p>50</text:p>
          </table:table-cell>
          <table:table-cell table:style-name="ce32" table:number-columns-repeated="2"/>
          <table:table-cell ns41:value-type="float" table:style-name="ce32" office:value="30" office:value-type="float">
            <text:p>30</text:p>
          </table:table-cell>
          <table:table-cell ns41:value-type="float" table:style-name="ce39" office:value="125" office:value-type="float">
            <text:p>125</text:p>
          </table:table-cell>
          <table:table-cell table:number-columns-repeated="1007"/>
        </table:table-row>
        <table:table-row table:style-name="ro3">
          <table:table-cell ns41:value-type="float" table:style-name="ce8" office:value="524" office:value-type="float">
            <text:p>524</text:p>
          </table:table-cell>
          <table:table-cell ns41:value-type="string" table:style-name="ce16" office:value-type="string">
            <text:p>Hazerswoud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525" office:value-type="float">
            <text:p>525</text:p>
          </table:table-cell>
          <table:table-cell ns41:value-type="string" table:style-name="ce16" office:value-type="string">
            <text:p>Heenvlie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26" office:value-type="float">
            <text:p>526</text:p>
          </table:table-cell>
          <table:table-cell ns41:value-type="string" table:style-name="ce16" office:value-type="string">
            <text:p>Heerjansdam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527" office:value-type="float">
            <text:p>527</text:p>
          </table:table-cell>
          <table:table-cell ns41:value-type="string" table:style-name="ce16" office:value-type="string">
            <text:p>Hei- en Boeicop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28" office:value-type="float">
            <text:p>528</text:p>
          </table:table-cell>
          <table:table-cell ns41:value-type="string" table:style-name="ce16" office:value-type="string">
            <text:p>Heinenoord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30" office:value-type="float">
            <text:p>530</text:p>
          </table:table-cell>
          <table:table-cell ns41:value-type="string" table:style-name="ce16" office:value-type="string">
            <text:p>Hellevoetsluis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20" office:value-type="float">
            <text:p>20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9" office:value="210" office:value-type="float">
            <text:p>210</text:p>
          </table:table-cell>
          <table:table-cell table:number-columns-repeated="1007"/>
        </table:table-row>
        <table:table-row table:style-name="ro3">
          <table:table-cell ns41:value-type="float" table:style-name="ce8" office:value="531" office:value-type="float">
            <text:p>531</text:p>
          </table:table-cell>
          <table:table-cell ns41:value-type="string" table:style-name="ce16" office:value-type="string">
            <text:p>Hendrik-Ido-Ambacht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95" office:value-type="float">
            <text:p>9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ns41:value-type="float" table:style-name="ce39" office:value="80" office:value-type="float">
            <text:p>80</text:p>
          </table:table-cell>
          <table:table-cell table:number-columns-repeated="1007"/>
        </table:table-row>
        <table:table-row table:style-name="ro3">
          <table:table-cell ns41:value-type="float" table:style-name="ce8" office:value="533" office:value-type="float">
            <text:p>533</text:p>
          </table:table-cell>
          <table:table-cell ns41:value-type="string" table:style-name="ce16" office:value-type="string">
            <text:p>Heukelum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534" office:value-type="float">
            <text:p>534</text:p>
          </table:table-cell>
          <table:table-cell ns41:value-type="string" table:style-name="ce16" office:value-type="string">
            <text:p>Hillegom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ce8" office:value="535" office:value-type="float">
            <text:p>535</text:p>
          </table:table-cell>
          <table:table-cell ns41:value-type="string" table:style-name="ce16" office:value-type="string">
            <text:p>Hoogblokland</text:p>
          </table:table-cell>
          <table:table-cell table:style-name="Default"/>
          <table:table-cell table:style-name="ce25"/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36" office:value-type="float">
            <text:p>536</text:p>
          </table:table-cell>
          <table:table-cell ns41:value-type="string" table:style-name="ce16" office:value-type="string">
            <text:p>Hoornaar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37" office:value-type="float">
            <text:p>537</text:p>
          </table:table-cell>
          <table:table-cell ns41:value-type="string" table:style-name="ce16" office:value-type="string">
            <text:p>Katwijk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office:value="5" table:style-name="ce32" table:number-columns-repeated="3" office:value-type="float">
            <text:p>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9" office:value="245" office:value-type="float">
            <text:p>245</text:p>
          </table:table-cell>
          <table:table-cell table:number-columns-repeated="1007"/>
        </table:table-row>
        <table:table-row table:style-name="ro3">
          <table:table-cell ns41:value-type="float" table:style-name="ce8" office:value="538" office:value-type="float">
            <text:p>538</text:p>
          </table:table-cell>
          <table:table-cell ns41:value-type="string" table:style-name="ce16" office:value-type="string">
            <text:p>Kedichem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39" office:value-type="float">
            <text:p>539</text:p>
          </table:table-cell>
          <table:table-cell ns41:value-type="string" table:style-name="ce16" office:value-type="string">
            <text:p>Klaaswaal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40" office:value-type="float">
            <text:p>540</text:p>
          </table:table-cell>
          <table:table-cell ns41:value-type="string" table:style-name="ce16" office:value-type="string">
            <text:p>Koudekerk aan den Rijn</text:p>
          </table:table-cell>
          <table:table-cell table:style-name="Default"/>
          <table:table-cell ns41:value-type="float" table:style-name="ce25" office:value="65" office:value-type="float">
            <text:p>6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office:value="5" table:style-name="ce32" table:number-columns-repeated="4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41" office:value-type="float">
            <text:p>541</text:p>
          </table:table-cell>
          <table:table-cell ns41:value-type="string" table:style-name="ce16" office:value-type="string">
            <text:p>Krimpen aan de Lek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30" office:value-type="float">
            <text:p>30</text:p>
          </table:table-cell>
          <table:table-cell table:style-name="ce32" table:number-columns-repeated="3"/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542" office:value-type="float">
            <text:p>542</text:p>
          </table:table-cell>
          <table:table-cell ns41:value-type="string" table:style-name="ce16" office:value-type="string">
            <text:p>Krimpen aan den IJssel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10" table:style-name="ce32" table:number-columns-repeated="2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55" office:value-type="float">
            <text:p>55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9" office:value="500" office:value-type="float">
            <text:p>500</text:p>
          </table:table-cell>
          <table:table-cell table:number-columns-repeated="1007"/>
        </table:table-row>
        <table:table-row table:style-name="ro3">
          <table:table-cell ns41:value-type="float" table:style-name="ce8" office:value="543" office:value-type="float">
            <text:p>543</text:p>
          </table:table-cell>
          <table:table-cell ns41:value-type="string" table:style-name="ce16" office:value-type="string">
            <text:p>Langerak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44" office:value-type="float">
            <text:p>544</text:p>
          </table:table-cell>
          <table:table-cell ns41:value-type="string" table:style-name="ce16" office:value-type="string">
            <text:p>Leerbroek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45" office:value-type="float">
            <text:p>545</text:p>
          </table:table-cell>
          <table:table-cell ns41:value-type="string" table:style-name="ce16" office:value-type="string">
            <text:p>Leerdam</text:p>
          </table:table-cell>
          <table:table-cell table:style-name="Default"/>
          <table:table-cell ns41:value-type="float" table:style-name="ce25" office:value="35" office:value-type="float">
            <text:p>35</text:p>
          </table:table-cell>
          <table:table-cell ns41:value-type="float" office:value="5" table:style-name="ce32" table:number-columns-repeated="4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table:style-name="ce32"/>
          <table:table-cell ns41:value-type="float" table:style-name="ce32" office:value="35" office:value-type="float">
            <text:p>3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885" office:value-type="float">
            <text:p>885</text:p>
          </table:table-cell>
          <table:table-cell table:number-columns-repeated="1007"/>
        </table:table-row>
        <table:table-row table:style-name="ro3">
          <table:table-cell ns41:value-type="float" table:style-name="ce8" office:value="546" office:value-type="float">
            <text:p>546</text:p>
          </table:table-cell>
          <table:table-cell ns41:value-type="string" table:style-name="ce16" office:value-type="string">
            <text:p>Leiden</text:p>
          </table:table-cell>
          <table:table-cell table:style-name="Default"/>
          <table:table-cell ns41:value-type="float" table:style-name="ce25" office:value="535" office:value-type="float">
            <text:p>53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9" office:value="1155" office:value-type="float">
            <text:p>1155</text:p>
          </table:table-cell>
          <table:table-cell table:number-columns-repeated="1007"/>
        </table:table-row>
        <table:table-row table:style-name="ro3">
          <table:table-cell ns41:value-type="float" table:style-name="ce8" office:value="547" office:value-type="float">
            <text:p>547</text:p>
          </table:table-cell>
          <table:table-cell ns41:value-type="string" table:style-name="ce16" office:value-type="string">
            <text:p>Leiderdorp</text:p>
          </table:table-cell>
          <table:table-cell table:style-name="Default"/>
          <table:table-cell ns41:value-type="float" table:style-name="ce25" office:value="50" office:value-type="float">
            <text:p>5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9" office:value="315" office:value-type="float">
            <text:p>315</text:p>
          </table:table-cell>
          <table:table-cell table:number-columns-repeated="1007"/>
        </table:table-row>
        <table:table-row table:style-name="ro3">
          <table:table-cell ns41:value-type="float" table:style-name="ce8" office:value="548" office:value-type="float">
            <text:p>548</text:p>
          </table:table-cell>
          <table:table-cell ns41:value-type="string" table:style-name="ce16" office:value-type="string">
            <text:p>Leidschendam</text:p>
          </table:table-cell>
          <table:table-cell table:style-name="Default"/>
          <table:table-cell ns41:value-type="float" table:style-name="ce25" office:value="50" office:value-type="float">
            <text:p>5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office:value="15" table:style-name="ce32" table:number-columns-repeated="2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9" office:value="300" office:value-type="float">
            <text:p>300</text:p>
          </table:table-cell>
          <table:table-cell table:number-columns-repeated="1007"/>
        </table:table-row>
        <table:table-row table:style-name="ro3">
          <table:table-cell ns41:value-type="float" table:style-name="ce8" office:value="549" office:value-type="float">
            <text:p>549</text:p>
          </table:table-cell>
          <table:table-cell ns41:value-type="string" table:style-name="ce16" office:value-type="string">
            <text:p>Leimuid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550" office:value-type="float">
            <text:p>550</text:p>
          </table:table-cell>
          <table:table-cell ns41:value-type="string" table:style-name="ce16" office:value-type="string">
            <text:p>Lekkerkerk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551" office:value-type="float">
            <text:p>551</text:p>
          </table:table-cell>
          <table:table-cell ns41:value-type="string" table:style-name="ce16" office:value-type="string">
            <text:p>Lexmond</text:p>
          </table:table-cell>
          <table:table-cell table:style-name="Default"/>
          <table:table-cell table:style-name="ce25"/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52" office:value-type="float">
            <text:p>552</text:p>
          </table:table-cell>
          <table:table-cell ns41:value-type="string" table:style-name="ce16" office:value-type="string">
            <text:p>De Lier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11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53" office:value-type="float">
            <text:p>553</text:p>
          </table:table-cell>
          <table:table-cell ns41:value-type="string" table:style-name="ce16" office:value-type="string">
            <text:p>Liss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75" office:value-type="float">
            <text:p>75</text:p>
          </table:table-cell>
          <table:table-cell table:number-columns-repeated="1007"/>
        </table:table-row>
        <table:table-row table:style-name="ro3">
          <table:table-cell ns41:value-type="float" table:style-name="ce8" office:value="554" office:value-type="float">
            <text:p>554</text:p>
          </table:table-cell>
          <table:table-cell ns41:value-type="string" table:style-name="ce16" office:value-type="string">
            <text:p>Maasdam</text:p>
          </table:table-cell>
          <table:table-cell table:style-name="Default"/>
          <table:table-cell table:style-name="ce25"/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55" office:value-type="float">
            <text:p>555</text:p>
          </table:table-cell>
          <table:table-cell ns41:value-type="string" table:style-name="ce16" office:value-type="string">
            <text:p>Maasland</text:p>
          </table:table-cell>
          <table:table-cell table:style-name="Default"/>
          <table:table-cell table:style-name="ce25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25" office:value-type="float">
            <text:p>25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556" office:value-type="float">
            <text:p>556</text:p>
          </table:table-cell>
          <table:table-cell ns41:value-type="string" table:style-name="ce16" office:value-type="string">
            <text:p>Maassluis</text:p>
          </table:table-cell>
          <table:table-cell table:style-name="Default"/>
          <table:table-cell ns41:value-type="float" table:style-name="ce25" office:value="45" office:value-type="float">
            <text:p>4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0" office:value-type="float">
            <text:p>10</text:p>
          </table:table-cell>
          <table:table-cell ns41:value-type="float" office:value="20" table:style-name="ce32" table:number-columns-repeated="2" office:value-type="float">
            <text:p>20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ns41:value-type="float" table:style-name="ce39" office:value="320" office:value-type="float">
            <text:p>320</text:p>
          </table:table-cell>
          <table:table-cell table:number-columns-repeated="1007"/>
        </table:table-row>
        <table:table-row table:style-name="ro3">
          <table:table-cell ns41:value-type="float" table:style-name="ce8" office:value="557" office:value-type="float">
            <text:p>557</text:p>
          </table:table-cell>
          <table:table-cell ns41:value-type="string" table:style-name="ce16" office:value-type="string">
            <text:p>Meerkerk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59" office:value-type="float">
            <text:p>559</text:p>
          </table:table-cell>
          <table:table-cell ns41:value-type="string" table:style-name="ce16" office:value-type="string">
            <text:p>Middelharnis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560" office:value-type="float">
            <text:p>560</text:p>
          </table:table-cell>
          <table:table-cell ns41:value-type="string" table:style-name="ce16" office:value-type="string">
            <text:p>Moerkapelle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561" office:value-type="float">
            <text:p>561</text:p>
          </table:table-cell>
          <table:table-cell ns41:value-type="string" table:style-name="ce16" office:value-type="string">
            <text:p>Molenaarsgraaf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62" office:value-type="float">
            <text:p>562</text:p>
          </table:table-cell>
          <table:table-cell ns41:value-type="string" table:style-name="ce16" office:value-type="string">
            <text:p>Monster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ns41:value-type="float" table:style-name="ce32" office:value="40" office:value-type="float">
            <text:p>40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40" office:value-type="float">
            <text:p>40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563" office:value-type="float">
            <text:p>563</text:p>
          </table:table-cell>
          <table:table-cell ns41:value-type="string" table:style-name="ce16" office:value-type="string">
            <text:p>Moordrech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4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840" office:value-type="float">
            <text:p>840</text:p>
          </table:table-cell>
          <table:table-cell table:number-columns-repeated="1007"/>
        </table:table-row>
        <table:table-row table:style-name="ro3">
          <table:table-cell ns41:value-type="float" table:style-name="ce8" office:value="564" office:value-type="float">
            <text:p>564</text:p>
          </table:table-cell>
          <table:table-cell ns41:value-type="string" table:style-name="ce16" office:value-type="string">
            <text:p>Mijnsheerenland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565" office:value-type="float">
            <text:p>565</text:p>
          </table:table-cell>
          <table:table-cell ns41:value-type="string" table:style-name="ce16" office:value-type="string">
            <text:p>Naaldwij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50" office:value-type="float">
            <text:p>50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566" office:value-type="float">
            <text:p>566</text:p>
          </table:table-cell>
          <table:table-cell ns41:value-type="string" table:style-name="ce16" office:value-type="string">
            <text:p>Nieuw-Beijerland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67" office:value-type="float">
            <text:p>567</text:p>
          </table:table-cell>
          <table:table-cell ns41:value-type="string" table:style-name="ce16" office:value-type="string">
            <text:p>Nieuwerkerk aan den IJss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30" office:value-type="float">
            <text:p>30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569" office:value-type="float">
            <text:p>569</text:p>
          </table:table-cell>
          <table:table-cell ns41:value-type="string" table:style-name="ce16" office:value-type="string">
            <text:p>Nieuwkoop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 table:number-columns-repeated="3"/>
          <table:table-cell ns41:value-type="float" table:style-name="ce39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ce8" office:value="570" office:value-type="float">
            <text:p>570</text:p>
          </table:table-cell>
          <table:table-cell ns41:value-type="string" table:style-name="ce16" office:value-type="string">
            <text:p>Nieuwland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71" office:value-type="float">
            <text:p>571</text:p>
          </table:table-cell>
          <table:table-cell ns41:value-type="string" table:style-name="ce16" office:value-type="string">
            <text:p>Nieuw-Lekkerland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45" office:value-type="float">
            <text:p>45</text:p>
          </table:table-cell>
          <table:table-cell table:style-name="ce32" table:number-columns-repeated="3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572" office:value-type="float">
            <text:p>572</text:p>
          </table:table-cell>
          <table:table-cell ns41:value-type="string" table:style-name="ce16" office:value-type="string">
            <text:p>Nieuwpoort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73" office:value-type="float">
            <text:p>573</text:p>
          </table:table-cell>
          <table:table-cell ns41:value-type="string" table:style-name="ce16" office:value-type="string">
            <text:p>Nieuwveen</text:p>
          </table:table-cell>
          <table:table-cell table:style-name="Default"/>
          <table:table-cell table:style-name="ce25"/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74" office:value-type="float">
            <text:p>574</text:p>
          </table:table-cell>
          <table:table-cell ns41:value-type="string" table:style-name="ce16" office:value-type="string">
            <text:p>Noordeloos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75" office:value-type="float">
            <text:p>575</text:p>
          </table:table-cell>
          <table:table-cell ns41:value-type="string" table:style-name="ce16" office:value-type="string">
            <text:p>Noordwijk</text:p>
          </table:table-cell>
          <table:table-cell table:style-name="Default"/>
          <table:table-cell ns41:value-type="float" table:style-name="ce25" office:value="115" office:value-type="float">
            <text:p>11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9" office:value="300" office:value-type="float">
            <text:p>300</text:p>
          </table:table-cell>
          <table:table-cell table:number-columns-repeated="1007"/>
        </table:table-row>
        <table:table-row table:style-name="ro3">
          <table:table-cell ns41:value-type="float" table:style-name="ce8" office:value="576" office:value-type="float">
            <text:p>576</text:p>
          </table:table-cell>
          <table:table-cell ns41:value-type="string" table:style-name="ce16" office:value-type="string">
            <text:p>Noordwijkerhout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10" office:value-type="float">
            <text:p>110</text:p>
          </table:table-cell>
          <table:table-cell table:number-columns-repeated="1007"/>
        </table:table-row>
        <table:table-row table:style-name="ro3">
          <table:table-cell ns41:value-type="float" table:style-name="ce8" office:value="577" office:value-type="float">
            <text:p>577</text:p>
          </table:table-cell>
          <table:table-cell ns41:value-type="string" table:style-name="ce16" office:value-type="string">
            <text:p>Nootdorp</text:p>
          </table:table-cell>
          <table:table-cell table:style-name="Default"/>
          <table:table-cell table:style-name="ce25"/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578" office:value-type="float">
            <text:p>578</text:p>
          </table:table-cell>
          <table:table-cell ns41:value-type="string" table:style-name="ce16" office:value-type="string">
            <text:p>Numansdorp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79" office:value-type="float">
            <text:p>579</text:p>
          </table:table-cell>
          <table:table-cell ns41:value-type="string" table:style-name="ce16" office:value-type="string">
            <text:p>Oegstgeest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office:value="5" table:style-name="ce32" table:number-columns-repeated="3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9" office:value="305" office:value-type="float">
            <text:p>305</text:p>
          </table:table-cell>
          <table:table-cell table:number-columns-repeated="1007"/>
        </table:table-row>
        <table:table-row table:style-name="ro3">
          <table:table-cell ns41:value-type="float" table:style-name="ce8" office:value="580" office:value-type="float">
            <text:p>580</text:p>
          </table:table-cell>
          <table:table-cell ns41:value-type="string" table:style-name="ce16" office:value-type="string">
            <text:p>Oostflakkee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81" office:value-type="float">
            <text:p>581</text:p>
          </table:table-cell>
          <table:table-cell ns41:value-type="string" table:style-name="ce16" office:value-type="string">
            <text:p>Oostvoorn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9" office:value="75" office:value-type="float">
            <text:p>75</text:p>
          </table:table-cell>
          <table:table-cell table:number-columns-repeated="1007"/>
        </table:table-row>
        <table:table-row table:style-name="ro3">
          <table:table-cell ns41:value-type="float" table:style-name="ce8" office:value="582" office:value-type="float">
            <text:p>582</text:p>
          </table:table-cell>
          <table:table-cell ns41:value-type="string" table:style-name="ce16" office:value-type="string">
            <text:p>Ottoland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83" office:value-type="float">
            <text:p>583</text:p>
          </table:table-cell>
          <table:table-cell ns41:value-type="string" table:style-name="ce16" office:value-type="string">
            <text:p>Oud-Alblas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584" office:value-type="float">
            <text:p>584</text:p>
          </table:table-cell>
          <table:table-cell ns41:value-type="string" table:style-name="ce16" office:value-type="string">
            <text:p>Oud-Beijerland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ns41:value-type="float" table:style-name="ce39" office:value="85" office:value-type="float">
            <text:p>85</text:p>
          </table:table-cell>
          <table:table-cell table:number-columns-repeated="1007"/>
        </table:table-row>
        <table:table-row table:style-name="ro3">
          <table:table-cell ns41:value-type="float" table:style-name="ce8" office:value="586" office:value-type="float">
            <text:p>586</text:p>
          </table:table-cell>
          <table:table-cell ns41:value-type="string" table:style-name="ce16" office:value-type="string">
            <text:p>Oudenhoor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87" office:value-type="float">
            <text:p>587</text:p>
          </table:table-cell>
          <table:table-cell ns41:value-type="string" table:style-name="ce16" office:value-type="string">
            <text:p>Ouderkerk aan den IJssel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589" office:value-type="float">
            <text:p>589</text:p>
          </table:table-cell>
          <table:table-cell ns41:value-type="string" table:style-name="ce16" office:value-type="string">
            <text:p>Oudewater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590" office:value-type="float">
            <text:p>590</text:p>
          </table:table-cell>
          <table:table-cell ns41:value-type="string" table:style-name="ce16" office:value-type="string">
            <text:p>Papendrecht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25" office:value-type="float">
            <text:p>25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5" office:value-type="float">
            <text:p>6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9" office:value="90" office:value-type="float">
            <text:p>90</text:p>
          </table:table-cell>
          <table:table-cell table:number-columns-repeated="1007"/>
        </table:table-row>
        <table:table-row table:style-name="ro3">
          <table:table-cell ns41:value-type="float" table:style-name="ce8" office:value="591" office:value-type="float">
            <text:p>591</text:p>
          </table:table-cell>
          <table:table-cell ns41:value-type="string" table:style-name="ce16" office:value-type="string">
            <text:p>Piershil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592" office:value-type="float">
            <text:p>592</text:p>
          </table:table-cell>
          <table:table-cell ns41:value-type="string" table:style-name="ce16" office:value-type="string">
            <text:p>Poortugaal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office:value="30" table:style-name="ce32" table:number-columns-repeated="2" office:value-type="float">
            <text:p>3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9" office:value="180" office:value-type="float">
            <text:p>180</text:p>
          </table:table-cell>
          <table:table-cell table:number-columns-repeated="1007"/>
        </table:table-row>
        <table:table-row table:style-name="ro3">
          <table:table-cell ns41:value-type="float" table:style-name="ce8" office:value="593" office:value-type="float">
            <text:p>593</text:p>
          </table:table-cell>
          <table:table-cell ns41:value-type="string" table:style-name="ce16" office:value-type="string">
            <text:p>Puttershoe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594" office:value-type="float">
            <text:p>594</text:p>
          </table:table-cell>
          <table:table-cell ns41:value-type="string" table:style-name="ce16" office:value-type="string">
            <text:p>Pijnacker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4" office:value-type="float">
            <text:p>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9" office:value="70" office:value-type="float">
            <text:p>70</text:p>
          </table:table-cell>
          <table:table-cell table:number-columns-repeated="1007"/>
        </table:table-row>
        <table:table-row table:style-name="ro3">
          <table:table-cell ns41:value-type="float" table:style-name="ce8" office:value="595" office:value-type="float">
            <text:p>595</text:p>
          </table:table-cell>
          <table:table-cell ns41:value-type="string" table:style-name="ce16" office:value-type="string">
            <text:p>Reeuwijk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596" office:value-type="float">
            <text:p>596</text:p>
          </table:table-cell>
          <table:table-cell ns41:value-type="string" table:style-name="ce16" office:value-type="string">
            <text:p>Rhoon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597" office:value-type="float">
            <text:p>597</text:p>
          </table:table-cell>
          <table:table-cell ns41:value-type="string" table:style-name="ce16" office:value-type="string">
            <text:p>Ridderkerk</text:p>
          </table:table-cell>
          <table:table-cell table:style-name="Default"/>
          <table:table-cell ns41:value-type="float" table:style-name="ce25" office:value="45" office:value-type="float">
            <text:p>4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45" office:value-type="float">
            <text:p>145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9" office:value="375" office:value-type="float">
            <text:p>375</text:p>
          </table:table-cell>
          <table:table-cell table:number-columns-repeated="1007"/>
        </table:table-row>
        <table:table-row table:style-name="ro3">
          <table:table-cell ns41:value-type="float" table:style-name="ce8" office:value="598" office:value-type="float">
            <text:p>598</text:p>
          </table:table-cell>
          <table:table-cell ns41:value-type="string" table:style-name="ce16" office:value-type="string">
            <text:p>Rockanje</text:p>
          </table:table-cell>
          <table:table-cell table:style-name="Default"/>
          <table:table-cell ns41:value-type="float" table:style-name="ce25" office:value="85" office:value-type="float">
            <text:p>8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599" office:value-type="float">
            <text:p>599</text:p>
          </table:table-cell>
          <table:table-cell ns41:value-type="string" table:style-name="ce16" office:value-type="string">
            <text:p>Rotterdam</text:p>
          </table:table-cell>
          <table:table-cell table:style-name="Default"/>
          <table:table-cell ns41:value-type="float" table:style-name="ce25" office:value="1620" office:value-type="float">
            <text:p>1620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580" office:value-type="float">
            <text:p>580</text:p>
          </table:table-cell>
          <table:table-cell ns41:value-type="float" table:style-name="ce32" office:value="440" office:value-type="float">
            <text:p>440</text:p>
          </table:table-cell>
          <table:table-cell ns41:value-type="float" table:style-name="ce32" office:value="1075" office:value-type="float">
            <text:p>1075</text:p>
          </table:table-cell>
          <table:table-cell ns41:value-type="float" table:style-name="ce32" office:value="435" office:value-type="float">
            <text:p>435</text:p>
          </table:table-cell>
          <table:table-cell ns41:value-type="float" table:style-name="ce32" office:value="370" office:value-type="float">
            <text:p>370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2" office:value="2235" office:value-type="float">
            <text:p>2235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2" office:value="1030" office:value-type="float">
            <text:p>1030</text:p>
          </table:table-cell>
          <table:table-cell ns41:value-type="float" table:style-name="ce32" office:value="1185" office:value-type="float">
            <text:p>1185</text:p>
          </table:table-cell>
          <table:table-cell ns41:value-type="float" table:style-name="ce39" office:value="11240" office:value-type="float">
            <text:p>11240</text:p>
          </table:table-cell>
          <table:table-cell table:number-columns-repeated="1007"/>
        </table:table-row>
        <table:table-row table:style-name="ro3">
          <table:table-cell ns41:value-type="float" table:style-name="ce8" office:value="600" office:value-type="float">
            <text:p>600</text:p>
          </table:table-cell>
          <table:table-cell ns41:value-type="string" table:style-name="ce16" office:value-type="string">
            <text:p>Rozenburg</text:p>
          </table:table-cell>
          <table:table-cell table:style-name="Default"/>
          <table:table-cell ns41:value-type="float" table:style-name="ce25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50" office:value-type="float">
            <text:p>5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ns41:value-type="float" table:style-name="ce39" office:value="130" office:value-type="float">
            <text:p>130</text:p>
          </table:table-cell>
          <table:table-cell table:number-columns-repeated="1007"/>
        </table:table-row>
        <table:table-row table:style-name="ro3">
          <table:table-cell ns41:value-type="float" table:style-name="ce8" office:value="601" office:value-type="float">
            <text:p>601</text:p>
          </table:table-cell>
          <table:table-cell ns41:value-type="string" table:style-name="ce16" office:value-type="string">
            <text:p>Rijnsaterwoud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602" office:value-type="float">
            <text:p>602</text:p>
          </table:table-cell>
          <table:table-cell ns41:value-type="string" table:style-name="ce16" office:value-type="string">
            <text:p>Rijnsburg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7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603" office:value-type="float">
            <text:p>603</text:p>
          </table:table-cell>
          <table:table-cell ns41:value-type="string" table:style-name="ce16" office:value-type="string">
            <text:p>Rijswijk (ZH.)</text:p>
          </table:table-cell>
          <table:table-cell table:style-name="Default"/>
          <table:table-cell ns41:value-type="float" table:style-name="ce25" office:value="150" office:value-type="float">
            <text:p>15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9" office:value="525" office:value-type="float">
            <text:p>525</text:p>
          </table:table-cell>
          <table:table-cell table:number-columns-repeated="1007"/>
        </table:table-row>
        <table:table-row table:style-name="ro3">
          <table:table-cell ns41:value-type="float" table:style-name="ce8" office:value="604" office:value-type="float">
            <text:p>604</text:p>
          </table:table-cell>
          <table:table-cell ns41:value-type="string" table:style-name="ce16" office:value-type="string">
            <text:p>Sassenheim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605" office:value-type="float">
            <text:p>605</text:p>
          </table:table-cell>
          <table:table-cell ns41:value-type="string" table:style-name="ce16" office:value-type="string">
            <text:p>Schelluin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606" office:value-type="float">
            <text:p>606</text:p>
          </table:table-cell>
          <table:table-cell ns41:value-type="string" table:style-name="ce16" office:value-type="string">
            <text:p>Schiedam</text:p>
          </table:table-cell>
          <table:table-cell table:style-name="Default"/>
          <table:table-cell ns41:value-type="float" table:style-name="ce25" office:value="270" office:value-type="float">
            <text:p>270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9" office:value="1195" office:value-type="float">
            <text:p>1195</text:p>
          </table:table-cell>
          <table:table-cell table:number-columns-repeated="1007"/>
        </table:table-row>
        <table:table-row table:style-name="ro3">
          <table:table-cell ns41:value-type="float" table:style-name="ce8" office:value="607" office:value-type="float">
            <text:p>607</text:p>
          </table:table-cell>
          <table:table-cell ns41:value-type="string" table:style-name="ce16" office:value-type="string">
            <text:p>Schipluid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608" office:value-type="float">
            <text:p>608</text:p>
          </table:table-cell>
          <table:table-cell ns41:value-type="string" table:style-name="ce16" office:value-type="string">
            <text:p>Schoonhoven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15" office:value-type="float">
            <text:p>115</text:p>
          </table:table-cell>
          <table:table-cell table:number-columns-repeated="1007"/>
        </table:table-row>
        <table:table-row table:style-name="ro3">
          <table:table-cell ns41:value-type="float" table:style-name="ce8" office:value="609" office:value-type="float">
            <text:p>609</text:p>
          </table:table-cell>
          <table:table-cell ns41:value-type="string" table:style-name="ce16" office:value-type="string">
            <text:p>Schoonrewoerd</text:p>
          </table:table-cell>
          <table:table-cell table:style-name="Default"/>
          <table:table-cell table:style-name="ce25"/>
          <table:table-cell table:style-name="ce32" table:number-columns-repeated="10"/>
          <table:table-cell ns41:value-type="float" table:style-name="ce32" office:value="5" office:value-type="float">
            <text:p>5</text:p>
          </table:table-cell>
          <table:table-cell table:style-name="ce3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610" office:value-type="float">
            <text:p>610</text:p>
          </table:table-cell>
          <table:table-cell ns41:value-type="string" table:style-name="ce16" office:value-type="string">
            <text:p>Sliedrecht</text:p>
          </table:table-cell>
          <table:table-cell table:style-name="Default"/>
          <table:table-cell ns41:value-type="float" table:style-name="ce25" office:value="85" office:value-type="float">
            <text:p>8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5" office:value-type="float">
            <text:p>65</text:p>
          </table:table-cell>
          <table:table-cell table:style-name="ce32"/>
          <table:table-cell ns41:value-type="float" table:style-name="ce32" office:value="35" office:value-type="float">
            <text:p>3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9" office:value="140" office:value-type="float">
            <text:p>140</text:p>
          </table:table-cell>
          <table:table-cell table:number-columns-repeated="1007"/>
        </table:table-row>
        <table:table-row table:style-name="ro3">
          <table:table-cell ns41:value-type="float" table:style-name="ce8" office:value="612" office:value-type="float">
            <text:p>612</text:p>
          </table:table-cell>
          <table:table-cell ns41:value-type="string" table:style-name="ce16" office:value-type="string">
            <text:p>Spijkenisse</text:p>
          </table:table-cell>
          <table:table-cell table:style-name="Default"/>
          <table:table-cell ns41:value-type="float" table:style-name="ce25" office:value="45" office:value-type="float">
            <text:p>45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20" office:value-type="float">
            <text:p>20</text:p>
          </table:table-cell>
          <table:table-cell ns41:value-type="float" office:value="10" table:style-name="ce32" table:number-columns-repeated="2" office:value-type="float">
            <text:p>10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9" office:value="215" office:value-type="float">
            <text:p>215</text:p>
          </table:table-cell>
          <table:table-cell table:number-columns-repeated="1007"/>
        </table:table-row>
        <table:table-row table:style-name="ro3">
          <table:table-cell ns41:value-type="float" table:style-name="ce8" office:value="615" office:value-type="float">
            <text:p>615</text:p>
          </table:table-cell>
          <table:table-cell ns41:value-type="string" table:style-name="ce16" office:value-type="string">
            <text:p>Stolwij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616" office:value-type="float">
            <text:p>616</text:p>
          </table:table-cell>
          <table:table-cell ns41:value-type="string" table:style-name="ce16" office:value-type="string">
            <text:p>Streefkerk</text:p>
          </table:table-cell>
          <table:table-cell table:style-name="Default"/>
          <table:table-cell table:style-name="ce25"/>
          <table:table-cell table:style-name="ce32" table:number-columns-repeated="11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17" office:value-type="float">
            <text:p>617</text:p>
          </table:table-cell>
          <table:table-cell ns41:value-type="string" table:style-name="ce16" office:value-type="string">
            <text:p>Strijen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18" office:value-type="float">
            <text:p>618</text:p>
          </table:table-cell>
          <table:table-cell ns41:value-type="string" table:style-name="ce16" office:value-type="string">
            <text:p>Tienhoven (ZH.)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19" office:value-type="float">
            <text:p>619</text:p>
          </table:table-cell>
          <table:table-cell ns41:value-type="string" table:style-name="ce16" office:value-type="string">
            <text:p>Valkenburg (ZH.)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table:style-name="ce32" table:number-columns-repeated="5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620" office:value-type="float">
            <text:p>620</text:p>
          </table:table-cell>
          <table:table-cell ns41:value-type="string" table:style-name="ce16" office:value-type="string">
            <text:p>Vianen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office:value="5" table:style-name="ce32" table:number-columns-repeated="3" office:value-type="float">
            <text:p>5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9" office:value="135" office:value-type="float">
            <text:p>135</text:p>
          </table:table-cell>
          <table:table-cell table:number-columns-repeated="1007"/>
        </table:table-row>
        <table:table-row table:style-name="ro3">
          <table:table-cell ns41:value-type="float" table:style-name="ce8" office:value="621" office:value-type="float">
            <text:p>621</text:p>
          </table:table-cell>
          <table:table-cell ns41:value-type="string" table:style-name="ce16" office:value-type="string">
            <text:p>Vierpolders</text:p>
          </table:table-cell>
          <table:table-cell table:style-name="Default"/>
          <table:table-cell table:style-name="ce25"/>
          <table:table-cell table:style-name="ce32" table:number-columns-repeated="11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22" office:value-type="float">
            <text:p>622</text:p>
          </table:table-cell>
          <table:table-cell ns41:value-type="string" table:style-name="ce16" office:value-type="string">
            <text:p>Vlaardingen</text:p>
          </table:table-cell>
          <table:table-cell table:style-name="Default"/>
          <table:table-cell ns41:value-type="float" table:style-name="ce25" office:value="300" office:value-type="float">
            <text:p>30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5" office:value-type="float">
            <text:p>5</text:p>
          </table:table-cell>
          <table:table-cell ns41:value-type="float" office:value="30" table:style-name="ce32" table:number-columns-repeated="2" office:value-type="float">
            <text:p>30</text:p>
          </table:table-cell>
          <table:table-cell ns41:value-type="float" table:style-name="ce32" office:value="350" office:value-type="float">
            <text:p>350</text:p>
          </table:table-cell>
          <table:table-cell ns41:value-type="float" office:value="40" table:style-name="ce32" table:number-columns-repeated="2" office:value-type="float">
            <text:p>4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420" office:value-type="float">
            <text:p>42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9" office:value="1370" office:value-type="float">
            <text:p>1370</text:p>
          </table:table-cell>
          <table:table-cell table:number-columns-repeated="1007"/>
        </table:table-row>
        <table:table-row table:style-name="ro3">
          <table:table-cell ns41:value-type="float" table:style-name="ce8" office:value="623" office:value-type="float">
            <text:p>623</text:p>
          </table:table-cell>
          <table:table-cell ns41:value-type="string" table:style-name="ce16" office:value-type="string">
            <text:p>Vlist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24" office:value-type="float">
            <text:p>624</text:p>
          </table:table-cell>
          <table:table-cell ns41:value-type="string" table:style-name="ce16" office:value-type="string">
            <text:p>Voorburg</text:p>
          </table:table-cell>
          <table:table-cell table:style-name="Default"/>
          <table:table-cell ns41:value-type="float" table:style-name="ce25" office:value="45" office:value-type="float">
            <text:p>4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15" table:style-name="ce32" table:number-columns-repeated="2" office:value-type="float">
            <text:p>1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9" office:value="655" office:value-type="float">
            <text:p>655</text:p>
          </table:table-cell>
          <table:table-cell table:number-columns-repeated="1007"/>
        </table:table-row>
        <table:table-row table:style-name="ro3">
          <table:table-cell ns41:value-type="float" table:style-name="ce8" office:value="625" office:value-type="float">
            <text:p>625</text:p>
          </table:table-cell>
          <table:table-cell ns41:value-type="string" table:style-name="ce16" office:value-type="string">
            <text:p>Voorhout</text:p>
          </table:table-cell>
          <table:table-cell table:style-name="Default"/>
          <table:table-cell table:style-name="ce25"/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626" office:value-type="float">
            <text:p>626</text:p>
          </table:table-cell>
          <table:table-cell ns41:value-type="string" table:style-name="ce16" office:value-type="string">
            <text:p>Voorschoten</text:p>
          </table:table-cell>
          <table:table-cell table:style-name="Default"/>
          <table:table-cell ns41:value-type="float" table:style-name="ce25" office:value="50" office:value-type="float">
            <text:p>50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2" office:value="25" office:value-type="float">
            <text:p>25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9" office:value="310" office:value-type="float">
            <text:p>310</text:p>
          </table:table-cell>
          <table:table-cell table:number-columns-repeated="1007"/>
        </table:table-row>
        <table:table-row table:style-name="ro3">
          <table:table-cell ns41:value-type="float" table:style-name="ce8" office:value="627" office:value-type="float">
            <text:p>627</text:p>
          </table:table-cell>
          <table:table-cell ns41:value-type="string" table:style-name="ce16" office:value-type="string">
            <text:p>Waddinxveen</text:p>
          </table:table-cell>
          <table:table-cell table:style-name="Default"/>
          <table:table-cell ns41:value-type="float" table:style-name="ce25" office:value="50" office:value-type="float">
            <text:p>50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ns41:value-type="float" table:style-name="ce32" office:value="30" office:value-type="float">
            <text:p>30</text:p>
          </table:table-cell>
          <table:table-cell ns41:value-type="float" office:value="10" table:style-name="ce32" table:number-columns-repeated="3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5" office:value-type="float">
            <text:p>4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9" office:value="375" office:value-type="float">
            <text:p>375</text:p>
          </table:table-cell>
          <table:table-cell table:number-columns-repeated="1007"/>
        </table:table-row>
        <table:table-row table:style-name="ro3">
          <table:table-cell ns41:value-type="float" table:style-name="ce8" office:value="628" office:value-type="float">
            <text:p>628</text:p>
          </table:table-cell>
          <table:table-cell ns41:value-type="string" table:style-name="ce16" office:value-type="string">
            <text:p>Warmond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629" office:value-type="float">
            <text:p>629</text:p>
          </table:table-cell>
          <table:table-cell ns41:value-type="string" table:style-name="ce16" office:value-type="string">
            <text:p>Wassenaar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25" office:value-type="float">
            <text:p>25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835" office:value-type="float">
            <text:p>835</text:p>
          </table:table-cell>
          <table:table-cell table:number-columns-repeated="1007"/>
        </table:table-row>
        <table:table-row table:style-name="ro3">
          <table:table-cell ns41:value-type="float" table:style-name="ce8" office:value="630" office:value-type="float">
            <text:p>630</text:p>
          </table:table-cell>
          <table:table-cell ns41:value-type="string" table:style-name="ce16" office:value-type="string">
            <text:p>Wateringen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10" office:value-type="float">
            <text:p>10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631" office:value-type="float">
            <text:p>631</text:p>
          </table:table-cell>
          <table:table-cell ns41:value-type="string" table:style-name="ce16" office:value-type="string">
            <text:p>Westmaas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632" office:value-type="float">
            <text:p>632</text:p>
          </table:table-cell>
          <table:table-cell ns41:value-type="string" table:style-name="ce16" office:value-type="string">
            <text:p>Woerd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35" office:value-type="float">
            <text:p>35</text:p>
          </table:table-cell>
          <table:table-cell ns41:value-type="float" table:style-name="ce39" office:value="205" office:value-type="float">
            <text:p>205</text:p>
          </table:table-cell>
          <table:table-cell table:number-columns-repeated="1007"/>
        </table:table-row>
        <table:table-row table:style-name="ro3">
          <table:table-cell ns41:value-type="float" table:style-name="ce8" office:value="633" office:value-type="float">
            <text:p>633</text:p>
          </table:table-cell>
          <table:table-cell ns41:value-type="string" table:style-name="ce16" office:value-type="string">
            <text:p>Woubrugge</text:p>
          </table:table-cell>
          <table:table-cell table:style-name="Default"/>
          <table:table-cell table:style-name="ce25"/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634" office:value-type="float">
            <text:p>634</text:p>
          </table:table-cell>
          <table:table-cell ns41:value-type="string" table:style-name="ce16" office:value-type="string">
            <text:p>Wijngaard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635" office:value-type="float">
            <text:p>635</text:p>
          </table:table-cell>
          <table:table-cell ns41:value-type="string" table:style-name="ce16" office:value-type="string">
            <text:p>Zevenhov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36" office:value-type="float">
            <text:p>636</text:p>
          </table:table-cell>
          <table:table-cell ns41:value-type="string" table:style-name="ce16" office:value-type="string">
            <text:p>Zevenhuiz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637" office:value-type="float">
            <text:p>637</text:p>
          </table:table-cell>
          <table:table-cell ns41:value-type="string" table:style-name="ce16" office:value-type="string">
            <text:p>Zoetermeer</text:p>
          </table:table-cell>
          <table:table-cell table:style-name="Default"/>
          <table:table-cell ns41:value-type="float" table:style-name="ce25" office:value="125" office:value-type="float">
            <text:p>12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9" office:value="85" office:value-type="float">
            <text:p>85</text:p>
          </table:table-cell>
          <table:table-cell table:number-columns-repeated="1007"/>
        </table:table-row>
        <table:table-row table:style-name="ro3">
          <table:table-cell ns41:value-type="float" table:style-name="ce8" office:value="638" office:value-type="float">
            <text:p>638</text:p>
          </table:table-cell>
          <table:table-cell ns41:value-type="string" table:style-name="ce16" office:value-type="string">
            <text:p>Zoeterwoude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639" office:value-type="float">
            <text:p>639</text:p>
          </table:table-cell>
          <table:table-cell ns41:value-type="string" table:style-name="ce16" office:value-type="string">
            <text:p>Zuid-Beijerland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40" office:value-type="float">
            <text:p>640</text:p>
          </table:table-cell>
          <table:table-cell ns41:value-type="string" table:style-name="ce16" office:value-type="string">
            <text:p>Zuidland</text:p>
          </table:table-cell>
          <table:table-cell table:style-name="Default"/>
          <table:table-cell table:style-name="ce25"/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7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641" office:value-type="float">
            <text:p>641</text:p>
          </table:table-cell>
          <table:table-cell ns41:value-type="string" table:style-name="ce16" office:value-type="string">
            <text:p>Zwartewaal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642" office:value-type="float">
            <text:p>642</text:p>
          </table:table-cell>
          <table:table-cell ns41:value-type="string" table:style-name="ce16" office:value-type="string">
            <text:p>Zwijndrecht</text:p>
          </table:table-cell>
          <table:table-cell table:style-name="Default"/>
          <table:table-cell ns41:value-type="float" table:style-name="ce25" office:value="100" office:value-type="float">
            <text:p>10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9" office:value="180" office:value-type="float">
            <text:p>180</text:p>
          </table:table-cell>
          <table:table-cell table:number-columns-repeated="1007"/>
        </table:table-row>
        <table:table-row table:style-name="ro3">
          <table:table-cell ns41:value-type="float" table:style-name="ce8" office:value="648" office:value-type="float">
            <text:p>648</text:p>
          </table:table-cell>
          <table:table-cell ns41:value-type="string" table:style-name="ce16" office:value-type="string">
            <text:p>Aardenburg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49" office:value-type="float">
            <text:p>649</text:p>
          </table:table-cell>
          <table:table-cell ns41:value-type="string" table:style-name="ce16" office:value-type="string">
            <text:p>Arnemuiden</text:p>
          </table:table-cell>
          <table:table-cell table:style-name="Default"/>
          <table:table-cell table:style-name="ce25"/>
          <table:table-cell table:style-name="ce32" table:number-columns-repeated="7"/>
          <table:table-cell ns41:value-type="float" table:style-name="ce32" office:value="20" office:value-type="float">
            <text:p>20</text:p>
          </table:table-cell>
          <table:table-cell table:style-name="ce32" table:number-columns-repeated="4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50" office:value-type="float">
            <text:p>650</text:p>
          </table:table-cell>
          <table:table-cell ns41:value-type="string" table:style-name="ce16" office:value-type="string">
            <text:p>Ax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table:style-name="ce32" table:number-columns-repeated="5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105" office:value-type="float">
            <text:p>105</text:p>
          </table:table-cell>
          <table:table-cell table:number-columns-repeated="1007"/>
        </table:table-row>
        <table:table-row table:style-name="ro3">
          <table:table-cell ns41:value-type="float" table:style-name="ce8" office:value="654" office:value-type="float">
            <text:p>654</text:p>
          </table:table-cell>
          <table:table-cell ns41:value-type="string" table:style-name="ce16" office:value-type="string">
            <text:p>Borsele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 table:number-columns-repeated="9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656" office:value-type="float">
            <text:p>656</text:p>
          </table:table-cell>
          <table:table-cell ns41:value-type="string" table:style-name="ce16" office:value-type="string">
            <text:p>Brouwershaven</text:p>
          </table:table-cell>
          <table:table-cell table:style-name="Default"/>
          <table:table-cell table:style-name="ce25"/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57" office:value-type="float">
            <text:p>657</text:p>
          </table:table-cell>
          <table:table-cell ns41:value-type="string" table:style-name="ce16" office:value-type="string">
            <text:p>Bruinisse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table:style-name="ce32" table:number-columns-repeated="8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660" office:value-type="float">
            <text:p>660</text:p>
          </table:table-cell>
          <table:table-cell ns41:value-type="string" table:style-name="ce16" office:value-type="string">
            <text:p>Domburg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62" office:value-type="float">
            <text:p>662</text:p>
          </table:table-cell>
          <table:table-cell ns41:value-type="string" table:style-name="ce16" office:value-type="string">
            <text:p>Duiveland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664" office:value-type="float">
            <text:p>664</text:p>
          </table:table-cell>
          <table:table-cell ns41:value-type="string" table:style-name="ce16" office:value-type="string">
            <text:p>Goes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290" office:value-type="float">
            <text:p>29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00" office:value-type="float">
            <text:p>100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35" office:value-type="float">
            <text:p>35</text:p>
          </table:table-cell>
          <table:table-cell ns41:value-type="float" table:style-name="ce39" office:value="70" office:value-type="float">
            <text:p>70</text:p>
          </table:table-cell>
          <table:table-cell table:number-columns-repeated="1007"/>
        </table:table-row>
        <table:table-row table:style-name="ro3">
          <table:table-cell ns41:value-type="float" table:style-name="ce8" office:value="675" office:value-type="float">
            <text:p>675</text:p>
          </table:table-cell>
          <table:table-cell ns41:value-type="string" table:style-name="ce16" office:value-type="string">
            <text:p>Hontenisse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677" office:value-type="float">
            <text:p>677</text:p>
          </table:table-cell>
          <table:table-cell ns41:value-type="string" table:style-name="ce16" office:value-type="string">
            <text:p>Huls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10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678" office:value-type="float">
            <text:p>678</text:p>
          </table:table-cell>
          <table:table-cell ns41:value-type="string" table:style-name="ce16" office:value-type="string">
            <text:p>Kapell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80" office:value-type="float">
            <text:p>18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7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682" office:value-type="float">
            <text:p>682</text:p>
          </table:table-cell>
          <table:table-cell ns41:value-type="string" table:style-name="ce16" office:value-type="string">
            <text:p>Kortgene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686" office:value-type="float">
            <text:p>686</text:p>
          </table:table-cell>
          <table:table-cell ns41:value-type="string" table:style-name="ce16" office:value-type="string">
            <text:p>Mariekerke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687" office:value-type="float">
            <text:p>687</text:p>
          </table:table-cell>
          <table:table-cell ns41:value-type="string" table:style-name="ce16" office:value-type="string">
            <text:p>Middelburg (Z.)</text:p>
          </table:table-cell>
          <table:table-cell table:style-name="Default"/>
          <table:table-cell ns41:value-type="float" table:style-name="ce25" office:value="95" office:value-type="float">
            <text:p>95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90" office:value-type="float">
            <text:p>90</text:p>
          </table:table-cell>
          <table:table-cell table:style-name="ce32" table:number-columns-repeated="2"/>
          <table:table-cell ns41:value-type="float" table:style-name="ce32" office:value="35" office:value-type="float">
            <text:p>35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5" office:value-type="float">
            <text:p>105</text:p>
          </table:table-cell>
          <table:table-cell ns41:value-type="float" table:style-name="ce39" office:value="490" office:value-type="float">
            <text:p>490</text:p>
          </table:table-cell>
          <table:table-cell table:number-columns-repeated="1007"/>
        </table:table-row>
        <table:table-row table:style-name="ro3">
          <table:table-cell ns41:value-type="float" table:style-name="ce8" office:value="688" office:value-type="float">
            <text:p>688</text:p>
          </table:table-cell>
          <table:table-cell ns41:value-type="string" table:style-name="ce16" office:value-type="string">
            <text:p>Middenschouw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692" office:value-type="float">
            <text:p>692</text:p>
          </table:table-cell>
          <table:table-cell ns41:value-type="string" table:style-name="ce16" office:value-type="string">
            <text:p>Oostburg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240" office:value-type="float">
            <text:p>24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45" office:value-type="float">
            <text:p>45</text:p>
          </table:table-cell>
          <table:table-cell ns41:value-type="float" table:style-name="ce39" office:value="75" office:value-type="float">
            <text:p>75</text:p>
          </table:table-cell>
          <table:table-cell table:number-columns-repeated="1007"/>
        </table:table-row>
        <table:table-row table:style-name="ro3">
          <table:table-cell ns41:value-type="float" table:style-name="ce8" office:value="696" office:value-type="float">
            <text:p>696</text:p>
          </table:table-cell>
          <table:table-cell ns41:value-type="string" table:style-name="ce16" office:value-type="string">
            <text:p>Oud-Vossemeer</text:p>
          </table:table-cell>
          <table:table-cell table:style-name="Default"/>
          <table:table-cell table:style-name="ce25"/>
          <table:table-cell table:style-name="ce32"/>
          <table:table-cell ns41:value-type="float" table:style-name="ce32" office:value="25" office:value-type="float">
            <text:p>25</text:p>
          </table:table-cell>
          <table:table-cell table:style-name="ce32" table:number-columns-repeated="10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00" office:value-type="float">
            <text:p>700</text:p>
          </table:table-cell>
          <table:table-cell ns41:value-type="string" table:style-name="ce16" office:value-type="string">
            <text:p>Poortvliet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03" office:value-type="float">
            <text:p>703</text:p>
          </table:table-cell>
          <table:table-cell ns41:value-type="string" table:style-name="ce16" office:value-type="string">
            <text:p>Reimerswaa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275" office:value-type="float">
            <text:p>275</text:p>
          </table:table-cell>
          <table:table-cell table:style-name="ce32"/>
          <table:table-cell ns41:value-type="float" table:style-name="ce32" office:value="35" office:value-type="float">
            <text:p>35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35" office:value-type="float">
            <text:p>35</text:p>
          </table:table-cell>
          <table:table-cell ns41:value-type="float" table:style-name="ce39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ce8" office:value="704" office:value-type="float">
            <text:p>704</text:p>
          </table:table-cell>
          <table:table-cell ns41:value-type="string" table:style-name="ce16" office:value-type="string">
            <text:p>Sas van Gent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75" office:value-type="float">
            <text:p>75</text:p>
          </table:table-cell>
          <table:table-cell table:number-columns-repeated="1007"/>
        </table:table-row>
        <table:table-row table:style-name="ro3">
          <table:table-cell ns41:value-type="float" table:style-name="ce8" office:value="705" office:value-type="float">
            <text:p>705</text:p>
          </table:table-cell>
          <table:table-cell ns41:value-type="string" table:style-name="ce16" office:value-type="string">
            <text:p>Scherpenisse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08" office:value-type="float">
            <text:p>708</text:p>
          </table:table-cell>
          <table:table-cell ns41:value-type="string" table:style-name="ce16" office:value-type="string">
            <text:p>Sint-Annaland</text:p>
          </table:table-cell>
          <table:table-cell table:style-name="Default"/>
          <table:table-cell table:style-name="ce25"/>
          <table:table-cell table:style-name="ce32"/>
          <table:table-cell ns41:value-type="float" table:style-name="ce32" office:value="15" office:value-type="float">
            <text:p>15</text:p>
          </table:table-cell>
          <table:table-cell table:style-name="ce32" table:number-columns-repeated="10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711" office:value-type="float">
            <text:p>711</text:p>
          </table:table-cell>
          <table:table-cell ns41:value-type="string" table:style-name="ce16" office:value-type="string">
            <text:p>Sint-Maartensdijk</text:p>
          </table:table-cell>
          <table:table-cell table:style-name="Default"/>
          <table:table-cell table:style-name="ce25"/>
          <table:table-cell table:style-name="ce32" table:number-columns-repeated="7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12" office:value-type="float">
            <text:p>712</text:p>
          </table:table-cell>
          <table:table-cell ns41:value-type="string" table:style-name="ce16" office:value-type="string">
            <text:p>Sint Philipsland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13" office:value-type="float">
            <text:p>713</text:p>
          </table:table-cell>
          <table:table-cell ns41:value-type="string" table:style-name="ce16" office:value-type="string">
            <text:p>Sluis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45" office:value-type="float">
            <text:p>45</text:p>
          </table:table-cell>
          <table:table-cell table:style-name="ce32" table:number-columns-repeated="5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714" office:value-type="float">
            <text:p>714</text:p>
          </table:table-cell>
          <table:table-cell ns41:value-type="string" table:style-name="ce16" office:value-type="string">
            <text:p>Stavenisse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15" office:value-type="float">
            <text:p>715</text:p>
          </table:table-cell>
          <table:table-cell ns41:value-type="string" table:style-name="ce16" office:value-type="string">
            <text:p>Terneuz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5" office:value-type="float">
            <text:p>5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40" office:value-type="float">
            <text:p>40</text:p>
          </table:table-cell>
          <table:table-cell ns41:value-type="float" table:style-name="ce39" office:value="150" office:value-type="float">
            <text:p>150</text:p>
          </table:table-cell>
          <table:table-cell table:number-columns-repeated="1007"/>
        </table:table-row>
        <table:table-row table:style-name="ro3">
          <table:table-cell ns41:value-type="float" table:style-name="ce8" office:value="716" office:value-type="float">
            <text:p>716</text:p>
          </table:table-cell>
          <table:table-cell ns41:value-type="string" table:style-name="ce16" office:value-type="string">
            <text:p>Thol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ce8" office:value="717" office:value-type="float">
            <text:p>717</text:p>
          </table:table-cell>
          <table:table-cell ns41:value-type="string" table:style-name="ce16" office:value-type="string">
            <text:p>Veere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18" office:value-type="float">
            <text:p>718</text:p>
          </table:table-cell>
          <table:table-cell ns41:value-type="string" table:style-name="ce16" office:value-type="string">
            <text:p>Vlissingen</text:p>
          </table:table-cell>
          <table:table-cell table:style-name="Default"/>
          <table:table-cell ns41:value-type="float" table:style-name="ce25" office:value="255" office:value-type="float">
            <text:p>25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40" office:value-type="float">
            <text:p>40</text:p>
          </table:table-cell>
          <table:table-cell ns41:value-type="float" office:value="15" table:style-name="ce32" table:number-columns-repeated="2" office:value-type="float">
            <text:p>15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40" office:value-type="float">
            <text:p>140</text:p>
          </table:table-cell>
          <table:table-cell ns41:value-type="float" table:style-name="ce39" office:value="655" office:value-type="float">
            <text:p>655</text:p>
          </table:table-cell>
          <table:table-cell table:number-columns-repeated="1007"/>
        </table:table-row>
        <table:table-row table:style-name="ro3">
          <table:table-cell ns41:value-type="float" table:style-name="ce8" office:value="720" office:value-type="float">
            <text:p>720</text:p>
          </table:table-cell>
          <table:table-cell ns41:value-type="string" table:style-name="ce16" office:value-type="string">
            <text:p>Valkeniss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ns41:value-type="float" table:style-name="ce39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ce8" office:value="725" office:value-type="float">
            <text:p>725</text:p>
          </table:table-cell>
          <table:table-cell ns41:value-type="string" table:style-name="ce16" office:value-type="string">
            <text:p>Westerschouwen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 table:number-columns-repeated="9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726" office:value-type="float">
            <text:p>726</text:p>
          </table:table-cell>
          <table:table-cell ns41:value-type="string" table:style-name="ce16" office:value-type="string">
            <text:p>Westkapelle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27" office:value-type="float">
            <text:p>727</text:p>
          </table:table-cell>
          <table:table-cell ns41:value-type="string" table:style-name="ce16" office:value-type="string">
            <text:p>Wissenkerke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32" office:value-type="float">
            <text:p>732</text:p>
          </table:table-cell>
          <table:table-cell ns41:value-type="string" table:style-name="ce16" office:value-type="string">
            <text:p>Zierikzee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table:style-name="ce32" table:number-columns-repeated="3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739" office:value-type="float">
            <text:p>739</text:p>
          </table:table-cell>
          <table:table-cell ns41:value-type="string" table:style-name="ce16" office:value-type="string">
            <text:p>Aarle-Rixtel</text:p>
          </table:table-cell>
          <table:table-cell table:style-name="Default"/>
          <table:table-cell table:style-name="ce25"/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740" office:value-type="float">
            <text:p>740</text:p>
          </table:table-cell>
          <table:table-cell ns41:value-type="string" table:style-name="ce16" office:value-type="string">
            <text:p>Almkerk</text:p>
          </table:table-cell>
          <table:table-cell table:style-name="Default"/>
          <table:table-cell table:style-name="ce25"/>
          <table:table-cell table:style-name="ce32" table:number-columns-repeated="6"/>
          <table:table-cell ns41:value-type="float" table:style-name="ce32" office:value="20" office:value-type="float">
            <text:p>20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41" office:value-type="float">
            <text:p>741</text:p>
          </table:table-cell>
          <table:table-cell ns41:value-type="string" table:style-name="ce16" office:value-type="string">
            <text:p>Alphen en Riel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42" office:value-type="float">
            <text:p>742</text:p>
          </table:table-cell>
          <table:table-cell ns41:value-type="string" table:style-name="ce16" office:value-type="string">
            <text:p>Andel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43" office:value-type="float">
            <text:p>743</text:p>
          </table:table-cell>
          <table:table-cell ns41:value-type="string" table:style-name="ce16" office:value-type="string">
            <text:p>Ast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744" office:value-type="float">
            <text:p>744</text:p>
          </table:table-cell>
          <table:table-cell ns41:value-type="string" table:style-name="ce16" office:value-type="string">
            <text:p>Baarle-Nassau</text:p>
          </table:table-cell>
          <table:table-cell table:style-name="Default"/>
          <table:table-cell table:style-name="ce25"/>
          <table:table-cell table:style-name="ce32" table:number-columns-repeated="9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45" office:value-type="float">
            <text:p>745</text:p>
          </table:table-cell>
          <table:table-cell ns41:value-type="string" table:style-name="ce16" office:value-type="string">
            <text:p>Bakel en Milheeze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46" office:value-type="float">
            <text:p>746</text:p>
          </table:table-cell>
          <table:table-cell ns41:value-type="string" table:style-name="ce16" office:value-type="string">
            <text:p>Beek en Donk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47" office:value-type="float">
            <text:p>747</text:p>
          </table:table-cell>
          <table:table-cell ns41:value-type="string" table:style-name="ce16" office:value-type="string">
            <text:p>Beers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48" office:value-type="float">
            <text:p>748</text:p>
          </table:table-cell>
          <table:table-cell ns41:value-type="string" table:style-name="ce16" office:value-type="string">
            <text:p>Bergen op Zoom</text:p>
          </table:table-cell>
          <table:table-cell table:style-name="Default"/>
          <table:table-cell table:style-name="ce25"/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9" office:value="650" office:value-type="float">
            <text:p>650</text:p>
          </table:table-cell>
          <table:table-cell table:number-columns-repeated="1007"/>
        </table:table-row>
        <table:table-row table:style-name="ro3">
          <table:table-cell ns41:value-type="float" table:style-name="ce8" office:value="749" office:value-type="float">
            <text:p>749</text:p>
          </table:table-cell>
          <table:table-cell ns41:value-type="string" table:style-name="ce16" office:value-type="string">
            <text:p>Bergeyk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50" office:value-type="float">
            <text:p>750</text:p>
          </table:table-cell>
          <table:table-cell ns41:value-type="string" table:style-name="ce16" office:value-type="string">
            <text:p>Berghem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51" office:value-type="float">
            <text:p>751</text:p>
          </table:table-cell>
          <table:table-cell ns41:value-type="string" table:style-name="ce16" office:value-type="string">
            <text:p>Berkel-Enschot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752" office:value-type="float">
            <text:p>752</text:p>
          </table:table-cell>
          <table:table-cell ns41:value-type="string" table:style-name="ce16" office:value-type="string">
            <text:p>Berlicum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753" office:value-type="float">
            <text:p>753</text:p>
          </table:table-cell>
          <table:table-cell ns41:value-type="string" table:style-name="ce16" office:value-type="string">
            <text:p>Best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35" office:value-type="float">
            <text:p>3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ns41:value-type="float" table:style-name="ce39" office:value="410" office:value-type="float">
            <text:p>410</text:p>
          </table:table-cell>
          <table:table-cell table:number-columns-repeated="1007"/>
        </table:table-row>
        <table:table-row table:style-name="ro3">
          <table:table-cell ns41:value-type="float" table:style-name="ce8" office:value="754" office:value-type="float">
            <text:p>754</text:p>
          </table:table-cell>
          <table:table-cell ns41:value-type="string" table:style-name="ce16" office:value-type="string">
            <text:p>Bladel en Netersel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55" office:value-type="float">
            <text:p>755</text:p>
          </table:table-cell>
          <table:table-cell ns41:value-type="string" table:style-name="ce16" office:value-type="string">
            <text:p>Boekel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756" office:value-type="float">
            <text:p>756</text:p>
          </table:table-cell>
          <table:table-cell ns41:value-type="string" table:style-name="ce16" office:value-type="string">
            <text:p>Boxmeer</text:p>
          </table:table-cell>
          <table:table-cell table:style-name="Default"/>
          <table:table-cell table:style-name="ce25"/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57" office:value-type="float">
            <text:p>757</text:p>
          </table:table-cell>
          <table:table-cell ns41:value-type="string" table:style-name="ce16" office:value-type="string">
            <text:p>Boxtel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ce8" office:value="758" office:value-type="float">
            <text:p>758</text:p>
          </table:table-cell>
          <table:table-cell ns41:value-type="string" table:style-name="ce16" office:value-type="string">
            <text:p>Breda</text:p>
          </table:table-cell>
          <table:table-cell table:style-name="Default"/>
          <table:table-cell ns41:value-type="float" table:style-name="ce25" office:value="75" office:value-type="float">
            <text:p>75</text:p>
          </table:table-cell>
          <table:table-cell ns41:value-type="float" table:style-name="ce32" office:value="75" office:value-type="float">
            <text:p>7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9" office:value="1185" office:value-type="float">
            <text:p>1185</text:p>
          </table:table-cell>
          <table:table-cell table:number-columns-repeated="1007"/>
        </table:table-row>
        <table:table-row table:style-name="ro3">
          <table:table-cell ns41:value-type="float" table:style-name="ce8" office:value="759" office:value-type="float">
            <text:p>759</text:p>
          </table:table-cell>
          <table:table-cell ns41:value-type="string" table:style-name="ce16" office:value-type="string">
            <text:p>Budel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60" office:value-type="float">
            <text:p>760</text:p>
          </table:table-cell>
          <table:table-cell ns41:value-type="string" table:style-name="ce16" office:value-type="string">
            <text:p>Chaam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61" office:value-type="float">
            <text:p>761</text:p>
          </table:table-cell>
          <table:table-cell ns41:value-type="string" table:style-name="ce16" office:value-type="string">
            <text:p>Cuijk en Sint Agatha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ns41:value-type="float" table:style-name="ce32" office:value="25" office:value-type="float">
            <text:p>25</text:p>
          </table:table-cell>
          <table:table-cell table:style-name="ce32" table:number-columns-repeated="3"/>
          <table:table-cell ns41:value-type="float" table:style-name="ce39" office:value="235" office:value-type="float">
            <text:p>235</text:p>
          </table:table-cell>
          <table:table-cell table:number-columns-repeated="1007"/>
        </table:table-row>
        <table:table-row table:style-name="ro3">
          <table:table-cell ns41:value-type="float" table:style-name="ce8" office:value="762" office:value-type="float">
            <text:p>762</text:p>
          </table:table-cell>
          <table:table-cell ns41:value-type="string" table:style-name="ce16" office:value-type="string">
            <text:p>Deurne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763" office:value-type="float">
            <text:p>763</text:p>
          </table:table-cell>
          <table:table-cell ns41:value-type="string" table:style-name="ce16" office:value-type="string">
            <text:p>Diess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64" office:value-type="float">
            <text:p>764</text:p>
          </table:table-cell>
          <table:table-cell ns41:value-type="string" table:style-name="ce16" office:value-type="string">
            <text:p>Dinteloord en Prinsenland</text:p>
          </table:table-cell>
          <table:table-cell table:style-name="Default"/>
          <table:table-cell table:style-name="ce25"/>
          <table:table-cell table:style-name="ce32" table:number-columns-repeated="11"/>
          <table:table-cell ns41:value-type="float" table:style-name="ce32" office:value="10" office:value-type="float">
            <text:p>1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66" office:value-type="float">
            <text:p>766</text:p>
          </table:table-cell>
          <table:table-cell ns41:value-type="string" table:style-name="ce16" office:value-type="string">
            <text:p>Dongen</text:p>
          </table:table-cell>
          <table:table-cell table:style-name="Default"/>
          <table:table-cell table:style-name="ce25"/>
          <table:table-cell table:style-name="ce32" table:number-columns-repeated="11"/>
          <table:table-cell ns41:value-type="float" table:style-name="ce32" office:value="5" office:value-type="float">
            <text:p>5</text:p>
          </table:table-cell>
          <table:table-cell ns41:value-type="float" table:style-name="ce39" office:value="105" office:value-type="float">
            <text:p>105</text:p>
          </table:table-cell>
          <table:table-cell table:number-columns-repeated="1007"/>
        </table:table-row>
        <table:table-row table:style-name="ro3">
          <table:table-cell ns41:value-type="float" table:style-name="ce8" office:value="767" office:value-type="float">
            <text:p>767</text:p>
          </table:table-cell>
          <table:table-cell ns41:value-type="string" table:style-name="ce16" office:value-type="string">
            <text:p>Drunen</text:p>
          </table:table-cell>
          <table:table-cell table:style-name="Default"/>
          <table:table-cell table:style-name="ce25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20" office:value-type="float">
            <text:p>2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260" office:value-type="float">
            <text:p>260</text:p>
          </table:table-cell>
          <table:table-cell table:number-columns-repeated="1007"/>
        </table:table-row>
        <table:table-row table:style-name="ro3">
          <table:table-cell ns41:value-type="float" table:style-name="ce8" office:value="768" office:value-type="float">
            <text:p>768</text:p>
          </table:table-cell>
          <table:table-cell ns41:value-type="string" table:style-name="ce16" office:value-type="string">
            <text:p>Den Dung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769" office:value-type="float">
            <text:p>769</text:p>
          </table:table-cell>
          <table:table-cell ns41:value-type="string" table:style-name="ce16" office:value-type="string">
            <text:p>Duss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770" office:value-type="float">
            <text:p>770</text:p>
          </table:table-cell>
          <table:table-cell ns41:value-type="string" table:style-name="ce16" office:value-type="string">
            <text:p>Eersel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71" office:value-type="float">
            <text:p>771</text:p>
          </table:table-cell>
          <table:table-cell ns41:value-type="string" table:style-name="ce16" office:value-type="string">
            <text:p>Eethen</text:p>
          </table:table-cell>
          <table:table-cell table:style-name="Default"/>
          <table:table-cell table:style-name="ce25"/>
          <table:table-cell table:style-name="ce32" table:number-columns-repeated="11"/>
          <table:table-cell ns41:value-type="float" table:style-name="ce32" office:value="10" office:value-type="float">
            <text:p>10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772" office:value-type="float">
            <text:p>772</text:p>
          </table:table-cell>
          <table:table-cell ns41:value-type="string" table:style-name="ce16" office:value-type="string">
            <text:p>Eindhoven</text:p>
          </table:table-cell>
          <table:table-cell table:style-name="Default"/>
          <table:table-cell ns41:value-type="float" table:style-name="ce25" office:value="205" office:value-type="float">
            <text:p>205</text:p>
          </table:table-cell>
          <table:table-cell ns41:value-type="float" table:style-name="ce32" office:value="160" office:value-type="float">
            <text:p>160</text:p>
          </table:table-cell>
          <table:table-cell ns41:value-type="float" office:value="15" table:style-name="ce32" table:number-columns-repeated="2" office:value-type="float">
            <text:p>15</text:p>
          </table:table-cell>
          <table:table-cell ns41:value-type="float" table:style-name="ce32" office:value="415" office:value-type="float">
            <text:p>415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9" office:value="1725" office:value-type="float">
            <text:p>1725</text:p>
          </table:table-cell>
          <table:table-cell table:number-columns-repeated="1007"/>
        </table:table-row>
        <table:table-row table:style-name="ro3">
          <table:table-cell ns41:value-type="float" table:style-name="ce8" office:value="773" office:value-type="float">
            <text:p>773</text:p>
          </table:table-cell>
          <table:table-cell ns41:value-type="string" table:style-name="ce16" office:value-type="string">
            <text:p>Empel en Meerwijk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74" office:value-type="float">
            <text:p>774</text:p>
          </table:table-cell>
          <table:table-cell ns41:value-type="string" table:style-name="ce16" office:value-type="string">
            <text:p>Engel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75" office:value-type="float">
            <text:p>775</text:p>
          </table:table-cell>
          <table:table-cell ns41:value-type="string" table:style-name="ce16" office:value-type="string">
            <text:p>Erp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76" office:value-type="float">
            <text:p>776</text:p>
          </table:table-cell>
          <table:table-cell ns41:value-type="string" table:style-name="ce16" office:value-type="string">
            <text:p>Esch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77" office:value-type="float">
            <text:p>777</text:p>
          </table:table-cell>
          <table:table-cell ns41:value-type="string" table:style-name="ce16" office:value-type="string">
            <text:p>Etten-Leur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40" office:value-type="float">
            <text:p>40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125" office:value-type="float">
            <text:p>125</text:p>
          </table:table-cell>
          <table:table-cell table:number-columns-repeated="1007"/>
        </table:table-row>
        <table:table-row table:style-name="ro3">
          <table:table-cell ns41:value-type="float" table:style-name="ce8" office:value="778" office:value-type="float">
            <text:p>778</text:p>
          </table:table-cell>
          <table:table-cell ns41:value-type="string" table:style-name="ce16" office:value-type="string">
            <text:p>Fijnaart en Heijning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79" office:value-type="float">
            <text:p>779</text:p>
          </table:table-cell>
          <table:table-cell ns41:value-type="string" table:style-name="ce16" office:value-type="string">
            <text:p>Geertruidenberg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780" office:value-type="float">
            <text:p>780</text:p>
          </table:table-cell>
          <table:table-cell ns41:value-type="string" table:style-name="ce16" office:value-type="string">
            <text:p>Geff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781" office:value-type="float">
            <text:p>781</text:p>
          </table:table-cell>
          <table:table-cell ns41:value-type="string" table:style-name="ce16" office:value-type="string">
            <text:p>Geldrop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20" office:value-type="float">
            <text:p>2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office:value="15" table:style-name="ce32" table:number-columns-repeated="2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9" office:value="165" office:value-type="float">
            <text:p>165</text:p>
          </table:table-cell>
          <table:table-cell table:number-columns-repeated="1007"/>
        </table:table-row>
        <table:table-row table:style-name="ro3">
          <table:table-cell ns41:value-type="float" table:style-name="ce8" office:value="782" office:value-type="float">
            <text:p>782</text:p>
          </table:table-cell>
          <table:table-cell ns41:value-type="string" table:style-name="ce16" office:value-type="string">
            <text:p>Gemert</text:p>
          </table:table-cell>
          <table:table-cell table:style-name="Default"/>
          <table:table-cell table:style-name="ce25"/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ns41:value-type="float" table:style-name="ce39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ce8" office:value="783" office:value-type="float">
            <text:p>783</text:p>
          </table:table-cell>
          <table:table-cell ns41:value-type="string" table:style-name="ce16" office:value-type="string">
            <text:p>Giessen</text:p>
          </table:table-cell>
          <table:table-cell table:style-name="Default"/>
          <table:table-cell table:style-name="ce25"/>
          <table:table-cell table:style-name="ce32" table:number-columns-repeated="11"/>
          <table:table-cell ns41:value-type="float" table:style-name="ce32" office:value="25" office:value-type="float">
            <text:p>2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784" office:value-type="float">
            <text:p>784</text:p>
          </table:table-cell>
          <table:table-cell ns41:value-type="string" table:style-name="ce16" office:value-type="string">
            <text:p>Gilze en Rijen</text:p>
          </table:table-cell>
          <table:table-cell table:style-name="Default"/>
          <table:table-cell table:style-name="ce25"/>
          <table:table-cell table:style-name="ce32" table:number-columns-repeated="11"/>
          <table:table-cell ns41:value-type="float" table:style-name="ce32" office:value="15" office:value-type="float">
            <text:p>15</text:p>
          </table:table-cell>
          <table:table-cell ns41:value-type="float" table:style-name="ce39" office:value="135" office:value-type="float">
            <text:p>135</text:p>
          </table:table-cell>
          <table:table-cell table:number-columns-repeated="1007"/>
        </table:table-row>
        <table:table-row table:style-name="ro3">
          <table:table-cell ns41:value-type="float" table:style-name="ce8" office:value="785" office:value-type="float">
            <text:p>785</text:p>
          </table:table-cell>
          <table:table-cell ns41:value-type="string" table:style-name="ce16" office:value-type="string">
            <text:p>Goirl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786" office:value-type="float">
            <text:p>786</text:p>
          </table:table-cell>
          <table:table-cell ns41:value-type="string" table:style-name="ce16" office:value-type="string">
            <text:p>Grav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1"/>
          <table:table-cell ns41:value-type="float" table:style-name="ce32" office:value="10" office:value-type="float">
            <text:p>10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787" office:value-type="float">
            <text:p>787</text:p>
          </table:table-cell>
          <table:table-cell ns41:value-type="string" table:style-name="ce16" office:value-type="string">
            <text:p>s Gravenmoer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88" office:value-type="float">
            <text:p>788</text:p>
          </table:table-cell>
          <table:table-cell ns41:value-type="string" table:style-name="ce16" office:value-type="string">
            <text:p>Haar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789" office:value-type="float">
            <text:p>789</text:p>
          </table:table-cell>
          <table:table-cell ns41:value-type="string" table:style-name="ce16" office:value-type="string">
            <text:p>Halster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790" office:value-type="float">
            <text:p>790</text:p>
          </table:table-cell>
          <table:table-cell ns41:value-type="string" table:style-name="ce16" office:value-type="string">
            <text:p>Haps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791" office:value-type="float">
            <text:p>791</text:p>
          </table:table-cell>
          <table:table-cell ns41:value-type="string" table:style-name="ce16" office:value-type="string">
            <text:p>Heesch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792" office:value-type="float">
            <text:p>792</text:p>
          </table:table-cell>
          <table:table-cell ns41:value-type="string" table:style-name="ce16" office:value-type="string">
            <text:p>Heeswijk-Dinther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793" office:value-type="float">
            <text:p>793</text:p>
          </table:table-cell>
          <table:table-cell ns41:value-type="string" table:style-name="ce16" office:value-type="string">
            <text:p>Heeze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794" office:value-type="float">
            <text:p>794</text:p>
          </table:table-cell>
          <table:table-cell ns41:value-type="string" table:style-name="ce16" office:value-type="string">
            <text:p>Helmond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45" office:value-type="float">
            <text:p>4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275" office:value-type="float">
            <text:p>275</text:p>
          </table:table-cell>
          <table:table-cell table:number-columns-repeated="1007"/>
        </table:table-row>
        <table:table-row table:style-name="ro3">
          <table:table-cell ns41:value-type="float" table:style-name="ce8" office:value="795" office:value-type="float">
            <text:p>795</text:p>
          </table:table-cell>
          <table:table-cell ns41:value-type="string" table:style-name="ce16" office:value-type="string">
            <text:p>Helvoirt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796" office:value-type="float">
            <text:p>796</text:p>
          </table:table-cell>
          <table:table-cell ns41:value-type="string" table:style-name="ce16" office:value-type="string">
            <text:p>s-Hertogenbosch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2" office:value="45" office:value-type="float">
            <text:p>4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40" office:value-type="float">
            <text:p>140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9" office:value="1060" office:value-type="float">
            <text:p>1060</text:p>
          </table:table-cell>
          <table:table-cell table:number-columns-repeated="1007"/>
        </table:table-row>
        <table:table-row table:style-name="ro3">
          <table:table-cell ns41:value-type="float" table:style-name="ce8" office:value="797" office:value-type="float">
            <text:p>797</text:p>
          </table:table-cell>
          <table:table-cell ns41:value-type="string" table:style-name="ce16" office:value-type="string">
            <text:p>Heusd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ce8" office:value="798" office:value-type="float">
            <text:p>798</text:p>
          </table:table-cell>
          <table:table-cell ns41:value-type="string" table:style-name="ce16" office:value-type="string">
            <text:p>Hilvarenbee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799" office:value-type="float">
            <text:p>799</text:p>
          </table:table-cell>
          <table:table-cell ns41:value-type="string" table:style-name="ce16" office:value-type="string">
            <text:p>Hoev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15" office:value-type="float">
            <text:p>115</text:p>
          </table:table-cell>
          <table:table-cell table:number-columns-repeated="1007"/>
        </table:table-row>
        <table:table-row table:style-name="ro3">
          <table:table-cell ns41:value-type="float" table:style-name="ce8" office:value="800" office:value-type="float">
            <text:p>800</text:p>
          </table:table-cell>
          <table:table-cell ns41:value-type="string" table:style-name="ce16" office:value-type="string">
            <text:p>Hoogeloon, Hapert en Caster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01" office:value-type="float">
            <text:p>801</text:p>
          </table:table-cell>
          <table:table-cell ns41:value-type="string" table:style-name="ce16" office:value-type="string">
            <text:p>Hooge en Lage Mierde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02" office:value-type="float">
            <text:p>802</text:p>
          </table:table-cell>
          <table:table-cell ns41:value-type="string" table:style-name="ce16" office:value-type="string">
            <text:p>Hooge en Lage Zwaluwe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803" office:value-type="float">
            <text:p>803</text:p>
          </table:table-cell>
          <table:table-cell ns41:value-type="string" table:style-name="ce16" office:value-type="string">
            <text:p>Huijberg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04" office:value-type="float">
            <text:p>804</text:p>
          </table:table-cell>
          <table:table-cell ns41:value-type="string" table:style-name="ce16" office:value-type="string">
            <text:p>Klunder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1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05" office:value-type="float">
            <text:p>805</text:p>
          </table:table-cell>
          <table:table-cell ns41:value-type="string" table:style-name="ce16" office:value-type="string">
            <text:p>Leende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806" office:value-type="float">
            <text:p>806</text:p>
          </table:table-cell>
          <table:table-cell ns41:value-type="string" table:style-name="ce16" office:value-type="string">
            <text:p>Liempde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07" office:value-type="float">
            <text:p>807</text:p>
          </table:table-cell>
          <table:table-cell ns41:value-type="string" table:style-name="ce16" office:value-type="string">
            <text:p>Lieshout</text:p>
          </table:table-cell>
          <table:table-cell table:style-name="Default"/>
          <table:table-cell table:style-name="ce25"/>
          <table:table-cell ns41:value-type="float" table:style-name="ce32" office:value="10" office:value-type="float">
            <text:p>10</text:p>
          </table:table-cell>
          <table:table-cell table:style-name="ce32" table:number-columns-repeated="11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08" office:value-type="float">
            <text:p>808</text:p>
          </table:table-cell>
          <table:table-cell ns41:value-type="string" table:style-name="ce16" office:value-type="string">
            <text:p>Lith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809" office:value-type="float">
            <text:p>809</text:p>
          </table:table-cell>
          <table:table-cell ns41:value-type="string" table:style-name="ce16" office:value-type="string">
            <text:p>Loon op Zand</text:p>
          </table:table-cell>
          <table:table-cell table:style-name="Default"/>
          <table:table-cell table:style-name="ce25"/>
          <table:table-cell ns41:value-type="float" table:style-name="ce32" office:value="10" office:value-type="float">
            <text:p>10</text:p>
          </table:table-cell>
          <table:table-cell table:style-name="ce32" table:number-columns-repeated="11"/>
          <table:table-cell ns41:value-type="float" table:style-name="ce39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ce8" office:value="810" office:value-type="float">
            <text:p>810</text:p>
          </table:table-cell>
          <table:table-cell ns41:value-type="string" table:style-name="ce16" office:value-type="string">
            <text:p>Luyksgestel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11" office:value-type="float">
            <text:p>811</text:p>
          </table:table-cell>
          <table:table-cell ns41:value-type="string" table:style-name="ce16" office:value-type="string">
            <text:p>Maarheeze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812" office:value-type="float">
            <text:p>812</text:p>
          </table:table-cell>
          <table:table-cell ns41:value-type="string" table:style-name="ce16" office:value-type="string">
            <text:p>Made en Drimmel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13" office:value-type="float">
            <text:p>813</text:p>
          </table:table-cell>
          <table:table-cell ns41:value-type="string" table:style-name="ce16" office:value-type="string">
            <text:p>Megen, Haren en Machar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14" office:value-type="float">
            <text:p>814</text:p>
          </table:table-cell>
          <table:table-cell ns41:value-type="string" table:style-name="ce16" office:value-type="string">
            <text:p>Mierlo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815" office:value-type="float">
            <text:p>815</text:p>
          </table:table-cell>
          <table:table-cell ns41:value-type="string" table:style-name="ce16" office:value-type="string">
            <text:p>Mill en Sint Hubert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16" office:value-type="float">
            <text:p>816</text:p>
          </table:table-cell>
          <table:table-cell ns41:value-type="string" table:style-name="ce16" office:value-type="string">
            <text:p>Moergestel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17" office:value-type="float">
            <text:p>817</text:p>
          </table:table-cell>
          <table:table-cell ns41:value-type="string" table:style-name="ce16" office:value-type="string">
            <text:p>Nieuw-Ginnek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11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818" office:value-type="float">
            <text:p>818</text:p>
          </table:table-cell>
          <table:table-cell ns41:value-type="string" table:style-name="ce16" office:value-type="string">
            <text:p>Nieuw-Vossemeer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19" office:value-type="float">
            <text:p>819</text:p>
          </table:table-cell>
          <table:table-cell ns41:value-type="string" table:style-name="ce16" office:value-type="string">
            <text:p>Nistelrode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20" office:value-type="float">
            <text:p>820</text:p>
          </table:table-cell>
          <table:table-cell ns41:value-type="string" table:style-name="ce16" office:value-type="string">
            <text:p>Nuenen, Gerwen en Nederwett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821" office:value-type="float">
            <text:p>821</text:p>
          </table:table-cell>
          <table:table-cell ns41:value-type="string" table:style-name="ce16" office:value-type="string">
            <text:p>Nuland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22" office:value-type="float">
            <text:p>822</text:p>
          </table:table-cell>
          <table:table-cell ns41:value-type="string" table:style-name="ce16" office:value-type="string">
            <text:p>Oeffelt</text:p>
          </table:table-cell>
          <table:table-cell table:style-name="Default"/>
          <table:table-cell table:style-name="ce25"/>
          <table:table-cell table:style-name="ce32" table:number-columns-repeated="9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23" office:value-type="float">
            <text:p>823</text:p>
          </table:table-cell>
          <table:table-cell ns41:value-type="string" table:style-name="ce16" office:value-type="string">
            <text:p>Oirschot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24" office:value-type="float">
            <text:p>824</text:p>
          </table:table-cell>
          <table:table-cell ns41:value-type="string" table:style-name="ce16" office:value-type="string">
            <text:p>Oisterwijk</text:p>
          </table:table-cell>
          <table:table-cell table:style-name="Default"/>
          <table:table-cell table:style-name="ce25"/>
          <table:table-cell ns41:value-type="float" table:style-name="ce32" office:value="25" office:value-type="float">
            <text:p>25</text:p>
          </table:table-cell>
          <table:table-cell table:style-name="ce32" table:number-columns-repeated="10"/>
          <table:table-cell ns41:value-type="float" table:style-name="ce32" office:value="15" office:value-type="float">
            <text:p>15</text:p>
          </table:table-cell>
          <table:table-cell ns41:value-type="float" table:style-name="ce39" office:value="105" office:value-type="float">
            <text:p>105</text:p>
          </table:table-cell>
          <table:table-cell table:number-columns-repeated="1007"/>
        </table:table-row>
        <table:table-row table:style-name="ro3">
          <table:table-cell ns41:value-type="float" table:style-name="ce8" office:value="825" office:value-type="float">
            <text:p>825</text:p>
          </table:table-cell>
          <table:table-cell ns41:value-type="string" table:style-name="ce16" office:value-type="string">
            <text:p>Oost-, West- en Middelbeers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26" office:value-type="float">
            <text:p>826</text:p>
          </table:table-cell>
          <table:table-cell ns41:value-type="string" table:style-name="ce16" office:value-type="string">
            <text:p>Oosterhout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110" office:value-type="float">
            <text:p>110</text:p>
          </table:table-cell>
          <table:table-cell table:number-columns-repeated="1007"/>
        </table:table-row>
        <table:table-row table:style-name="ro3">
          <table:table-cell ns41:value-type="float" table:style-name="ce8" office:value="827" office:value-type="float">
            <text:p>827</text:p>
          </table:table-cell>
          <table:table-cell ns41:value-type="string" table:style-name="ce16" office:value-type="string">
            <text:p>Oploo, Sint Anthonis en Ledeacker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65" office:value-type="float">
            <text:p>65</text:p>
          </table:table-cell>
          <table:table-cell table:number-columns-repeated="1007"/>
        </table:table-row>
        <table:table-row table:style-name="ro3">
          <table:table-cell ns41:value-type="float" table:style-name="ce8" office:value="828" office:value-type="float">
            <text:p>828</text:p>
          </table:table-cell>
          <table:table-cell ns41:value-type="string" table:style-name="ce16" office:value-type="string">
            <text:p>Oss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60" office:value-type="float">
            <text:p>6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9" office:value="565" office:value-type="float">
            <text:p>565</text:p>
          </table:table-cell>
          <table:table-cell table:number-columns-repeated="1007"/>
        </table:table-row>
        <table:table-row table:style-name="ro3">
          <table:table-cell ns41:value-type="float" table:style-name="ce8" office:value="829" office:value-type="float">
            <text:p>829</text:p>
          </table:table-cell>
          <table:table-cell ns41:value-type="string" table:style-name="ce16" office:value-type="string">
            <text:p>Ossendrecht</text:p>
          </table:table-cell>
          <table:table-cell table:style-name="Default"/>
          <table:table-cell table:style-name="ce25"/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40" office:value-type="float">
            <text:p>140</text:p>
          </table:table-cell>
          <table:table-cell table:number-columns-repeated="1007"/>
        </table:table-row>
        <table:table-row table:style-name="ro3">
          <table:table-cell ns41:value-type="float" table:style-name="ce8" office:value="830" office:value-type="float">
            <text:p>830</text:p>
          </table:table-cell>
          <table:table-cell ns41:value-type="string" table:style-name="ce16" office:value-type="string">
            <text:p>Oudenbosch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90" office:value-type="float">
            <text:p>90</text:p>
          </table:table-cell>
          <table:table-cell table:number-columns-repeated="1007"/>
        </table:table-row>
        <table:table-row table:style-name="ro3">
          <table:table-cell ns41:value-type="float" table:style-name="ce8" office:value="831" office:value-type="float">
            <text:p>831</text:p>
          </table:table-cell>
          <table:table-cell ns41:value-type="string" table:style-name="ce16" office:value-type="string">
            <text:p>Oud en Nieuw Gastel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832" office:value-type="float">
            <text:p>832</text:p>
          </table:table-cell>
          <table:table-cell ns41:value-type="string" table:style-name="ce16" office:value-type="string">
            <text:p>Prinsenbeek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833" office:value-type="float">
            <text:p>833</text:p>
          </table:table-cell>
          <table:table-cell ns41:value-type="string" table:style-name="ce16" office:value-type="string">
            <text:p>Putte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834" office:value-type="float">
            <text:p>834</text:p>
          </table:table-cell>
          <table:table-cell ns41:value-type="string" table:style-name="ce16" office:value-type="string">
            <text:p>Raamsdonk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35" office:value-type="float">
            <text:p>835</text:p>
          </table:table-cell>
          <table:table-cell ns41:value-type="string" table:style-name="ce16" office:value-type="string">
            <text:p>Ravenstei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36" office:value-type="float">
            <text:p>836</text:p>
          </table:table-cell>
          <table:table-cell ns41:value-type="string" table:style-name="ce16" office:value-type="string">
            <text:p>Reusel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37" office:value-type="float">
            <text:p>837</text:p>
          </table:table-cell>
          <table:table-cell ns41:value-type="string" table:style-name="ce16" office:value-type="string">
            <text:p>Riethov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38" office:value-type="float">
            <text:p>838</text:p>
          </table:table-cell>
          <table:table-cell ns41:value-type="string" table:style-name="ce16" office:value-type="string">
            <text:p>Roosendaal en Nispen</text:p>
          </table:table-cell>
          <table:table-cell table:style-name="Default"/>
          <table:table-cell table:style-name="ce25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35" office:value-type="float">
            <text:p>35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9" office:value="380" office:value-type="float">
            <text:p>380</text:p>
          </table:table-cell>
          <table:table-cell table:number-columns-repeated="1007"/>
        </table:table-row>
        <table:table-row table:style-name="ro3">
          <table:table-cell ns41:value-type="float" table:style-name="ce8" office:value="839" office:value-type="float">
            <text:p>839</text:p>
          </table:table-cell>
          <table:table-cell ns41:value-type="string" table:style-name="ce16" office:value-type="string">
            <text:p>Rosmalen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10"/>
          <table:table-cell ns41:value-type="float" table:style-name="ce32" office:value="5" office:value-type="float">
            <text:p>5</text:p>
          </table:table-cell>
          <table:table-cell ns41:value-type="float" table:style-name="ce39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ce8" office:value="840" office:value-type="float">
            <text:p>840</text:p>
          </table:table-cell>
          <table:table-cell ns41:value-type="string" table:style-name="ce16" office:value-type="string">
            <text:p>Rucph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41" office:value-type="float">
            <text:p>841</text:p>
          </table:table-cell>
          <table:table-cell ns41:value-type="string" table:style-name="ce16" office:value-type="string">
            <text:p>Rijsberg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842" office:value-type="float">
            <text:p>842</text:p>
          </table:table-cell>
          <table:table-cell ns41:value-type="string" table:style-name="ce16" office:value-type="string">
            <text:p>Rijswijk (NB.)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843" office:value-type="float">
            <text:p>843</text:p>
          </table:table-cell>
          <table:table-cell ns41:value-type="string" table:style-name="ce16" office:value-type="string">
            <text:p>Schaijk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44" office:value-type="float">
            <text:p>844</text:p>
          </table:table-cell>
          <table:table-cell ns41:value-type="string" table:style-name="ce16" office:value-type="string">
            <text:p>Schijndel</text:p>
          </table:table-cell>
          <table:table-cell table:style-name="Default"/>
          <table:table-cell table:style-name="ce25"/>
          <table:table-cell ns41:value-type="float" table:style-name="ce32" office:value="10" office:value-type="float">
            <text:p>10</text:p>
          </table:table-cell>
          <table:table-cell table:style-name="ce32" table:number-columns-repeated="11"/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845" office:value-type="float">
            <text:p>845</text:p>
          </table:table-cell>
          <table:table-cell ns41:value-type="string" table:style-name="ce16" office:value-type="string">
            <text:p>Sint Michielsgestel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46" office:value-type="float">
            <text:p>846</text:p>
          </table:table-cell>
          <table:table-cell ns41:value-type="string" table:style-name="ce16" office:value-type="string">
            <text:p>Sint-Oedenrod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847" office:value-type="float">
            <text:p>847</text:p>
          </table:table-cell>
          <table:table-cell ns41:value-type="string" table:style-name="ce16" office:value-type="string">
            <text:p>Somer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848" office:value-type="float">
            <text:p>848</text:p>
          </table:table-cell>
          <table:table-cell ns41:value-type="string" table:style-name="ce16" office:value-type="string">
            <text:p>Son en Breugel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6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80" office:value-type="float">
            <text:p>80</text:p>
          </table:table-cell>
          <table:table-cell table:number-columns-repeated="1007"/>
        </table:table-row>
        <table:table-row table:style-name="ro3">
          <table:table-cell ns41:value-type="float" table:style-name="ce8" office:value="849" office:value-type="float">
            <text:p>849</text:p>
          </table:table-cell>
          <table:table-cell ns41:value-type="string" table:style-name="ce16" office:value-type="string">
            <text:p>Sprang-Capelle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850" office:value-type="float">
            <text:p>850</text:p>
          </table:table-cell>
          <table:table-cell ns41:value-type="string" table:style-name="ce16" office:value-type="string">
            <text:p>Standdaarbuit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851" office:value-type="float">
            <text:p>851</text:p>
          </table:table-cell>
          <table:table-cell ns41:value-type="string" table:style-name="ce16" office:value-type="string">
            <text:p>Steenberg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53" office:value-type="float">
            <text:p>853</text:p>
          </table:table-cell>
          <table:table-cell ns41:value-type="string" table:style-name="ce16" office:value-type="string">
            <text:p>Terheijden</text:p>
          </table:table-cell>
          <table:table-cell table:style-name="Default"/>
          <table:table-cell table:style-name="ce25"/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854" office:value-type="float">
            <text:p>854</text:p>
          </table:table-cell>
          <table:table-cell ns41:value-type="string" table:style-name="ce16" office:value-type="string">
            <text:p>Tetering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1"/>
          <table:table-cell ns41:value-type="float" table:style-name="ce32" office:value="10" office:value-type="float">
            <text:p>10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855" office:value-type="float">
            <text:p>855</text:p>
          </table:table-cell>
          <table:table-cell ns41:value-type="string" table:style-name="ce16" office:value-type="string">
            <text:p>Tilburg</text:p>
          </table:table-cell>
          <table:table-cell table:style-name="Default"/>
          <table:table-cell ns41:value-type="float" table:style-name="ce25" office:value="200" office:value-type="float">
            <text:p>200</text:p>
          </table:table-cell>
          <table:table-cell ns41:value-type="float" table:style-name="ce32" office:value="160" office:value-type="float">
            <text:p>16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50" office:value-type="float">
            <text:p>25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9" office:value="1440" office:value-type="float">
            <text:p>1440</text:p>
          </table:table-cell>
          <table:table-cell table:number-columns-repeated="1007"/>
        </table:table-row>
        <table:table-row table:style-name="ro3">
          <table:table-cell ns41:value-type="float" table:style-name="ce8" office:value="856" office:value-type="float">
            <text:p>856</text:p>
          </table:table-cell>
          <table:table-cell ns41:value-type="string" table:style-name="ce16" office:value-type="string">
            <text:p>Uden</text:p>
          </table:table-cell>
          <table:table-cell table:style-name="Default"/>
          <table:table-cell table:style-name="ce25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170" office:value-type="float">
            <text:p>170</text:p>
          </table:table-cell>
          <table:table-cell table:number-columns-repeated="1007"/>
        </table:table-row>
        <table:table-row table:style-name="ro3">
          <table:table-cell ns41:value-type="float" table:style-name="ce8" office:value="857" office:value-type="float">
            <text:p>857</text:p>
          </table:table-cell>
          <table:table-cell ns41:value-type="string" table:style-name="ce16" office:value-type="string">
            <text:p>Udenhout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858" office:value-type="float">
            <text:p>858</text:p>
          </table:table-cell>
          <table:table-cell ns41:value-type="string" table:style-name="ce16" office:value-type="string">
            <text:p>Valkenswaard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ce8" office:value="859" office:value-type="float">
            <text:p>859</text:p>
          </table:table-cell>
          <table:table-cell ns41:value-type="string" table:style-name="ce16" office:value-type="string">
            <text:p>Ve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60" office:value-type="float">
            <text:p>860</text:p>
          </table:table-cell>
          <table:table-cell ns41:value-type="string" table:style-name="ce16" office:value-type="string">
            <text:p>Veghel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9" office:value="230" office:value-type="float">
            <text:p>230</text:p>
          </table:table-cell>
          <table:table-cell table:number-columns-repeated="1007"/>
        </table:table-row>
        <table:table-row table:style-name="ro3">
          <table:table-cell ns41:value-type="float" table:style-name="ce8" office:value="861" office:value-type="float">
            <text:p>861</text:p>
          </table:table-cell>
          <table:table-cell ns41:value-type="string" table:style-name="ce16" office:value-type="string">
            <text:p>Veldhoven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30" office:value-type="float">
            <text:p>3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30" office:value-type="float">
            <text:p>30</text:p>
          </table:table-cell>
          <table:table-cell ns41:value-type="float" table:style-name="ce39" office:value="90" office:value-type="float">
            <text:p>90</text:p>
          </table:table-cell>
          <table:table-cell table:number-columns-repeated="1007"/>
        </table:table-row>
        <table:table-row table:style-name="ro3">
          <table:table-cell ns41:value-type="float" table:style-name="ce8" office:value="862" office:value-type="float">
            <text:p>862</text:p>
          </table:table-cell>
          <table:table-cell ns41:value-type="string" table:style-name="ce16" office:value-type="string">
            <text:p>Vessem, Wintelre en Knegsel</text:p>
          </table:table-cell>
          <table:table-cell table:style-name="Default"/>
          <table:table-cell table:style-name="ce25"/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863" office:value-type="float">
            <text:p>863</text:p>
          </table:table-cell>
          <table:table-cell ns41:value-type="string" table:style-name="ce16" office:value-type="string">
            <text:p>Vierlingsbeek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64" office:value-type="float">
            <text:p>864</text:p>
          </table:table-cell>
          <table:table-cell ns41:value-type="string" table:style-name="ce16" office:value-type="string">
            <text:p>Vlijmen</text:p>
          </table:table-cell>
          <table:table-cell table:style-name="Default"/>
          <table:table-cell table:style-name="ce25"/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8"/>
          <table:table-cell ns41:value-type="float" table:style-name="ce39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ce8" office:value="865" office:value-type="float">
            <text:p>865</text:p>
          </table:table-cell>
          <table:table-cell ns41:value-type="string" table:style-name="ce16" office:value-type="string">
            <text:p>Vught</text:p>
          </table:table-cell>
          <table:table-cell table:style-name="Default"/>
          <table:table-cell table:style-name="ce25"/>
          <table:table-cell ns41:value-type="float" table:style-name="ce32" office:value="20" office:value-type="float">
            <text:p>20</text:p>
          </table:table-cell>
          <table:table-cell table:style-name="ce32" table:number-columns-repeated="7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660" office:value-type="float">
            <text:p>660</text:p>
          </table:table-cell>
          <table:table-cell table:number-columns-repeated="1007"/>
        </table:table-row>
        <table:table-row table:style-name="ro3">
          <table:table-cell ns41:value-type="float" table:style-name="ce8" office:value="866" office:value-type="float">
            <text:p>866</text:p>
          </table:table-cell>
          <table:table-cell ns41:value-type="string" table:style-name="ce16" office:value-type="string">
            <text:p>Waalre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office:value="10" table:style-name="ce32" table:number-columns-repeated="2" office:value-type="float">
            <text:p>10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9" office:value="70" office:value-type="float">
            <text:p>70</text:p>
          </table:table-cell>
          <table:table-cell table:number-columns-repeated="1007"/>
        </table:table-row>
        <table:table-row table:style-name="ro3">
          <table:table-cell ns41:value-type="float" table:style-name="ce8" office:value="867" office:value-type="float">
            <text:p>867</text:p>
          </table:table-cell>
          <table:table-cell ns41:value-type="string" table:style-name="ce16" office:value-type="string">
            <text:p>Waalwijk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30" office:value-type="float">
            <text:p>30</text:p>
          </table:table-cell>
          <table:table-cell table:style-name="ce32" table:number-columns-repeated="2"/>
          <table:table-cell ns41:value-type="float" table:style-name="ce32" office:value="25" office:value-type="float">
            <text:p>25</text:p>
          </table:table-cell>
          <table:table-cell ns41:value-type="float" table:style-name="ce39" office:value="520" office:value-type="float">
            <text:p>520</text:p>
          </table:table-cell>
          <table:table-cell table:number-columns-repeated="1007"/>
        </table:table-row>
        <table:table-row table:style-name="ro3">
          <table:table-cell ns41:value-type="float" table:style-name="ce8" office:value="868" office:value-type="float">
            <text:p>868</text:p>
          </table:table-cell>
          <table:table-cell ns41:value-type="string" table:style-name="ce16" office:value-type="string">
            <text:p>Wanroij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69" office:value-type="float">
            <text:p>869</text:p>
          </table:table-cell>
          <table:table-cell ns41:value-type="string" table:style-name="ce16" office:value-type="string">
            <text:p>Waspik</text:p>
          </table:table-cell>
          <table:table-cell table:style-name="Default"/>
          <table:table-cell table:style-name="ce25"/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70" office:value-type="float">
            <text:p>870</text:p>
          </table:table-cell>
          <table:table-cell ns41:value-type="string" table:style-name="ce16" office:value-type="string">
            <text:p>Werkendam</text:p>
          </table:table-cell>
          <table:table-cell table:style-name="Default"/>
          <table:table-cell table:style-name="ce25"/>
          <table:table-cell table:style-name="ce32" table:number-columns-repeated="6"/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40" office:value-type="float">
            <text:p>40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871" office:value-type="float">
            <text:p>871</text:p>
          </table:table-cell>
          <table:table-cell ns41:value-type="string" table:style-name="ce16" office:value-type="string">
            <text:p>Westerhov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72" office:value-type="float">
            <text:p>872</text:p>
          </table:table-cell>
          <table:table-cell ns41:value-type="string" table:style-name="ce16" office:value-type="string">
            <text:p>Willemstad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873" office:value-type="float">
            <text:p>873</text:p>
          </table:table-cell>
          <table:table-cell ns41:value-type="string" table:style-name="ce16" office:value-type="string">
            <text:p>Woensdrecht</text:p>
          </table:table-cell>
          <table:table-cell table:style-name="Default"/>
          <table:table-cell table:style-name="ce25"/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ce8" office:value="874" office:value-type="float">
            <text:p>874</text:p>
          </table:table-cell>
          <table:table-cell ns41:value-type="string" table:style-name="ce16" office:value-type="string">
            <text:p>Woudrichem</text:p>
          </table:table-cell>
          <table:table-cell table:style-name="Default"/>
          <table:table-cell table:style-name="ce25"/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875" office:value-type="float">
            <text:p>875</text:p>
          </table:table-cell>
          <table:table-cell ns41:value-type="string" table:style-name="ce16" office:value-type="string">
            <text:p>Wouw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876" office:value-type="float">
            <text:p>876</text:p>
          </table:table-cell>
          <table:table-cell ns41:value-type="string" table:style-name="ce16" office:value-type="string">
            <text:p>Wijk en Aalburg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877" office:value-type="float">
            <text:p>877</text:p>
          </table:table-cell>
          <table:table-cell ns41:value-type="string" table:style-name="ce16" office:value-type="string">
            <text:p>Zeeland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78" office:value-type="float">
            <text:p>878</text:p>
          </table:table-cell>
          <table:table-cell ns41:value-type="string" table:style-name="ce16" office:value-type="string">
            <text:p>Zevenberg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ce8" office:value="879" office:value-type="float">
            <text:p>879</text:p>
          </table:table-cell>
          <table:table-cell ns41:value-type="string" table:style-name="ce16" office:value-type="string">
            <text:p>Zunder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ns41:value-type="float" table:style-name="ce39" office:value="65" office:value-type="float">
            <text:p>65</text:p>
          </table:table-cell>
          <table:table-cell table:number-columns-repeated="1007"/>
        </table:table-row>
        <table:table-row table:style-name="ro3">
          <table:table-cell ns41:value-type="float" table:style-name="ce8" office:value="884" office:value-type="float">
            <text:p>884</text:p>
          </table:table-cell>
          <table:table-cell ns41:value-type="string" table:style-name="ce16" office:value-type="string">
            <text:p>Amstenrade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table:style-name="ce32" table:number-columns-repeated="3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85" office:value-type="float">
            <text:p>885</text:p>
          </table:table-cell>
          <table:table-cell ns41:value-type="string" table:style-name="ce16" office:value-type="string">
            <text:p>Arcen en Veld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886" office:value-type="float">
            <text:p>886</text:p>
          </table:table-cell>
          <table:table-cell ns41:value-type="string" table:style-name="ce16" office:value-type="string">
            <text:p>Baexem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87" office:value-type="float">
            <text:p>887</text:p>
          </table:table-cell>
          <table:table-cell ns41:value-type="string" table:style-name="ce16" office:value-type="string">
            <text:p>Beegd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88" office:value-type="float">
            <text:p>888</text:p>
          </table:table-cell>
          <table:table-cell ns41:value-type="string" table:style-name="ce16" office:value-type="string">
            <text:p>Beek (L.)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20" office:value-type="float">
            <text:p>20</text:p>
          </table:table-cell>
          <table:table-cell table:style-name="ce32" table:number-columns-repeated="3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889" office:value-type="float">
            <text:p>889</text:p>
          </table:table-cell>
          <table:table-cell ns41:value-type="string" table:style-name="ce16" office:value-type="string">
            <text:p>Beesel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120" office:value-type="float">
            <text:p>120</text:p>
          </table:table-cell>
          <table:table-cell table:number-columns-repeated="1007"/>
        </table:table-row>
        <table:table-row table:style-name="ro3">
          <table:table-cell ns41:value-type="float" table:style-name="ce8" office:value="890" office:value-type="float">
            <text:p>890</text:p>
          </table:table-cell>
          <table:table-cell ns41:value-type="string" table:style-name="ce16" office:value-type="string">
            <text:p>Belfeld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91" office:value-type="float">
            <text:p>891</text:p>
          </table:table-cell>
          <table:table-cell ns41:value-type="string" table:style-name="ce16" office:value-type="string">
            <text:p>Bemel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92" office:value-type="float">
            <text:p>892</text:p>
          </table:table-cell>
          <table:table-cell ns41:value-type="string" table:style-name="ce16" office:value-type="string">
            <text:p>Berg en Terblijt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93" office:value-type="float">
            <text:p>893</text:p>
          </table:table-cell>
          <table:table-cell ns41:value-type="string" table:style-name="ce16" office:value-type="string">
            <text:p>Bergen (L.)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9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9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ce8" office:value="894" office:value-type="float">
            <text:p>894</text:p>
          </table:table-cell>
          <table:table-cell ns41:value-type="string" table:style-name="ce16" office:value-type="string">
            <text:p>Bingelrade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95" office:value-type="float">
            <text:p>895</text:p>
          </table:table-cell>
          <table:table-cell ns41:value-type="string" table:style-name="ce16" office:value-type="string">
            <text:p>Bocholtz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897" office:value-type="float">
            <text:p>897</text:p>
          </table:table-cell>
          <table:table-cell ns41:value-type="string" table:style-name="ce16" office:value-type="string">
            <text:p>Bor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898" office:value-type="float">
            <text:p>898</text:p>
          </table:table-cell>
          <table:table-cell ns41:value-type="string" table:style-name="ce16" office:value-type="string">
            <text:p>Broekhuiz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899" office:value-type="float">
            <text:p>899</text:p>
          </table:table-cell>
          <table:table-cell ns41:value-type="string" table:style-name="ce16" office:value-type="string">
            <text:p>Brunssum</text:p>
          </table:table-cell>
          <table:table-cell table:style-name="Default"/>
          <table:table-cell ns41:value-type="float" table:style-name="ce25" office:value="90" office:value-type="float">
            <text:p>90</text:p>
          </table:table-cell>
          <table:table-cell ns41:value-type="float" table:style-name="ce32" office:value="105" office:value-type="float">
            <text:p>10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15" office:value-type="float">
            <text:p>11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240" office:value-type="float">
            <text:p>240</text:p>
          </table:table-cell>
          <table:table-cell table:number-columns-repeated="1007"/>
        </table:table-row>
        <table:table-row table:style-name="ro3">
          <table:table-cell ns41:value-type="float" table:style-name="ce8" office:value="900" office:value-type="float">
            <text:p>900</text:p>
          </table:table-cell>
          <table:table-cell ns41:value-type="string" table:style-name="ce16" office:value-type="string">
            <text:p>Bunde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901" office:value-type="float">
            <text:p>901</text:p>
          </table:table-cell>
          <table:table-cell ns41:value-type="string" table:style-name="ce16" office:value-type="string">
            <text:p>Cadier en Keer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902" office:value-type="float">
            <text:p>902</text:p>
          </table:table-cell>
          <table:table-cell ns41:value-type="string" table:style-name="ce16" office:value-type="string">
            <text:p>Echt</text:p>
          </table:table-cell>
          <table:table-cell table:style-name="Default"/>
          <table:table-cell table:style-name="ce25"/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25" office:value-type="float">
            <text:p>25</text:p>
          </table:table-cell>
          <table:table-cell table:style-name="ce32" table:number-columns-repeated="3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903" office:value-type="float">
            <text:p>903</text:p>
          </table:table-cell>
          <table:table-cell ns41:value-type="string" table:style-name="ce16" office:value-type="string">
            <text:p>Elsloo</text:p>
          </table:table-cell>
          <table:table-cell table:style-name="Default"/>
          <table:table-cell table:style-name="ce25"/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table:style-name="ce32" table:number-columns-repeated="7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04" office:value-type="float">
            <text:p>904</text:p>
          </table:table-cell>
          <table:table-cell ns41:value-type="string" table:style-name="ce16" office:value-type="string">
            <text:p>Eijgelshoven</text:p>
          </table:table-cell>
          <table:table-cell table:style-name="Default"/>
          <table:table-cell table:style-name="ce25"/>
          <table:table-cell ns41:value-type="float" table:style-name="ce32" office:value="10" office:value-type="float">
            <text:p>10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190" office:value-type="float">
            <text:p>190</text:p>
          </table:table-cell>
          <table:table-cell table:number-columns-repeated="1007"/>
        </table:table-row>
        <table:table-row table:style-name="ro3">
          <table:table-cell ns41:value-type="float" table:style-name="ce8" office:value="905" office:value-type="float">
            <text:p>905</text:p>
          </table:table-cell>
          <table:table-cell ns41:value-type="string" table:style-name="ce16" office:value-type="string">
            <text:p>Eijsd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906" office:value-type="float">
            <text:p>906</text:p>
          </table:table-cell>
          <table:table-cell ns41:value-type="string" table:style-name="ce16" office:value-type="string">
            <text:p>Geleen</text:p>
          </table:table-cell>
          <table:table-cell table:style-name="Default"/>
          <table:table-cell ns41:value-type="float" table:style-name="ce25" office:value="70" office:value-type="float">
            <text:p>70</text:p>
          </table:table-cell>
          <table:table-cell ns41:value-type="float" table:style-name="ce32" office:value="40" office:value-type="float">
            <text:p>4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5" office:value-type="float">
            <text:p>45</text:p>
          </table:table-cell>
          <table:table-cell table:style-name="ce32" table:number-columns-repeated="3"/>
          <table:table-cell ns41:value-type="float" table:style-name="ce32" office:value="125" office:value-type="float">
            <text:p>12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9" office:value="445" office:value-type="float">
            <text:p>445</text:p>
          </table:table-cell>
          <table:table-cell table:number-columns-repeated="1007"/>
        </table:table-row>
        <table:table-row table:style-name="ro3">
          <table:table-cell ns41:value-type="float" table:style-name="ce8" office:value="907" office:value-type="float">
            <text:p>907</text:p>
          </table:table-cell>
          <table:table-cell ns41:value-type="string" table:style-name="ce16" office:value-type="string">
            <text:p>Gennep</text:p>
          </table:table-cell>
          <table:table-cell table:style-name="Default"/>
          <table:table-cell table:style-name="ce25"/>
          <table:table-cell ns41:value-type="float" table:style-name="ce32" office:value="10" office:value-type="float">
            <text:p>10</text:p>
          </table:table-cell>
          <table:table-cell table:style-name="ce32" table:number-columns-repeated="11"/>
          <table:table-cell ns41:value-type="float" table:style-name="ce39" office:value="155" office:value-type="float">
            <text:p>155</text:p>
          </table:table-cell>
          <table:table-cell table:number-columns-repeated="1007"/>
        </table:table-row>
        <table:table-row table:style-name="ro3">
          <table:table-cell ns41:value-type="float" table:style-name="ce8" office:value="908" office:value-type="float">
            <text:p>908</text:p>
          </table:table-cell>
          <table:table-cell ns41:value-type="string" table:style-name="ce16" office:value-type="string">
            <text:p>Geulle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09" office:value-type="float">
            <text:p>909</text:p>
          </table:table-cell>
          <table:table-cell ns41:value-type="string" table:style-name="ce16" office:value-type="string">
            <text:p>Grathem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10" office:value-type="float">
            <text:p>910</text:p>
          </table:table-cell>
          <table:table-cell ns41:value-type="string" table:style-name="ce16" office:value-type="string">
            <text:p>Grevenbicht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1"/>
          <table:table-cell ns41:value-type="float" table:style-name="ce32" office:value="5" office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11" office:value-type="float">
            <text:p>911</text:p>
          </table:table-cell>
          <table:table-cell ns41:value-type="string" table:style-name="ce16" office:value-type="string">
            <text:p>Gronsveld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12" office:value-type="float">
            <text:p>912</text:p>
          </table:table-cell>
          <table:table-cell ns41:value-type="string" table:style-name="ce16" office:value-type="string">
            <text:p>Grubbenvorst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913" office:value-type="float">
            <text:p>913</text:p>
          </table:table-cell>
          <table:table-cell ns41:value-type="string" table:style-name="ce16" office:value-type="string">
            <text:p>Gulpen</text:p>
          </table:table-cell>
          <table:table-cell table:style-name="Default"/>
          <table:table-cell table:style-name="ce25"/>
          <table:table-cell table:style-name="ce32" table:number-columns-repeated="11"/>
          <table:table-cell ns41:value-type="float" table:style-name="ce32" office:value="5" office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14" office:value-type="float">
            <text:p>914</text:p>
          </table:table-cell>
          <table:table-cell ns41:value-type="string" table:style-name="ce16" office:value-type="string">
            <text:p>Hael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915" office:value-type="float">
            <text:p>915</text:p>
          </table:table-cell>
          <table:table-cell ns41:value-type="string" table:style-name="ce16" office:value-type="string">
            <text:p>Heel en Panheel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17" office:value-type="float">
            <text:p>917</text:p>
          </table:table-cell>
          <table:table-cell ns41:value-type="string" table:style-name="ce16" office:value-type="string">
            <text:p>Heerlen</text:p>
          </table:table-cell>
          <table:table-cell table:style-name="Default"/>
          <table:table-cell ns41:value-type="float" table:style-name="ce25" office:value="280" office:value-type="float">
            <text:p>280</text:p>
          </table:table-cell>
          <table:table-cell ns41:value-type="float" table:style-name="ce32" office:value="195" office:value-type="float">
            <text:p>195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9" office:value="480" office:value-type="float">
            <text:p>480</text:p>
          </table:table-cell>
          <table:table-cell table:number-columns-repeated="1007"/>
        </table:table-row>
        <table:table-row table:style-name="ro3">
          <table:table-cell ns41:value-type="float" table:style-name="ce8" office:value="918" office:value-type="float">
            <text:p>918</text:p>
          </table:table-cell>
          <table:table-cell ns41:value-type="string" table:style-name="ce16" office:value-type="string">
            <text:p>Held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12"/>
          <table:table-cell ns41:value-type="float" table:style-name="ce39" office:value="230" office:value-type="float">
            <text:p>230</text:p>
          </table:table-cell>
          <table:table-cell table:number-columns-repeated="1007"/>
        </table:table-row>
        <table:table-row table:style-name="ro3">
          <table:table-cell ns41:value-type="float" table:style-name="ce8" office:value="919" office:value-type="float">
            <text:p>919</text:p>
          </table:table-cell>
          <table:table-cell ns41:value-type="string" table:style-name="ce16" office:value-type="string">
            <text:p>Hert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920" office:value-type="float">
            <text:p>920</text:p>
          </table:table-cell>
          <table:table-cell ns41:value-type="string" table:style-name="ce16" office:value-type="string">
            <text:p>Heythuys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921" office:value-type="float">
            <text:p>921</text:p>
          </table:table-cell>
          <table:table-cell ns41:value-type="string" table:style-name="ce16" office:value-type="string">
            <text:p>Hoensbroek</text:p>
          </table:table-cell>
          <table:table-cell table:style-name="Default"/>
          <table:table-cell ns41:value-type="float" table:style-name="ce25" office:value="90" office:value-type="float">
            <text:p>90</text:p>
          </table:table-cell>
          <table:table-cell ns41:value-type="float" table:style-name="ce32" office:value="40" office:value-type="float">
            <text:p>40</text:p>
          </table:table-cell>
          <table:table-cell table:style-name="ce32" table:number-columns-repeated="2"/>
          <table:table-cell ns41:value-type="float" table:style-name="ce32" office:value="20" office:value-type="float">
            <text:p>20</text:p>
          </table:table-cell>
          <table:table-cell ns41:value-type="float" table:style-name="ce32" office:value="60" office:value-type="float">
            <text:p>6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75" office:value-type="float">
            <text:p>17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35" office:value-type="float">
            <text:p>35</text:p>
          </table:table-cell>
          <table:table-cell ns41:value-type="float" table:style-name="ce39" office:value="655" office:value-type="float">
            <text:p>655</text:p>
          </table:table-cell>
          <table:table-cell table:number-columns-repeated="1007"/>
        </table:table-row>
        <table:table-row table:style-name="ro3">
          <table:table-cell ns41:value-type="float" table:style-name="ce8" office:value="922" office:value-type="float">
            <text:p>922</text:p>
          </table:table-cell>
          <table:table-cell ns41:value-type="string" table:style-name="ce16" office:value-type="string">
            <text:p>Hor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23" office:value-type="float">
            <text:p>923</text:p>
          </table:table-cell>
          <table:table-cell ns41:value-type="string" table:style-name="ce16" office:value-type="string">
            <text:p>Horst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24" office:value-type="float">
            <text:p>924</text:p>
          </table:table-cell>
          <table:table-cell ns41:value-type="string" table:style-name="ce16" office:value-type="string">
            <text:p>Hulsberg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25" office:value-type="float">
            <text:p>925</text:p>
          </table:table-cell>
          <table:table-cell ns41:value-type="string" table:style-name="ce16" office:value-type="string">
            <text:p>Hunsel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927" office:value-type="float">
            <text:p>927</text:p>
          </table:table-cell>
          <table:table-cell ns41:value-type="string" table:style-name="ce16" office:value-type="string">
            <text:p>Jabeek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28" office:value-type="float">
            <text:p>928</text:p>
          </table:table-cell>
          <table:table-cell ns41:value-type="string" table:style-name="ce16" office:value-type="string">
            <text:p>Kerkrade</text:p>
          </table:table-cell>
          <table:table-cell table:style-name="Default"/>
          <table:table-cell ns41:value-type="float" table:style-name="ce25" office:value="45" office:value-type="float">
            <text:p>45</text:p>
          </table:table-cell>
          <table:table-cell ns41:value-type="float" table:style-name="ce32" office:value="145" office:value-type="float">
            <text:p>145</text:p>
          </table:table-cell>
          <table:table-cell table:style-name="ce32" table:number-columns-repeated="3"/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9" office:value="180" office:value-type="float">
            <text:p>180</text:p>
          </table:table-cell>
          <table:table-cell table:number-columns-repeated="1007"/>
        </table:table-row>
        <table:table-row table:style-name="ro3">
          <table:table-cell ns41:value-type="float" table:style-name="ce8" office:value="929" office:value-type="float">
            <text:p>929</text:p>
          </table:table-cell>
          <table:table-cell ns41:value-type="string" table:style-name="ce16" office:value-type="string">
            <text:p>Kessel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30" office:value-type="float">
            <text:p>930</text:p>
          </table:table-cell>
          <table:table-cell ns41:value-type="string" table:style-name="ce16" office:value-type="string">
            <text:p>Klimm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31" office:value-type="float">
            <text:p>931</text:p>
          </table:table-cell>
          <table:table-cell ns41:value-type="string" table:style-name="ce16" office:value-type="string">
            <text:p>Limbricht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11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32" office:value-type="float">
            <text:p>932</text:p>
          </table:table-cell>
          <table:table-cell ns41:value-type="string" table:style-name="ce16" office:value-type="string">
            <text:p>Linne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933" office:value-type="float">
            <text:p>933</text:p>
          </table:table-cell>
          <table:table-cell ns41:value-type="string" table:style-name="ce16" office:value-type="string">
            <text:p>Maasbracht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934" office:value-type="float">
            <text:p>934</text:p>
          </table:table-cell>
          <table:table-cell ns41:value-type="string" table:style-name="ce16" office:value-type="string">
            <text:p>Maasbree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935" office:value-type="float">
            <text:p>935</text:p>
          </table:table-cell>
          <table:table-cell ns41:value-type="string" table:style-name="ce16" office:value-type="string">
            <text:p>Maastricht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2" office:value="215" office:value-type="float">
            <text:p>215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ns41:value-type="float" table:style-name="ce39" office:value="630" office:value-type="float">
            <text:p>630</text:p>
          </table:table-cell>
          <table:table-cell table:number-columns-repeated="1007"/>
        </table:table-row>
        <table:table-row table:style-name="ro3">
          <table:table-cell ns41:value-type="float" table:style-name="ce8" office:value="936" office:value-type="float">
            <text:p>936</text:p>
          </table:table-cell>
          <table:table-cell ns41:value-type="string" table:style-name="ce16" office:value-type="string">
            <text:p>Margrat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37" office:value-type="float">
            <text:p>937</text:p>
          </table:table-cell>
          <table:table-cell ns41:value-type="string" table:style-name="ce16" office:value-type="string">
            <text:p>Meerlo</text:p>
          </table:table-cell>
          <table:table-cell table:style-name="Default"/>
          <table:table-cell table:style-name="ce25"/>
          <table:table-cell ns41:value-type="float" table:style-name="ce32" office:value="10" office:value-type="float">
            <text:p>10</text:p>
          </table:table-cell>
          <table:table-cell table:style-name="ce32" table:number-columns-repeated="11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938" office:value-type="float">
            <text:p>938</text:p>
          </table:table-cell>
          <table:table-cell ns41:value-type="string" table:style-name="ce16" office:value-type="string">
            <text:p>Meerss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939" office:value-type="float">
            <text:p>939</text:p>
          </table:table-cell>
          <table:table-cell ns41:value-type="string" table:style-name="ce16" office:value-type="string">
            <text:p>Melick en Herkenbosch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940" office:value-type="float">
            <text:p>940</text:p>
          </table:table-cell>
          <table:table-cell ns41:value-type="string" table:style-name="ce16" office:value-type="string">
            <text:p>Merkelbeek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11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41" office:value-type="float">
            <text:p>941</text:p>
          </table:table-cell>
          <table:table-cell ns41:value-type="string" table:style-name="ce16" office:value-type="string">
            <text:p>Meijel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ce8" office:value="942" office:value-type="float">
            <text:p>942</text:p>
          </table:table-cell>
          <table:table-cell ns41:value-type="string" table:style-name="ce16" office:value-type="string">
            <text:p>Mheer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43" office:value-type="float">
            <text:p>943</text:p>
          </table:table-cell>
          <table:table-cell ns41:value-type="string" table:style-name="ce16" office:value-type="string">
            <text:p>Montfort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44" office:value-type="float">
            <text:p>944</text:p>
          </table:table-cell>
          <table:table-cell ns41:value-type="string" table:style-name="ce16" office:value-type="string">
            <text:p>Mook en Middelaar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ce8" office:value="945" office:value-type="float">
            <text:p>945</text:p>
          </table:table-cell>
          <table:table-cell ns41:value-type="string" table:style-name="ce16" office:value-type="string">
            <text:p>Munstergeleen</text:p>
          </table:table-cell>
          <table:table-cell table:style-name="Default"/>
          <table:table-cell table:style-name="ce25"/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46" office:value-type="float">
            <text:p>946</text:p>
          </table:table-cell>
          <table:table-cell ns41:value-type="string" table:style-name="ce16" office:value-type="string">
            <text:p>Nederweert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11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47" office:value-type="float">
            <text:p>947</text:p>
          </table:table-cell>
          <table:table-cell ns41:value-type="string" table:style-name="ce16" office:value-type="string">
            <text:p>Neer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48" office:value-type="float">
            <text:p>948</text:p>
          </table:table-cell>
          <table:table-cell ns41:value-type="string" table:style-name="ce16" office:value-type="string">
            <text:p>Nieuwenhagen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40" office:value-type="float">
            <text:p>40</text:p>
          </table:table-cell>
          <table:table-cell table:style-name="ce32" table:number-columns-repeated="3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949" office:value-type="float">
            <text:p>949</text:p>
          </table:table-cell>
          <table:table-cell ns41:value-type="string" table:style-name="ce16" office:value-type="string">
            <text:p>Nieuwstadt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50" office:value-type="float">
            <text:p>950</text:p>
          </table:table-cell>
          <table:table-cell ns41:value-type="string" table:style-name="ce16" office:value-type="string">
            <text:p>Noorbeek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51" office:value-type="float">
            <text:p>951</text:p>
          </table:table-cell>
          <table:table-cell ns41:value-type="string" table:style-name="ce16" office:value-type="string">
            <text:p>Nuth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952" office:value-type="float">
            <text:p>952</text:p>
          </table:table-cell>
          <table:table-cell ns41:value-type="string" table:style-name="ce16" office:value-type="string">
            <text:p>Obbicht en Papenhov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53" office:value-type="float">
            <text:p>953</text:p>
          </table:table-cell>
          <table:table-cell ns41:value-type="string" table:style-name="ce16" office:value-type="string">
            <text:p>Ohe en Laak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54" office:value-type="float">
            <text:p>954</text:p>
          </table:table-cell>
          <table:table-cell ns41:value-type="string" table:style-name="ce16" office:value-type="string">
            <text:p>Oirsbeek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55" office:value-type="float">
            <text:p>955</text:p>
          </table:table-cell>
          <table:table-cell ns41:value-type="string" table:style-name="ce16" office:value-type="string">
            <text:p>Ottersum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56" office:value-type="float">
            <text:p>956</text:p>
          </table:table-cell>
          <table:table-cell ns41:value-type="string" table:style-name="ce16" office:value-type="string">
            <text:p>Posterholt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957" office:value-type="float">
            <text:p>957</text:p>
          </table:table-cell>
          <table:table-cell ns41:value-type="string" table:style-name="ce16" office:value-type="string">
            <text:p>Roermond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95" office:value-type="float">
            <text:p>9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9" office:value="345" office:value-type="float">
            <text:p>345</text:p>
          </table:table-cell>
          <table:table-cell table:number-columns-repeated="1007"/>
        </table:table-row>
        <table:table-row table:style-name="ro3">
          <table:table-cell ns41:value-type="float" table:style-name="ce8" office:value="958" office:value-type="float">
            <text:p>958</text:p>
          </table:table-cell>
          <table:table-cell ns41:value-type="string" table:style-name="ce16" office:value-type="string">
            <text:p>Roggel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59" office:value-type="float">
            <text:p>959</text:p>
          </table:table-cell>
          <table:table-cell ns41:value-type="string" table:style-name="ce16" office:value-type="string">
            <text:p>Rooster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60" office:value-type="float">
            <text:p>960</text:p>
          </table:table-cell>
          <table:table-cell ns41:value-type="string" table:style-name="ce16" office:value-type="string">
            <text:p>Schaesberg</text:p>
          </table:table-cell>
          <table:table-cell table:style-name="Default"/>
          <table:table-cell ns41:value-type="float" table:style-name="ce25" office:value="55" office:value-type="float">
            <text:p>55</text:p>
          </table:table-cell>
          <table:table-cell ns41:value-type="float" table:style-name="ce32" office:value="40" office:value-type="float">
            <text:p>40</text:p>
          </table:table-cell>
          <table:table-cell table:style-name="ce32" table:number-columns-repeated="7"/>
          <table:table-cell ns41:value-type="float" table:style-name="ce32" office:value="30" office:value-type="float">
            <text:p>3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9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ce8" office:value="961" office:value-type="float">
            <text:p>961</text:p>
          </table:table-cell>
          <table:table-cell ns41:value-type="string" table:style-name="ce16" office:value-type="string">
            <text:p>Schimmert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62" office:value-type="float">
            <text:p>962</text:p>
          </table:table-cell>
          <table:table-cell ns41:value-type="string" table:style-name="ce16" office:value-type="string">
            <text:p>Schinn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63" office:value-type="float">
            <text:p>963</text:p>
          </table:table-cell>
          <table:table-cell ns41:value-type="string" table:style-name="ce16" office:value-type="string">
            <text:p>Schinveld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7"/>
          <table:table-cell ns41:value-type="float" table:style-name="ce32" office:value="25" office:value-type="float">
            <text:p>25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964" office:value-type="float">
            <text:p>964</text:p>
          </table:table-cell>
          <table:table-cell ns41:value-type="string" table:style-name="ce16" office:value-type="string">
            <text:p>Sevenum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65" office:value-type="float">
            <text:p>965</text:p>
          </table:table-cell>
          <table:table-cell ns41:value-type="string" table:style-name="ce16" office:value-type="string">
            <text:p>Simpelveld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966" office:value-type="float">
            <text:p>966</text:p>
          </table:table-cell>
          <table:table-cell ns41:value-type="string" table:style-name="ce16" office:value-type="string">
            <text:p>Sint Geertruid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67" office:value-type="float">
            <text:p>967</text:p>
          </table:table-cell>
          <table:table-cell ns41:value-type="string" table:style-name="ce16" office:value-type="string">
            <text:p>Sint Odilienberg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68" office:value-type="float">
            <text:p>968</text:p>
          </table:table-cell>
          <table:table-cell ns41:value-type="string" table:style-name="ce16" office:value-type="string">
            <text:p>Sittard</text:p>
          </table:table-cell>
          <table:table-cell table:style-name="Default"/>
          <table:table-cell ns41:value-type="float" table:style-name="ce25" office:value="150" office:value-type="float">
            <text:p>150</text:p>
          </table:table-cell>
          <table:table-cell ns41:value-type="float" table:style-name="ce32" office:value="105" office:value-type="float">
            <text:p>105</text:p>
          </table:table-cell>
          <table:table-cell table:style-name="ce32" table:number-columns-repeated="2"/>
          <table:table-cell ns41:value-type="float" table:style-name="ce32" office:value="30" office:value-type="float">
            <text:p>30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ns41:value-type="float" table:style-name="ce39" office:value="205" office:value-type="float">
            <text:p>205</text:p>
          </table:table-cell>
          <table:table-cell table:number-columns-repeated="1007"/>
        </table:table-row>
        <table:table-row table:style-name="ro3">
          <table:table-cell ns41:value-type="float" table:style-name="ce8" office:value="969" office:value-type="float">
            <text:p>969</text:p>
          </table:table-cell>
          <table:table-cell ns41:value-type="string" table:style-name="ce16" office:value-type="string">
            <text:p>Slenaken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70" office:value-type="float">
            <text:p>970</text:p>
          </table:table-cell>
          <table:table-cell ns41:value-type="string" table:style-name="ce16" office:value-type="string">
            <text:p>Spaubeek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71" office:value-type="float">
            <text:p>971</text:p>
          </table:table-cell>
          <table:table-cell ns41:value-type="string" table:style-name="ce16" office:value-type="string">
            <text:p>Stein (L.)</text:p>
          </table:table-cell>
          <table:table-cell table:style-name="Default"/>
          <table:table-cell table:style-name="ce25"/>
          <table:table-cell table:style-name="ce32" table:number-columns-repeated="3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972" office:value-type="float">
            <text:p>972</text:p>
          </table:table-cell>
          <table:table-cell ns41:value-type="string" table:style-name="ce16" office:value-type="string">
            <text:p>Stevensweert</text:p>
          </table:table-cell>
          <table:table-cell table:style-name="Default"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73" office:value-type="float">
            <text:p>973</text:p>
          </table:table-cell>
          <table:table-cell ns41:value-type="string" table:style-name="ce16" office:value-type="string">
            <text:p>Stramproy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ce8" office:value="974" office:value-type="float">
            <text:p>974</text:p>
          </table:table-cell>
          <table:table-cell ns41:value-type="string" table:style-name="ce16" office:value-type="string">
            <text:p>Suster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75" office:value-type="float">
            <text:p>975</text:p>
          </table:table-cell>
          <table:table-cell ns41:value-type="string" table:style-name="ce16" office:value-type="string">
            <text:p>Swalm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ce8" office:value="976" office:value-type="float">
            <text:p>976</text:p>
          </table:table-cell>
          <table:table-cell ns41:value-type="string" table:style-name="ce16" office:value-type="string">
            <text:p>Tegele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155" office:value-type="float">
            <text:p>155</text:p>
          </table:table-cell>
          <table:table-cell table:number-columns-repeated="1007"/>
        </table:table-row>
        <table:table-row table:style-name="ro3">
          <table:table-cell ns41:value-type="float" table:style-name="ce8" office:value="977" office:value-type="float">
            <text:p>977</text:p>
          </table:table-cell>
          <table:table-cell ns41:value-type="string" table:style-name="ce16" office:value-type="string">
            <text:p>Thorn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78" office:value-type="float">
            <text:p>978</text:p>
          </table:table-cell>
          <table:table-cell ns41:value-type="string" table:style-name="ce16" office:value-type="string">
            <text:p>Ubach over Worms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ns41:value-type="float" table:style-name="ce32" office:value="40" office:value-type="float">
            <text:p>40</text:p>
          </table:table-cell>
          <table:table-cell table:style-name="ce32" table:number-columns-repeated="7"/>
          <table:table-cell ns41:value-type="float" table:style-name="ce32" office:value="45" office:value-type="float">
            <text:p>45</text:p>
          </table:table-cell>
          <table:table-cell table:style-name="ce32" table:number-columns-repeated="2"/>
          <table:table-cell ns41:value-type="float" table:style-name="ce32" office:value="15" office:value-type="float">
            <text:p>15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ce8" office:value="979" office:value-type="float">
            <text:p>979</text:p>
          </table:table-cell>
          <table:table-cell ns41:value-type="string" table:style-name="ce16" office:value-type="string">
            <text:p>Ulestraten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980" office:value-type="float">
            <text:p>980</text:p>
          </table:table-cell>
          <table:table-cell ns41:value-type="string" table:style-name="ce16" office:value-type="string">
            <text:p>Urmond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25" office:value-type="float">
            <text:p>225</text:p>
          </table:table-cell>
          <table:table-cell table:number-columns-repeated="1007"/>
        </table:table-row>
        <table:table-row table:style-name="ro3">
          <table:table-cell ns41:value-type="float" table:style-name="ce8" office:value="981" office:value-type="float">
            <text:p>981</text:p>
          </table:table-cell>
          <table:table-cell ns41:value-type="string" table:style-name="ce16" office:value-type="string">
            <text:p>Vaals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25" office:value-type="float">
            <text:p>25</text:p>
          </table:table-cell>
          <table:table-cell table:style-name="ce32" table:number-columns-repeated="3"/>
          <table:table-cell ns41:value-type="float" table:style-name="ce39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ce8" office:value="982" office:value-type="float">
            <text:p>982</text:p>
          </table:table-cell>
          <table:table-cell ns41:value-type="string" table:style-name="ce16" office:value-type="string">
            <text:p>Valkenburg-Houthem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83" office:value-type="float">
            <text:p>983</text:p>
          </table:table-cell>
          <table:table-cell ns41:value-type="string" table:style-name="ce16" office:value-type="string">
            <text:p>Venlo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7"/>
          <table:table-cell ns41:value-type="float" table:style-name="ce32" office:value="90" office:value-type="float">
            <text:p>90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9" office:value="845" office:value-type="float">
            <text:p>845</text:p>
          </table:table-cell>
          <table:table-cell table:number-columns-repeated="1007"/>
        </table:table-row>
        <table:table-row table:style-name="ro3">
          <table:table-cell ns41:value-type="float" table:style-name="ce8" office:value="984" office:value-type="float">
            <text:p>984</text:p>
          </table:table-cell>
          <table:table-cell ns41:value-type="string" table:style-name="ce16" office:value-type="string">
            <text:p>Venray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8"/>
          <table:table-cell ns41:value-type="float" table:style-name="ce32" office:value="15" office:value-type="float">
            <text:p>15</text:p>
          </table:table-cell>
          <table:table-cell table:style-name="ce32" table:number-columns-repeated="3"/>
          <table:table-cell ns41:value-type="float" table:style-name="ce39" office:value="435" office:value-type="float">
            <text:p>435</text:p>
          </table:table-cell>
          <table:table-cell table:number-columns-repeated="1007"/>
        </table:table-row>
        <table:table-row table:style-name="ro3">
          <table:table-cell ns41:value-type="float" table:style-name="ce8" office:value="985" office:value-type="float">
            <text:p>985</text:p>
          </table:table-cell>
          <table:table-cell ns41:value-type="string" table:style-name="ce16" office:value-type="string">
            <text:p>Vlodrop</text:p>
          </table:table-cell>
          <table:table-cell table:style-name="Default"/>
          <table:table-cell table:style-name="ce25"/>
          <table:table-cell table:style-name="ce32" table:number-columns-repeated="12"/>
          <table:table-cell ns41:value-type="float" table:style-name="ce39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ce8" office:value="986" office:value-type="float">
            <text:p>986</text:p>
          </table:table-cell>
          <table:table-cell ns41:value-type="string" table:style-name="ce16" office:value-type="string">
            <text:p>Voerendaal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9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ce8" office:value="988" office:value-type="float">
            <text:p>988</text:p>
          </table:table-cell>
          <table:table-cell ns41:value-type="string" table:style-name="ce16" office:value-type="string">
            <text:p>Weert</text:p>
          </table:table-cell>
          <table:table-cell table:style-name="Default"/>
          <table:table-cell table:style-name="ce25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65" office:value-type="float">
            <text:p>65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9" office:value="325" office:value-type="float">
            <text:p>325</text:p>
          </table:table-cell>
          <table:table-cell table:number-columns-repeated="1007"/>
        </table:table-row>
        <table:table-row table:style-name="ro3">
          <table:table-cell ns41:value-type="float" table:style-name="ce8" office:value="989" office:value-type="float">
            <text:p>989</text:p>
          </table:table-cell>
          <table:table-cell ns41:value-type="string" table:style-name="ce16" office:value-type="string">
            <text:p>Wessem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table:style-name="ce39"/>
          <table:table-cell table:number-columns-repeated="1007"/>
        </table:table-row>
        <table:table-row table:style-name="ro3">
          <table:table-cell ns41:value-type="float" table:style-name="ce8" office:value="990" office:value-type="float">
            <text:p>990</text:p>
          </table:table-cell>
          <table:table-cell ns41:value-type="string" table:style-name="ce16" office:value-type="string">
            <text:p>Wittem</text:p>
          </table:table-cell>
          <table:table-cell table:style-name="Default"/>
          <table:table-cell table:style-name="ce25"/>
          <table:table-cell table:style-name="ce32" table:number-columns-repeated="8"/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ce8" office:value="991" office:value-type="float">
            <text:p>991</text:p>
          </table:table-cell>
          <table:table-cell ns41:value-type="string" table:style-name="ce16" office:value-type="string">
            <text:p>Wijlre</text:p>
          </table:table-cell>
          <table:table-cell table:style-name="Default"/>
          <table:table-cell table:style-name="ce25"/>
          <table:table-cell table:style-name="ce32" table:number-columns-repeated="11"/>
          <table:table-cell ns41:value-type="float" table:style-name="ce32" office:value="5" office:value-type="float">
            <text:p>5</text:p>
          </table:table-cell>
          <table:table-cell table:style-name="ce39"/>
          <table:table-cell table:number-columns-repeated="1007"/>
        </table:table-row>
        <table:table-row table:style-name="ro2">
          <table:table-cell ns41:value-type="float" table:style-name="ce9" office:value="992" office:value-type="float">
            <text:p>992</text:p>
          </table:table-cell>
          <table:table-cell ns41:value-type="string" table:style-name="ce17" office:value-type="string">
            <text:p>Wijnandsrade</text:p>
          </table:table-cell>
          <table:table-cell table:style-name="Default"/>
          <table:table-cell table:style-name="ce26"/>
          <table:table-cell table:style-name="ce33" table:number-columns-repeated="12"/>
          <table:table-cell ns41:value-type="float" table:style-name="ce40" office:value="5" office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number-rows-spanned="1" table:style-name="ce10" table:number-columns-spanned="17" office:value-type="string">
            <text:p>1. Alle cijfers betreffende totale aantallen zijn afgerond op vijftallen, in lege cellen komen geen of te weinig (minder dan 3) waarnemingen voor.</text:p>
          </table:table-cell>
          <table:covered-table-cell table:style-name="ce18" table:number-columns-repeated="15"/>
          <table:covered-table-cell table:style-name="ce41"/>
          <table:table-cell table:number-columns-repeated="1007"/>
        </table:table-row>
        <table:table-row table:style-name="ro3" table:number-rows-repeated="10476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Tabel 2 - agglomeraties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 table:number-columns-repeated="14"/>
        <table:table-column table:style-name="co5" table:default-cell-style-name="Default" table:number-columns-repeated="1007"/>
        <table:table-row table:style-name="ro1">
          <table:table-cell ns41:value-type="string" table:number-rows-spanned="1" table:style-name="ce1" table:number-columns-spanned="17" office:value-type="string">
            <text:p><text:span text:style-name="T1"><text:a xlink:type="simple" xlink:href="#Tabel 2 - agglomeraties.A27">Tabel 2 - Nadere specificatie van de categorie andere kerkelijke gezindte (tabel 1, kolom 10)</text:a></text:span></text:p>
          </table:table-cell>
          <table:covered-table-cell table:style-name="ce42" table:number-columns-repeated="15"/>
          <table:covered-table-cell table:style-name="ce43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3" table:style-name="ce3" table:number-columns-spanned="2" office:value-type="string">
            <text:p>Agglomeratie</text:p>
          </table:table-cell>
          <table:covered-table-cell table:style-name="ce12"/>
          <table:table-cell table:style-name="ce19"/>
          <table:table-cell ns41:value-type="string" table:number-rows-spanned="3" table:style-name="ce20" table:number-columns-spanned="1" office:value-type="string">
            <text:p>Apostolisch Genootschap</text:p>
          </table:table-cell>
          <table:table-cell ns41:value-type="string" table:number-rows-spanned="3" table:style-name="ce27" table:number-columns-spanned="1" office:value-type="string">
            <text:p>Hersteld Apost. Gem. in de Eenheid der Apostelen</text:p>
          </table:table-cell>
          <table:table-cell ns41:value-type="string" table:number-rows-spanned="3" table:style-name="ce27" table:number-columns-spanned="1" office:value-type="string">
            <text:p>Hersteld Apost. Zendingskerk</text:p>
          </table:table-cell>
          <table:table-cell ns41:value-type="string" table:number-rows-spanned="3" table:style-name="ce27" table:number-columns-spanned="1" office:value-type="string">
            <text:p>Vrije Evangelische Gemeenten</text:p>
          </table:table-cell>
          <table:table-cell ns41:value-type="string" table:number-rows-spanned="3" table:style-name="ce27" table:number-columns-spanned="1" office:value-type="string">
            <text:p>Baptisten Gemeenten</text:p>
          </table:table-cell>
          <table:table-cell ns41:value-type="string" table:number-rows-spanned="3" table:style-name="ce27" table:number-columns-spanned="1" office:value-type="string">
            <text:p>Leger des Heils</text:p>
          </table:table-cell>
          <table:table-cell ns41:value-type="string" table:number-rows-spanned="3" table:style-name="ce27" table:number-columns-spanned="1" office:value-type="string">
            <text:p>Oud-katholieke kerk</text:p>
          </table:table-cell>
          <table:table-cell ns41:value-type="string" table:number-rows-spanned="3" table:style-name="ce27" table:number-columns-spanned="1" office:value-type="string">
            <text:p>Vergadering der Gelovigen</text:p>
          </table:table-cell>
          <table:table-cell ns41:value-type="string" table:number-rows-spanned="3" table:style-name="ce27" table:number-columns-spanned="1" office:value-type="string">
            <text:p>Adventisten</text:p>
          </table:table-cell>
          <table:table-cell ns41:value-type="string" table:number-rows-spanned="3" table:style-name="ce27" table:number-columns-spanned="1" office:value-type="string">
            <text:p>Jehova's Getuigen</text:p>
          </table:table-cell>
          <table:table-cell ns41:value-type="string" table:number-rows-spanned="3" table:style-name="ce27" table:number-columns-spanned="1" office:value-type="string">
            <text:p>Kerk van J. Chr. van de Heiligen der Laatste Dagen</text:p>
          </table:table-cell>
          <table:table-cell ns41:value-type="string" table:number-rows-spanned="3" table:style-name="ce27" table:number-columns-spanned="1" office:value-type="string">
            <text:p>Evangelische Broeder-gemeenten</text:p>
          </table:table-cell>
          <table:table-cell ns41:value-type="string" table:number-rows-spanned="3" table:style-name="ce27" table:number-columns-spanned="1" office:value-type="string">
            <text:p>Pinkster-groepen</text:p>
          </table:table-cell>
          <table:table-cell ns41:value-type="string" table:number-rows-spanned="3" table:style-name="ce35" table:number-columns-spanned="1" office:value-type="string">
            <text:p>Overige kleinere gezindten</text:p>
          </table:table-cell>
          <table:table-cell table:number-columns-repeated="1007"/>
        </table:table-row>
        <table:table-row table:style-name="ro3">
          <table:covered-table-cell table:style-name="ce4"/>
          <table:covered-table-cell table:style-name="ce13"/>
          <table:table-cell table:style-name="ce19"/>
          <table:covered-table-cell table:style-name="ce21"/>
          <table:covered-table-cell table:style-name="ce28" table:number-columns-repeated="12"/>
          <table:covered-table-cell table:style-name="ce36"/>
          <table:table-cell table:number-columns-repeated="1007"/>
        </table:table-row>
        <table:table-row table:style-name="ro2">
          <table:covered-table-cell table:style-name="ce5"/>
          <table:covered-table-cell table:style-name="ce14"/>
          <table:table-cell table:style-name="ce19"/>
          <table:covered-table-cell table:style-name="ce22"/>
          <table:covered-table-cell table:style-name="ce29" table:number-columns-repeated="12"/>
          <table:covered-table-cell table:style-name="ce3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ns41:value-type="float" table:style-name="ce50" office:value="1" office:value-type="float">
            <text:p>1</text:p>
          </table:table-cell>
          <table:table-cell ns41:value-type="string" table:style-name="ce15" office:value-type="string">
            <text:p>Twente OV</text:p>
          </table:table-cell>
          <table:table-cell table:style-name="Default"/>
          <table:table-cell ns41:value-type="float" table:style-name="ce24" office:value="2585" office:value-type="float">
            <text:p>2585</text:p>
          </table:table-cell>
          <table:table-cell ns41:value-type="float" table:style-name="ce31" office:value="105" office:value-type="float">
            <text:p>105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1690" office:value-type="float">
            <text:p>1690</text:p>
          </table:table-cell>
          <table:table-cell ns41:value-type="float" table:style-name="ce31" office:value="2585" office:value-type="float">
            <text:p>2585</text:p>
          </table:table-cell>
          <table:table-cell ns41:value-type="float" table:style-name="ce31" office:value="770" office:value-type="float">
            <text:p>770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35" office:value-type="float">
            <text:p>235</text:p>
          </table:table-cell>
          <table:table-cell ns41:value-type="float" table:style-name="ce31" office:value="135" office:value-type="float">
            <text:p>135</text:p>
          </table:table-cell>
          <table:table-cell ns41:value-type="float" table:style-name="ce31" office:value="815" office:value-type="float">
            <text:p>815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970" office:value-type="float">
            <text:p>970</text:p>
          </table:table-cell>
          <table:table-cell ns41:value-type="float" table:style-name="ce38" office:value="6365" office:value-type="float">
            <text:p>6365</text:p>
          </table:table-cell>
          <table:table-cell table:number-columns-repeated="1007"/>
        </table:table-row>
        <table:table-row table:style-name="ro3">
          <table:table-cell ns41:value-type="float" table:style-name="ce51" office:value="2" office:value-type="float">
            <text:p>2</text:p>
          </table:table-cell>
          <table:table-cell ns41:value-type="string" table:style-name="ce16" office:value-type="string">
            <text:p>Aggl.Arnhem GLD</text:p>
          </table:table-cell>
          <table:table-cell table:style-name="Default"/>
          <table:table-cell ns41:value-type="float" table:style-name="ce25" office:value="845" office:value-type="float">
            <text:p>845</text:p>
          </table:table-cell>
          <table:table-cell ns41:value-type="float" table:style-name="ce32" office:value="240" office:value-type="float">
            <text:p>240</text:p>
          </table:table-cell>
          <table:table-cell ns41:value-type="float" table:style-name="ce32" office:value="375" office:value-type="float">
            <text:p>375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2" office:value="430" office:value-type="float">
            <text:p>430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510" office:value-type="float">
            <text:p>510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545" office:value-type="float">
            <text:p>545</text:p>
          </table:table-cell>
          <table:table-cell ns41:value-type="float" table:style-name="ce39" office:value="2900" office:value-type="float">
            <text:p>2900</text:p>
          </table:table-cell>
          <table:table-cell table:number-columns-repeated="1007"/>
        </table:table-row>
        <table:table-row table:style-name="ro3">
          <table:table-cell ns41:value-type="float" table:style-name="ce51" office:value="3" office:value-type="float">
            <text:p>3</text:p>
          </table:table-cell>
          <table:table-cell ns41:value-type="string" table:style-name="ce16" office:value-type="string">
            <text:p>Aggl.Nijmegen GLD</text:p>
          </table:table-cell>
          <table:table-cell table:style-name="Default"/>
          <table:table-cell ns41:value-type="float" table:style-name="ce25" office:value="280" office:value-type="float">
            <text:p>280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40" office:value-type="float">
            <text:p>40</text:p>
          </table:table-cell>
          <table:table-cell ns41:value-type="float" office:value="45" table:style-name="ce32" table:number-columns-repeated="2" office:value-type="float">
            <text:p>45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9" office:value="1315" office:value-type="float">
            <text:p>1315</text:p>
          </table:table-cell>
          <table:table-cell table:number-columns-repeated="1007"/>
        </table:table-row>
        <table:table-row table:style-name="ro3">
          <table:table-cell ns41:value-type="float" table:style-name="ce51" office:value="4" office:value-type="float">
            <text:p>4</text:p>
          </table:table-cell>
          <table:table-cell ns41:value-type="string" table:style-name="ce16" office:value-type="string">
            <text:p>Midden-Utrecht U</text:p>
          </table:table-cell>
          <table:table-cell table:style-name="Default"/>
          <table:table-cell ns41:value-type="float" table:style-name="ce25" office:value="1690" office:value-type="float">
            <text:p>1690</text:p>
          </table:table-cell>
          <table:table-cell ns41:value-type="float" table:style-name="ce32" office:value="455" office:value-type="float">
            <text:p>455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505" office:value-type="float">
            <text:p>505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560" office:value-type="float">
            <text:p>560</text:p>
          </table:table-cell>
          <table:table-cell ns41:value-type="float" table:style-name="ce32" office:value="800" office:value-type="float">
            <text:p>800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230" office:value-type="float">
            <text:p>230</text:p>
          </table:table-cell>
          <table:table-cell ns41:value-type="float" table:style-name="ce32" office:value="750" office:value-type="float">
            <text:p>750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425" office:value-type="float">
            <text:p>425</text:p>
          </table:table-cell>
          <table:table-cell ns41:value-type="float" table:style-name="ce32" office:value="680" office:value-type="float">
            <text:p>680</text:p>
          </table:table-cell>
          <table:table-cell ns41:value-type="float" table:style-name="ce39" office:value="7740" office:value-type="float">
            <text:p>7740</text:p>
          </table:table-cell>
          <table:table-cell table:number-columns-repeated="1007"/>
        </table:table-row>
        <table:table-row table:style-name="ro3">
          <table:table-cell ns41:value-type="float" table:style-name="ce51" office:value="5" office:value-type="float">
            <text:p>5</text:p>
          </table:table-cell>
          <table:table-cell ns41:value-type="string" table:style-name="ce16" office:value-type="string">
            <text:p>Gooiland NH</text:p>
          </table:table-cell>
          <table:table-cell table:style-name="Default"/>
          <table:table-cell ns41:value-type="float" table:style-name="ce25" office:value="1700" office:value-type="float">
            <text:p>1700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960" office:value-type="float">
            <text:p>96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470" office:value-type="float">
            <text:p>470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9" office:value="3420" office:value-type="float">
            <text:p>3420</text:p>
          </table:table-cell>
          <table:table-cell table:number-columns-repeated="1007"/>
        </table:table-row>
        <table:table-row table:style-name="ro3">
          <table:table-cell ns41:value-type="float" table:style-name="ce51" office:value="6" office:value-type="float">
            <text:p>6</text:p>
          </table:table-cell>
          <table:table-cell ns41:value-type="string" table:style-name="ce16" office:value-type="string">
            <text:p>Aggl.Amsterdam NH</text:p>
          </table:table-cell>
          <table:table-cell table:style-name="Default"/>
          <table:table-cell ns41:value-type="float" table:style-name="ce25" office:value="3175" office:value-type="float">
            <text:p>3175</text:p>
          </table:table-cell>
          <table:table-cell ns41:value-type="float" table:style-name="ce32" office:value="775" office:value-type="float">
            <text:p>775</text:p>
          </table:table-cell>
          <table:table-cell ns41:value-type="float" table:style-name="ce32" office:value="500" office:value-type="float">
            <text:p>500</text:p>
          </table:table-cell>
          <table:table-cell ns41:value-type="float" table:style-name="ce32" office:value="715" office:value-type="float">
            <text:p>715</text:p>
          </table:table-cell>
          <table:table-cell ns41:value-type="float" table:style-name="ce32" office:value="850" office:value-type="float">
            <text:p>850</text:p>
          </table:table-cell>
          <table:table-cell ns41:value-type="float" table:style-name="ce32" office:value="1185" office:value-type="float">
            <text:p>1185</text:p>
          </table:table-cell>
          <table:table-cell ns41:value-type="float" table:style-name="ce32" office:value="385" office:value-type="float">
            <text:p>385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400" office:value-type="float">
            <text:p>400</text:p>
          </table:table-cell>
          <table:table-cell ns41:value-type="float" table:style-name="ce32" office:value="2910" office:value-type="float">
            <text:p>2910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1880" office:value-type="float">
            <text:p>1880</text:p>
          </table:table-cell>
          <table:table-cell ns41:value-type="float" table:style-name="ce32" office:value="1145" office:value-type="float">
            <text:p>1145</text:p>
          </table:table-cell>
          <table:table-cell ns41:value-type="float" table:style-name="ce39" office:value="14085" office:value-type="float">
            <text:p>14085</text:p>
          </table:table-cell>
          <table:table-cell table:number-columns-repeated="1007"/>
        </table:table-row>
        <table:table-row table:style-name="ro3">
          <table:table-cell ns41:value-type="float" table:style-name="ce51" office:value="7" office:value-type="float">
            <text:p>7</text:p>
          </table:table-cell>
          <table:table-cell ns41:value-type="string" table:style-name="ce16" office:value-type="string">
            <text:p>De Meerlanden NH</text:p>
          </table:table-cell>
          <table:table-cell table:style-name="Default"/>
          <table:table-cell ns41:value-type="float" table:style-name="ce25" office:value="220" office:value-type="float">
            <text:p>220</text:p>
          </table:table-cell>
          <table:table-cell ns41:value-type="float" office:value="20" table:style-name="ce32" table:number-columns-repeated="2" office:value-type="float">
            <text:p>2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9" office:value="535" office:value-type="float">
            <text:p>535</text:p>
          </table:table-cell>
          <table:table-cell table:number-columns-repeated="1007"/>
        </table:table-row>
        <table:table-row table:style-name="ro3">
          <table:table-cell ns41:value-type="float" table:style-name="ce51" office:value="8" office:value-type="float">
            <text:p>8</text:p>
          </table:table-cell>
          <table:table-cell ns41:value-type="string" table:style-name="ce16" office:value-type="string">
            <text:p>IJmond NH</text:p>
          </table:table-cell>
          <table:table-cell table:style-name="Default"/>
          <table:table-cell ns41:value-type="float" table:style-name="ce25" office:value="890" office:value-type="float">
            <text:p>890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1525" office:value-type="float">
            <text:p>152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65" office:value-type="float">
            <text:p>265</text:p>
          </table:table-cell>
          <table:table-cell ns41:value-type="float" table:style-name="ce39" office:value="820" office:value-type="float">
            <text:p>820</text:p>
          </table:table-cell>
          <table:table-cell table:number-columns-repeated="1007"/>
        </table:table-row>
        <table:table-row table:style-name="ro3">
          <table:table-cell ns41:value-type="float" table:style-name="ce51" office:value="9" office:value-type="float">
            <text:p>9</text:p>
          </table:table-cell>
          <table:table-cell ns41:value-type="string" table:style-name="ce16" office:value-type="string">
            <text:p>Zaanstreek NH</text:p>
          </table:table-cell>
          <table:table-cell table:style-name="Default"/>
          <table:table-cell ns41:value-type="float" table:style-name="ce25" office:value="590" office:value-type="float">
            <text:p>590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40" office:value-type="float">
            <text:p>440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9" office:value="2055" office:value-type="float">
            <text:p>2055</text:p>
          </table:table-cell>
          <table:table-cell table:number-columns-repeated="1007"/>
        </table:table-row>
        <table:table-row table:style-name="ro3">
          <table:table-cell ns41:value-type="float" table:style-name="ce51" office:value="10" office:value-type="float">
            <text:p>10</text:p>
          </table:table-cell>
          <table:table-cell ns41:value-type="string" table:style-name="ce16" office:value-type="string">
            <text:p>Zuid-Kennemerland NH</text:p>
          </table:table-cell>
          <table:table-cell table:style-name="Default"/>
          <table:table-cell ns41:value-type="float" table:style-name="ce25" office:value="680" office:value-type="float">
            <text:p>680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275" office:value-type="float">
            <text:p>275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510" office:value-type="float">
            <text:p>510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410" office:value-type="float">
            <text:p>410</text:p>
          </table:table-cell>
          <table:table-cell ns41:value-type="float" table:style-name="ce39" office:value="3145" office:value-type="float">
            <text:p>3145</text:p>
          </table:table-cell>
          <table:table-cell table:number-columns-repeated="1007"/>
        </table:table-row>
        <table:table-row table:style-name="ro3">
          <table:table-cell ns41:value-type="float" table:style-name="ce51" office:value="11" office:value-type="float">
            <text:p>11</text:p>
          </table:table-cell>
          <table:table-cell ns41:value-type="string" table:style-name="ce16" office:value-type="string">
            <text:p>Drechtsteden ZH</text:p>
          </table:table-cell>
          <table:table-cell table:style-name="Default"/>
          <table:table-cell ns41:value-type="float" table:style-name="ce25" office:value="540" office:value-type="float">
            <text:p>540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725" office:value-type="float">
            <text:p>725</text:p>
          </table:table-cell>
          <table:table-cell ns41:value-type="float" table:style-name="ce32" office:value="235" office:value-type="float">
            <text:p>235</text:p>
          </table:table-cell>
          <table:table-cell ns41:value-type="float" table:style-name="ce32" office:value="465" office:value-type="float">
            <text:p>465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620" office:value-type="float">
            <text:p>620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435" office:value-type="float">
            <text:p>435</text:p>
          </table:table-cell>
          <table:table-cell ns41:value-type="float" table:style-name="ce39" office:value="1885" office:value-type="float">
            <text:p>1885</text:p>
          </table:table-cell>
          <table:table-cell table:number-columns-repeated="1007"/>
        </table:table-row>
        <table:table-row table:style-name="ro3">
          <table:table-cell ns41:value-type="float" table:style-name="ce51" office:value="12" office:value-type="float">
            <text:p>12</text:p>
          </table:table-cell>
          <table:table-cell ns41:value-type="string" table:style-name="ce16" office:value-type="string">
            <text:p>Aggl.'s-Gravenhage ZH</text:p>
          </table:table-cell>
          <table:table-cell table:style-name="Default"/>
          <table:table-cell ns41:value-type="float" table:style-name="ce25" office:value="1805" office:value-type="float">
            <text:p>1805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360" office:value-type="float">
            <text:p>360</text:p>
          </table:table-cell>
          <table:table-cell ns41:value-type="float" table:style-name="ce32" office:value="570" office:value-type="float">
            <text:p>570</text:p>
          </table:table-cell>
          <table:table-cell ns41:value-type="float" table:style-name="ce32" office:value="790" office:value-type="float">
            <text:p>790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615" office:value-type="float">
            <text:p>615</text:p>
          </table:table-cell>
          <table:table-cell ns41:value-type="float" table:style-name="ce32" office:value="340" office:value-type="float">
            <text:p>340</text:p>
          </table:table-cell>
          <table:table-cell ns41:value-type="float" table:style-name="ce32" office:value="1450" office:value-type="float">
            <text:p>1450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2" office:value="400" office:value-type="float">
            <text:p>400</text:p>
          </table:table-cell>
          <table:table-cell ns41:value-type="float" table:style-name="ce32" office:value="1665" office:value-type="float">
            <text:p>1665</text:p>
          </table:table-cell>
          <table:table-cell ns41:value-type="float" table:style-name="ce39" office:value="12240" office:value-type="float">
            <text:p>12240</text:p>
          </table:table-cell>
          <table:table-cell table:number-columns-repeated="1007"/>
        </table:table-row>
        <table:table-row table:style-name="ro3">
          <table:table-cell ns41:value-type="float" table:style-name="ce51" office:value="13" office:value-type="float">
            <text:p>13</text:p>
          </table:table-cell>
          <table:table-cell ns41:value-type="string" table:style-name="ce16" office:value-type="string">
            <text:p>Aggl.Leiden ZH</text:p>
          </table:table-cell>
          <table:table-cell table:style-name="Default"/>
          <table:table-cell ns41:value-type="float" table:style-name="ce25" office:value="705" office:value-type="float">
            <text:p>705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220" office:value-type="float">
            <text:p>220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230" office:value-type="float">
            <text:p>230</text:p>
          </table:table-cell>
          <table:table-cell ns41:value-type="float" table:style-name="ce39" office:value="2455" office:value-type="float">
            <text:p>2455</text:p>
          </table:table-cell>
          <table:table-cell table:number-columns-repeated="1007"/>
        </table:table-row>
        <table:table-row table:style-name="ro3">
          <table:table-cell ns41:value-type="float" table:style-name="ce51" office:value="14" office:value-type="float">
            <text:p>14</text:p>
          </table:table-cell>
          <table:table-cell ns41:value-type="string" table:style-name="ce16" office:value-type="string">
            <text:p>Rijnmond ZH</text:p>
          </table:table-cell>
          <table:table-cell table:style-name="Default"/>
          <table:table-cell ns41:value-type="float" table:style-name="ce25" office:value="2515" office:value-type="float">
            <text:p>2515</text:p>
          </table:table-cell>
          <table:table-cell ns41:value-type="float" table:style-name="ce32" office:value="365" office:value-type="float">
            <text:p>365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745" office:value-type="float">
            <text:p>745</text:p>
          </table:table-cell>
          <table:table-cell ns41:value-type="float" table:style-name="ce32" office:value="670" office:value-type="float">
            <text:p>670</text:p>
          </table:table-cell>
          <table:table-cell ns41:value-type="float" table:style-name="ce32" office:value="1935" office:value-type="float">
            <text:p>1935</text:p>
          </table:table-cell>
          <table:table-cell ns41:value-type="float" table:style-name="ce32" office:value="670" office:value-type="float">
            <text:p>670</text:p>
          </table:table-cell>
          <table:table-cell ns41:value-type="float" table:style-name="ce32" office:value="615" office:value-type="float">
            <text:p>615</text:p>
          </table:table-cell>
          <table:table-cell ns41:value-type="float" table:style-name="ce32" office:value="515" office:value-type="float">
            <text:p>515</text:p>
          </table:table-cell>
          <table:table-cell ns41:value-type="float" table:style-name="ce32" office:value="3515" office:value-type="float">
            <text:p>3515</text:p>
          </table:table-cell>
          <table:table-cell ns41:value-type="float" table:style-name="ce32" office:value="555" office:value-type="float">
            <text:p>555</text:p>
          </table:table-cell>
          <table:table-cell ns41:value-type="float" table:style-name="ce32" office:value="1110" office:value-type="float">
            <text:p>1110</text:p>
          </table:table-cell>
          <table:table-cell ns41:value-type="float" table:style-name="ce32" office:value="1770" office:value-type="float">
            <text:p>1770</text:p>
          </table:table-cell>
          <table:table-cell ns41:value-type="float" table:style-name="ce39" office:value="17150" office:value-type="float">
            <text:p>17150</text:p>
          </table:table-cell>
          <table:table-cell table:number-columns-repeated="1007"/>
        </table:table-row>
        <table:table-row table:style-name="ro3">
          <table:table-cell ns41:value-type="float" table:style-name="ce51" office:value="15" office:value-type="float">
            <text:p>15</text:p>
          </table:table-cell>
          <table:table-cell ns41:value-type="string" table:style-name="ce16" office:value-type="string">
            <text:p>Aggl.Eindhoven NB</text:p>
          </table:table-cell>
          <table:table-cell table:style-name="Default"/>
          <table:table-cell ns41:value-type="float" table:style-name="ce25" office:value="280" office:value-type="float">
            <text:p>280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495" office:value-type="float">
            <text:p>495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30" office:value-type="float">
            <text:p>230</text:p>
          </table:table-cell>
          <table:table-cell ns41:value-type="float" table:style-name="ce39" office:value="2640" office:value-type="float">
            <text:p>2640</text:p>
          </table:table-cell>
          <table:table-cell table:number-columns-repeated="1007"/>
        </table:table-row>
        <table:table-row table:style-name="ro3">
          <table:table-cell ns41:value-type="float" table:style-name="ce51" office:value="16" office:value-type="float">
            <text:p>16</text:p>
          </table:table-cell>
          <table:table-cell ns41:value-type="string" table:style-name="ce16" office:value-type="string">
            <text:p>Aggl.'s-Hertogenbosch NB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office:value="5" table:style-name="ce32" table:number-columns-repeated="3" office:value-type="float">
            <text:p>5</text:p>
          </table:table-cell>
          <table:table-cell ns41:value-type="float" table:style-name="ce32" office:value="185" office:value-type="float">
            <text:p>18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9" office:value="1975" office:value-type="float">
            <text:p>1975</text:p>
          </table:table-cell>
          <table:table-cell table:number-columns-repeated="1007"/>
        </table:table-row>
        <table:table-row table:style-name="ro3">
          <table:table-cell ns41:value-type="float" table:style-name="ce51" office:value="17" office:value-type="float">
            <text:p>17</text:p>
          </table:table-cell>
          <table:table-cell ns41:value-type="string" table:style-name="ce16" office:value-type="string">
            <text:p>Aggl.Tilburg NB</text:p>
          </table:table-cell>
          <table:table-cell table:style-name="Default"/>
          <table:table-cell ns41:value-type="float" table:style-name="ce25" office:value="215" office:value-type="float">
            <text:p>215</text:p>
          </table:table-cell>
          <table:table-cell ns41:value-type="float" table:style-name="ce32" office:value="195" office:value-type="float">
            <text:p>195</text:p>
          </table:table-cell>
          <table:table-cell table:style-name="ce32"/>
          <table:table-cell ns41:value-type="float" table:style-name="ce32" office:value="15" office:value-type="float">
            <text:p>15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265" office:value-type="float">
            <text:p>26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9" office:value="1955" office:value-type="float">
            <text:p>1955</text:p>
          </table:table-cell>
          <table:table-cell table:number-columns-repeated="1007"/>
        </table:table-row>
        <table:table-row table:style-name="ro3">
          <table:table-cell ns41:value-type="float" table:style-name="ce51" office:value="18" office:value-type="float">
            <text:p>18</text:p>
          </table:table-cell>
          <table:table-cell ns41:value-type="string" table:style-name="ce16" office:value-type="string">
            <text:p>Oostelijk Mijngebied L</text:p>
          </table:table-cell>
          <table:table-cell table:style-name="Default"/>
          <table:table-cell ns41:value-type="float" table:style-name="ce25" office:value="600" office:value-type="float">
            <text:p>600</text:p>
          </table:table-cell>
          <table:table-cell ns41:value-type="float" table:style-name="ce32" office:value="585" office:value-type="float">
            <text:p>58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790" office:value-type="float">
            <text:p>79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9" office:value="1850" office:value-type="float">
            <text:p>1850</text:p>
          </table:table-cell>
          <table:table-cell table:number-columns-repeated="1007"/>
        </table:table-row>
        <table:table-row table:style-name="ro2">
          <table:table-cell ns41:value-type="float" table:style-name="ce52" office:value="19" office:value-type="float">
            <text:p>19</text:p>
          </table:table-cell>
          <table:table-cell ns41:value-type="string" table:style-name="ce17" office:value-type="string">
            <text:p>Westelijk Mijngebied L</text:p>
          </table:table-cell>
          <table:table-cell table:style-name="Default"/>
          <table:table-cell ns41:value-type="float" table:style-name="ce26" office:value="230" office:value-type="float">
            <text:p>230</text:p>
          </table:table-cell>
          <table:table-cell ns41:value-type="float" table:style-name="ce33" office:value="150" office:value-type="float">
            <text:p>150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ns41:value-type="float" table:style-name="ce33" office:value="320" office:value-type="float">
            <text:p>320</text:p>
          </table:table-cell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33" office:value="60" office:value-type="float">
            <text:p>60</text:p>
          </table:table-cell>
          <table:table-cell ns41:value-type="float" table:style-name="ce40" office:value="995" office:value-type="float">
            <text:p>99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ns41:value-type="string" table:number-rows-spanned="1" table:style-name="ce10" table:number-columns-spanned="17" office:value-type="string">
            <text:p>1. Alle cijfers betreffende totale aantallen zijn afgerond op vijftallen, in lege cellen komen geen of te weinig (minder dan 3) waarnemingen voor.</text:p>
          </table:table-cell>
          <table:covered-table-cell table:style-name="ce18" table:number-columns-repeated="15"/>
          <table:covered-table-cell table:style-name="ce41"/>
          <table:table-cell table:number-columns-repeated="100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3" table:name="Tabel 2 - provincietotalen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 table:number-columns-repeated="14"/>
        <table:table-column table:style-name="co5" table:default-cell-style-name="Default" table:number-columns-repeated="1007"/>
        <table:table-row table:style-name="ro1">
          <table:table-cell ns41:value-type="string" table:number-rows-spanned="1" table:style-name="ce1" table:number-columns-spanned="17" office:value-type="string">
            <text:p><text:span text:style-name="T1"><text:a xlink:type="simple" xlink:href="#Tabel 2 - provincietotalen.A22">Tabel 2 - Nadere specificatie van de categorie andere kerkelijke gezindte (tabel 1, kolom 10)</text:a></text:span></text:p>
          </table:table-cell>
          <table:covered-table-cell table:style-name="ce45" table:number-columns-repeated="15"/>
          <table:covered-table-cell table:style-name="ce48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3" table:style-name="ce3" table:number-columns-spanned="2" office:value-type="string">
            <text:p>Provincie</text:p>
          </table:table-cell>
          <table:covered-table-cell table:style-name="ce12"/>
          <table:table-cell table:style-name="ce19"/>
          <table:table-cell ns41:value-type="string" table:number-rows-spanned="3" table:style-name="ce20" table:number-columns-spanned="1" office:value-type="string">
            <text:p>Apostolisch Genootschap</text:p>
          </table:table-cell>
          <table:table-cell ns41:value-type="string" table:number-rows-spanned="3" table:style-name="ce27" table:number-columns-spanned="1" office:value-type="string">
            <text:p>Hersteld Apost. Gem. in de Eenheid der Apostelen</text:p>
          </table:table-cell>
          <table:table-cell ns41:value-type="string" table:number-rows-spanned="3" table:style-name="ce27" table:number-columns-spanned="1" office:value-type="string">
            <text:p>Hersteld Apost. Zendingskerk</text:p>
          </table:table-cell>
          <table:table-cell ns41:value-type="string" table:number-rows-spanned="3" table:style-name="ce27" table:number-columns-spanned="1" office:value-type="string">
            <text:p>Vrije Evangelische Gemeenten</text:p>
          </table:table-cell>
          <table:table-cell ns41:value-type="string" table:number-rows-spanned="3" table:style-name="ce27" table:number-columns-spanned="1" office:value-type="string">
            <text:p>Baptisten Gemeenten</text:p>
          </table:table-cell>
          <table:table-cell ns41:value-type="string" table:number-rows-spanned="3" table:style-name="ce27" table:number-columns-spanned="1" office:value-type="string">
            <text:p>Leger des Heils</text:p>
          </table:table-cell>
          <table:table-cell ns41:value-type="string" table:number-rows-spanned="3" table:style-name="ce27" table:number-columns-spanned="1" office:value-type="string">
            <text:p>Oud-katholieke kerk</text:p>
          </table:table-cell>
          <table:table-cell ns41:value-type="string" table:number-rows-spanned="3" table:style-name="ce27" table:number-columns-spanned="1" office:value-type="string">
            <text:p>Vergadering der Gelovigen</text:p>
          </table:table-cell>
          <table:table-cell ns41:value-type="string" table:number-rows-spanned="3" table:style-name="ce27" table:number-columns-spanned="1" office:value-type="string">
            <text:p>Adventisten</text:p>
          </table:table-cell>
          <table:table-cell ns41:value-type="string" table:number-rows-spanned="3" table:style-name="ce27" table:number-columns-spanned="1" office:value-type="string">
            <text:p>Jehova's Getuigen</text:p>
          </table:table-cell>
          <table:table-cell ns41:value-type="string" table:number-rows-spanned="3" table:style-name="ce27" table:number-columns-spanned="1" office:value-type="string">
            <text:p>Kerk van J. Chr. van de Heiligen der Laatste Dagen</text:p>
          </table:table-cell>
          <table:table-cell ns41:value-type="string" table:number-rows-spanned="3" table:style-name="ce27" table:number-columns-spanned="1" office:value-type="string">
            <text:p>Evangelische Broeder-gemeenten</text:p>
          </table:table-cell>
          <table:table-cell ns41:value-type="string" table:number-rows-spanned="3" table:style-name="ce27" table:number-columns-spanned="1" office:value-type="string">
            <text:p>Pinkster-groepen</text:p>
          </table:table-cell>
          <table:table-cell ns41:value-type="string" table:number-rows-spanned="3" table:style-name="ce35" table:number-columns-spanned="1" office:value-type="string">
            <text:p>Overige kleinere gezindten</text:p>
          </table:table-cell>
          <table:table-cell table:number-columns-repeated="1007"/>
        </table:table-row>
        <table:table-row table:style-name="ro3">
          <table:covered-table-cell table:style-name="ce4"/>
          <table:covered-table-cell table:style-name="ce13"/>
          <table:table-cell table:style-name="ce19"/>
          <table:covered-table-cell table:style-name="ce21"/>
          <table:covered-table-cell table:style-name="ce28" table:number-columns-repeated="12"/>
          <table:covered-table-cell table:style-name="ce36"/>
          <table:table-cell table:number-columns-repeated="1007"/>
        </table:table-row>
        <table:table-row table:style-name="ro2">
          <table:covered-table-cell table:style-name="ce5"/>
          <table:covered-table-cell table:style-name="ce14"/>
          <table:table-cell table:style-name="ce19"/>
          <table:covered-table-cell table:style-name="ce22"/>
          <table:covered-table-cell table:style-name="ce29" table:number-columns-repeated="12"/>
          <table:covered-table-cell table:style-name="ce3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ns41:value-type="float" table:style-name="ce50" office:value="1" office:value-type="float">
            <text:p>1</text:p>
          </table:table-cell>
          <table:table-cell ns41:value-type="string" table:style-name="ce15" office:value-type="string">
            <text:p>Groningen</text:p>
          </table:table-cell>
          <table:table-cell table:style-name="Default"/>
          <table:table-cell ns41:value-type="float" table:style-name="ce24" office:value="645" office:value-type="float">
            <text:p>645</text:p>
          </table:table-cell>
          <table:table-cell ns41:value-type="float" table:style-name="ce31" office:value="1650" office:value-type="float">
            <text:p>1650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1100" office:value-type="float">
            <text:p>1100</text:p>
          </table:table-cell>
          <table:table-cell ns41:value-type="float" table:style-name="ce31" office:value="4500" office:value-type="float">
            <text:p>4500</text:p>
          </table:table-cell>
          <table:table-cell ns41:value-type="float" table:style-name="ce31" office:value="1285" office:value-type="float">
            <text:p>1285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340" office:value-type="float">
            <text:p>340</text:p>
          </table:table-cell>
          <table:table-cell ns41:value-type="float" table:style-name="ce31" office:value="300" office:value-type="float">
            <text:p>300</text:p>
          </table:table-cell>
          <table:table-cell ns41:value-type="float" table:style-name="ce31" office:value="1070" office:value-type="float">
            <text:p>1070</text:p>
          </table:table-cell>
          <table:table-cell ns41:value-type="float" table:style-name="ce31" office:value="160" office:value-type="float">
            <text:p>160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1" office:value="1310" office:value-type="float">
            <text:p>1310</text:p>
          </table:table-cell>
          <table:table-cell ns41:value-type="float" table:style-name="ce38" office:value="2745" office:value-type="float">
            <text:p>2745</text:p>
          </table:table-cell>
          <table:table-cell table:number-columns-repeated="1007"/>
        </table:table-row>
        <table:table-row table:style-name="ro3">
          <table:table-cell ns41:value-type="float" table:style-name="ce51" office:value="2" office:value-type="float">
            <text:p>2</text:p>
          </table:table-cell>
          <table:table-cell ns41:value-type="string" table:style-name="ce16" office:value-type="string">
            <text:p>Friesland</text:p>
          </table:table-cell>
          <table:table-cell table:style-name="Default"/>
          <table:table-cell ns41:value-type="float" table:style-name="ce25" office:value="585" office:value-type="float">
            <text:p>585</text:p>
          </table:table-cell>
          <table:table-cell ns41:value-type="float" table:style-name="ce32" office:value="855" office:value-type="float">
            <text:p>85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940" office:value-type="float">
            <text:p>1940</text:p>
          </table:table-cell>
          <table:table-cell ns41:value-type="float" table:style-name="ce32" office:value="2640" office:value-type="float">
            <text:p>2640</text:p>
          </table:table-cell>
          <table:table-cell ns41:value-type="float" table:style-name="ce32" office:value="865" office:value-type="float">
            <text:p>86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980" office:value-type="float">
            <text:p>980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035" office:value-type="float">
            <text:p>1035</text:p>
          </table:table-cell>
          <table:table-cell ns41:value-type="float" table:style-name="ce39" office:value="1685" office:value-type="float">
            <text:p>1685</text:p>
          </table:table-cell>
          <table:table-cell table:number-columns-repeated="1007"/>
        </table:table-row>
        <table:table-row table:style-name="ro3">
          <table:table-cell ns41:value-type="float" table:style-name="ce51" office:value="3" office:value-type="float">
            <text:p>3</text:p>
          </table:table-cell>
          <table:table-cell ns41:value-type="string" table:style-name="ce16" office:value-type="string">
            <text:p>Drenthe</text:p>
          </table:table-cell>
          <table:table-cell table:style-name="Default"/>
          <table:table-cell ns41:value-type="float" table:style-name="ce25" office:value="1575" office:value-type="float">
            <text:p>1575</text:p>
          </table:table-cell>
          <table:table-cell ns41:value-type="float" table:style-name="ce32" office:value="415" office:value-type="float">
            <text:p>41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05" office:value-type="float">
            <text:p>305</text:p>
          </table:table-cell>
          <table:table-cell ns41:value-type="float" table:style-name="ce32" office:value="2765" office:value-type="float">
            <text:p>2765</text:p>
          </table:table-cell>
          <table:table-cell ns41:value-type="float" table:style-name="ce32" office:value="770" office:value-type="float">
            <text:p>77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495" office:value-type="float">
            <text:p>495</text:p>
          </table:table-cell>
          <table:table-cell ns41:value-type="float" table:style-name="ce32" office:value="215" office:value-type="float">
            <text:p>215</text:p>
          </table:table-cell>
          <table:table-cell ns41:value-type="float" table:style-name="ce32" office:value="510" office:value-type="float">
            <text:p>510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780" office:value-type="float">
            <text:p>780</text:p>
          </table:table-cell>
          <table:table-cell ns41:value-type="float" table:style-name="ce39" office:value="3785" office:value-type="float">
            <text:p>3785</text:p>
          </table:table-cell>
          <table:table-cell table:number-columns-repeated="1007"/>
        </table:table-row>
        <table:table-row table:style-name="ro3">
          <table:table-cell ns41:value-type="float" table:style-name="ce51" office:value="4" office:value-type="float">
            <text:p>4</text:p>
          </table:table-cell>
          <table:table-cell ns41:value-type="string" table:style-name="ce16" office:value-type="string">
            <text:p>Overijssel</text:p>
          </table:table-cell>
          <table:table-cell table:style-name="Default"/>
          <table:table-cell ns41:value-type="float" table:style-name="ce25" office:value="3445" office:value-type="float">
            <text:p>3445</text:p>
          </table:table-cell>
          <table:table-cell ns41:value-type="float" table:style-name="ce32" office:value="215" office:value-type="float">
            <text:p>215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3095" office:value-type="float">
            <text:p>3095</text:p>
          </table:table-cell>
          <table:table-cell ns41:value-type="float" table:style-name="ce32" office:value="3155" office:value-type="float">
            <text:p>3155</text:p>
          </table:table-cell>
          <table:table-cell ns41:value-type="float" table:style-name="ce32" office:value="1340" office:value-type="float">
            <text:p>134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330" office:value-type="float">
            <text:p>330</text:p>
          </table:table-cell>
          <table:table-cell ns41:value-type="float" table:style-name="ce32" office:value="240" office:value-type="float">
            <text:p>240</text:p>
          </table:table-cell>
          <table:table-cell ns41:value-type="float" table:style-name="ce32" office:value="1535" office:value-type="float">
            <text:p>1535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500" office:value-type="float">
            <text:p>1500</text:p>
          </table:table-cell>
          <table:table-cell ns41:value-type="float" table:style-name="ce39" office:value="8805" office:value-type="float">
            <text:p>8805</text:p>
          </table:table-cell>
          <table:table-cell table:number-columns-repeated="1007"/>
        </table:table-row>
        <table:table-row table:style-name="ro3">
          <table:table-cell ns41:value-type="float" table:style-name="ce51" office:value="5" office:value-type="float">
            <text:p>5</text:p>
          </table:table-cell>
          <table:table-cell ns41:value-type="string" table:style-name="ce16" office:value-type="string">
            <text:p>Gelderland</text:p>
          </table:table-cell>
          <table:table-cell table:style-name="Default"/>
          <table:table-cell ns41:value-type="float" table:style-name="ce25" office:value="3015" office:value-type="float">
            <text:p>3015</text:p>
          </table:table-cell>
          <table:table-cell ns41:value-type="float" table:style-name="ce32" office:value="1170" office:value-type="float">
            <text:p>1170</text:p>
          </table:table-cell>
          <table:table-cell ns41:value-type="float" table:style-name="ce32" office:value="710" office:value-type="float">
            <text:p>710</text:p>
          </table:table-cell>
          <table:table-cell ns41:value-type="float" table:style-name="ce32" office:value="1985" office:value-type="float">
            <text:p>1985</text:p>
          </table:table-cell>
          <table:table-cell ns41:value-type="float" table:style-name="ce32" office:value="1335" office:value-type="float">
            <text:p>1335</text:p>
          </table:table-cell>
          <table:table-cell ns41:value-type="float" table:style-name="ce32" office:value="1370" office:value-type="float">
            <text:p>1370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2" office:value="1295" office:value-type="float">
            <text:p>1295</text:p>
          </table:table-cell>
          <table:table-cell ns41:value-type="float" table:style-name="ce32" office:value="635" office:value-type="float">
            <text:p>635</text:p>
          </table:table-cell>
          <table:table-cell ns41:value-type="float" table:style-name="ce32" office:value="2685" office:value-type="float">
            <text:p>2685</text:p>
          </table:table-cell>
          <table:table-cell ns41:value-type="float" table:style-name="ce32" office:value="265" office:value-type="float">
            <text:p>265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1985" office:value-type="float">
            <text:p>1985</text:p>
          </table:table-cell>
          <table:table-cell ns41:value-type="float" table:style-name="ce39" office:value="15895" office:value-type="float">
            <text:p>15895</text:p>
          </table:table-cell>
          <table:table-cell table:number-columns-repeated="1007"/>
        </table:table-row>
        <table:table-row table:style-name="ro3">
          <table:table-cell ns41:value-type="float" table:style-name="ce51" office:value="6" office:value-type="float">
            <text:p>6</text:p>
          </table:table-cell>
          <table:table-cell ns41:value-type="string" table:style-name="ce16" office:value-type="string">
            <text:p>Utrecht</text:p>
          </table:table-cell>
          <table:table-cell table:style-name="Default"/>
          <table:table-cell ns41:value-type="float" table:style-name="ce25" office:value="3465" office:value-type="float">
            <text:p>3465</text:p>
          </table:table-cell>
          <table:table-cell ns41:value-type="float" table:style-name="ce32" office:value="780" office:value-type="float">
            <text:p>780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1135" office:value-type="float">
            <text:p>1135</text:p>
          </table:table-cell>
          <table:table-cell ns41:value-type="float" table:style-name="ce32" office:value="390" office:value-type="float">
            <text:p>390</text:p>
          </table:table-cell>
          <table:table-cell ns41:value-type="float" table:style-name="ce32" office:value="1195" office:value-type="float">
            <text:p>1195</text:p>
          </table:table-cell>
          <table:table-cell ns41:value-type="float" table:style-name="ce32" office:value="1225" office:value-type="float">
            <text:p>1225</text:p>
          </table:table-cell>
          <table:table-cell ns41:value-type="float" table:style-name="ce32" office:value="340" office:value-type="float">
            <text:p>340</text:p>
          </table:table-cell>
          <table:table-cell ns41:value-type="float" table:style-name="ce32" office:value="555" office:value-type="float">
            <text:p>555</text:p>
          </table:table-cell>
          <table:table-cell ns41:value-type="float" table:style-name="ce32" office:value="1765" office:value-type="float">
            <text:p>1765</text:p>
          </table:table-cell>
          <table:table-cell ns41:value-type="float" table:style-name="ce32" office:value="230" office:value-type="float">
            <text:p>230</text:p>
          </table:table-cell>
          <table:table-cell ns41:value-type="float" table:style-name="ce32" office:value="945" office:value-type="float">
            <text:p>945</text:p>
          </table:table-cell>
          <table:table-cell ns41:value-type="float" table:style-name="ce32" office:value="1445" office:value-type="float">
            <text:p>1445</text:p>
          </table:table-cell>
          <table:table-cell ns41:value-type="float" table:style-name="ce39" office:value="13325" office:value-type="float">
            <text:p>13325</text:p>
          </table:table-cell>
          <table:table-cell table:number-columns-repeated="1007"/>
        </table:table-row>
        <table:table-row table:style-name="ro3">
          <table:table-cell ns41:value-type="float" table:style-name="ce51" office:value="7" office:value-type="float">
            <text:p>7</text:p>
          </table:table-cell>
          <table:table-cell ns41:value-type="string" table:style-name="ce16" office:value-type="string">
            <text:p>Noord-Holland</text:p>
          </table:table-cell>
          <table:table-cell table:style-name="Default"/>
          <table:table-cell ns41:value-type="float" table:style-name="ce25" office:value="9035" office:value-type="float">
            <text:p>9035</text:p>
          </table:table-cell>
          <table:table-cell ns41:value-type="float" table:style-name="ce32" office:value="1460" office:value-type="float">
            <text:p>1460</text:p>
          </table:table-cell>
          <table:table-cell ns41:value-type="float" table:style-name="ce32" office:value="1180" office:value-type="float">
            <text:p>1180</text:p>
          </table:table-cell>
          <table:table-cell ns41:value-type="float" table:style-name="ce32" office:value="2710" office:value-type="float">
            <text:p>2710</text:p>
          </table:table-cell>
          <table:table-cell ns41:value-type="float" table:style-name="ce32" office:value="1980" office:value-type="float">
            <text:p>1980</text:p>
          </table:table-cell>
          <table:table-cell ns41:value-type="float" table:style-name="ce32" office:value="2565" office:value-type="float">
            <text:p>2565</text:p>
          </table:table-cell>
          <table:table-cell ns41:value-type="float" table:style-name="ce32" office:value="4725" office:value-type="float">
            <text:p>4725</text:p>
          </table:table-cell>
          <table:table-cell ns41:value-type="float" table:style-name="ce32" office:value="695" office:value-type="float">
            <text:p>695</text:p>
          </table:table-cell>
          <table:table-cell ns41:value-type="float" table:style-name="ce32" office:value="820" office:value-type="float">
            <text:p>820</text:p>
          </table:table-cell>
          <table:table-cell ns41:value-type="float" table:style-name="ce32" office:value="5315" office:value-type="float">
            <text:p>5315</text:p>
          </table:table-cell>
          <table:table-cell ns41:value-type="float" table:style-name="ce32" office:value="530" office:value-type="float">
            <text:p>530</text:p>
          </table:table-cell>
          <table:table-cell ns41:value-type="float" table:style-name="ce32" office:value="2180" office:value-type="float">
            <text:p>2180</text:p>
          </table:table-cell>
          <table:table-cell ns41:value-type="float" table:style-name="ce32" office:value="2860" office:value-type="float">
            <text:p>2860</text:p>
          </table:table-cell>
          <table:table-cell ns41:value-type="float" table:style-name="ce39" office:value="27000" office:value-type="float">
            <text:p>27000</text:p>
          </table:table-cell>
          <table:table-cell table:number-columns-repeated="1007"/>
        </table:table-row>
        <table:table-row table:style-name="ro3">
          <table:table-cell ns41:value-type="float" table:style-name="ce51" office:value="8" office:value-type="float">
            <text:p>8</text:p>
          </table:table-cell>
          <table:table-cell ns41:value-type="string" table:style-name="ce16" office:value-type="string">
            <text:p>Zuid-Holland</text:p>
          </table:table-cell>
          <table:table-cell table:style-name="Default"/>
          <table:table-cell ns41:value-type="float" table:style-name="ce25" office:value="6700" office:value-type="float">
            <text:p>6700</text:p>
          </table:table-cell>
          <table:table-cell ns41:value-type="float" table:style-name="ce32" office:value="885" office:value-type="float">
            <text:p>885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2" office:value="2415" office:value-type="float">
            <text:p>2415</text:p>
          </table:table-cell>
          <table:table-cell ns41:value-type="float" table:style-name="ce32" office:value="2055" office:value-type="float">
            <text:p>2055</text:p>
          </table:table-cell>
          <table:table-cell ns41:value-type="float" table:style-name="ce32" office:value="3895" office:value-type="float">
            <text:p>3895</text:p>
          </table:table-cell>
          <table:table-cell ns41:value-type="float" table:style-name="ce32" office:value="1385" office:value-type="float">
            <text:p>1385</text:p>
          </table:table-cell>
          <table:table-cell ns41:value-type="float" table:style-name="ce32" office:value="2340" office:value-type="float">
            <text:p>2340</text:p>
          </table:table-cell>
          <table:table-cell ns41:value-type="float" table:style-name="ce32" office:value="1290" office:value-type="float">
            <text:p>1290</text:p>
          </table:table-cell>
          <table:table-cell ns41:value-type="float" table:style-name="ce32" office:value="6895" office:value-type="float">
            <text:p>6895</text:p>
          </table:table-cell>
          <table:table-cell ns41:value-type="float" table:style-name="ce32" office:value="1110" office:value-type="float">
            <text:p>1110</text:p>
          </table:table-cell>
          <table:table-cell ns41:value-type="float" table:style-name="ce32" office:value="1675" office:value-type="float">
            <text:p>1675</text:p>
          </table:table-cell>
          <table:table-cell ns41:value-type="float" table:style-name="ce32" office:value="5015" office:value-type="float">
            <text:p>5015</text:p>
          </table:table-cell>
          <table:table-cell ns41:value-type="float" table:style-name="ce39" office:value="41535" office:value-type="float">
            <text:p>41535</text:p>
          </table:table-cell>
          <table:table-cell table:number-columns-repeated="1007"/>
        </table:table-row>
        <table:table-row table:style-name="ro3">
          <table:table-cell ns41:value-type="float" table:style-name="ce51" office:value="9" office:value-type="float">
            <text:p>9</text:p>
          </table:table-cell>
          <table:table-cell ns41:value-type="string" table:style-name="ce16" office:value-type="string">
            <text:p>Zeeland</text:p>
          </table:table-cell>
          <table:table-cell table:style-name="Default"/>
          <table:table-cell ns41:value-type="float" table:style-name="ce25" office:value="380" office:value-type="float">
            <text:p>38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175" office:value-type="float">
            <text:p>1175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385" office:value-type="float">
            <text:p>38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300" office:value-type="float">
            <text:p>300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460" office:value-type="float">
            <text:p>460</text:p>
          </table:table-cell>
          <table:table-cell ns41:value-type="float" table:style-name="ce39" office:value="1985" office:value-type="float">
            <text:p>1985</text:p>
          </table:table-cell>
          <table:table-cell table:number-columns-repeated="1007"/>
        </table:table-row>
        <table:table-row table:style-name="ro3">
          <table:table-cell ns41:value-type="float" table:style-name="ce51" office:value="10" office:value-type="float">
            <text:p>10</text:p>
          </table:table-cell>
          <table:table-cell ns41:value-type="string" table:style-name="ce16" office:value-type="string">
            <text:p>Noord-Brabant</text:p>
          </table:table-cell>
          <table:table-cell table:style-name="Default"/>
          <table:table-cell ns41:value-type="float" table:style-name="ce25" office:value="655" office:value-type="float">
            <text:p>655</text:p>
          </table:table-cell>
          <table:table-cell ns41:value-type="float" table:style-name="ce32" office:value="650" office:value-type="float">
            <text:p>65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605" office:value-type="float">
            <text:p>605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1505" office:value-type="float">
            <text:p>1505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800" office:value-type="float">
            <text:p>800</text:p>
          </table:table-cell>
          <table:table-cell ns41:value-type="float" table:style-name="ce39" office:value="12695" office:value-type="float">
            <text:p>12695</text:p>
          </table:table-cell>
          <table:table-cell table:number-columns-repeated="1007"/>
        </table:table-row>
        <table:table-row table:style-name="ro3">
          <table:table-cell ns41:value-type="float" table:style-name="ce51" office:value="11" office:value-type="float">
            <text:p>11</text:p>
          </table:table-cell>
          <table:table-cell ns41:value-type="string" table:style-name="ce16" office:value-type="string">
            <text:p>Limburg</text:p>
          </table:table-cell>
          <table:table-cell table:style-name="Default"/>
          <table:table-cell ns41:value-type="float" table:style-name="ce25" office:value="915" office:value-type="float">
            <text:p>915</text:p>
          </table:table-cell>
          <table:table-cell ns41:value-type="float" table:style-name="ce32" office:value="795" office:value-type="float">
            <text:p>79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35" office:value-type="float">
            <text:p>235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1810" office:value-type="float">
            <text:p>1810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9" office:value="6835" office:value-type="float">
            <text:p>6835</text:p>
          </table:table-cell>
          <table:table-cell table:number-columns-repeated="1007"/>
        </table:table-row>
        <table:table-row table:style-name="ro3">
          <table:table-cell ns41:value-type="float" table:style-name="ce51" office:value="12" office:value-type="float">
            <text:p>12</text:p>
          </table:table-cell>
          <table:table-cell ns41:value-type="string" table:style-name="ce16" office:value-type="string">
            <text:p>Zuidel. IJsselmeerpolders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65" office:value-type="float">
            <text:p>65</text:p>
          </table:table-cell>
          <table:table-cell ns41:value-type="float" office:value="15" table:style-name="ce32" table:number-columns-repeated="2" office:value-type="float">
            <text:p>15</text:p>
          </table:table-cell>
          <table:table-cell table:style-name="ce32" table:number-columns-repeated="2"/>
          <table:table-cell ns41:value-type="float" table:style-name="ce32" office:value="10" office:value-type="float">
            <text:p>10</text:p>
          </table:table-cell>
          <table:table-cell ns41:value-type="float" table:style-name="ce32" office:value="45" office:value-type="float">
            <text:p>45</text:p>
          </table:table-cell>
          <table:table-cell table:style-name="ce32" table:number-columns-repeated="2"/>
          <table:table-cell ns41:value-type="float" table:style-name="ce32" office:value="35" office:value-type="float">
            <text:p>35</text:p>
          </table:table-cell>
          <table:table-cell ns41:value-type="float" table:style-name="ce39" office:value="155" office:value-type="float">
            <text:p>155</text:p>
          </table:table-cell>
          <table:table-cell table:number-columns-repeated="1007"/>
        </table:table-row>
        <table:table-row table:style-name="ro2">
          <table:table-cell ns41:value-type="float" table:style-name="ce52" office:value="13" office:value-type="float">
            <text:p>13</text:p>
          </table:table-cell>
          <table:table-cell ns41:value-type="string" table:style-name="ce17" office:value-type="string">
            <text:p>Centraal Persoonsregister</text:p>
          </table:table-cell>
          <table:table-cell table:style-name="Default"/>
          <table:table-cell table:style-name="ce26"/>
          <table:table-cell table:style-name="ce33" table:number-columns-repeated="12"/>
          <table:table-cell table:style-name="ce40"/>
          <table:table-cell table:number-columns-repeated="1007"/>
        </table:table-row>
        <table:table-row table:style-name="ro2">
          <table:table-cell table:style-name="ce44"/>
          <table:table-cell ns41:value-type="string" table:style-name="ce46" office:value-type="string">
            <text:p>Nederland</text:p>
          </table:table-cell>
          <table:table-cell table:style-name="Default"/>
          <table:table-cell ns41:value-type="float" table:style-name="ce53" office:value="30430" office:value-type="float">
            <text:p>30430</text:p>
          </table:table-cell>
          <table:table-cell ns41:value-type="float" table:style-name="ce47" office:value="8930" office:value-type="float">
            <text:p>8930</text:p>
          </table:table-cell>
          <table:table-cell ns41:value-type="float" table:style-name="ce47" office:value="2700" office:value-type="float">
            <text:p>2700</text:p>
          </table:table-cell>
          <table:table-cell ns41:value-type="float" table:style-name="ce47" office:value="16045" office:value-type="float">
            <text:p>16045</text:p>
          </table:table-cell>
          <table:table-cell ns41:value-type="float" table:style-name="ce47" office:value="19740" office:value-type="float">
            <text:p>19740</text:p>
          </table:table-cell>
          <table:table-cell ns41:value-type="float" table:style-name="ce47" office:value="14020" office:value-type="float">
            <text:p>14020</text:p>
          </table:table-cell>
          <table:table-cell ns41:value-type="float" table:style-name="ce47" office:value="8015" office:value-type="float">
            <text:p>8015</text:p>
          </table:table-cell>
          <table:table-cell ns41:value-type="float" table:style-name="ce47" office:value="6340" office:value-type="float">
            <text:p>6340</text:p>
          </table:table-cell>
          <table:table-cell ns41:value-type="float" table:style-name="ce47" office:value="4560" office:value-type="float">
            <text:p>4560</text:p>
          </table:table-cell>
          <table:table-cell ns41:value-type="float" table:style-name="ce47" office:value="24410" office:value-type="float">
            <text:p>24410</text:p>
          </table:table-cell>
          <table:table-cell ns41:value-type="float" table:style-name="ce47" office:value="3055" office:value-type="float">
            <text:p>3055</text:p>
          </table:table-cell>
          <table:table-cell ns41:value-type="float" table:style-name="ce47" office:value="5240" office:value-type="float">
            <text:p>5240</text:p>
          </table:table-cell>
          <table:table-cell ns41:value-type="float" table:style-name="ce47" office:value="17480" office:value-type="float">
            <text:p>17480</text:p>
          </table:table-cell>
          <table:table-cell ns41:value-type="float" table:style-name="ce49" office:value="136455" office:value-type="float">
            <text:p>13645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ns41:value-type="string" table:number-rows-spanned="1" table:style-name="ce10" table:number-columns-spanned="17" office:value-type="string">
            <text:p>1. Alle cijfers betreffende totale aantallen zijn afgerond op vijftallen, in lege cellen komen geen of te weinig (minder dan 3) waarnemingen voor.</text:p>
          </table:table-cell>
          <table:covered-table-cell table:style-name="ce18" table:number-columns-repeated="15"/>
          <table:covered-table-cell table:style-name="ce41"/>
          <table:table-cell table:number-columns-repeated="100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_20_-_20_gemeenten" style:page-layout-name="Mpm3" style:display-name="PageStyle_Tabel 2 - gemeenten">
      <style:header style:display="false"/>
      <style:header-left style:display="false"/>
      <style:footer style:display="false"/>
      <style:footer-left style:display="false"/>
    </style:master-page>
    <style:master-page style:name="PageStyle_5f_Tabel_20_2_20_-_20_agglomeraties" style:page-layout-name="Mpm4" style:display-name="PageStyle_Tabel 2 - agglomeraties">
      <style:header style:display="false"/>
      <style:header-left style:display="false"/>
      <style:footer style:display="false"/>
      <style:footer-left style:display="false"/>
    </style:master-page>
    <style:master-page style:name="PageStyle_5f_Tabel_20_2_20_-_20_provincietotalen" style:page-layout-name="Mpm4" style:display-name="PageStyle_Tabel 2 - provincietotal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1-05T11:37:31</meta:creation-date>
    <dc:creator>Yamit</dc:creator>
    <dc:date>2005-03-02T11:01:19</dc:date>
    <meta:document-statistic meta:object-count="0" meta:cell-count="6142" meta:table-count="3"/>
    <meta:generator>ODFPY/1.3.0dev</meta:generator>
  </office:meta>
</office:document-meta>
</file>